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56pt"/>
    </style:style>
    <style:style style:name="co2" style:family="table-column">
      <style:table-column-properties fo:break-before="auto" style:column-width="149.19pt"/>
    </style:style>
    <style:style style:name="co3" style:family="table-column">
      <style:table-column-properties fo:break-before="auto" style:column-width="187.26pt"/>
    </style:style>
    <style:style style:name="co4" style:family="table-column">
      <style:table-column-properties fo:break-before="auto" style:column-width="335.54pt"/>
    </style:style>
    <style:style style:name="co5" style:family="table-column">
      <style:table-column-properties fo:break-before="auto" style:column-width="115pt"/>
    </style:style>
    <style:style style:name="co6" style:family="table-column">
      <style:table-column-properties fo:break-before="auto" style:column-width="127.59pt"/>
    </style:style>
    <style:style style:name="co7" style:family="table-column">
      <style:table-column-properties fo:break-before="auto" style:column-width="81.01pt"/>
    </style:style>
    <style:style style:name="co8" style:family="table-column">
      <style:table-column-properties fo:break-before="auto" style:column-width="75.15pt"/>
    </style:style>
    <style:style style:name="co9" style:family="table-column">
      <style:table-column-properties fo:break-before="auto" style:column-width="103.95pt"/>
    </style:style>
    <style:style style:name="co10" style:family="table-column">
      <style:table-column-properties fo:break-before="auto" style:column-width="58.96pt"/>
    </style:style>
    <style:style style:name="co11" style:family="table-column">
      <style:table-column-properties fo:break-before="auto" style:column-width="88.64pt"/>
    </style:style>
    <style:style style:name="co12" style:family="table-column">
      <style:table-column-properties fo:break-before="auto" style:column-width="210.64pt"/>
    </style:style>
    <style:style style:name="co13" style:family="table-column">
      <style:table-column-properties fo:break-before="auto" style:column-width="314.65pt"/>
    </style:style>
    <style:style style:name="co14" style:family="table-column">
      <style:table-column-properties fo:break-before="auto" style:column-width="69.76pt"/>
    </style:style>
    <style:style style:name="co15" style:family="table-column">
      <style:table-column-properties fo:break-before="auto" style:column-width="321.11pt"/>
    </style:style>
    <style:style style:name="co16" style:family="table-column">
      <style:table-column-properties fo:break-before="auto" style:column-width="300.25pt"/>
    </style:style>
    <style:style style:name="co17" style:family="table-column">
      <style:table-column-properties fo:break-before="auto" style:column-width="54.26pt"/>
    </style:style>
    <style:style style:name="co18" style:family="table-column">
      <style:table-column-properties fo:break-before="auto" style:column-width="79.91pt"/>
    </style:style>
    <style:style style:name="co19" style:family="table-column">
      <style:table-column-properties fo:break-before="auto" style:column-width="336.95pt"/>
    </style:style>
    <style:style style:name="co20" style:family="table-column">
      <style:table-column-properties fo:break-before="auto" style:column-width="189.69pt"/>
    </style:style>
    <style:style style:name="co21" style:family="table-column">
      <style:table-column-properties fo:break-before="auto" style:column-width="66.39pt"/>
    </style:style>
    <style:style style:name="co22" style:family="table-column">
      <style:table-column-properties fo:break-before="auto" style:column-width="99.5pt"/>
    </style:style>
    <style:style style:name="co23" style:family="table-column">
      <style:table-column-properties fo:break-before="auto" style:column-width="38.04pt"/>
    </style:style>
    <style:style style:name="co24" style:family="table-column">
      <style:table-column-properties fo:break-before="auto" style:column-width="56.24pt"/>
    </style:style>
    <style:style style:name="co25" style:family="table-column">
      <style:table-column-properties fo:break-before="auto" style:column-width="87.99pt"/>
    </style:style>
    <style:style style:name="co26" style:family="table-column">
      <style:table-column-properties fo:break-before="auto" style:column-width="36pt"/>
    </style:style>
    <style:style style:name="co27"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carbonplan_project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0" table:number-columns-repeated="2" table:default-cell-style-name="Default"/>
        <table:table-column table:style-name="co21" table:default-cell-style-name="Default"/>
        <table:table-column table:style-name="co20" table:number-columns-repeated="2" table:default-cell-style-name="Default"/>
        <table:table-column table:style-name="co23" table:default-cell-style-name="Default"/>
        <table:table-column table:style-name="co20" table:number-columns-repeated="2" table:default-cell-style-name="Default"/>
        <table:table-column table:style-name="co24" table:default-cell-style-name="Default"/>
        <table:table-column table:style-name="co25" table:default-cell-style-name="Default"/>
        <table:table-column table:style-name="co20" table:default-cell-style-name="Default"/>
        <table:table-column table:style-name="co26" table:default-cell-style-name="Default"/>
        <table:table-column table:style-name="co20" table:default-cell-style-name="Default"/>
        <table:table-column table:style-name="co27" table:number-columns-repeated="982" table:default-cell-style-name="Default"/>
        <table:table-row table:style-name="ro1">
          <table:table-cell table:style-name="ce1" office:value-type="string" calcext:value-type="string">
            <text:p>id</text:p>
          </table:table-cell>
          <table:table-cell table:style-name="ce1" office:value-type="string" calcext:value-type="string">
            <text:p>applicant</text:p>
          </table:table-cell>
          <table:table-cell table:style-name="ce1" office:value-type="string" calcext:value-type="string">
            <text:p>location</text:p>
          </table:table-cell>
          <table:table-cell table:style-name="ce1" office:value-type="string" calcext:value-type="string">
            <text:p>description</text:p>
          </table:table-cell>
          <table:table-cell table:style-name="ce1" office:value-type="string" calcext:value-type="string">
            <text:p>tags</text:p>
          </table:table-cell>
          <table:table-cell table:style-name="ce1" office:value-type="string" calcext:value-type="string">
            <text:p>source</text:p>
          </table:table-cell>
          <table:table-cell table:style-name="ce1" office:value-type="string" calcext:value-type="string">
            <text:p>source_url</text:p>
          </table:table-cell>
          <table:table-cell table:style-name="ce1" office:value-type="string" calcext:value-type="string">
            <text:p>source_license</text:p>
          </table:table-cell>
          <table:table-cell table:style-name="ce1" office:value-type="string" calcext:value-type="string">
            <text:p>documentation</text:p>
          </table:table-cell>
          <table:table-cell table:style-name="ce1" office:value-type="string" calcext:value-type="string">
            <text:p>mechanism</text:p>
          </table:table-cell>
          <table:table-cell table:style-name="ce1" office:value-type="string" calcext:value-type="string">
            <text:p>mechanism_rating</text:p>
          </table:table-cell>
          <table:table-cell table:style-name="ce1" office:value-type="string" calcext:value-type="string">
            <text:p>mechanism_notes</text:p>
          </table:table-cell>
          <table:table-cell table:style-name="ce1" office:value-type="string" calcext:value-type="string">
            <text:p>mechanism_comment</text:p>
          </table:table-cell>
          <table:table-cell table:style-name="ce1" office:value-type="string" calcext:value-type="string">
            <text:p>volume</text:p>
          </table:table-cell>
          <table:table-cell table:style-name="ce1" office:value-type="string" calcext:value-type="string">
            <text:p>volume_rating</text:p>
          </table:table-cell>
          <table:table-cell table:style-name="ce1" office:value-type="string" calcext:value-type="string">
            <text:p>volume_notes</text:p>
          </table:table-cell>
          <table:table-cell table:style-name="ce1" office:value-type="string" calcext:value-type="string">
            <text:p>volume_comment</text:p>
          </table:table-cell>
          <table:table-cell table:style-name="ce1" office:value-type="string" calcext:value-type="string">
            <text:p>negativity</text:p>
          </table:table-cell>
          <table:table-cell table:style-name="ce1" office:value-type="string" calcext:value-type="string">
            <text:p>negativity_rating</text:p>
          </table:table-cell>
          <table:table-cell table:style-name="ce1" office:value-type="string" calcext:value-type="string">
            <text:p>negativity_notes</text:p>
          </table:table-cell>
          <table:table-cell table:style-name="ce1" office:value-type="string" calcext:value-type="string">
            <text:p>negativity_comment</text:p>
          </table:table-cell>
          <table:table-cell table:style-name="ce1" office:value-type="string" calcext:value-type="string">
            <text:p>permanence</text:p>
          </table:table-cell>
          <table:table-cell table:style-name="ce1" office:value-type="string" calcext:value-type="string">
            <text:p>permanence_rating</text:p>
          </table:table-cell>
          <table:table-cell table:style-name="ce1" office:value-type="string" calcext:value-type="string">
            <text:p>permanence_notes</text:p>
          </table:table-cell>
          <table:table-cell table:style-name="ce1" office:value-type="string" calcext:value-type="string">
            <text:p>permanence_comment</text:p>
          </table:table-cell>
          <table:table-cell table:style-name="ce1" office:value-type="string" calcext:value-type="string">
            <text:p>additionality</text:p>
          </table:table-cell>
          <table:table-cell table:style-name="ce1" office:value-type="string" calcext:value-type="string">
            <text:p>additionality_notes</text:p>
          </table:table-cell>
          <table:table-cell table:style-name="ce1" office:value-type="string" calcext:value-type="string">
            <text:p>additionality_comment</text:p>
          </table:table-cell>
          <table:table-cell table:style-name="ce1" office:value-type="string" calcext:value-type="string">
            <text:p>cost</text:p>
          </table:table-cell>
          <table:table-cell table:style-name="ce1" office:value-type="string" calcext:value-type="string">
            <text:p>cost_notes</text:p>
          </table:table-cell>
          <table:table-cell table:style-name="ce1" office:value-type="string" calcext:value-type="string">
            <text:p>cost_comment</text:p>
          </table:table-cell>
          <table:table-cell table:style-name="ce1" office:value-type="string" calcext:value-type="string">
            <text:p>specificity</text:p>
          </table:table-cell>
          <table:table-cell table:style-name="ce1" office:value-type="string" calcext:value-type="string">
            <text:p>specificity_notes</text:p>
          </table:table-cell>
          <table:table-cell table:style-name="ce1" office:value-type="string" calcext:value-type="string">
            <text:p>specificity_comment</text:p>
          </table:table-cell>
          <table:table-cell table:style-name="ce1" office:value-type="string" calcext:value-type="string">
            <text:p>rating</text:p>
          </table:table-cell>
          <table:table-cell table:style-name="ce1" office:value-type="string" calcext:value-type="string">
            <text:p>revisions</text:p>
          </table:table-cell>
          <table:table-cell table:style-name="ce1" table:number-columns-repeated="982"/>
        </table:table-row>
        <table:table-row table:style-name="ro1">
          <table:table-cell office:value-type="string" calcext:value-type="string">
            <text:p>STRP001</text:p>
          </table:table-cell>
          <table:table-cell office:value-type="string" calcext:value-type="string">
            <text:p>Climeworks</text:p>
          </table:table-cell>
          <table:table-cell office:value-type="string" calcext:value-type="string">
            <text:p>Iceland</text:p>
          </table:table-cell>
          <table:table-cell office:value-type="string" calcext:value-type="string">
            <text:p>Direct air capture and mineralization.</text:p>
          </table:table-cell>
          <table:table-cell office:value-type="string" calcext:value-type="string">
            <text:p>dac,mineralization</text:p>
          </table:table-cell>
          <table:table-cell office:value-type="string" calcext:value-type="string">
            <text:p>Stripe 2020 Negative Emissions Purchase</text:p>
          </table:table-cell>
          <table:table-cell office:value-type="string" calcext:value-type="string">
            <text:p>https://github.com/stripe/negative-emissions-source-materials</text:p>
          </table:table-cell>
          <table:table-cell office:value-type="string" calcext:value-type="string">
            <text:p>CC-BY-4.0</text:p>
          </table:table-cell>
          <table:table-cell office:value-type="string" calcext:value-type="string">
            <text:p>https://climeworks.com/?gclid=CjwKCAiAsOmABhAwEiwAEBR0ZuKCUY_PYVVfUxdCZAouyGr1H8eRIqPSxWG7-VNxqQLX5Uf9WhNvRRoCijIQAvD_Bw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emoves carbon from the atmosphere using a solid chemical sorbent. Captured carbon dioxide is geologically sequestered in mineral form.</text:p>
          </table:table-cell>
          <table:table-cell/>
          <table:table-cell office:value-type="float" office:value="50" calcext:value-type="float">
            <text:p>50</text:p>
          </table:table-cell>
          <table:table-cell office:value-type="float" office:value="1" calcext:value-type="float">
            <text:p>1</text:p>
          </table:table-cell>
          <table:table-cell office:value-type="string" calcext:value-type="string">
            <text:p>Volume based on the annual capacity of a pilot plant in Iceland commissioned in October 2017. Larger-scale plants are under construction that may offer more volume.</text:p>
          </table:table-cell>
          <table:table-cell office:value-type="string" calcext:value-type="string">
            <text:p>Scale of volume is commensurate with published sorbent technology. Technology can be deployed on a modular basis.</text:p>
          </table:table-cell>
          <table:table-cell office:value-type="float" office:value="0.9" calcext:value-type="float">
            <text:p>0.9</text:p>
          </table:table-cell>
          <table:table-cell office:value-type="float" office:value="0" calcext:value-type="float">
            <text:p>0</text:p>
          </table:table-cell>
          <table:table-cell office:value-type="string" calcext:value-type="string">
            <text:p>Claims total emissions are 0.1 tCO₂ for every 1 tCO₂ removed.</text:p>
          </table:table-cell>
          <table:table-cell office:value-type="string" calcext:value-type="string">
            <text:p>Detailed assessment in collaboration with research group is pending publication. Low ratio likely depends on availability of low-carbon energy in Iceland.</text:p>
          </table:table-cell>
          <table:table-cell office:value-type="float" office:value="1000" calcext:value-type="float">
            <text:p>1000</text:p>
          </table:table-cell>
          <table:table-cell office:value-type="float" office:value="1" calcext:value-type="float">
            <text:p>1</text:p>
          </table:table-cell>
          <table:table-cell/>
          <table:table-cell office:value-type="string" calcext:value-type="string">
            <text:p>Successful mineralization produces reliable, effectively permanent carbon storage.</text:p>
          </table:table-cell>
          <table:table-cell office:value-type="float" office:value="2" calcext:value-type="float">
            <text:p>2</text:p>
          </table:table-cell>
          <table:table-cell/>
          <table:table-cell office:value-type="string" calcext:value-type="string">
            <text:p>The only reason to implement a project like this is to generate climate benefits. New investments may relate to future deployments rather than current procurements.</text:p>
          </table:table-cell>
          <table:table-cell office:value-type="float" office:value="767.5" calcext:value-type="float">
            <text:p>767.5</text:p>
          </table:table-cell>
          <table:table-cell/>
          <table:table-cell office:value-type="string" calcext:value-type="string">
            <text:p>Reported value is the average of the range $735-800.</text:p>
          </table:table-cell>
          <table:table-cell office:value-type="float" office:value="1" calcext:value-type="float">
            <text:p>1</text:p>
          </table:table-cell>
          <table:table-cell/>
          <table:table-cell office:value-type="string" calcext:value-type="string">
            <text:p>Basic technology is well understood through both demonstrations and published literature. Publications on LCA are pending. Publications or public datasets on specific approaches are not yet available.</text:p>
          </table:table-cell>
          <table:table-cell office:value-type="float" office:value="4" calcext:value-type="float">
            <text:p>4</text:p>
          </table:table-cell>
          <table:table-cell office:value-type="string" calcext:value-type="string">
            <text:p>[{'date': '05-18-2020', 'note': 'First release.'}, {'date': '03-17-2021', 'note': 'Added documentation column to match new conventions.'}]</text:p>
          </table:table-cell>
          <table:table-cell table:number-columns-repeated="982"/>
        </table:table-row>
        <table:table-row table:style-name="ro1">
          <table:table-cell office:value-type="string" calcext:value-type="string">
            <text:p>STRP002</text:p>
          </table:table-cell>
          <table:table-cell office:value-type="string" calcext:value-type="string">
            <text:p>CarbonCure</text:p>
          </table:table-cell>
          <table:table-cell office:value-type="string" calcext:value-type="string">
            <text:p>North America</text:p>
          </table:table-cell>
          <table:table-cell office:value-type="string" calcext:value-type="string">
            <text:p>Carbon reductions in concrete.</text:p>
          </table:table-cell>
          <table:table-cell office:value-type="string" calcext:value-type="string">
            <text:p>mineralization,concrete</text:p>
          </table:table-cell>
          <table:table-cell office:value-type="string" calcext:value-type="string">
            <text:p>Stripe 2020 Negative Emissions Purchase</text:p>
          </table:table-cell>
          <table:table-cell office:value-type="string" calcext:value-type="string">
            <text:p>https://github.com/stripe/negative-emissions-source-materials</text:p>
          </table:table-cell>
          <table:table-cell office:value-type="string" calcext:value-type="string">
            <text:p>CC-BY-4.0</text:p>
          </table:table-cell>
          <table:table-cell office:value-type="string" calcext:value-type="string">
            <text:p>https://www.carboncure.com/</text:p>
          </table:table-cell>
          <table:table-cell table:number-columns-repeated="2" office:value-type="float" office:value="1" calcext:value-type="float">
            <text:p>1</text:p>
          </table:table-cell>
          <table:table-cell office:value-type="string" calcext:value-type="string">
            <text:p>Captured industrial CO₂ source is mineralized to create building materials. Project also reduces emissions associated with conventional concrete production.</text:p>
          </table:table-cell>
          <table:table-cell office:value-type="string" calcext:value-type="string">
            <text:p>From a narrow lifecycle perspective, project only avoids CO₂ emissions because it sources CO₂ from a waste stream. From a broad perspective, the same technology would form a carbon removal pathway if coupled to a biogenic CO₂ emissions source or a direct air capture facility.</text:p>
          </table:table-cell>
          <table:table-cell office:value-type="float" office:value="60000" calcext:value-type="float">
            <text:p>60000</text:p>
          </table:table-cell>
          <table:table-cell office:value-type="float" office:value="0" calcext:value-type="float">
            <text:p>0</text:p>
          </table:table-cell>
          <table:table-cell office:value-type="string" calcext:value-type="string">
            <text:p>Volume reflects 200 cement production facilities using the technology. Every 1 tCO₂ used corresponds to 0.85 tCO₂ mineralized and 44.45 tCO₂ avoided by reducing conventional concrete production emissions from 0.26 tCO₂ / m3 to 0.22 tCO₂ / m3.</text:p>
          </table:table-cell>
          <table:table-cell office:value-type="string" calcext:value-type="string">
            <text:p>Reporting 60000 tCO₂ as an estimate of current annual volume. Total volume combines utilization and avoided emissions from reducing conventional concrete production. Based on ratios provided in LCA, we infer 1126 total tCO₂ utilitized and 58874 tCO₂ avoided. Validating this breakdown would require more specific project parameters.</text:p>
          </table:table-cell>
          <table:table-cell office:value-type="float" office:value="0.824" calcext:value-type="float">
            <text:p>0.824</text:p>
          </table:table-cell>
          <table:table-cell office:value-type="float" office:value="1" calcext:value-type="float">
            <text:p>1</text:p>
          </table:table-cell>
          <table:table-cell office:value-type="string" calcext:value-type="string">
            <text:p>Claims 0.85 tCO₂ mineralized and 0.15 tCO₂ emitted for every 1 tCO₂. Reported ratio of 0.9967 also includes an additional 44.45 tCO₂ in avoided emissions arising from its product replacing conventional concrete.</text:p>
          </table:table-cell>
          <table:table-cell office:value-type="string" calcext:value-type="string">
            <text:p>For consistency, we recompute negativity only for the carbon utilization component, yielding a lower number. LCA boundary conditions are well-specified, and several third-party audits of the LCA analysis have been performed.</text:p>
          </table:table-cell>
          <table:table-cell office:value-type="float" office:value="1000" calcext:value-type="float">
            <text:p>1000</text:p>
          </table:table-cell>
          <table:table-cell office:value-type="float" office:value="1" calcext:value-type="float">
            <text:p>1</text:p>
          </table:table-cell>
          <table:table-cell/>
          <table:table-cell office:value-type="string" calcext:value-type="string">
            <text:p>Successful mineralization produces reliable, effectively permanent carbon storage.</text:p>
          </table:table-cell>
          <table:table-cell office:value-type="float" office:value="1" calcext:value-type="float">
            <text:p>1</text:p>
          </table:table-cell>
          <table:table-cell/>
          <table:table-cell office:value-type="string" calcext:value-type="string">
            <text:p>Cement will already be purchased and used separate from its carbon removal benefits. The carbon removal benefits are being offered separately, albeit for the first time for this company.</text:p>
          </table:table-cell>
          <table:table-cell office:value-type="float" office:value="100" calcext:value-type="float">
            <text:p>100</text:p>
          </table:table-cell>
          <table:table-cell/>
          <table:table-cell office:value-type="string" calcext:value-type="string">
            <text:p>Amount charged specifically for carbon removal is explicitly set to incentivize utilization of the product, which may already be economically favorable based on project description.</text:p>
          </table:table-cell>
          <table:table-cell office:value-type="float" office:value="1" calcext:value-type="float">
            <text:p>1</text:p>
          </table:table-cell>
          <table:table-cell/>
          <table:table-cell office:value-type="string" calcext:value-type="string">
            <text:p>Publications on specific techology are not yet available, but references to several third-party LCAs are provided and may be available upon request.</text:p>
          </table:table-cell>
          <table:table-cell office:value-type="float" office:value="3" calcext:value-type="float">
            <text:p>3</text:p>
          </table:table-cell>
          <table:table-cell office:value-type="string" calcext:value-type="string">
            <text:p>[{'date': '05-18-2020', 'note': 'First release.'}, {'date': '03-17-2021', 'note': 'Added documentation column to match new conventions.'}]</text:p>
          </table:table-cell>
          <table:table-cell table:number-columns-repeated="982"/>
        </table:table-row>
        <table:table-row table:style-name="ro1">
          <table:table-cell office:value-type="string" calcext:value-type="string">
            <text:p>STRP003</text:p>
          </table:table-cell>
          <table:table-cell office:value-type="string" calcext:value-type="string">
            <text:p>Nori</text:p>
          </table:table-cell>
          <table:table-cell office:value-type="string" calcext:value-type="string">
            <text:p>USA</text:p>
          </table:table-cell>
          <table:table-cell office:value-type="string" calcext:value-type="string">
            <text:p>Increasing soil carbon sequestration and soil health at Harborview Farms.</text:p>
          </table:table-cell>
          <table:table-cell office:value-type="string" calcext:value-type="string">
            <text:p>soil,farming</text:p>
          </table:table-cell>
          <table:table-cell office:value-type="string" calcext:value-type="string">
            <text:p>Stripe 2020 Negative Emissions Purchase</text:p>
          </table:table-cell>
          <table:table-cell office:value-type="string" calcext:value-type="string">
            <text:p>https://github.com/stripe/negative-emissions-source-materials</text:p>
          </table:table-cell>
          <table:table-cell office:value-type="string" calcext:value-type="string">
            <text:p>CC-BY-4.0</text:p>
          </table:table-cell>
          <table:table-cell office:value-type="string" calcext:value-type="string">
            <text:p>https://nori.com/supplier/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roker facilitates atmospheric carbon removal by providing an incentive to adopt agricultural practices that increase carbon sequestration in soils.</text:p>
          </table:table-cell>
          <table:table-cell office:value-type="string" calcext:value-type="string">
            <text:p>Multiple established soil carbon removal pathways exist, including five referenced in the Nori Croplands methodology (Section 2.3 of Version 1.1). According to independent verification by Aster Global, Inc. available on Nori's website, this specific project is practicing no till and planting directly into a living winter cover crop.</text:p>
          </table:table-cell>
          <table:table-cell office:value-type="float" office:value="14011" calcext:value-type="float">
            <text:p>14011</text:p>
          </table:table-cell>
          <table:table-cell office:value-type="float" office:value="0" calcext:value-type="float">
            <text:p>0</text:p>
          </table:table-cell>
          <table:table-cell office:value-type="string" calcext:value-type="string">
            <text:p>Volume based on a single supplier, Harborview Farms, which includes 27 plots totaling 14011 tCO₂. Volumes calculated using USDA COMET-Farm model, using project-level data collected by Nori. The Nori platform offers a larger portfolio of projects, but they are not considered here.</text:p>
          </table:table-cell>
          <table:table-cell office:value-type="string" calcext:value-type="string">
            <text:p>Project locations are specified and COMET-Farm is a publicly available tool. Validating volume further would require knowing model parameters used, having more complete plot details, and knowing more about project duration.</text:p>
          </table:table-cell>
          <table:table-cell office:value-type="string" calcext:value-type="string">
            <text:p>N/A</text:p>
          </table:table-cell>
          <table:table-cell office:value-type="float" office:value="0" calcext:value-type="float">
            <text:p>0</text:p>
          </table:table-cell>
          <table:table-cell office:value-type="string" calcext:value-type="string">
            <text:p>No data provided, but high likelihood it will vary across projects. Claimed guarantee that negativity will be greater than 0.</text:p>
          </table:table-cell>
          <table:table-cell office:value-type="string" calcext:value-type="string">
            <text:p>Emissions information ought to be available in the COMET-Farm model outputs, but cannot be reproduced as model parameters are not available.</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Mentions that projects may continue to store carbon beyond the contract horizon.</text:p>
          </table:table-cell>
          <table:table-cell office:value-type="string" calcext:value-type="string">
            <text:p>Soil carbon storage can last for decades or more, but it can also be reversed by changes to land use or management practices. Nori requires a 10-year contractual commitment from its projects, which is a reasonable timeframe given bankruptcy and default risks. We report the minimum of the contractual agreement and the biogeophysical claim.</text:p>
          </table:table-cell>
          <table:table-cell office:value-type="float" office:value="1" calcext:value-type="float">
            <text:p>1</text:p>
          </table:table-cell>
          <table:table-cell/>
          <table:table-cell office:value-type="string" calcext:value-type="string">
            <text:p>Changes to land management practices not specified. Significant co-benefits to land managers claimed alongside climate benefits offered for sale. The Nori Croplands methodology requires additionality, but does not specify how it is determined how to independently identify or validate additionality claims.</text:p>
          </table:table-cell>
          <table:table-cell office:value-type="float" office:value="16.5" calcext:value-type="float">
            <text:p>16.5</text:p>
          </table:table-cell>
          <table:table-cell office:value-type="string" calcext:value-type="string">
            <text:p>Set by the supplier and includes a 10% fee to Nori as broker.</text:p>
          </table:table-cell>
          <table:table-cell/>
          <table:table-cell office:value-type="float" office:value="1" calcext:value-type="float">
            <text:p>1</text:p>
          </table:table-cell>
          <table:table-cell/>
          <table:table-cell office:value-type="string" calcext:value-type="string">
            <text:p>Several project details (e.g. plot locations) are available. Volume and LCA methods are based on the public and published COMET-Farm model. Specific parameters used for model are not public, limiting ability for independent analysis and quantification.</text:p>
          </table:table-cell>
          <table:table-cell office:value-type="float" office:value="2" calcext:value-type="float">
            <text:p>2</text:p>
          </table:table-cell>
          <table:table-cell office:value-type="string" calcext:value-type="string">
            <text:p>[{'date': '05-18-2020', 'note': 'First release.'}, {'date': '05-20-2020', 'note': 'Updated mechanism validation based on notes from project website.'}, {'date': '03-17-2021', 'note': 'Added documentation column and changed description to match new conventions.'}]</text:p>
          </table:table-cell>
          <table:table-cell table:number-columns-repeated="982"/>
        </table:table-row>
        <table:table-row table:style-name="ro1">
          <table:table-cell office:value-type="string" calcext:value-type="string">
            <text:p>STRP004</text:p>
          </table:table-cell>
          <table:table-cell office:value-type="string" calcext:value-type="string">
            <text:p>Indigo Ag</text:p>
          </table:table-cell>
          <table:table-cell office:value-type="string" calcext:value-type="string">
            <text:p>Midwest and Southern USA</text:p>
          </table:table-cell>
          <table:table-cell office:value-type="string" calcext:value-type="string">
            <text:p>Regenerative farming practices for soil carbon sequestration.</text:p>
          </table:table-cell>
          <table:table-cell office:value-type="string" calcext:value-type="string">
            <text:p>soil,farming</text:p>
          </table:table-cell>
          <table:table-cell office:value-type="string" calcext:value-type="string">
            <text:p>Stripe 2020 Negative Emissions Purchase</text:p>
          </table:table-cell>
          <table:table-cell office:value-type="string" calcext:value-type="string">
            <text:p>https://github.com/stripe/negative-emissions-source-materials</text:p>
          </table:table-cell>
          <table:table-cell office:value-type="string" calcext:value-type="string">
            <text:p>CC-BY-4.0</text:p>
          </table:table-cell>
          <table:table-cell office:value-type="string" calcext:value-type="string">
            <text:p>https://www.indigoag.com/for-supporters/carbon</text:p>
          </table:table-cell>
          <table:table-cell table:number-columns-repeated="2" office:value-type="float" office:value="0" calcext:value-type="float">
            <text:p>0</text:p>
          </table:table-cell>
          <table:table-cell office:value-type="string" calcext:value-type="string">
            <text:p>Broker facilitates atmospheric carbon removal by providing an incentive to adopt agricultural practices that increase carbon sequestration in soils.</text:p>
          </table:table-cell>
          <table:table-cell office:value-type="string" calcext:value-type="string">
            <text:p>Multiple established soil carbon removal pathways exist, but validating project mechanisms would require specific project details.</text:p>
          </table:table-cell>
          <table:table-cell office:value-type="float" office:value="550000" calcext:value-type="float">
            <text:p>550000</text:p>
          </table:table-cell>
          <table:table-cell office:value-type="float" office:value="0" calcext:value-type="float">
            <text:p>0</text:p>
          </table:table-cell>
          <table:table-cell office:value-type="string" calcext:value-type="string">
            <text:p>Range of 100k-1M tCO₂ based on potential participants in program.</text:p>
          </table:table-cell>
          <table:table-cell office:value-type="string" calcext:value-type="string">
            <text:p>We report the average of the range. Validation of volume would at a minimum require information on specific projects, and values are only plausible under a significant scale of participation, for example, 0.5M ha of farmland at a rate of 1 tCO₂ / ha / yr.</text:p>
          </table:table-cell>
          <table:table-cell office:value-type="string" calcext:value-type="string">
            <text:p>N/A</text:p>
          </table:table-cell>
          <table:table-cell office:value-type="float" office:value="0" calcext:value-type="float">
            <text:p>0</text:p>
          </table:table-cell>
          <table:table-cell office:value-type="string" calcext:value-type="string">
            <text:p>No data provided.</text:p>
          </table:table-cell>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Claims that offsets issued under Climate Action Reserve or Verra protocols require 100-year commitments.</text:p>
          </table:table-cell>
          <table:table-cell office:value-type="string" calcext:value-type="string">
            <text:p>Soil carbon storage can be reversed by changed land management practices. Project claims that offset protocols ensure permanence on a 100-year timeframe, but of the protocols mentioned, only one is public in draft form (Climate Action Reserve) and it does not require projects to make legally-binding contracts for 100 years.</text:p>
          </table:table-cell>
          <table:table-cell office:value-type="float" office:value="0" calcext:value-type="float">
            <text:p>0</text:p>
          </table:table-cell>
          <table:table-cell/>
          <table:table-cell office:value-type="string" calcext:value-type="string">
            <text:p>Changes to land management practices not specified. Significant co-benefits to land managers claimed alongside climate benefits offered for sale. There is not enough information to assess additionality. See Specificity comment.</text:p>
          </table:table-cell>
          <table:table-cell office:value-type="float" office:value="20" calcext:value-type="float">
            <text:p>20</text:p>
          </table:table-cell>
          <table:table-cell office:value-type="string" calcext:value-type="string">
            <text:p>Includes 75% for farmers and 25% for monitoring, reporting, and verification work.</text:p>
          </table:table-cell>
          <table:table-cell/>
          <table:table-cell office:value-type="float" office:value="0" calcext:value-type="float">
            <text:p>0</text:p>
          </table:table-cell>
          <table:table-cell/>
          <table:table-cell office:value-type="string" calcext:value-type="string">
            <text:p>No information or data on specific projects are publicly available, and methods and protocols are either not publicly available or currently under review.</text:p>
          </table:table-cell>
          <table:table-cell office:value-type="float" office:value="1" calcext:value-type="float">
            <text:p>1</text:p>
          </table:table-cell>
          <table:table-cell office:value-type="string" calcext:value-type="string">
            <text:p>[{'date': '05-18-2020', 'note': 'First release.'}, {'date': '03-17-2021', 'note': 'Added documentation column to match new conventions.'}]</text:p>
          </table:table-cell>
          <table:table-cell table:number-columns-repeated="982"/>
        </table:table-row>
        <table:table-row table:style-name="ro1">
          <table:table-cell office:value-type="string" calcext:value-type="string">
            <text:p>STRP005</text:p>
          </table:table-cell>
          <table:table-cell office:value-type="string" calcext:value-type="string">
            <text:p>Biorecro</text:p>
          </table:table-cell>
          <table:table-cell office:value-type="string" calcext:value-type="string">
            <text:p>North America / Europe</text:p>
          </table:table-cell>
          <table:table-cell office:value-type="string" calcext:value-type="string">
            <text:p>Supporting bio-energy with carbon capture and storage.</text:p>
          </table:table-cell>
          <table:table-cell office:value-type="string" calcext:value-type="string">
            <text:p>biomass,injection</text:p>
          </table:table-cell>
          <table:table-cell office:value-type="string" calcext:value-type="string">
            <text:p>Stripe 2020 Negative Emissions Purchase</text:p>
          </table:table-cell>
          <table:table-cell office:value-type="string" calcext:value-type="string">
            <text:p>https://github.com/stripe/negative-emissions-source-materials</text:p>
          </table:table-cell>
          <table:table-cell office:value-type="string" calcext:value-type="string">
            <text:p>CC-BY-4.0</text:p>
          </table:table-cell>
          <table:table-cell office:value-type="string" calcext:value-type="string">
            <text:p>http://biorecro.com/?page=main</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Broker facilitates BECCS projects, which avoid emissions from biogenic carbon sources and instead capture it for geologic sequestration in rocks' pore space.</text:p>
          </table:table-cell>
          <table:table-cell office:value-type="string" calcext:value-type="string">
            <text:p>BECCS is a well-established technology. Project acts as a broker, rather than deploying a particular technology or process, so specific mechanisms could vary across sites.</text:p>
          </table:table-cell>
          <table:table-cell office:value-type="float" office:value="50000" calcext:value-type="float">
            <text:p>50000</text:p>
          </table:table-cell>
          <table:table-cell office:value-type="float" office:value="0" calcext:value-type="float">
            <text:p>0</text:p>
          </table:table-cell>
          <table:table-cell office:value-type="string" calcext:value-type="string">
            <text:p>Volume appears to be sourced from multiple BECCS projects.</text:p>
          </table:table-cell>
          <table:table-cell office:value-type="string" calcext:value-type="string">
            <text:p>Overall volume reasonable given technology. Further validation, including distinguishing relative amounts of removal vs avoided emissions, would require more specifics on individual projects in portfolio.</text:p>
          </table:table-cell>
          <table:table-cell office:value-type="float" office:value="0.9" calcext:value-type="float">
            <text:p>0.9</text:p>
          </table:table-cell>
          <table:table-cell office:value-type="float" office:value="0" calcext:value-type="float">
            <text:p>0</text:p>
          </table:table-cell>
          <table:table-cell office:value-type="string" calcext:value-type="string">
            <text:p>Range expected to vary across sites from 0.9 to 0.995.</text:p>
          </table:table-cell>
          <table:table-cell office:value-type="string" calcext:value-type="string">
            <text:p>Based on available project information, lifecycle emisisons do not include injection, and appear to exclude biogenic CO₂ emissions not captured from production process. Possible uses for enhanced oil recovery would affect overall lifecycle emissions. Lacking more details, we report the lowest, most conservative ratio.</text:p>
          </table:table-cell>
          <table:table-cell office:value-type="float" office:value="1000" calcext:value-type="float">
            <text:p>1000</text:p>
          </table:table-cell>
          <table:table-cell office:value-type="float" office:value="0" calcext:value-type="float">
            <text:p>0</text:p>
          </table:table-cell>
          <table:table-cell/>
          <table:table-cell office:value-type="string" calcext:value-type="string">
            <text:p>Successful geologic sequestration produces reliable, effectively permanent carbon storage. However, geologic storage stability depends on sound management practices, which could vary by specific project sites.</text:p>
          </table:table-cell>
          <table:table-cell office:value-type="float" office:value="1" calcext:value-type="float">
            <text:p>1</text:p>
          </table:table-cell>
          <table:table-cell/>
          <table:table-cell office:value-type="string" calcext:value-type="string">
            <text:p>BECCS projects are likely additioinal, but specifics depend on the economics of any applicable tax credits or policy incentives.</text:p>
          </table:table-cell>
          <table:table-cell office:value-type="float" office:value="99" calcext:value-type="float">
            <text:p>99</text:p>
          </table:table-cell>
          <table:table-cell table:number-columns-repeated="2"/>
          <table:table-cell office:value-type="float" office:value="0" calcext:value-type="float">
            <text:p>0</text:p>
          </table:table-cell>
          <table:table-cell/>
          <table:table-cell office:value-type="string" calcext:value-type="string">
            <text:p>Basic technology is well understood. Few data on specific projects or deployment sites available in proposal or on project website. No references or third-party analyses available yet for LCA.</text:p>
          </table:table-cell>
          <table:table-cell office:value-type="float" office:value="1" calcext:value-type="float">
            <text:p>1</text:p>
          </table:table-cell>
          <table:table-cell office:value-type="string" calcext:value-type="string">
            <text:p>[{'date': '05-18-2020', 'note': 'First release.'}, {'date': '03-17-2021', 'note': 'Added documentation column to match new conventions.'}]</text:p>
          </table:table-cell>
          <table:table-cell table:number-columns-repeated="982"/>
        </table:table-row>
        <table:table-row table:style-name="ro1">
          <table:table-cell office:value-type="string" calcext:value-type="string">
            <text:p>STRP006</text:p>
          </table:table-cell>
          <table:table-cell office:value-type="string" calcext:value-type="string">
            <text:p>Carbo Culture</text:p>
          </table:table-cell>
          <table:table-cell office:value-type="string" calcext:value-type="string">
            <text:p>Central Valley, CA, USA</text:p>
          </table:table-cell>
          <table:table-cell office:value-type="string" calcext:value-type="string">
            <text:p>Turning woody biomass waste into biochar.</text:p>
          </table:table-cell>
          <table:table-cell office:value-type="string" calcext:value-type="string">
            <text:p>biomass,biochar</text:p>
          </table:table-cell>
          <table:table-cell office:value-type="string" calcext:value-type="string">
            <text:p>Stripe 2020 Negative Emissions Purchase</text:p>
          </table:table-cell>
          <table:table-cell office:value-type="string" calcext:value-type="string">
            <text:p>https://github.com/stripe/negative-emissions-source-materials</text:p>
          </table:table-cell>
          <table:table-cell office:value-type="string" calcext:value-type="string">
            <text:p>CC-BY-4.0</text:p>
          </table:table-cell>
          <table:table-cell office:value-type="string" calcext:value-type="string">
            <text:p>https://www.carboculture.com/</text:p>
          </table:table-cell>
          <table:table-cell table:number-columns-repeated="2" office:value-type="float" office:value="1" calcext:value-type="float">
            <text:p>1</text:p>
          </table:table-cell>
          <table:table-cell office:value-type="string" calcext:value-type="string">
            <text:p>Avoids emissions from decomposing biomass resources and transforms them into long-lived biochar materials.</text:p>
          </table:table-cell>
          <table:table-cell office:value-type="string" calcext:value-type="string">
            <text:p>From a narrow lifecycle perspective, project only avoids biogenic CO₂ emissions. More broadly, the same mechanism forms a carbon removal pathway when coupled to biomass production.</text:p>
          </table:table-cell>
          <table:table-cell office:value-type="float" office:value="56" calcext:value-type="float">
            <text:p>56</text:p>
          </table:table-cell>
          <table:table-cell office:value-type="float" office:value="0" calcext:value-type="float">
            <text:p>0</text:p>
          </table:table-cell>
          <table:table-cell office:value-type="string" calcext:value-type="string">
            <text:p>Demonstration project in California's central valley, converting walnut shell waste into biochar.</text:p>
          </table:table-cell>
          <table:table-cell office:value-type="string" calcext:value-type="string">
            <text:p>Volume is based on producing 16.89 t of biochar with at least 85% C by mass. For consistency with other biochar projects, volume is decreased by 10% because permanence assumes the duration over which 90% of volume will remain. Further validation of volume would require knowing the decay rates of the feedstock.</text:p>
          </table:table-cell>
          <table:table-cell office:value-type="float" office:value="0.965" calcext:value-type="float">
            <text:p>0.965</text:p>
          </table:table-cell>
          <table:table-cell office:value-type="float" office:value="0" calcext:value-type="float">
            <text:p>0</text:p>
          </table:table-cell>
          <table:table-cell office:value-type="string" calcext:value-type="string">
            <text:p>Biogenic CO₂ emissions are excluded from ratio.</text:p>
          </table:table-cell>
          <table:table-cell office:value-type="string" calcext:value-type="string">
            <text:p>Boundary conditions are well-specified and process described. Full LCA is pending several additional details.</text:p>
          </table:table-cell>
          <table:table-cell office:value-type="float" office:value="568" calcext:value-type="float">
            <text:p>568</text:p>
          </table:table-cell>
          <table:table-cell office:value-type="float" office:value="1" calcext:value-type="float">
            <text:p>1</text:p>
          </table:table-cell>
          <table:table-cell office:value-type="string" calcext:value-type="string">
            <text:p>Claims 100 years or more.</text:p>
          </table:table-cell>
          <table:table-cell office:value-type="string" calcext:value-type="string">
            <text:p>Using the reported O:C ratio of 0.08 and a simple published model we estimate 568 years as an approximate duration during which 90% of biochar C remains. This should be considered approximate, as permanence is only weakly correlated with composition, and likely depends on the storage environment and other factors.</text:p>
          </table:table-cell>
          <table:table-cell office:value-type="float" office:value="1" calcext:value-type="float">
            <text:p>1</text:p>
          </table:table-cell>
          <table:table-cell office:value-type="string" calcext:value-type="string">
            <text:p>Counterfactual is dumping walnut shells on ground or burning in biomass electricity plant.</text:p>
          </table:table-cell>
          <table:table-cell office:value-type="string" calcext:value-type="string">
            <text:p>Feedstock is walnut shells that are otherwise dumped on the ground or on roads, e.g. for dust reduction purposes. Further analysis would require knowing competing uses for feedstock.</text:p>
          </table:table-cell>
          <table:table-cell office:value-type="float" office:value="1000" calcext:value-type="float">
            <text:p>1000</text:p>
          </table:table-cell>
          <table:table-cell table:number-columns-repeated="2"/>
          <table:table-cell office:value-type="float" office:value="1" calcext:value-type="float">
            <text:p>1</text:p>
          </table:table-cell>
          <table:table-cell/>
          <table:table-cell office:value-type="string" calcext:value-type="string">
            <text:p>Reasonable details are provided on project specifics. Additional documentaiton on LCA and other certification may be available upon request.</text:p>
          </table:table-cell>
          <table:table-cell office:value-type="float" office:value="2" calcext:value-type="float">
            <text:p>2</text:p>
          </table:table-cell>
          <table:table-cell office:value-type="string" calcext:value-type="string">
            <text:p>[{'date': '05-18-2020', 'note': 'First release.'}, {'date': '02-18-2021', 'note': 'Added documentation column to match new conventions. Updated permanence estimation to reflect new, standardized initialization for fitting the biochar decay model.'}]</text:p>
          </table:table-cell>
          <table:table-cell table:number-columns-repeated="982"/>
        </table:table-row>
        <table:table-row table:style-name="ro1">
          <table:table-cell office:value-type="string" calcext:value-type="string">
            <text:p>STRP007</text:p>
          </table:table-cell>
          <table:table-cell office:value-type="string" calcext:value-type="string">
            <text:p>Droneseed</text:p>
          </table:table-cell>
          <table:table-cell office:value-type="string" calcext:value-type="string">
            <text:p>WA, USA</text:p>
          </table:table-cell>
          <table:table-cell office:value-type="string" calcext:value-type="string">
            <text:p>Reforestation using heavy-lift drones and seed enablement.</text:p>
          </table:table-cell>
          <table:table-cell office:value-type="string" calcext:value-type="string">
            <text:p>forests,reforestation</text:p>
          </table:table-cell>
          <table:table-cell office:value-type="string" calcext:value-type="string">
            <text:p>Stripe 2020 Negative Emissions Purchase</text:p>
          </table:table-cell>
          <table:table-cell office:value-type="string" calcext:value-type="string">
            <text:p>https://github.com/stripe/negative-emissions-source-materials</text:p>
          </table:table-cell>
          <table:table-cell office:value-type="string" calcext:value-type="string">
            <text:p>CC-BY-4.0</text:p>
          </table:table-cell>
          <table:table-cell office:value-type="string" calcext:value-type="string">
            <text:p>https://www.droneseed.co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Drone technology accelerates reforestation to remove carbon from atmosphere for sequestration in forests.</text:p>
          </table:table-cell>
          <table:table-cell/>
          <table:table-cell office:value-type="float" office:value="31027" calcext:value-type="float">
            <text:p>31027</text:p>
          </table:table-cell>
          <table:table-cell office:value-type="float" office:value="1" calcext:value-type="float">
            <text:p>1</text:p>
          </table:table-cell>
          <table:table-cell office:value-type="string" calcext:value-type="string">
            <text:p>Volume based on a pilot project in the Pacific Northwest, East (USFS designation). Volume stated as computed using Climate Action Reserve's Climate Forward Reforestation Forecast Methodology Version 1.0, which appears in this case to use direct projections based on USFS yield tables for Ponderosa Pine. Claim is 510 tCO₂ in the first year (2020), 31026 tCO₂ in 51 years (the project lifetime), and 64031 tCO₂ over 100 years.</text:p>
          </table:table-cell>
          <table:table-cell office:value-type="string" calcext:value-type="string">
            <text:p>We independently validated against USFS yield tables, assuming Ponderosa Pine in Pacific Northwest, East and project size of 211 ha. Assumes reforestation approach works as effectively as assumed, including seedling survival rates, for which public data or publications are not yet available.</text:p>
          </table:table-cell>
          <table:table-cell table:number-columns-repeated="2" office:value-type="float" office:value="1" calcext:value-type="float">
            <text:p>1</text:p>
          </table:table-cell>
          <table:table-cell office:value-type="string" calcext:value-type="string">
            <text:p>Claims 8.60 tCO₂ emissions for drone fleet operation and transport, all of which are incurred in the first year of the project.</text:p>
          </table:table-cell>
          <table:table-cell office:value-type="string" calcext:value-type="string">
            <text:p>Boundary conditions are well-specified and drone-related emissions are thoroughly documented. For consistency, we recomputed negativity ratio using the 51-year project lifetime carbon removal estimate of 31,027 tCO₂, rather than the removal projected only in 2020.</text:p>
          </table:table-cell>
          <table:table-cell office:value-type="float" office:value="51" calcext:value-type="float">
            <text:p>51</text:p>
          </table:table-cell>
          <table:table-cell office:value-type="float" office:value="0" calcext:value-type="float">
            <text:p>0</text:p>
          </table:table-cell>
          <table:table-cell office:value-type="string" calcext:value-type="string">
            <text:p>Claims 51 years with potential economic incentives for longer durations.</text:p>
          </table:table-cell>
          <table:table-cell office:value-type="string" calcext:value-type="string">
            <text:p>Physical risks are unknown as exact location is unknown, but could be large given coarse location in the Pacific Northwest. Socioeconomic risks are significant due to the risk of default or bankruptcy on this time horizon. In addition, because funds will be used to reforest another project, there is uncertainty as to the landowner committments and associated risks. See our comment on additionality for additional discussion.</text:p>
          </table:table-cell>
          <table:table-cell office:value-type="float" office:value="0" calcext:value-type="float">
            <text:p>0</text:p>
          </table:table-cell>
          <table:table-cell office:value-type="string" calcext:value-type="string">
            <text:p>Counterfactual is reforesting manually or not at all.</text:p>
          </table:table-cell>
          <table:table-cell office:value-type="string" calcext:value-type="string">
            <text:p>This project can be considered an investment in a new technology to lower the cost of reforestation, with funding likely going to future reforestation projects. As an investment in a specific quantity of carbon removal, however, there are then concerns about double-counting, as the landowner may attempt to separately monetize the same carbon benefits using a carbon offset protocol, and this pattern could repeat in future iterations.</text:p>
          </table:table-cell>
          <table:table-cell office:value-type="float" office:value="8.23" calcext:value-type="float">
            <text:p>8.23</text:p>
          </table:table-cell>
          <table:table-cell/>
          <table:table-cell office:value-type="string" calcext:value-type="string">
            <text:p>Costs of $500.20/tCO₂ were reported using only the carbon removal of 510 tCO₂ expected in 2020, but an estimated 31,026 tCO₂ will be removed over the project lifetime. For consistency, we have adjusted the reported $/tCO₂ to reflect the total expected benefits across the project's lifetime.</text:p>
          </table:table-cell>
          <table:table-cell office:value-type="float" office:value="1" calcext:value-type="float">
            <text:p>1</text:p>
          </table:table-cell>
          <table:table-cell/>
          <table:table-cell office:value-type="string" calcext:value-type="string">
            <text:p>Details are provided on plan and process, but no publications or public data are available on the new technology and its performance in reforestation projects.</text:p>
          </table:table-cell>
          <table:table-cell office:value-type="float" office:value="2" calcext:value-type="float">
            <text:p>2</text:p>
          </table:table-cell>
          <table:table-cell office:value-type="string" calcext:value-type="string">
            <text:p>[{'date': '05-18-2020', 'note': 'First release.'}, {'date': '03-17-2021', 'note': 'Added documentation column to match new conventions.'}]</text:p>
          </table:table-cell>
          <table:table-cell table:number-columns-repeated="982"/>
        </table:table-row>
        <table:table-row table:style-name="ro1">
          <table:table-cell office:value-type="string" calcext:value-type="string">
            <text:p>STRP008</text:p>
          </table:table-cell>
          <table:table-cell office:value-type="string" calcext:value-type="string">
            <text:p>Pachama</text:p>
          </table:table-cell>
          <table:table-cell office:value-type="string" calcext:value-type="string">
            <text:p>Uruguay &amp; CA, USA</text:p>
          </table:table-cell>
          <table:table-cell office:value-type="string" calcext:value-type="string">
            <text:p>Reforestation with verification and monitoring in Rip's Redwoods and Guanare.</text:p>
          </table:table-cell>
          <table:table-cell office:value-type="string" calcext:value-type="string">
            <text:p>forests,reforestation</text:p>
          </table:table-cell>
          <table:table-cell office:value-type="string" calcext:value-type="string">
            <text:p>Stripe 2020 Negative Emissions Purchase</text:p>
          </table:table-cell>
          <table:table-cell office:value-type="string" calcext:value-type="string">
            <text:p>https://github.com/stripe/negative-emissions-source-materials</text:p>
          </table:table-cell>
          <table:table-cell office:value-type="string" calcext:value-type="string">
            <text:p>CC-BY-4.0</text:p>
          </table:table-cell>
          <table:table-cell office:value-type="string" calcext:value-type="string">
            <text:p>https://pachama.com/explorer/project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s avoids emissions by avoiding forest loss and removes atmospheric carbon for sequestration in forests and forest products.</text:p>
          </table:table-cell>
          <table:table-cell/>
          <table:table-cell office:value-type="float" office:value="165850" calcext:value-type="float">
            <text:p>165850</text:p>
          </table:table-cell>
          <table:table-cell office:value-type="float" office:value="0" calcext:value-type="float">
            <text:p>0</text:p>
          </table:table-cell>
          <table:table-cell office:value-type="string" calcext:value-type="string">
            <text:p>Volume is the total of two exemplar projects, Rip's Redwoods and Guanare. The Pachama platform offers a larger portfolio of projects, but they are not considered here.</text:p>
          </table:table-cell>
          <table:table-cell office:value-type="string" calcext:value-type="string">
            <text:p>Claimed sequestration rates of 16 and 26 tCO₂ / ha / yr for Rip's Redwoods and Guanare, respectively, are on the high end of published literature. Additional details on project (e.g. stand ages) and more information on proprietary quantification methods would be useful for validating volume.</text:p>
          </table:table-cell>
          <table:table-cell office:value-type="float" office:value="0.19" calcext:value-type="float">
            <text:p>0.19</text:p>
          </table:table-cell>
          <table:table-cell office:value-type="float" office:value="0" calcext:value-type="float">
            <text:p>0</text:p>
          </table:table-cell>
          <table:table-cell office:value-type="string" calcext:value-type="string">
            <text:p>Claims a range of 0.19 to 0.59 across exemplar projects.</text:p>
          </table:table-cell>
          <table:table-cell office:value-type="string" calcext:value-type="string">
            <text:p>Self-reported value appears unreasonably low, but not enough data is provided for validation. We report the lowest, most conservative ratio. Based on project type, however, we would expect a much higher ratio.</text:p>
          </table:table-cell>
          <table:table-cell office:value-type="float" office:value="46" calcext:value-type="float">
            <text:p>46</text:p>
          </table:table-cell>
          <table:table-cell office:value-type="float" office:value="0" calcext:value-type="float">
            <text:p>0</text:p>
          </table:table-cell>
          <table:table-cell office:value-type="string" calcext:value-type="string">
            <text:p>Claims 60 years from 2006 for Guanare and 100 years from 2013 for Rip's Redwoods.</text:p>
          </table:table-cell>
          <table:table-cell office:value-type="string" calcext:value-type="string">
            <text:p>We report the minimum across the estimated permanence for the underlying projects (46 and 97), relative to the year of the proposal (2020). Physical risks (mainly wildfire) are mixed, with higher risk for Guanare, and low to moderate risk for Rip's Redwoods. Socioeconomic risks are significant due to the risk of default or bankruptcy on this time horizon.</text:p>
          </table:table-cell>
          <table:table-cell office:value-type="float" office:value="0" calcext:value-type="float">
            <text:p>0</text:p>
          </table:table-cell>
          <table:table-cell office:value-type="string" calcext:value-type="string">
            <text:p>Counterfactual scenarios specified for both projects.</text:p>
          </table:table-cell>
          <table:table-cell office:value-type="string" calcext:value-type="string">
            <text:p>Guanare project began in 2006, and thus future carbon removals are already assured under these historical land management practices. Rip's Redwood project already credited for standing carbon stock above regional baseline, which indicates a promise not to harvest normally and therefore raises questions about the additionality of ongoing carbon removal credits.</text:p>
          </table:table-cell>
          <table:table-cell office:value-type="float" office:value="8" calcext:value-type="float">
            <text:p>8</text:p>
          </table:table-cell>
          <table:table-cell table:number-columns-repeated="2"/>
          <table:table-cell office:value-type="float" office:value="2" calcext:value-type="float">
            <text:p>2</text:p>
          </table:table-cell>
          <table:table-cell/>
          <table:table-cell office:value-type="string" calcext:value-type="string">
            <text:p>Basic project characteristics are described in detail.</text:p>
          </table:table-cell>
          <table:table-cell office:value-type="float" office:value="1" calcext:value-type="float">
            <text:p>1</text:p>
          </table:table-cell>
          <table:table-cell office:value-type="string" calcext:value-type="string">
            <text:p>[{'date': '05-18-2020', 'note': 'First release.'}, {'date': '11-25-2020', 'note': 'Fixed ungrammatical sentence.'}, {'date': '03-17-2021', 'note': 'Added documentation column and changed project description to match new conventions.'}]</text:p>
          </table:table-cell>
          <table:table-cell table:number-columns-repeated="982"/>
        </table:table-row>
        <table:table-row table:style-name="ro1">
          <table:table-cell office:value-type="string" calcext:value-type="string">
            <text:p>STRP009</text:p>
          </table:table-cell>
          <table:table-cell office:value-type="string" calcext:value-type="string">
            <text:p>Ocean-based Climate Solutions</text:p>
          </table:table-cell>
          <table:table-cell office:value-type="string" calcext:value-type="string">
            <text:p>Pacific Ocean (near CA)</text:p>
          </table:table-cell>
          <table:table-cell office:value-type="string" calcext:value-type="string">
            <text:p>Wave-powered upwelling/downwelling for carbon​ sequestration.</text:p>
          </table:table-cell>
          <table:table-cell office:value-type="string" calcext:value-type="string">
            <text:p>ocean,phytoplankton</text:p>
          </table:table-cell>
          <table:table-cell office:value-type="string" calcext:value-type="string">
            <text:p>Stripe 2020 Negative Emissions Purchase</text:p>
          </table:table-cell>
          <table:table-cell office:value-type="string" calcext:value-type="string">
            <text:p>https://github.com/stripe/negative-emissions-source-materials</text:p>
          </table:table-cell>
          <table:table-cell office:value-type="string" calcext:value-type="string">
            <text:p>CC-BY-4.0</text:p>
          </table:table-cell>
          <table:table-cell office:value-type="string" calcext:value-type="string">
            <text:p>https://www.ocean-based.com/</text:p>
          </table:table-cell>
          <table:table-cell table:number-columns-repeated="2" office:value-type="float" office:value="0" calcext:value-type="float">
            <text:p>0</text:p>
          </table:table-cell>
          <table:table-cell office:value-type="string" calcext:value-type="string">
            <text:p>Removes carbon from atmosphere via sequestration in phytoplankton and transport of phytoplankton biomass to deep ocean.</text:p>
          </table:table-cell>
          <table:table-cell office:value-type="string" calcext:value-type="string">
            <text:p>Novel early-stage technology with pilot demonstrations in progress. Dissolved carbon storage in deep oceans raises potential long-term carbon cycle and ocean acidification questions.</text:p>
          </table:table-cell>
          <table:table-cell office:value-type="float" office:value="693" calcext:value-type="float">
            <text:p>693</text:p>
          </table:table-cell>
          <table:table-cell office:value-type="float" office:value="0" calcext:value-type="float">
            <text:p>0</text:p>
          </table:table-cell>
          <table:table-cell office:value-type="string" calcext:value-type="string">
            <text:p>Demonstration project to be deployed offshore California or Hawaii. Project volume based on expected carbon removal over 5 years.</text:p>
          </table:table-cell>
          <table:table-cell office:value-type="string" calcext:value-type="string">
            <text:p>Difficult to assess volume due to early stage of technology.</text:p>
          </table:table-cell>
          <table:table-cell office:value-type="float" office:value="0.995" calcext:value-type="float">
            <text:p>0.995</text:p>
          </table:table-cell>
          <table:table-cell office:value-type="float" office:value="0" calcext:value-type="float">
            <text:p>0</text:p>
          </table:table-cell>
          <table:table-cell office:value-type="string" calcext:value-type="string">
            <text:p>Reported ratio based on project materials, transportation, and business overhead, totaling 3.6854 tCO₂ of emissions for 697 tCO₂ removed.</text:p>
          </table:table-cell>
          <table:table-cell office:value-type="string" calcext:value-type="string">
            <text:p>Project emissions specified in detail, but difficult to validate because technology is early-stage and experimental.</text:p>
          </table:table-cell>
          <table:table-cell office:value-type="float" office:value="1000" calcext:value-type="float">
            <text:p>1000</text:p>
          </table:table-cell>
          <table:table-cell office:value-type="float" office:value="0" calcext:value-type="float">
            <text:p>0</text:p>
          </table:table-cell>
          <table:table-cell office:value-type="string" calcext:value-type="string">
            <text:p>Claims a maximum of 5000, but with unknown reductions due to the potential for outgassing.</text:p>
          </table:table-cell>
          <table:table-cell office:value-type="string" calcext:value-type="string">
            <text:p>Carbon dioxide removed to lower ocean depths can be stable for millennia, but may affect ocean acidity and be exposed to surface-atmosphere interactions. Unlike geologic storage this stock has an implied end date for effectiveness, albeit a potentially very distant one.</text:p>
          </table:table-cell>
          <table:table-cell office:value-type="float" office:value="2" calcext:value-type="float">
            <text:p>2</text:p>
          </table:table-cell>
          <table:table-cell/>
          <table:table-cell office:value-type="string" calcext:value-type="string">
            <text:p>The only reason to implement a project like this is to generate climate benefits, and no such projects are operating today.</text:p>
          </table:table-cell>
          <table:table-cell office:value-type="float" office:value="336.07" calcext:value-type="float">
            <text:p>336.07</text:p>
          </table:table-cell>
          <table:table-cell table:number-columns-repeated="2"/>
          <table:table-cell office:value-type="float" office:value="1" calcext:value-type="float">
            <text:p>1</text:p>
          </table:table-cell>
          <table:table-cell/>
          <table:table-cell office:value-type="string" calcext:value-type="string">
            <text:p>Reasonably thorough description of technology with references. Specific publications or public data on demonstration projects not available.</text:p>
          </table:table-cell>
          <table:table-cell office:value-type="float" office:value="1" calcext:value-type="float">
            <text:p>1</text:p>
          </table:table-cell>
          <table:table-cell office:value-type="string" calcext:value-type="string">
            <text:p>[{'date': '05-18-2020', 'note': 'First release.'}, {'date': '03-17-2021', 'note': 'Added documentation column to match new conventions.'}]</text:p>
          </table:table-cell>
          <table:table-cell table:number-columns-repeated="982"/>
        </table:table-row>
        <table:table-row table:style-name="ro1">
          <table:table-cell office:value-type="string" calcext:value-type="string">
            <text:p>STRP010</text:p>
          </table:table-cell>
          <table:table-cell office:value-type="string" calcext:value-type="string">
            <text:p>Soil Value Exchange</text:p>
          </table:table-cell>
          <table:table-cell/>
          <table:table-cell office:value-type="string" calcext:value-type="string">
            <text:p>Regenerative land management.</text:p>
          </table:table-cell>
          <table:table-cell office:value-type="string" calcext:value-type="string">
            <text:p>soil,grazing</text:p>
          </table:table-cell>
          <table:table-cell office:value-type="string" calcext:value-type="string">
            <text:p>Stripe 2020 Negative Emissions Purchase</text:p>
          </table:table-cell>
          <table:table-cell office:value-type="string" calcext:value-type="string">
            <text:p>https://github.com/stripe/negative-emissions-source-materials</text:p>
          </table:table-cell>
          <table:table-cell office:value-type="string" calcext:value-type="string">
            <text:p>CC-BY-4.0</text:p>
          </table:table-cell>
          <table:table-cell office:value-type="string" calcext:value-type="string">
            <text:p>https://www.soil-value-exchange.com/</text:p>
          </table:table-cell>
          <table:table-cell table:number-columns-repeated="2" office:value-type="float" office:value="0" calcext:value-type="float">
            <text:p>0</text:p>
          </table:table-cell>
          <table:table-cell office:value-type="string" calcext:value-type="string">
            <text:p>Broker facilitates atmospheric carbon removal by providing an incentive to adopt agricultural practices that increase carbon sequestration in soils.</text:p>
          </table:table-cell>
          <table:table-cell office:value-type="string" calcext:value-type="string">
            <text:p>Multiple established soil carbon removal pathways exist. Specific mechnaisms for individual projects are not detailed.</text:p>
          </table:table-cell>
          <table:table-cell office:value-type="float" office:value="33000" calcext:value-type="float">
            <text:p>33000</text:p>
          </table:table-cell>
          <table:table-cell office:value-type="float" office:value="0" calcext:value-type="float">
            <text:p>0</text:p>
          </table:table-cell>
          <table:table-cell office:value-type="string" calcext:value-type="string">
            <text:p>Specific projects not identified. Claimed volume reflects 10-30 plots totaling 13355 ha with an average of 2.5 tCO₂ / ha / year.</text:p>
          </table:table-cell>
          <table:table-cell office:value-type="string" calcext:value-type="string">
            <text:p>Claimed rate of 2.5 tCO₂ / ha / yr is broadly commensurate with a range from existing literature and models. Few project specific details are available to validate volume further.</text:p>
          </table:table-cell>
          <table:table-cell office:value-type="float" office:value="0.5" calcext:value-type="float">
            <text:p>0.5</text:p>
          </table:table-cell>
          <table:table-cell office:value-type="float" office:value="0" calcext:value-type="float">
            <text:p>0</text:p>
          </table:table-cell>
          <table:table-cell office:value-type="string" calcext:value-type="string">
            <text:p>Reported ratio provisional based on several referenced publications, with amended results to be determined in a future study.</text:p>
          </table:table-cell>
          <table:table-cell office:value-type="string" calcext:value-type="string">
            <text:p>Connection between existing references, project plans, and future study not clear. Net LCA impacts depend on methane emissions from livestock and no GWP conversion information reported.</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Claims 1000+ years in the abscence of behavioral changes.</text:p>
          </table:table-cell>
          <table:table-cell office:value-type="string" calcext:value-type="string">
            <text:p>Soil carbon storage can be reversed by changed land management practices. Soil Value Exchange requires 10-year contractual commitments, so we report the minimum of the contractual agreement and the biogeophysical claim.</text:p>
          </table:table-cell>
          <table:table-cell office:value-type="float" office:value="0" calcext:value-type="float">
            <text:p>0</text:p>
          </table:table-cell>
          <table:table-cell office:value-type="string" calcext:value-type="string">
            <text:p>Counterfactual could include conventional grazing and intensive feedlot grazing, but no projects identified and no historical practices identified at specific project sites.</text:p>
          </table:table-cell>
          <table:table-cell office:value-type="string" calcext:value-type="string">
            <text:p>Participating projects and their past practices unknown. There is not enough information to assess additionality. See Specificity comment.</text:p>
          </table:table-cell>
          <table:table-cell office:value-type="float" office:value="30" calcext:value-type="float">
            <text:p>30</text:p>
          </table:table-cell>
          <table:table-cell office:value-type="string" calcext:value-type="string">
            <text:p>Cost appears to include payments to farmers and monitoring, veritification, and reporting, but no breakdown is specified.</text:p>
          </table:table-cell>
          <table:table-cell/>
          <table:table-cell office:value-type="float" office:value="0" calcext:value-type="float">
            <text:p>0</text:p>
          </table:table-cell>
          <table:table-cell/>
          <table:table-cell office:value-type="string" calcext:value-type="string">
            <text:p>No details available on specific projects. Protocol is under development but not yet available.</text:p>
          </table:table-cell>
          <table:table-cell office:value-type="float" office:value="1" calcext:value-type="float">
            <text:p>1</text:p>
          </table:table-cell>
          <table:table-cell office:value-type="string" calcext:value-type="string">
            <text:p>[{'date': '05-18-2020', 'note': 'First release.'}, {'date': '03-17-2021', 'note': 'Added documentation column to match new conventions.'}]</text:p>
          </table:table-cell>
          <table:table-cell table:number-columns-repeated="982"/>
        </table:table-row>
        <table:table-row table:style-name="ro1">
          <table:table-cell office:value-type="string" calcext:value-type="string">
            <text:p>STRP011</text:p>
          </table:table-cell>
          <table:table-cell office:value-type="string" calcext:value-type="string">
            <text:p>GreenSand</text:p>
          </table:table-cell>
          <table:table-cell office:value-type="string" calcext:value-type="string">
            <text:p>Netherlands</text:p>
          </table:table-cell>
          <table:table-cell office:value-type="string" calcext:value-type="string">
            <text:p>CO₂ removal with olivine.</text:p>
          </table:table-cell>
          <table:table-cell office:value-type="string" calcext:value-type="string">
            <text:p>mineralization,olivine</text:p>
          </table:table-cell>
          <table:table-cell office:value-type="string" calcext:value-type="string">
            <text:p>Stripe 2020 Negative Emissions Purchase</text:p>
          </table:table-cell>
          <table:table-cell office:value-type="string" calcext:value-type="string">
            <text:p>https://github.com/stripe/negative-emissions-source-materials</text:p>
          </table:table-cell>
          <table:table-cell office:value-type="string" calcext:value-type="string">
            <text:p>CC-BY-4.0</text:p>
          </table:table-cell>
          <table:table-cell office:value-type="string" calcext:value-type="string">
            <text:p>https://www.greensand.nl/</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leverages rainwater to weather ground olivine spread on land. Depending on sediment transfer, olivine weathering can result in alkalization of runoff and/or formation of carbonate precipitates, both of which remove carbon from the atmosphere.</text:p>
          </table:table-cell>
          <table:table-cell office:value-type="string" calcext:value-type="string">
            <text:p>Not known over relavant time scales whether final form of carbon is carbonate precipitates or dissolved bicarbonate.</text:p>
          </table:table-cell>
          <table:table-cell office:value-type="float" office:value="1000" calcext:value-type="float">
            <text:p>1000</text:p>
          </table:table-cell>
          <table:table-cell office:value-type="float" office:value="0" calcext:value-type="float">
            <text:p>0</text:p>
          </table:table-cell>
          <table:table-cell office:value-type="string" calcext:value-type="string">
            <text:p>Timeframe over which expected volume of carbon reductions occurs is not stated.</text:p>
          </table:table-cell>
          <table:table-cell office:value-type="string" calcext:value-type="string">
            <text:p>Few details available on specific deployment plan. Based on public details from other deployments on project website, expected weathering for all GreenSand deposits since 2007 totals 306 tCO₂. Given the $/tCO₂ cost of project, it is likely that the claimed volume is over a longer time horizon than a single year.</text:p>
          </table:table-cell>
          <table:table-cell office:value-type="float" office:value="0.74" calcext:value-type="float">
            <text:p>0.74</text:p>
          </table:table-cell>
          <table:table-cell office:value-type="float" office:value="0" calcext:value-type="float">
            <text:p>0</text:p>
          </table:table-cell>
          <table:table-cell office:value-type="string" calcext:value-type="string">
            <text:p>Reported ratio for exemplar project based on 2,880 tCO₂ removed, 750 tCO₂ emitted. LCA also references 509 tCO₂ avoided, but avoided emissions are otherwise not considered as part of the project description.</text:p>
          </table:table-cell>
          <table:table-cell office:value-type="string" calcext:value-type="string">
            <text:p>For consistency, we recompute negativity only for the carbon removal component, yielding a lower number. Detailed analysis only available for one exemplar project, so we are uncertain about the full project portfolio and the specific proposal we analyzed.</text:p>
          </table:table-cell>
          <table:table-cell office:value-type="float" office:value="1000" calcext:value-type="float">
            <text:p>1000</text:p>
          </table:table-cell>
          <table:table-cell office:value-type="float" office:value="1" calcext:value-type="float">
            <text:p>1</text:p>
          </table:table-cell>
          <table:table-cell/>
          <table:table-cell office:value-type="string" calcext:value-type="string">
            <text:p>Successful mineralization produces reliable, effectively permanent carbon storage.</text:p>
          </table:table-cell>
          <table:table-cell office:value-type="float" office:value="1" calcext:value-type="float">
            <text:p>1</text:p>
          </table:table-cell>
          <table:table-cell office:value-type="string" calcext:value-type="string">
            <text:p>Counterfactual is using alternative rocks without carbon removal benefits, at least when olivine is purchased for use as gravel.</text:p>
          </table:table-cell>
          <table:table-cell office:value-type="string" calcext:value-type="string">
            <text:p>Olivine can be purchased and used separate from its carbon removal benefits, but can also be purchased separately only for carbon removal.</text:p>
          </table:table-cell>
          <table:table-cell office:value-type="float" office:value="35" calcext:value-type="float">
            <text:p>35</text:p>
          </table:table-cell>
          <table:table-cell table:number-columns-repeated="2"/>
          <table:table-cell office:value-type="float" office:value="1" calcext:value-type="float">
            <text:p>1</text:p>
          </table:table-cell>
          <table:table-cell/>
          <table:table-cell office:value-type="string" calcext:value-type="string">
            <text:p>Basic technology is reasonably well-described in the published literature. Several project details (including locations and durations) are publicly available.</text:p>
          </table:table-cell>
          <table:table-cell office:value-type="float" office:value="2" calcext:value-type="float">
            <text:p>2</text:p>
          </table:table-cell>
          <table:table-cell office:value-type="string" calcext:value-type="string">
            <text:p>[{'date': '05-18-2020', 'note': 'First release.'}, {'date': '03-17-2021', 'note': 'Added documentation column to match new conventions.'}]</text:p>
          </table:table-cell>
          <table:table-cell table:number-columns-repeated="982"/>
        </table:table-row>
        <table:table-row table:style-name="ro1">
          <table:table-cell office:value-type="string" calcext:value-type="string">
            <text:p>STRP012</text:p>
          </table:table-cell>
          <table:table-cell office:value-type="string" calcext:value-type="string">
            <text:p>SilviaTerra</text:p>
          </table:table-cell>
          <table:table-cell office:value-type="string" calcext:value-type="string">
            <text:p>Southern USA</text:p>
          </table:table-cell>
          <table:table-cell office:value-type="string" calcext:value-type="string">
            <text:p>Forest carbon rental markets.</text:p>
          </table:table-cell>
          <table:table-cell office:value-type="string" calcext:value-type="string">
            <text:p>forests,ifm</text:p>
          </table:table-cell>
          <table:table-cell office:value-type="string" calcext:value-type="string">
            <text:p>Stripe 2020 Negative Emissions Purchase</text:p>
          </table:table-cell>
          <table:table-cell office:value-type="string" calcext:value-type="string">
            <text:p>https://github.com/stripe/negative-emissions-source-materials</text:p>
          </table:table-cell>
          <table:table-cell office:value-type="string" calcext:value-type="string">
            <text:p>CC-BY-4.0</text:p>
          </table:table-cell>
          <table:table-cell office:value-type="string" calcext:value-type="string">
            <text:p>https://www.silviaterra.com/</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Facilitates atmospheric carbon removal by extending time between forest harvests, avoiding emissions due to harvests and sequestering additional carbon in forests and forest products.</text:p>
          </table:table-cell>
          <table:table-cell/>
          <table:table-cell office:value-type="float" office:value="15000000" calcext:value-type="float">
            <text:p>15000000</text:p>
          </table:table-cell>
          <table:table-cell office:value-type="float" office:value="0" calcext:value-type="float">
            <text:p>0</text:p>
          </table:table-cell>
          <table:table-cell office:value-type="string" calcext:value-type="string">
            <text:p>Volume extrapolated from a pilot implementation in 6 counties in Pennsylvania. Projects in 2020 will be sourced from 11 southern US states. Supply will be allocated via an auction.</text:p>
          </table:table-cell>
          <table:table-cell office:value-type="string" calcext:value-type="string">
            <text:p>Volume will be relatively straightforward to confirm via stocking estimates as a result of the 1 year project duration. Plausibility of large total volume depends on the number of particpants.</text:p>
          </table:table-cell>
          <table:table-cell office:value-type="float" office:value="0.999" calcext:value-type="float">
            <text:p>0.999</text:p>
          </table:table-cell>
          <table:table-cell office:value-type="float" office:value="1" calcext:value-type="float">
            <text:p>1</text:p>
          </table:table-cell>
          <table:table-cell office:value-type="string" calcext:value-type="string">
            <text:p>Emissions estimates based solely on the operations of the small office team that will run the program and a field team that periodically verify project conditions.</text:p>
          </table:table-cell>
          <table:table-cell office:value-type="string" calcext:value-type="string">
            <text:p>No reason to consider additional emissions given program design.</text:p>
          </table:table-cell>
          <table:table-cell table:number-columns-repeated="2" office:value-type="float" office:value="1" calcext:value-type="float">
            <text:p>1</text:p>
          </table:table-cell>
          <table:table-cell office:value-type="string" calcext:value-type="string">
            <text:p>Claims that carbon removal from a one-year contract can last up to 10 years as a result of supply chain effects in the timber industry.</text:p>
          </table:table-cell>
          <table:table-cell office:value-type="string" calcext:value-type="string">
            <text:p>Because SilviaTerra uses an annual contracting model, we report 1 year.</text:p>
          </table:table-cell>
          <table:table-cell office:value-type="float" office:value="1" calcext:value-type="float">
            <text:p>1</text:p>
          </table:table-cell>
          <table:table-cell office:value-type="string" calcext:value-type="string">
            <text:p>Counterfactual is active forest product harvest.</text:p>
          </table:table-cell>
          <table:table-cell office:value-type="string" calcext:value-type="string">
            <text:p>By shifting to a ton-year accounting framework, SilviaTerra intends to avoid additionality concerns by measuring actual carbon stored each year. However, other factors, such as exogenous shifts in timber markets, can still affect additionality considerations with respect to forest harvest decisions. Proprietary methods for measurement and verification against field plots are not yet available.</text:p>
          </table:table-cell>
          <table:table-cell office:value-type="float" office:value="15" calcext:value-type="float">
            <text:p>15</text:p>
          </table:table-cell>
          <table:table-cell/>
          <table:table-cell office:value-type="string" calcext:value-type="string">
            <text:p>SilviaTerra uses a ton-year accounting that reflects the cost per tCO₂ stored per year. Thus, assuming constant price, a contract to store 1 tCO₂ for 1 year at $15/tCO₂-year would cost $15 and a contract to store 1 tCO₂ for 100 years would cost $1,500.</text:p>
          </table:table-cell>
          <table:table-cell office:value-type="float" office:value="1" calcext:value-type="float">
            <text:p>1</text:p>
          </table:table-cell>
          <table:table-cell/>
          <table:table-cell office:value-type="string" calcext:value-type="string">
            <text:p>Reasonably thorough description of program design. Details on specific projects or methods for project quantification or selection are not yet publicly available.</text:p>
          </table:table-cell>
          <table:table-cell office:value-type="float" office:value="3" calcext:value-type="float">
            <text:p>3</text:p>
          </table:table-cell>
          <table:table-cell office:value-type="string" calcext:value-type="string">
            <text:p>[{'date': '05-18-2020', 'note': 'First release.'}, {'date': '11-25-2020', 'note': 'Fixed typo.'}, {'date': '03-17-2021', 'note': 'Added documentation column to match new conventions.'}]</text:p>
          </table:table-cell>
          <table:table-cell table:number-columns-repeated="982"/>
        </table:table-row>
        <table:table-row table:style-name="ro1">
          <table:table-cell office:value-type="string" calcext:value-type="string">
            <text:p>STRP013</text:p>
          </table:table-cell>
          <table:table-cell office:value-type="string" calcext:value-type="string">
            <text:p>Breadtree Farms</text:p>
          </table:table-cell>
          <table:table-cell office:value-type="string" calcext:value-type="string">
            <text:p>Johnsonville, NY, USA</text:p>
          </table:table-cell>
          <table:table-cell office:value-type="string" calcext:value-type="string">
            <text:p>Conversion of annual cropland to sheep/chestnut silvopasture.</text:p>
          </table:table-cell>
          <table:table-cell office:value-type="string" calcext:value-type="string">
            <text:p>forests,agroforestry</text:p>
          </table:table-cell>
          <table:table-cell office:value-type="string" calcext:value-type="string">
            <text:p>Stripe 2020 Negative Emissions Purchase</text:p>
          </table:table-cell>
          <table:table-cell office:value-type="string" calcext:value-type="string">
            <text:p>https://github.com/stripe/negative-emissions-source-materials</text:p>
          </table:table-cell>
          <table:table-cell office:value-type="string" calcext:value-type="string">
            <text:p>CC-BY-4.0</text:p>
          </table:table-cell>
          <table:table-cell office:value-type="string" calcext:value-type="string">
            <text:p>https://breadtreefarms.co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integrates tree crops and grazing livestock as silvopasture systems, to sequester carbon in both soil and aboveground biomass.</text:p>
          </table:table-cell>
          <table:table-cell office:value-type="string" calcext:value-type="string">
            <text:p>Planting of chestnut trees is clearly specified. Other practices that will be used to enhance soil carbon are are less clear.</text:p>
          </table:table-cell>
          <table:table-cell office:value-type="float" office:value="56" calcext:value-type="float">
            <text:p>56</text:p>
          </table:table-cell>
          <table:table-cell office:value-type="float" office:value="0" calcext:value-type="float">
            <text:p>0</text:p>
          </table:table-cell>
          <table:table-cell office:value-type="string" calcext:value-type="string">
            <text:p>Volume estimated from calculations using USDA COMET-Planner model (56 tCO₂). A higher volume was also provided in parallel using Eric Toensmeier's The Carbon Farming Solution (140 tCO₂). Project has 3.2 current ha and intends to add 4.9 ha.</text:p>
          </table:table-cell>
          <table:table-cell office:value-type="string" calcext:value-type="string">
            <text:p>We report the lower value offered because it is based on a method that includes a broader range of lifecycle emissions and because the project used the lower volume number to calculate project costs. While COMET-Farm is a publicly available tool, validating volume would require knowing model parameters used. Overall rate of 11.4 tCO₂ / ha / yr is high if only including above ground biomass, but may be plausible given broader considerations.</text:p>
          </table:table-cell>
          <table:table-cell office:value-type="float" office:value="0.982" calcext:value-type="float">
            <text:p>0.982</text:p>
          </table:table-cell>
          <table:table-cell office:value-type="float" office:value="0" calcext:value-type="float">
            <text:p>0</text:p>
          </table:table-cell>
          <table:table-cell office:value-type="string" calcext:value-type="string">
            <text:p>Reported ratio based on emissions from on-site tractor use and employee transportation, totaling 1.04 tCO₂ for 56 tCO₂ removed.</text:p>
          </table:table-cell>
          <table:table-cell office:value-type="string" calcext:value-type="string">
            <text:p>Calculation of tractor and transportation emissions appear reasonable. Project ratio is consistent with other reforestation projects, but lifecycle boundaries are not explicit. Specifically, no detail provided on methane emissions from livestock expansion and/or any soil carbon benefits.</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Claims 30 to 100 years.</text:p>
          </table:table-cell>
          <table:table-cell office:value-type="string" calcext:value-type="string">
            <text:p>We report 30 as the minimum of the claimed range. Physical risks are low based on location. Socioeconomic risks are significant due to the risk of default or bankruptcy on this time horizon, but could be mitigated if the project buys and restricts its lands instead of leasing them.</text:p>
          </table:table-cell>
          <table:table-cell office:value-type="float" office:value="1" calcext:value-type="float">
            <text:p>1</text:p>
          </table:table-cell>
          <table:table-cell/>
          <table:table-cell office:value-type="string" calcext:value-type="string">
            <text:p>No specific analysis available.</text:p>
          </table:table-cell>
          <table:table-cell office:value-type="float" office:value="4.14" calcext:value-type="float">
            <text:p>4.14</text:p>
          </table:table-cell>
          <table:table-cell/>
          <table:table-cell office:value-type="string" calcext:value-type="string">
            <text:p>Rather than use the reported cost of $100, for consistency with other forest projects, we estimate a cost over the 30 year project lifetime using the provided rate of $1416.43 / ha and the information on provide size and volume.</text:p>
          </table:table-cell>
          <table:table-cell office:value-type="float" office:value="1" calcext:value-type="float">
            <text:p>1</text:p>
          </table:table-cell>
          <table:table-cell/>
          <table:table-cell office:value-type="string" calcext:value-type="string">
            <text:p>Methods publicly described and shapefiles for locations provided. Model parameters for COMET-Planner and life cycle boundaries are not yet available.</text:p>
          </table:table-cell>
          <table:table-cell office:value-type="float" office:value="1" calcext:value-type="float">
            <text:p>1</text:p>
          </table:table-cell>
          <table:table-cell office:value-type="string" calcext:value-type="string">
            <text:p>[{'date': '05-18-2020', 'note': 'First release.'}, {'date': '03-17-2021', 'note': 'Added documentation column to match new conventions.'}]</text:p>
          </table:table-cell>
          <table:table-cell table:number-columns-repeated="982"/>
        </table:table-row>
        <table:table-row table:style-name="ro1">
          <table:table-cell office:value-type="string" calcext:value-type="string">
            <text:p>STRP014</text:p>
          </table:table-cell>
          <table:table-cell office:value-type="string" calcext:value-type="string">
            <text:p>Ecoera</text:p>
          </table:table-cell>
          <table:table-cell office:value-type="string" calcext:value-type="string">
            <text:p>South Sweden</text:p>
          </table:table-cell>
          <table:table-cell office:value-type="string" calcext:value-type="string">
            <text:p>Biochar production through pyrolysis.</text:p>
          </table:table-cell>
          <table:table-cell office:value-type="string" calcext:value-type="string">
            <text:p>biomass,biochar</text:p>
          </table:table-cell>
          <table:table-cell office:value-type="string" calcext:value-type="string">
            <text:p>Stripe 2020 Negative Emissions Purchase</text:p>
          </table:table-cell>
          <table:table-cell office:value-type="string" calcext:value-type="string">
            <text:p>https://github.com/stripe/negative-emissions-source-materials</text:p>
          </table:table-cell>
          <table:table-cell office:value-type="string" calcext:value-type="string">
            <text:p>CC-BY-4.0</text:p>
          </table:table-cell>
          <table:table-cell office:value-type="string" calcext:value-type="string">
            <text:p>https://puro.earth/services/biochar-ecoera-millennium-1-sweden-100015</text:p>
          </table:table-cell>
          <table:table-cell table:number-columns-repeated="2" office:value-type="float" office:value="1" calcext:value-type="float">
            <text:p>1</text:p>
          </table:table-cell>
          <table:table-cell office:value-type="string" calcext:value-type="string">
            <text:p>Avoids emissions from decomposing biomass resources and transforms them into long-lived biochar materials.</text:p>
          </table:table-cell>
          <table:table-cell office:value-type="string" calcext:value-type="string">
            <text:p>From a narrow lifecycle perspective, project only avoids biogenic CO₂ emissions. From a broad perspective, the same mechanism forms a carbon removal pathway when coupled to biomass production.</text:p>
          </table:table-cell>
          <table:table-cell office:value-type="float" office:value="4500" calcext:value-type="float">
            <text:p>4500</text:p>
          </table:table-cell>
          <table:table-cell office:value-type="float" office:value="0" calcext:value-type="float">
            <text:p>0</text:p>
          </table:table-cell>
          <table:table-cell office:value-type="string" calcext:value-type="string">
            <text:p>Biochar produced from established production facility.</text:p>
          </table:table-cell>
          <table:table-cell office:value-type="string" calcext:value-type="string">
            <text:p>Volume is based on producing 1746.66 t of biochar with 78% C by mass. For consistency with other biochar projects, volume is decreased by 10% because permanence assumes the duration over which 90% of volume will remain. Further validation of volume would require knowing the decay rates of the feedstock.</text:p>
          </table:table-cell>
          <table:table-cell office:value-type="float" office:value="0.982" calcext:value-type="float">
            <text:p>0.982</text:p>
          </table:table-cell>
          <table:table-cell office:value-type="float" office:value="0" calcext:value-type="float">
            <text:p>0</text:p>
          </table:table-cell>
          <table:table-cell office:value-type="string" calcext:value-type="string">
            <text:p>Reported ratio based on 0.046 tCO₂ emitted for 2.79 tCO₂ stored, with reported emissions including electricity for pre-treatment, transport, and electricity for pyrolysis. Project uses low-carbon electricity from the Nordic grid for pelletizing and pyrolysis.</text:p>
          </table:table-cell>
          <table:table-cell office:value-type="string" calcext:value-type="string">
            <text:p>Analysis required by Puro is pending but not yet completed. Boundary conditions well-specified and LCA components detailed and referenced. Minor permanence adjustment made for consistency with other biochar projects.</text:p>
          </table:table-cell>
          <table:table-cell office:value-type="float" office:value="690" calcext:value-type="float">
            <text:p>690</text:p>
          </table:table-cell>
          <table:table-cell office:value-type="float" office:value="1" calcext:value-type="float">
            <text:p>1</text:p>
          </table:table-cell>
          <table:table-cell office:value-type="string" calcext:value-type="string">
            <text:p>Claims 500 to 4000 years.</text:p>
          </table:table-cell>
          <table:table-cell office:value-type="string" calcext:value-type="string">
            <text:p>Using the reported O:C ratio of 0.039 and a simple published model, we estimate 690 years as an approximate duration over which 90% of biochar C remains. This should be considered approximate, as permanence is only weakly correlated with composition, and likely depends on the storage environment and other factors.</text:p>
          </table:table-cell>
          <table:table-cell office:value-type="float" office:value="1" calcext:value-type="float">
            <text:p>1</text:p>
          </table:table-cell>
          <table:table-cell/>
          <table:table-cell office:value-type="string" calcext:value-type="string">
            <text:p>Feedstock is agricultural (seed) waste. Further analysis would require knowing competing uses for feedstock.</text:p>
          </table:table-cell>
          <table:table-cell office:value-type="float" office:value="100" calcext:value-type="float">
            <text:p>100</text:p>
          </table:table-cell>
          <table:table-cell table:number-columns-repeated="2"/>
          <table:table-cell office:value-type="float" office:value="1" calcext:value-type="float">
            <text:p>1</text:p>
          </table:table-cell>
          <table:table-cell/>
          <table:table-cell office:value-type="string" calcext:value-type="string">
            <text:p>Reasonable details provided on project specifics, and uses public analysis as required by Puro for LCA. Third-party audit is pending.</text:p>
          </table:table-cell>
          <table:table-cell office:value-type="float" office:value="2" calcext:value-type="float">
            <text:p>2</text:p>
          </table:table-cell>
          <table:table-cell office:value-type="string" calcext:value-type="string">
            <text:p>[{'date': '05-18-2020', 'note': 'First release.'}, {'date': '03-17-2021', 'note': 'Added documentation column to match new conventions. Updated permanence estimation to reflect new, standardized initialization for fitting the biochar decay model.'}]</text:p>
          </table:table-cell>
          <table:table-cell table:number-columns-repeated="982"/>
        </table:table-row>
        <table:table-row table:style-name="ro1">
          <table:table-cell office:value-type="string" calcext:value-type="string">
            <text:p>STRP015</text:p>
          </table:table-cell>
          <table:table-cell office:value-type="string" calcext:value-type="string">
            <text:p>Finnish Log House</text:p>
          </table:table-cell>
          <table:table-cell office:value-type="string" calcext:value-type="string">
            <text:p>Finland</text:p>
          </table:table-cell>
          <table:table-cell office:value-type="string" calcext:value-type="string">
            <text:p>Manufacturing wooden building elements. </text:p>
          </table:table-cell>
          <table:table-cell office:value-type="string" calcext:value-type="string">
            <text:p>biomass,wood</text:p>
          </table:table-cell>
          <table:table-cell office:value-type="string" calcext:value-type="string">
            <text:p>Stripe 2020 Negative Emissions Purchase</text:p>
          </table:table-cell>
          <table:table-cell office:value-type="string" calcext:value-type="string">
            <text:p>https://github.com/stripe/negative-emissions-source-materials</text:p>
          </table:table-cell>
          <table:table-cell office:value-type="string" calcext:value-type="string">
            <text:p>CC-BY-4.0</text:p>
          </table:table-cell>
          <table:table-cell office:value-type="string" calcext:value-type="string">
            <text:p>https://puro.earth/services/wooden-building-elements-finland-on-hold-100010</text:p>
          </table:table-cell>
          <table:table-cell table:number-columns-repeated="2" office:value-type="float" office:value="1" calcext:value-type="float">
            <text:p>1</text:p>
          </table:table-cell>
          <table:table-cell office:value-type="string" calcext:value-type="string">
            <text:p>Avoids emissions from decomposing biomass and sequesters carbon in laminated wood building materials. May also avoid emissions that would come from producing other materials.</text:p>
          </table:table-cell>
          <table:table-cell office:value-type="string" calcext:value-type="string">
            <text:p>From a narrow lifecycle perspective, project only avoids biogenic CO₂ emissions. From a broad perspective, the same mechanism forms a carbon removal pathway when coupled to biomass production.</text:p>
          </table:table-cell>
          <table:table-cell office:value-type="float" office:value="25000" calcext:value-type="float">
            <text:p>25000</text:p>
          </table:table-cell>
          <table:table-cell office:value-type="float" office:value="0" calcext:value-type="float">
            <text:p>0</text:p>
          </table:table-cell>
          <table:table-cell office:value-type="string" calcext:value-type="string">
            <text:p>Volume sourced from multiple facilities across Finland to produce laminated lumber from kiln-dried pine and spruce. Claims an annual production capacity of 40000 tCO₂. Project is based on the Puro platform.</text:p>
          </table:table-cell>
          <table:table-cell office:value-type="string" calcext:value-type="string">
            <text:p>Species and composition of wood and wood products are well-characterized. Further validation of volume would require knowing the decay rates of the feedstock.</text:p>
          </table:table-cell>
          <table:table-cell office:value-type="float" office:value="0.776" calcext:value-type="float">
            <text:p>0.776</text:p>
          </table:table-cell>
          <table:table-cell office:value-type="float" office:value="1" calcext:value-type="float">
            <text:p>1</text:p>
          </table:table-cell>
          <table:table-cell office:value-type="string" calcext:value-type="string">
            <text:p>Reported ratio based on 0.16 tCO₂ emissions for 0.71 tCO₂ stored. Boundary conditions include raw materials through production stage. Excludes transport of finished materials and construction-related emissions.</text:p>
          </table:table-cell>
          <table:table-cell office:value-type="string" calcext:value-type="string">
            <text:p>Analysis performed by third-party with public details, as required by Puro. Boundary conditions well-specified and LCA components detailed and referenced.</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Claims 50 to 200 years.</text:p>
          </table:table-cell>
          <table:table-cell office:value-type="string" calcext:value-type="string">
            <text:p>Wood carbon stored in building materials is more durable than in forests. We report 50 as the minimum of the claimed range, which is plausible based on existing literature.</text:p>
          </table:table-cell>
          <table:table-cell office:value-type="float" office:value="1" calcext:value-type="float">
            <text:p>1</text:p>
          </table:table-cell>
          <table:table-cell office:value-type="string" calcext:value-type="string">
            <text:p>Counterfactual is either decomposing biomass resources or using to generate heat or electrical energy.</text:p>
          </table:table-cell>
          <table:table-cell/>
          <table:table-cell office:value-type="float" office:value="20" calcext:value-type="float">
            <text:p>20</text:p>
          </table:table-cell>
          <table:table-cell table:number-columns-repeated="2"/>
          <table:table-cell office:value-type="float" office:value="2" calcext:value-type="float">
            <text:p>2</text:p>
          </table:table-cell>
          <table:table-cell/>
          <table:table-cell office:value-type="string" calcext:value-type="string">
            <text:p>Public documentation on LCA is available with third-party analysis as required by Puro, but few public details on manufacturing process.</text:p>
          </table:table-cell>
          <table:table-cell office:value-type="float" office:value="3" calcext:value-type="float">
            <text:p>3</text:p>
          </table:table-cell>
          <table:table-cell office:value-type="string" calcext:value-type="string">
            <text:p>[{'date': '05-18-2020', 'note': 'First release.'}, {'date': '03-17-2021', 'note': 'Added documentation column to match new conventions. Updated volume validation to reflect new understanding about biomass-based project volumes being defined in comparison to the counterfactual feedstock decay rates.'}]</text:p>
          </table:table-cell>
          <table:table-cell table:number-columns-repeated="982"/>
        </table:table-row>
        <table:table-row table:style-name="ro1">
          <table:table-cell office:value-type="string" calcext:value-type="string">
            <text:p>STRP016</text:p>
          </table:table-cell>
          <table:table-cell office:value-type="string" calcext:value-type="string">
            <text:p>Ekovilla</text:p>
          </table:table-cell>
          <table:table-cell office:value-type="string" calcext:value-type="string">
            <text:p>Kouvola, Finland</text:p>
          </table:table-cell>
          <table:table-cell office:value-type="string" calcext:value-type="string">
            <text:p>Net-negative insulation and wood products.</text:p>
          </table:table-cell>
          <table:table-cell office:value-type="string" calcext:value-type="string">
            <text:p>biomass,insulation</text:p>
          </table:table-cell>
          <table:table-cell office:value-type="string" calcext:value-type="string">
            <text:p>Stripe 2020 Negative Emissions Purchase</text:p>
          </table:table-cell>
          <table:table-cell office:value-type="string" calcext:value-type="string">
            <text:p>https://github.com/stripe/negative-emissions-source-materials</text:p>
          </table:table-cell>
          <table:table-cell office:value-type="string" calcext:value-type="string">
            <text:p>CC-BY-4.0</text:p>
          </table:table-cell>
          <table:table-cell office:value-type="string" calcext:value-type="string">
            <text:p>https://puro.earth/ekovilla/</text:p>
          </table:table-cell>
          <table:table-cell table:number-columns-repeated="2" office:value-type="float" office:value="1" calcext:value-type="float">
            <text:p>1</text:p>
          </table:table-cell>
          <table:table-cell office:value-type="string" calcext:value-type="string">
            <text:p>Avoids emissions from decomposing biomass and sequesters carbon in wood and paper-based blown fiber used for insulation.</text:p>
          </table:table-cell>
          <table:table-cell office:value-type="string" calcext:value-type="string">
            <text:p>From a narrow lifecycle perspective, project only avoids biogenic CO₂ emissions. From a broad perspective, the same mechanism forms a carbon removal pathway when coupled to biomass production.</text:p>
          </table:table-cell>
          <table:table-cell office:value-type="float" office:value="21847" calcext:value-type="float">
            <text:p>21847</text:p>
          </table:table-cell>
          <table:table-cell office:value-type="float" office:value="0" calcext:value-type="float">
            <text:p>0</text:p>
          </table:table-cell>
          <table:table-cell office:value-type="string" calcext:value-type="string">
            <text:p>Volume sourced from multiple facilities across Finland. Project is based on the Puro platform.</text:p>
          </table:table-cell>
          <table:table-cell office:value-type="string" calcext:value-type="string">
            <text:p>Carbon content of insulation products well-characterized. Volume appears plausible assuming the given procurement. Further validation of volume would require comparison against likely decay rates of the feedstock.</text:p>
          </table:table-cell>
          <table:table-cell office:value-type="float" office:value="0.935" calcext:value-type="float">
            <text:p>0.935</text:p>
          </table:table-cell>
          <table:table-cell office:value-type="float" office:value="1" calcext:value-type="float">
            <text:p>1</text:p>
          </table:table-cell>
          <table:table-cell office:value-type="string" calcext:value-type="string">
            <text:p>Reported ratio based on 0.087 tCO₂ emissions for 1.34 tCO₂ stored. Includes raw materials through production stage. Excludes transport of finished materials and construction-related emissions.</text:p>
          </table:table-cell>
          <table:table-cell office:value-type="string" calcext:value-type="string">
            <text:p>Analysis performed by third-party with public details, as required by Puro. Boundary conditions generally well-specified and LCA components detailed and referenced.</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Claims 50 to 400 years.</text:p>
          </table:table-cell>
          <table:table-cell office:value-type="string" calcext:value-type="string">
            <text:p>Wood carbon stored in building materials is likely more durable than in forests, but less is known about the specific blown loose wool materials described here. We report 50 as the minimum of the claimed range, but are unable to validate the duration with confidence.</text:p>
          </table:table-cell>
          <table:table-cell office:value-type="float" office:value="1" calcext:value-type="float">
            <text:p>1</text:p>
          </table:table-cell>
          <table:table-cell/>
          <table:table-cell office:value-type="string" calcext:value-type="string">
            <text:p>Existing industry has been in production since the 1980s, so the production of insulation does not seem contingent on carbon incentives.</text:p>
          </table:table-cell>
          <table:table-cell office:value-type="float" office:value="21.5" calcext:value-type="float">
            <text:p>21.5</text:p>
          </table:table-cell>
          <table:table-cell table:number-columns-repeated="2"/>
          <table:table-cell office:value-type="float" office:value="1" calcext:value-type="float">
            <text:p>1</text:p>
          </table:table-cell>
          <table:table-cell/>
          <table:table-cell office:value-type="string" calcext:value-type="string">
            <text:p>Public documentation on LCA is available with third-party analysis as required by Puro, but few public details on manufacturing process.</text:p>
          </table:table-cell>
          <table:table-cell office:value-type="float" office:value="2" calcext:value-type="float">
            <text:p>2</text:p>
          </table:table-cell>
          <table:table-cell office:value-type="string" calcext:value-type="string">
            <text:p>[{'date': '05-18-2020', 'note': 'First release.'}, {'date': '03-17-2021', 'note': 'Added documentation column to match new conventions. Updated volume validation to reflect new understanding about biomass-based project volumes being defined in comparison to the counterfactual feedstock decay rates. Negativity validation retconned based on re-consideration of appropriate LCA boundaries.'}]</text:p>
          </table:table-cell>
          <table:table-cell table:number-columns-repeated="982"/>
        </table:table-row>
        <table:table-row table:style-name="ro1">
          <table:table-cell office:value-type="string" calcext:value-type="string">
            <text:p>STRP017</text:p>
          </table:table-cell>
          <table:table-cell office:value-type="string" calcext:value-type="string">
            <text:p>Carbofex</text:p>
          </table:table-cell>
          <table:table-cell office:value-type="string" calcext:value-type="string">
            <text:p>Tampere, Finland</text:p>
          </table:table-cell>
          <table:table-cell office:value-type="string" calcext:value-type="string">
            <text:p>Demonstration and commercialisation of biochar.</text:p>
          </table:table-cell>
          <table:table-cell office:value-type="string" calcext:value-type="string">
            <text:p>biomass,biochar</text:p>
          </table:table-cell>
          <table:table-cell office:value-type="string" calcext:value-type="string">
            <text:p>Stripe 2020 Negative Emissions Purchase</text:p>
          </table:table-cell>
          <table:table-cell office:value-type="string" calcext:value-type="string">
            <text:p>https://github.com/stripe/negative-emissions-source-materials</text:p>
          </table:table-cell>
          <table:table-cell office:value-type="string" calcext:value-type="string">
            <text:p>CC-BY-4.0</text:p>
          </table:table-cell>
          <table:table-cell office:value-type="string" calcext:value-type="string">
            <text:p>https://puro.earth/services/biochar-finland-100008</text:p>
          </table:table-cell>
          <table:table-cell table:number-columns-repeated="2" office:value-type="float" office:value="1" calcext:value-type="float">
            <text:p>1</text:p>
          </table:table-cell>
          <table:table-cell office:value-type="string" calcext:value-type="string">
            <text:p>Avoids emissions from biomass resources and transforms them into long-lived biochar materials.</text:p>
          </table:table-cell>
          <table:table-cell office:value-type="string" calcext:value-type="string">
            <text:p>From a narrow lifecycle perspective, project only avoids biogenic CO₂ emissions. From a broad perspective, the same mechanism forms a carbon removal pathway when coupled to biomass production.</text:p>
          </table:table-cell>
          <table:table-cell office:value-type="float" office:value="2431" calcext:value-type="float">
            <text:p>2431</text:p>
          </table:table-cell>
          <table:table-cell office:value-type="float" office:value="0" calcext:value-type="float">
            <text:p>0</text:p>
          </table:table-cell>
          <table:table-cell office:value-type="string" calcext:value-type="string">
            <text:p>Volume sourced from a biochar facility in Finland. Project is based on the Puro platform.</text:p>
          </table:table-cell>
          <table:table-cell office:value-type="string" calcext:value-type="string">
            <text:p>Volume is based on producing 785 t of biochar with 92% C by mass. For consistency with other biochar projects, volume is decreased by 10% because permanence assumes the duration over which 90% of volume will remain. Further validation of volume would require knowing the decay rates of the feedstock.</text:p>
          </table:table-cell>
          <table:table-cell office:value-type="float" office:value="0.944" calcext:value-type="float">
            <text:p>0.944</text:p>
          </table:table-cell>
          <table:table-cell office:value-type="float" office:value="1" calcext:value-type="float">
            <text:p>1</text:p>
          </table:table-cell>
          <table:table-cell office:value-type="string" calcext:value-type="string">
            <text:p>Reported ratio based on 0.17 tCO₂ emitted for 3.4 tCO₂ stored. Includes fossil emissions for transporation and pyrolosis. Excludes 1.69 tCO₂ emissions from biogenic sources, and does not include transporation to customer.</text:p>
          </table:table-cell>
          <table:table-cell office:value-type="string" calcext:value-type="string">
            <text:p>Analysis performed by third-party with public details, as required by Puro. Boundary conditions well-specified and LCA components detailed and referenced. Minor permanence adjustment made for consistency with other biochar projects.</text:p>
          </table:table-cell>
          <table:table-cell office:value-type="float" office:value="755" calcext:value-type="float">
            <text:p>755</text:p>
          </table:table-cell>
          <table:table-cell office:value-type="float" office:value="1" calcext:value-type="float">
            <text:p>1</text:p>
          </table:table-cell>
          <table:table-cell office:value-type="string" calcext:value-type="string">
            <text:p>Claims 100 to 5000 years.</text:p>
          </table:table-cell>
          <table:table-cell office:value-type="string" calcext:value-type="string">
            <text:p>Using the reported O:C ratio of 0.021 and a simple published model, we estimate 755 years as an approximate duration during which 90% of biochar C remains. This should be considered approximate, as permanence is only weakly correlated with composition, and likely depends on the storage environment and other factors.</text:p>
          </table:table-cell>
          <table:table-cell office:value-type="float" office:value="1" calcext:value-type="float">
            <text:p>1</text:p>
          </table:table-cell>
          <table:table-cell/>
          <table:table-cell office:value-type="string" calcext:value-type="string">
            <text:p>Feedstock is residual wood (thinnings). Further analysis would require knowing competing uses for feedstock.</text:p>
          </table:table-cell>
          <table:table-cell office:value-type="float" office:value="100" calcext:value-type="float">
            <text:p>100</text:p>
          </table:table-cell>
          <table:table-cell table:number-columns-repeated="2"/>
          <table:table-cell office:value-type="float" office:value="2" calcext:value-type="float">
            <text:p>2</text:p>
          </table:table-cell>
          <table:table-cell/>
          <table:table-cell office:value-type="string" calcext:value-type="string">
            <text:p>Reasonable details provided on project specifics, public documentation on chemical composition and LCA is available, with third-party analysis as required by Puro.</text:p>
          </table:table-cell>
          <table:table-cell office:value-type="float" office:value="3" calcext:value-type="float">
            <text:p>3</text:p>
          </table:table-cell>
          <table:table-cell office:value-type="string" calcext:value-type="string">
            <text:p>[{'date': '05-18-2020', 'note': 'First release.'}, {'date': '02-18-2021', 'note': 'Added documentation column to match new conventions. Updated permanence estimation to reflect new, standardized initialization for fitting the biochar decay model. Updated volume to reflect feedback from Carbofex pointing out a misinterpretation of net versus gross volume claims.'}]</text:p>
          </table:table-cell>
          <table:table-cell table:number-columns-repeated="982"/>
        </table:table-row>
        <table:table-row table:style-name="ro1">
          <table:table-cell office:value-type="string" calcext:value-type="string">
            <text:p>STRP018</text:p>
          </table:table-cell>
          <table:table-cell office:value-type="string" calcext:value-type="string">
            <text:p>Vandersanden</text:p>
          </table:table-cell>
          <table:table-cell office:value-type="string" calcext:value-type="string">
            <text:p>Finland</text:p>
          </table:table-cell>
          <table:table-cell office:value-type="string" calcext:value-type="string">
            <text:p>Producing bricks and slips by carbonation.</text:p>
          </table:table-cell>
          <table:table-cell office:value-type="string" calcext:value-type="string">
            <text:p>mineralization,concrete</text:p>
          </table:table-cell>
          <table:table-cell office:value-type="string" calcext:value-type="string">
            <text:p>Stripe 2020 Negative Emissions Purchase</text:p>
          </table:table-cell>
          <table:table-cell office:value-type="string" calcext:value-type="string">
            <text:p>https://github.com/stripe/negative-emissions-source-materials</text:p>
          </table:table-cell>
          <table:table-cell office:value-type="string" calcext:value-type="string">
            <text:p>CC-BY-4.0</text:p>
          </table:table-cell>
          <table:table-cell office:value-type="string" calcext:value-type="string">
            <text:p>https://www.vandersanden.com/en</text:p>
          </table:table-cell>
          <table:table-cell table:number-columns-repeated="2" office:value-type="float" office:value="1" calcext:value-type="float">
            <text:p>1</text:p>
          </table:table-cell>
          <table:table-cell office:value-type="string" calcext:value-type="string">
            <text:p>Captured industrial CO₂ source is mineralized to create building materials. Project also reduces emissions associated with conventional concrete production.</text:p>
          </table:table-cell>
          <table:table-cell office:value-type="string" calcext:value-type="string">
            <text:p>From a narrow lifecycle perspective, project only avoids biogenic CO₂ emissions. From a broad perspective, the same mechanism forms a carbon removal pathway when coupled to biomass production.</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Volume based on initial production of 100 t of underlying product. Project is based on the Puro platform.</text:p>
          </table:table-cell>
          <table:table-cell office:value-type="string" calcext:value-type="string">
            <text:p>Early stage of technology makes it difficult to independently evaluate volume.</text:p>
          </table:table-cell>
          <table:table-cell office:value-type="float" office:value="0.2" calcext:value-type="float">
            <text:p>0.2</text:p>
          </table:table-cell>
          <table:table-cell office:value-type="float" office:value="0" calcext:value-type="float">
            <text:p>0</text:p>
          </table:table-cell>
          <table:table-cell office:value-type="string" calcext:value-type="string">
            <text:p>Claims a range of possible ratios from 0.2 to 0.6 but provides no specifics, noting the process can be adjusted to produce different levels of carbon removal relative to emissions.</text:p>
          </table:table-cell>
          <table:table-cell office:value-type="string" calcext:value-type="string">
            <text:p>Analysis required by Puro is pending but not yet completed. Lacking more detail we report the lowest, most conservative ratio.</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Claims complete permanence. Mentions resesarch partner for analysis, but no specifics provided.</text:p>
          </table:table-cell>
          <table:table-cell office:value-type="string" calcext:value-type="string">
            <text:p>Successful mineralization produces reliable, effectively permanent carbon storage.</text:p>
          </table:table-cell>
          <table:table-cell office:value-type="float" office:value="2" calcext:value-type="float">
            <text:p>2</text:p>
          </table:table-cell>
          <table:table-cell/>
          <table:table-cell office:value-type="string" calcext:value-type="string">
            <text:p>Project involves initial production from carbon sequestering building materials using relatively expensive CO₂ inputs (€75/tCO₂).</text:p>
          </table:table-cell>
          <table:table-cell office:value-type="float" office:value="20" calcext:value-type="float">
            <text:p>20</text:p>
          </table:table-cell>
          <table:table-cell table:number-columns-repeated="2"/>
          <table:table-cell office:value-type="float" office:value="1" calcext:value-type="float">
            <text:p>1</text:p>
          </table:table-cell>
          <table:table-cell/>
          <table:table-cell office:value-type="string" calcext:value-type="string">
            <text:p>Several third-party analyses as required by Puro are still pending and not yet available.</text:p>
          </table:table-cell>
          <table:table-cell office:value-type="float" office:value="3" calcext:value-type="float">
            <text:p>3</text:p>
          </table:table-cell>
          <table:table-cell office:value-type="string" calcext:value-type="string">
            <text:p>[{'date': '05-18-2020', 'note': 'First release.'}, {'date': '03-17-2021', 'note': 'Added documentation column to match new conventions.'}]</text:p>
          </table:table-cell>
          <table:table-cell table:number-columns-repeated="982"/>
        </table:table-row>
        <table:table-row table:style-name="ro1">
          <table:table-cell office:value-type="string" calcext:value-type="string">
            <text:p>STRP019</text:p>
          </table:table-cell>
          <table:table-cell office:value-type="string" calcext:value-type="string">
            <text:p>Future Forest</text:p>
          </table:table-cell>
          <table:table-cell office:value-type="string" calcext:value-type="string">
            <text:p>Scotland</text:p>
          </table:table-cell>
          <table:table-cell office:value-type="string" calcext:value-type="string">
            <text:p>Reforestation offset model.</text:p>
          </table:table-cell>
          <table:table-cell office:value-type="string" calcext:value-type="string">
            <text:p>forests,reforestation</text:p>
          </table:table-cell>
          <table:table-cell office:value-type="string" calcext:value-type="string">
            <text:p>Stripe 2020 Negative Emissions Purchase</text:p>
          </table:table-cell>
          <table:table-cell office:value-type="string" calcext:value-type="string">
            <text:p>https://github.com/stripe/negative-emissions-source-materials</text:p>
          </table:table-cell>
          <table:table-cell office:value-type="string" calcext:value-type="string">
            <text:p>CC-BY-4.0</text:p>
          </table:table-cell>
          <table:table-cell office:value-type="string" calcext:value-type="string">
            <text:p>https://thefutureforestcompany.com/our-forest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Removes carbon from atmosphere for sequestration in forest and soil carbon stocks, and avoids emissions from lost forest carbon.</text:p>
          </table:table-cell>
          <table:table-cell office:value-type="string" calcext:value-type="string">
            <text:p>Reforestration of degraded lands is clearly specified, but other aspects of practices to enhance soil carbon remain vague.</text:p>
          </table:table-cell>
          <table:table-cell office:value-type="float" office:value="6380" calcext:value-type="float">
            <text:p>6380</text:p>
          </table:table-cell>
          <table:table-cell office:value-type="float" office:value="0" calcext:value-type="float">
            <text:p>0</text:p>
          </table:table-cell>
          <table:table-cell office:value-type="string" calcext:value-type="string">
            <text:p>Volume projected for one year on a 174 ha land project in Scotland. Claimed breakdown of total volume includes 18.3 - 25.7 tCO₂ / ha / year for above ground biomass, 7.3 - 25.7 tCO₂E / ha / year for soil carbon, and 11 - 22 tCO₂ / ha / year for biochar.</text:p>
          </table:table-cell>
          <table:table-cell office:value-type="string" calcext:value-type="string">
            <text:p>Project provides references for forest growth rates, though claimed rates of tCO₂ / ha / yr are on the high end of published estimates. Estimates for soil carbon difficult to validate without more specifics on planned management practices or site properties.</text:p>
          </table:table-cell>
          <table:table-cell office:value-type="float" office:value="0.995" calcext:value-type="float">
            <text:p>0.995</text:p>
          </table:table-cell>
          <table:table-cell office:value-type="float" office:value="0" calcext:value-type="float">
            <text:p>0</text:p>
          </table:table-cell>
          <table:table-cell office:value-type="string" calcext:value-type="string">
            <text:p>Emission calculations based on one-time planting and fencing emissions amortized over 60 years. Various ongoing operations including raising pigs and transporation.</text:p>
          </table:table-cell>
          <table:table-cell office:value-type="string" calcext:value-type="string">
            <text:p>Boundary conditions and emission sources well-specified, and consistent with similar projects. Claimed carbon removal benefits are on the high end of published estimates, which may explain the high value reported here.</text:p>
          </table:table-cell>
          <table:table-cell office:value-type="float" office:value="60" calcext:value-type="float">
            <text:p>60</text:p>
          </table:table-cell>
          <table:table-cell office:value-type="float" office:value="0" calcext:value-type="float">
            <text:p>0</text:p>
          </table:table-cell>
          <table:table-cell office:value-type="string" calcext:value-type="string">
            <text:p>Claims 100 to 1000 years.</text:p>
          </table:table-cell>
          <table:table-cell office:value-type="string" calcext:value-type="string">
            <text:p>Project involves both forests and soil carbon. We report 60 years rather than 100 as 60 is mentioned as a minimum specifically for forests. Physical risks are low based on location. Socioeconomic risks are significant due to the risk of default or bankruptcy on this time horizon. Socioeconomic risks could be reduced, as land is owned by project proponent and proponent has indicated the possibility of permanently restricting land use.</text:p>
          </table:table-cell>
          <table:table-cell office:value-type="float" office:value="1" calcext:value-type="float">
            <text:p>1</text:p>
          </table:table-cell>
          <table:table-cell office:value-type="string" calcext:value-type="string">
            <text:p>Counterfactual not specified, but appears to involve "degraded" land remaining degraded.</text:p>
          </table:table-cell>
          <table:table-cell/>
          <table:table-cell office:value-type="float" office:value="20" calcext:value-type="float">
            <text:p>20</text:p>
          </table:table-cell>
          <table:table-cell table:number-columns-repeated="2"/>
          <table:table-cell office:value-type="float" office:value="1" calcext:value-type="float">
            <text:p>1</text:p>
          </table:table-cell>
          <table:table-cell/>
          <table:table-cell office:value-type="string" calcext:value-type="string">
            <text:p>Reasonably thorough description of project and site, but additional public materials would be useful for analysis (e.g. shapefiles, species composition).</text:p>
          </table:table-cell>
          <table:table-cell office:value-type="float" office:value="1" calcext:value-type="float">
            <text:p>1</text:p>
          </table:table-cell>
          <table:table-cell office:value-type="string" calcext:value-type="string">
            <text:p>[{'date': '05-18-2020', 'note': 'First release.'}, {'date': '03-17-2021', 'note': 'Added documentation column to match new conventions.'}]</text:p>
          </table:table-cell>
          <table:table-cell table:number-columns-repeated="982"/>
        </table:table-row>
        <table:table-row table:style-name="ro1">
          <table:table-cell office:value-type="string" calcext:value-type="string">
            <text:p>STRP020</text:p>
          </table:table-cell>
          <table:table-cell office:value-type="string" calcext:value-type="string">
            <text:p>Carbon Sequestration</text:p>
          </table:table-cell>
          <table:table-cell office:value-type="string" calcext:value-type="string">
            <text:p>East Texas, USA</text:p>
          </table:table-cell>
          <table:table-cell office:value-type="string" calcext:value-type="string">
            <text:p>Carbon sequestration via logging and wood burial.</text:p>
          </table:table-cell>
          <table:table-cell office:value-type="string" calcext:value-type="string">
            <text:p>biomass,storage</text:p>
          </table:table-cell>
          <table:table-cell office:value-type="string" calcext:value-type="string">
            <text:p>Stripe 2020 Negative Emissions Purchase</text:p>
          </table:table-cell>
          <table:table-cell office:value-type="string" calcext:value-type="string">
            <text:p>https://github.com/stripe/negative-emissions-source-materials</text:p>
          </table:table-cell>
          <table:table-cell office:value-type="string" calcext:value-type="string">
            <text:p>CC-BY-4.0</text:p>
          </table:table-cell>
          <table:table-cell office:value-type="string" calcext:value-type="string">
            <text:p>http://carbonsequestration-inc.com/</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voids biomass emissions by burying wood waste in covered pits.</text:p>
          </table:table-cell>
          <table:table-cell office:value-type="string" calcext:value-type="string">
            <text:p>Technology has not been vetted in practice nor explored carefully in the scientific literature. Pilot pit has yet to be constructed. From a broad lifecycle perspective, successful deployment would form a carbon removal pathway when coupled to biomass production. From a narrow, project-specific lifecycle perspective, project would only avoid biogenic CO₂ emissions.</text:p>
          </table:table-cell>
          <table:table-cell office:value-type="float" office:value="71019" calcext:value-type="float">
            <text:p>71019</text:p>
          </table:table-cell>
          <table:table-cell office:value-type="float" office:value="0" calcext:value-type="float">
            <text:p>0</text:p>
          </table:table-cell>
          <table:table-cell office:value-type="string" calcext:value-type="string">
            <text:p>Volume based on loblolly pine waste (slash) to be stored in partially above-ground sealed pits. Total claimed volume reflects pit capacity of 71019 tCO₂.</text:p>
          </table:table-cell>
          <table:table-cell office:value-type="string" calcext:value-type="string">
            <text:p>Total volume could be plausible if sufficient slash volume can be obtained. Additionally depends on validation of pit design.</text:p>
          </table:table-cell>
          <table:table-cell office:value-type="float" office:value="0.904" calcext:value-type="float">
            <text:p>0.904</text:p>
          </table:table-cell>
          <table:table-cell office:value-type="float" office:value="0" calcext:value-type="float">
            <text:p>0</text:p>
          </table:table-cell>
          <table:table-cell office:value-type="string" calcext:value-type="string">
            <text:p>Reported ratio based on both transporation and operations, totaling 6,804 tCO₂ emitted for 71,019 tCO₂ stored.</text:p>
          </table:table-cell>
          <table:table-cell office:value-type="string" calcext:value-type="string">
            <text:p>Relatively few details provided. Serious analysis required around the potential for emissions to leak from pit.</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Claims a range of 88% carbon permanent at 100 years to 99% permanent at 100 years.</text:p>
          </table:table-cell>
          <table:table-cell office:value-type="string" calcext:value-type="string">
            <text:p>Pits are partially above-ground. Risks of emission leakage or anaerobic decomposition not addressed comprehensively.</text:p>
          </table:table-cell>
          <table:table-cell office:value-type="float" office:value="1" calcext:value-type="float">
            <text:p>1</text:p>
          </table:table-cell>
          <table:table-cell/>
          <table:table-cell office:value-type="string" calcext:value-type="string">
            <text:p>No commercial value to storing wood waste in pits. Further analysis would require knowing competing uses for feedstock.</text:p>
          </table:table-cell>
          <table:table-cell office:value-type="float" office:value="42.5" calcext:value-type="float">
            <text:p>42.5</text:p>
          </table:table-cell>
          <table:table-cell office:value-type="string" calcext:value-type="string">
            <text:p>Costs based on purchase of slash ($5), transportation ($5), chipping ($10), pit construction ($10.50), and verification ($12.00).</text:p>
          </table:table-cell>
          <table:table-cell/>
          <table:table-cell office:value-type="float" office:value="0" calcext:value-type="float">
            <text:p>0</text:p>
          </table:table-cell>
          <table:table-cell/>
          <table:table-cell office:value-type="string" calcext:value-type="string">
            <text:p>Only publication on technique is a speculative research proposal. No demonstration projects yet.</text:p>
          </table:table-cell>
          <table:table-cell office:value-type="float" office:value="1" calcext:value-type="float">
            <text:p>1</text:p>
          </table:table-cell>
          <table:table-cell office:value-type="string" calcext:value-type="string">
            <text:p>[{'date': '05-18-2020', 'note': 'First release.'}, {'date': '03-17-2021', 'note': 'Added documentation column to match new conventions.'}]</text:p>
          </table:table-cell>
          <table:table-cell table:number-columns-repeated="982"/>
        </table:table-row>
        <table:table-row table:style-name="ro1">
          <table:table-cell office:value-type="string" calcext:value-type="string">
            <text:p>STRP021</text:p>
          </table:table-cell>
          <table:table-cell office:value-type="string" calcext:value-type="string">
            <text:p>Bluesource</text:p>
          </table:table-cell>
          <table:table-cell office:value-type="string" calcext:value-type="string">
            <text:p>Mountain City, TN, USA</text:p>
          </table:table-cell>
          <table:table-cell office:value-type="string" calcext:value-type="string">
            <text:p>Public access forestry at Doe Mountain.</text:p>
          </table:table-cell>
          <table:table-cell office:value-type="string" calcext:value-type="string">
            <text:p>forests,ifm</text:p>
          </table:table-cell>
          <table:table-cell office:value-type="string" calcext:value-type="string">
            <text:p>Stripe 2020 Negative Emissions Purchase</text:p>
          </table:table-cell>
          <table:table-cell office:value-type="string" calcext:value-type="string">
            <text:p>https://github.com/stripe/negative-emissions-source-materials</text:p>
          </table:table-cell>
          <table:table-cell office:value-type="string" calcext:value-type="string">
            <text:p>CC-BY-4.0</text:p>
          </table:table-cell>
          <table:table-cell office:value-type="string" calcext:value-type="string">
            <text:p>https://acr2.apx.com/mymodule/reg/prjView.asp?id1=39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Avoids emissions from forest loss and removes carbon from the atmosphere for sequestration in forest carbon.</text:p>
          </table:table-cell>
          <table:table-cell/>
          <table:table-cell office:value-type="float" office:value="631845" calcext:value-type="float">
            <text:p>631845</text:p>
          </table:table-cell>
          <table:table-cell office:value-type="float" office:value="1" calcext:value-type="float">
            <text:p>1</text:p>
          </table:table-cell>
          <table:table-cell office:value-type="string" calcext:value-type="string">
            <text:p>Improved forest management project on 8485 acres on state-owned land in Tennessee. Project is projected to generate 770,543 tCO₂ beneifts over 20 years, the dominant majority of which (545,254 tCO₂ or 71%) are avoided emissions from forest harvesting. An 18% risk buffer pool is set aside to mitigate against potential reversals, producing a net expected removal of 631,845 tCO₂. No specific method for calculating forest carbon benefits identified. Buffer pool calculated using American Carbon Registry methods.</text:p>
          </table:table-cell>
          <table:table-cell office:value-type="string" calcext:value-type="string">
            <text:p>Project claims 5.6 tCO₂ / ha / yr from forest growth, which falls within a highly plausible range based on USFS yield tables. The estimated 599 tCO₂ / ha maximum standing stock falls on the high end of a plausible range.</text:p>
          </table:table-cell>
          <table:table-cell table:number-columns-repeated="2" office:value-type="float" office:value="1" calcext:value-type="float">
            <text:p>1</text:p>
          </table:table-cell>
          <table:table-cell office:value-type="string" calcext:value-type="string">
            <text:p>Reported ratio based on 40.7 tCO₂ emitted for 631,845 tCO₂ claimed. Project-level emissions mainly reflect monitoring. Removal used in ratio includes deduction of 18% buffer pool.</text:p>
          </table:table-cell>
          <table:table-cell office:value-type="string" calcext:value-type="string">
            <text:p>High ratio is consistent with similar projects. Project-level emissions are well-specified and forest carbon stocks are readily calculated.</text:p>
          </table:table-cell>
          <table:table-cell office:value-type="float" office:value="37" calcext:value-type="float">
            <text:p>37</text:p>
          </table:table-cell>
          <table:table-cell office:value-type="float" office:value="0" calcext:value-type="float">
            <text:p>0</text:p>
          </table:table-cell>
          <table:table-cell office:value-type="string" calcext:value-type="string">
            <text:p>Claims 82% likelihood of permanent storage.</text:p>
          </table:table-cell>
          <table:table-cell office:value-type="string" calcext:value-type="string">
            <text:p>Project appears to occur over 40-year period (2017-2057), with 37 years remaining from date of application, which we report that as the permanence. Physical risks are low based on location. Socioeconomic risks are significant due to the risk of default or bankruptcy on this time horizon. Land is owned by state-chartered entity in Tennessee, which may present a different contractual default risk compared to fully private parties but which is also required to conserve the land for multiple uses. See our comment on additionality.</text:p>
          </table:table-cell>
          <table:table-cell office:value-type="float" office:value="0" calcext:value-type="float">
            <text:p>0</text:p>
          </table:table-cell>
          <table:table-cell office:value-type="string" calcext:value-type="string">
            <text:p>Counterfactual is harvest of most forest carbon over the period 2018-2021.</text:p>
          </table:table-cell>
          <table:table-cell office:value-type="string" calcext:value-type="string">
            <text:p>By the end of 2020, 56% of total project climate benefits will have been earned via avoided harvest. Thus, the project has already committed to avoid harvest and therefore the expected carbon removal in later years is already assured. As a result, the project appears to be offering climate benefits that have already been promised to other buyers. Land is owned by a state-charted entity that is statutorily obligated to protect the land for multiple uses, of which timber is only one.</text:p>
          </table:table-cell>
          <table:table-cell office:value-type="float" office:value="8" calcext:value-type="float">
            <text:p>8</text:p>
          </table:table-cell>
          <table:table-cell table:number-columns-repeated="2"/>
          <table:table-cell office:value-type="float" office:value="2" calcext:value-type="float">
            <text:p>2</text:p>
          </table:table-cell>
          <table:table-cell/>
          <table:table-cell office:value-type="string" calcext:value-type="string">
            <text:p>Significant project information available from multiple public sources (Stripe Climate 2020 proposal and American Carbon Registry), although digital shapefiles could not be found.</text:p>
          </table:table-cell>
          <table:table-cell office:value-type="float" office:value="2" calcext:value-type="float">
            <text:p>2</text:p>
          </table:table-cell>
          <table:table-cell office:value-type="string" calcext:value-type="string">
            <text:p>[{'date': '05-18-2020', 'note': 'First release.'}, {'date': '03-17-2021', 'note': 'Added documentation column and changed project description to match new conventions.'}]</text:p>
          </table:table-cell>
          <table:table-cell table:number-columns-repeated="982"/>
        </table:table-row>
        <table:table-row table:style-name="ro1">
          <table:table-cell office:value-type="string" calcext:value-type="string">
            <text:p>STRP022</text:p>
          </table:table-cell>
          <table:table-cell office:value-type="string" calcext:value-type="string">
            <text:p>Rizome</text:p>
          </table:table-cell>
          <table:table-cell office:value-type="string" calcext:value-type="string">
            <text:p>Philippines</text:p>
          </table:table-cell>
          <table:table-cell office:value-type="string" calcext:value-type="string">
            <text:p>Bamboo reforestation and engineered lumber.</text:p>
          </table:table-cell>
          <table:table-cell office:value-type="string" calcext:value-type="string">
            <text:p>forests,wood</text:p>
          </table:table-cell>
          <table:table-cell office:value-type="string" calcext:value-type="string">
            <text:p>Stripe 2020 Negative Emissions Purchase</text:p>
          </table:table-cell>
          <table:table-cell office:value-type="string" calcext:value-type="string">
            <text:p>https://github.com/stripe/negative-emissions-source-materials</text:p>
          </table:table-cell>
          <table:table-cell office:value-type="string" calcext:value-type="string">
            <text:p>CC-BY-4.0</text:p>
          </table:table-cell>
          <table:table-cell office:value-type="string" calcext:value-type="string">
            <text:p>https://www.rizomeco.co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equestration in bamboo and bamboo building materials.</text:p>
          </table:table-cell>
          <table:table-cell/>
          <table:table-cell office:value-type="float" office:value="19700" calcext:value-type="float">
            <text:p>19700</text:p>
          </table:table-cell>
          <table:table-cell office:value-type="float" office:value="0" calcext:value-type="float">
            <text:p>0</text:p>
          </table:table-cell>
          <table:table-cell office:value-type="string" calcext:value-type="string">
            <text:p>Volume based on a 1000 ha pilot, using an unspecified Verified Carbon Standard protocol for calculations. Total includes both 15680 tCO₂ based on reforestation and 4020 tCO₂ based on storage of existing culms.</text:p>
          </table:table-cell>
          <table:table-cell office:value-type="string" calcext:value-type="string">
            <text:p>Inferred rate of 15.7 tCO₂ / ha / yr for the first year of growth is high, but within the range of published allometric estimates for other bamboo species. Given large potential variability due to regional conditions, further validation would require ground measurements and/or the project-referenced VCS biomass methodology to be released in 2021.</text:p>
          </table:table-cell>
          <table:table-cell office:value-type="float" office:value="0.98" calcext:value-type="float">
            <text:p>0.98</text:p>
          </table:table-cell>
          <table:table-cell office:value-type="float" office:value="0" calcext:value-type="float">
            <text:p>0</text:p>
          </table:table-cell>
          <table:table-cell office:value-type="string" calcext:value-type="string">
            <text:p>Minimal information reported.</text:p>
          </table:table-cell>
          <table:table-cell office:value-type="string" calcext:value-type="string">
            <text:p>Difficult to evaluate without more information. Lack of detail on the manufacturing process raises questions about the high ratio. Frequent harvests may affect emissions.</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Project projects permanence of 80 years for bamboo clumps and 50-100 years for engineered wood products.</text:p>
          </table:table-cell>
          <table:table-cell office:value-type="string" calcext:value-type="string">
            <text:p>We report 50 as the minimum of the claimed range. For standing bamboo forests, physical risk to fire may be low, but other physical and socioeconomic risks apply on this time horizon. Wood carbon stored in bamboo products, however, will be more durable than in bamboo forests.</text:p>
          </table:table-cell>
          <table:table-cell office:value-type="float" office:value="1" calcext:value-type="float">
            <text:p>1</text:p>
          </table:table-cell>
          <table:table-cell office:value-type="string" calcext:value-type="string">
            <text:p>Counterfactual not specified. Project appears to target degraded land and suggests alternative land uses, such as native forest plantations, might be feasible but would produce lower overall carbon removal services due to bamboo's extremely high annual productivity.</text:p>
          </table:table-cell>
          <table:table-cell office:value-type="string" calcext:value-type="string">
            <text:p>Project claims that bamboo building materials have reached parity with conventional wood products. This suggests bamboo planting may not require climate policy incentives. No analysis available of competing economics of conventional wood products or alternative land management.</text:p>
          </table:table-cell>
          <table:table-cell office:value-type="float" office:value="10" calcext:value-type="float">
            <text:p>10</text:p>
          </table:table-cell>
          <table:table-cell table:number-columns-repeated="2"/>
          <table:table-cell office:value-type="float" office:value="1" calcext:value-type="float">
            <text:p>1</text:p>
          </table:table-cell>
          <table:table-cell/>
          <table:table-cell office:value-type="string" calcext:value-type="string">
            <text:p>Reasonably thorough description of project plan. Few details avaialble around engineered lumber products. Project refers to VCS standard that has yet to be released.</text:p>
          </table:table-cell>
          <table:table-cell office:value-type="float" office:value="2" calcext:value-type="float">
            <text:p>2</text:p>
          </table:table-cell>
          <table:table-cell office:value-type="string" calcext:value-type="string">
            <text:p>[{'date': '05-18-2020', 'note': 'First release.'}, {'date': '03-17-2021', 'note': 'Added documentation column to match new conventions.'}]</text:p>
          </table:table-cell>
          <table:table-cell table:number-columns-repeated="982"/>
        </table:table-row>
        <table:table-row table:style-name="ro1">
          <table:table-cell office:value-type="string" calcext:value-type="string">
            <text:p>STRP023</text:p>
          </table:table-cell>
          <table:table-cell office:value-type="string" calcext:value-type="string">
            <text:p>Project Vesta</text:p>
          </table:table-cell>
          <table:table-cell office:value-type="string" calcext:value-type="string">
            <text:p>Caribbean</text:p>
          </table:table-cell>
          <table:table-cell office:value-type="string" calcext:value-type="string">
            <text:p>Accelerating olivine weathering with wave power for CO₂ removal.</text:p>
          </table:table-cell>
          <table:table-cell office:value-type="string" calcext:value-type="string">
            <text:p>mineralization,ocean</text:p>
          </table:table-cell>
          <table:table-cell office:value-type="string" calcext:value-type="string">
            <text:p>Stripe 2020 Negative Emissions Purchase</text:p>
          </table:table-cell>
          <table:table-cell office:value-type="string" calcext:value-type="string">
            <text:p>https://github.com/stripe/negative-emissions-source-materials</text:p>
          </table:table-cell>
          <table:table-cell office:value-type="string" calcext:value-type="string">
            <text:p>CC-BY-4.0</text:p>
          </table:table-cell>
          <table:table-cell office:value-type="string" calcext:value-type="string">
            <text:p>https://www.projectvesta.org/</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uses wave power to enhance weathering of olivine spread on beaches. Olivine weathering primarily results in ocean alkalization, which removes carbon from the atmosphere.</text:p>
          </table:table-cell>
          <table:table-cell office:value-type="string" calcext:value-type="string">
            <text:p>Some uncertainty around whether final form of carbon is dissolved bicarbonate or carbonate precipitates.</text:p>
          </table:table-cell>
          <table:table-cell office:value-type="float" office:value="200" calcext:value-type="float">
            <text:p>200</text:p>
          </table:table-cell>
          <table:table-cell office:value-type="float" office:value="0" calcext:value-type="float">
            <text:p>0</text:p>
          </table:table-cell>
          <table:table-cell office:value-type="string" calcext:value-type="string">
            <text:p>Volume projected based on total crushed olivine supply to pilot project site.</text:p>
          </table:table-cell>
          <table:table-cell office:value-type="string" calcext:value-type="string">
            <text:p>Assuming the stated ratio of 1.25 tCO₂ removed per 1 tCO₂ of olivine, we infer 160 t of olivine will be procured. That ratio likely an upper bound, and in genreal some uncertainty remains around the actual volume of carbon removal that is likely with this approach, requiring further work to validate.</text:p>
          </table:table-cell>
          <table:table-cell office:value-type="float" office:value="0.961" calcext:value-type="float">
            <text:p>0.961</text:p>
          </table:table-cell>
          <table:table-cell office:value-type="float" office:value="0" calcext:value-type="float">
            <text:p>0</text:p>
          </table:table-cell>
          <table:table-cell office:value-type="string" calcext:value-type="string">
            <text:p>Reported ratio based on 0.049 tCO₂ for 1.25 tCO₂ removed, including energy for mining, milling, and transport. Higher negativity ratio than other mineralization projects is due to using wave energy to displace secondary and tertiary grinding of olivine to small particles needed for carbon removal.</text:p>
          </table:table-cell>
          <table:table-cell office:value-type="string" calcext:value-type="string">
            <text:p>Boundary conditions well-specified and references documented. Project emissions are well-characterzied, but reported number depends on the successful use of waves for secondary and tertiary grinding, and on the claimed ratio of 1.25 tCO₂ removed for 1 t of olivine, which is an upper bound. Thus, while the estimate is plausible, uncertainty in Volume drives uncertainty in Negativity.</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Claims 100k - 100M years.</text:p>
          </table:table-cell>
          <table:table-cell office:value-type="string" calcext:value-type="string">
            <text:p>Successful mineralization produces reliable, effectively permanent carbon storage.</text:p>
          </table:table-cell>
          <table:table-cell office:value-type="float" office:value="2" calcext:value-type="float">
            <text:p>2</text:p>
          </table:table-cell>
          <table:table-cell/>
          <table:table-cell office:value-type="string" calcext:value-type="string">
            <text:p>Project would only be pursued for carbon removal purposes. No intrinsic commerical value.</text:p>
          </table:table-cell>
          <table:table-cell office:value-type="float" office:value="50" calcext:value-type="float">
            <text:p>50</text:p>
          </table:table-cell>
          <table:table-cell table:number-columns-repeated="2"/>
          <table:table-cell office:value-type="float" office:value="2" calcext:value-type="float">
            <text:p>2</text:p>
          </table:table-cell>
          <table:table-cell/>
          <table:table-cell office:value-type="string" calcext:value-type="string">
            <text:p>Project details provided in public proposal with several public white papers and references. Further detail could be provided in the future through public data on pilot deployments.</text:p>
          </table:table-cell>
          <table:table-cell office:value-type="float" office:value="3" calcext:value-type="float">
            <text:p>3</text:p>
          </table:table-cell>
          <table:table-cell office:value-type="string" calcext:value-type="string">
            <text:p>[{'date': '05-18-2020', 'note': 'First release.'}, {'date': '03-17-2021', 'note': 'Added documentation column to match new conventions.'}]</text:p>
          </table:table-cell>
          <table:table-cell table:number-columns-repeated="982"/>
        </table:table-row>
        <table:table-row table:style-name="ro1">
          <table:table-cell office:value-type="string" calcext:value-type="string">
            <text:p>STRP024</text:p>
          </table:table-cell>
          <table:table-cell office:value-type="string" calcext:value-type="string">
            <text:p>Charm Industrial</text:p>
          </table:table-cell>
          <table:table-cell office:value-type="string" calcext:value-type="string">
            <text:p>CA, USA</text:p>
          </table:table-cell>
          <table:table-cell office:value-type="string" calcext:value-type="string">
            <text:p>Geological sequestration of bio-oil.</text:p>
          </table:table-cell>
          <table:table-cell office:value-type="string" calcext:value-type="string">
            <text:p>biomass,injection</text:p>
          </table:table-cell>
          <table:table-cell office:value-type="string" calcext:value-type="string">
            <text:p>Stripe 2020 Negative Emissions Purchase</text:p>
          </table:table-cell>
          <table:table-cell office:value-type="string" calcext:value-type="string">
            <text:p>https://github.com/stripe/negative-emissions-source-materials</text:p>
          </table:table-cell>
          <table:table-cell office:value-type="string" calcext:value-type="string">
            <text:p>CC-BY-4.0</text:p>
          </table:table-cell>
          <table:table-cell office:value-type="string" calcext:value-type="string">
            <text:p>https://charmindustrial.com/</text:p>
          </table:table-cell>
          <table:table-cell table:number-columns-repeated="2" office:value-type="float" office:value="1" calcext:value-type="float">
            <text:p>1</text:p>
          </table:table-cell>
          <table:table-cell office:value-type="string" calcext:value-type="string">
            <text:p>Project uses bio-oil converted from biomass via fast pyrolysism and then pumped into an underground waste disposal well for geological storage.</text:p>
          </table:table-cell>
          <table:table-cell office:value-type="string" calcext:value-type="string">
            <text:p>Both components of the process are well established, and their combination has been proposed but not yet performed. Project claims bio-oil purchased is in excess capacity from supplier, and that the source sawdust would have otherwise decomposed. From a narrow lifecycle perspective, the project avoids CO₂ emissions because the source sawdust from which the bio-oil was procured would have decomposed, resulting in biogenic CO₂ emissions. From a broad perspective, coupling biomass production, bio-oil production, and underground injection forms a carbon removal pathway. Geological sequestration capacity could become a constraint at larger scales.</text:p>
          </table:table-cell>
          <table:table-cell office:value-type="float" office:value="10000" calcext:value-type="float">
            <text:p>10000</text:p>
          </table:table-cell>
          <table:table-cell office:value-type="float" office:value="1" calcext:value-type="float">
            <text:p>1</text:p>
          </table:table-cell>
          <table:table-cell office:value-type="string" calcext:value-type="string">
            <text:p>Volume based on the amount of bio-oil that will be procured for injection. Bio-oil production is stated as a limiting factor.</text:p>
          </table:table-cell>
          <table:table-cell office:value-type="string" calcext:value-type="string">
            <text:p>Given the stated ratio of 1.55 tCO₂ for 1 t of bio-oil, we infer 6452 t of bio-oil will be procured. Assuming that amount is procured, the volume is plausible.</text:p>
          </table:table-cell>
          <table:table-cell office:value-type="float" office:value="0.773" calcext:value-type="float">
            <text:p>0.773</text:p>
          </table:table-cell>
          <table:table-cell office:value-type="float" office:value="0" calcext:value-type="float">
            <text:p>0</text:p>
          </table:table-cell>
          <table:table-cell office:value-type="string" calcext:value-type="string">
            <text:p>Reported ratio based on 0.35 tCO₂ emitted for 1.55 tCO₂ sequestered, including emissions due to bio-oil production, transporation to well, and injection.</text:p>
          </table:table-cell>
          <table:table-cell office:value-type="string" calcext:value-type="string">
            <text:p>Comprehensive LCA is pending analysis via independent consultant. Boundary conditions for process are well-specified and numbers derived from plausible, though approximate, sources.</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Claims 300M based on permanence of existing crude oil in the same geological formation (Permian Basin).</text:p>
          </table:table-cell>
          <table:table-cell office:value-type="string" calcext:value-type="string">
            <text:p>Successful geological injection produces reliable, effectively permanent carbon storage.</text:p>
          </table:table-cell>
          <table:table-cell office:value-type="float" office:value="2" calcext:value-type="float">
            <text:p>2</text:p>
          </table:table-cell>
          <table:table-cell/>
          <table:table-cell office:value-type="string" calcext:value-type="string">
            <text:p>Project claims bio-oil is purchased from supplier’s unused, excess capacity, so would not have been used as a fossil fuel replacement. Project also claims that the source sawdust would have otherwise decomposed and would not have been used as a fossil fuel replacement. The high cost for the pilot project and the lack of inherent commercial value provide evidence of additionality. Some possibility that at larger scales bio-oil procurement would result in future expanded bio-oil production or that the future acquisition of biological feedstocks would compete with fossil fuel displacement.</text:p>
          </table:table-cell>
          <table:table-cell office:value-type="float" office:value="600" calcext:value-type="float">
            <text:p>600</text:p>
          </table:table-cell>
          <table:table-cell office:value-type="string" calcext:value-type="string">
            <text:p>Costs based on bio-oil procurement (72%), transport (18%), and injection (10%)</text:p>
          </table:table-cell>
          <table:table-cell/>
          <table:table-cell office:value-type="float" office:value="2" calcext:value-type="float">
            <text:p>2</text:p>
          </table:table-cell>
          <table:table-cell/>
          <table:table-cell office:value-type="string" calcext:value-type="string">
            <text:p>Project specifies process and plan in detail, and both the process components and their combination are based on existing demonstrations and published literature. Further detail could be provided in the future through public data on pilot deployments.</text:p>
          </table:table-cell>
          <table:table-cell office:value-type="float" office:value="4" calcext:value-type="float">
            <text:p>4</text:p>
          </table:table-cell>
          <table:table-cell office:value-type="string" calcext:value-type="string">
            <text:p>[{'date': '05-18-2020', 'note': 'First release.'}, {'date': '05-30-2020', 'note': 'Updated comment on mechanism, and updated comment and increased score on additionality, after project developer identified a mistake in how the report described information about the counterfactual.'}, {'date': '03-17-2021', 'note': 'Added documentation column to match new conventions.'}]</text:p>
          </table:table-cell>
          <table:table-cell table:number-columns-repeated="982"/>
        </table:table-row>
        <table:table-row table:style-name="ro1">
          <table:table-cell office:value-type="string" calcext:value-type="string">
            <text:p>MSFT001</text:p>
          </table:table-cell>
          <table:table-cell office:value-type="string" calcext:value-type="string">
            <text:p>Coöperatieve Rabobank</text:p>
          </table:table-cell>
          <table:table-cell office:value-type="string" calcext:value-type="string">
            <text:p>Brazil</text:p>
          </table:table-cell>
          <table:table-cell office:value-type="string" calcext:value-type="string">
            <text:p>Empowering smallholder farmers with agroforestry through the Acorn project.</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rabobank.com/en/about-rabobank/innovation/acorn/index.html?utm_campaign=5e553208da14180001c04fab&amp;utm_content=6013de4b92a93e00014cfa13&amp;utm_medium=smarpshare&amp;utm_source=linkedi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torage in farmer owned trees.</text:p>
          </table:table-cell>
          <table:table-cell office:value-type="string" calcext:value-type="string">
            <text:p>Project partners with well-established agroforestry organizations to plant trees in agroforestry systems on small farms.</text:p>
          </table:table-cell>
          <table:table-cell office:value-type="float" office:value="500" calcext:value-type="float">
            <text:p>500</text:p>
          </table:table-cell>
          <table:table-cell office:value-type="float" office:value="0" calcext:value-type="float">
            <text:p>0</text:p>
          </table:table-cell>
          <table:table-cell office:value-type="string" calcext:value-type="string">
            <text:p>Seller offers 500 tCO₂ removal from an unknown project area. The offered volume is just a portion of the total carbon benefits attributed to the project. Seller claims a 10% buffer is maintained to mitigate against reversals.</text:p>
          </table:table-cell>
          <table:table-cell office:value-type="string" calcext:value-type="string">
            <text:p>There is not enough information to validate this volume. See Specificity comment.</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Seller claims 10 year permanence.</text:p>
          </table:table-cell>
          <table:table-cell/>
          <table:table-cell office:value-type="float" office:value="0" calcext:value-type="float">
            <text:p>0</text:p>
          </table:table-cell>
          <table:table-cell/>
          <table:table-cell office:value-type="string" calcext:value-type="string">
            <text:p>There is not enough information on specific projects to evaluate additionality.</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The only public documentation currently available is the application to the Microsoft 2021 Carbon Removal RFP.</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02</text:p>
          </table:table-cell>
          <table:table-cell office:value-type="string" calcext:value-type="string">
            <text:p>Cambium Carbon</text:p>
          </table:table-cell>
          <table:table-cell office:value-type="string" calcext:value-type="string">
            <text:p>Pennsylvania, USA</text:p>
          </table:table-cell>
          <table:table-cell office:value-type="string" calcext:value-type="string">
            <text:p>Revitalizing Philadelphia’s natural areas.</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cambiumcarbon.co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torage in urban trees.</text:p>
          </table:table-cell>
          <table:table-cell office:value-type="string" calcext:value-type="string">
            <text:p>Project pursues urban reforestation in Philadelphia, planting trees on private and Municipal Parks and Recreation land.</text:p>
          </table:table-cell>
          <table:table-cell office:value-type="float" office:value="2534" calcext:value-type="float">
            <text:p>2534</text:p>
          </table:table-cell>
          <table:table-cell office:value-type="float" office:value="0" calcext:value-type="float">
            <text:p>0</text:p>
          </table:table-cell>
          <table:table-cell office:value-type="string" calcext:value-type="string">
            <text:p>Seller offers 2,534 tCO₂ removal over an unknown project area. A buffer pool will be used to mitigate against reversals; size and methodology are for determining the buffer pool are not specified.</text:p>
          </table:table-cell>
          <table:table-cell office:value-type="string" calcext:value-type="string">
            <text:p>There is not enough information to validate this volume. See Specificity comment.</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25" calcext:value-type="float">
            <text:p>25</text:p>
          </table:table-cell>
          <table:table-cell office:value-type="float" office:value="0" calcext:value-type="float">
            <text:p>0</text:p>
          </table:table-cell>
          <table:table-cell office:value-type="string" calcext:value-type="string">
            <text:p>Seller claims 25 year permanence.</text:p>
          </table:table-cell>
          <table:table-cell office:value-type="string" calcext:value-type="string">
            <text:p>No information regarding the projects' contractual commitments is available.</text:p>
          </table:table-cell>
          <table:table-cell office:value-type="float" office:value="0" calcext:value-type="float">
            <text:p>0</text:p>
          </table:table-cell>
          <table:table-cell/>
          <table:table-cell office:value-type="string" calcext:value-type="string">
            <text:p>In 2019, the City of Philadephia launched a 10-year campaign to restore 30% of the city's tree canopy. More information is needed to understand the additionality of this project in relation to the city's campaign. It appears that the project proponent has full funding for the upcoming pilot project plantings. Purchasing these credits be better characterized as an investment in the maintanence of the pilot plantings or financing future projects. Overall, there is not enough information to evaluate additionality.</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The only public documentation currently available for this project is the application to the Microsoft 2021 Carbon Removal RFP, which is lacking key details for validation.</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03</text:p>
          </table:table-cell>
          <table:table-cell office:value-type="string" calcext:value-type="string">
            <text:p>NativeEnergy</text:p>
          </table:table-cell>
          <table:table-cell office:value-type="string" calcext:value-type="string">
            <text:p>Kenya</text:p>
          </table:table-cell>
          <table:table-cell office:value-type="string" calcext:value-type="string">
            <text:p>Sequestering carbon through sustainable grasslands mangement in Kenya.</text:p>
          </table:table-cell>
          <table:table-cell office:value-type="string" calcext:value-type="string">
            <text:p>soil,grazing</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native.eco/project/northern-kenya-improved-grasslands-projec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emoves carbon from atmosphere for storage in soils.</text:p>
          </table:table-cell>
          <table:table-cell office:value-type="string" calcext:value-type="string">
            <text:p>Project introduces planned rotational grazing on grasslands to enable recovery of perennial grasses and increase soil organic carbon. Grazing impacts on soil carbon may be dependent on local climate patterns.</text:p>
          </table:table-cell>
          <table:table-cell office:value-type="float" office:value="3000000" calcext:value-type="float">
            <text:p>3000000</text:p>
          </table:table-cell>
          <table:table-cell office:value-type="float" office:value="0" calcext:value-type="float">
            <text:p>0</text:p>
          </table:table-cell>
          <table:table-cell office:value-type="string" calcext:value-type="string">
            <text:p>Seller offers 3,000,000 tCO₂ removal from a ~2 million ha project area. The offered volume is just a portion of the total carbon benefits attributed to the project. Project does not specify a strategy for mitigating against reversals.</text:p>
          </table:table-cell>
          <table:table-cell office:value-type="string" calcext:value-type="string">
            <text:p>Seller claims removal rate 0.6-1.0 tCO₂/ha/yr from an increase in soil organic carbon (SOC). Project uses the SNAP model of soil carbon dynamics to estimate removal volume, trained on a set of up to 233, 20cm soil cores across the 2 million ha project area. Model is calibrated with ground-truthed sampling every 6-10 years. Given the spatial heterogeneity SOC can exhibit, and the sensitivity of measured SOC to sampling depth, we cannot validate this volum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Seller claims 30 year permanence.</text:p>
          </table:table-cell>
          <table:table-cell office:value-type="string" calcext:value-type="string">
            <text:p>Project lifetime appears to be 30 years (2012-2042) with 21 years remaining, which we report as the permanence. Permanence is contigent on social adherence to planned grazing patterns; historical degradation and SOC loss could reoccur with a reversion to unplanned grazing.</text:p>
          </table:table-cell>
          <table:table-cell office:value-type="float" office:value="0" calcext:value-type="float">
            <text:p>0</text:p>
          </table:table-cell>
          <table:table-cell office:value-type="string" calcext:value-type="string">
            <text:p>Counterfactual is continuous, unplanned grazing.</text:p>
          </table:table-cell>
          <table:table-cell office:value-type="string" calcext:value-type="string">
            <text:p>Project activities started in 2012, and all participating conservancies adopted rotational grazing by 2015. The credits offered are not clearly vintaged, leading to the concern the carbon benefits sold in this offer could have been generated up to 9 years ago.</text:p>
          </table:table-cell>
          <table:table-cell office:value-type="string" calcext:value-type="string">
            <text:p>N/A</text:p>
          </table:table-cell>
          <table:table-cell table:number-columns-repeated="2"/>
          <table:table-cell office:value-type="float" office:value="2" calcext:value-type="float">
            <text:p>2</text:p>
          </table:table-cell>
          <table:table-cell/>
          <table:table-cell office:value-type="string" calcext:value-type="string">
            <text:p>Project is formally listed on Verra as VCS1468. Project details and quantification methodologies are well documented.</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04</text:p>
          </table:table-cell>
          <table:table-cell office:value-type="string" calcext:value-type="string">
            <text:p>Terraformation</text:p>
          </table:table-cell>
          <table:table-cell office:value-type="string" calcext:value-type="string">
            <text:p>Uganda</text:p>
          </table:table-cell>
          <table:table-cell office:value-type="string" calcext:value-type="string">
            <text:p>Reforestation in the Lake Albert Region of Uganda.</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terraformation.com/blog/new-partner-uganda-environmental-defender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torage in forests.</text:p>
          </table:table-cell>
          <table:table-cell office:value-type="string" calcext:value-type="string">
            <text:p>Project establishes native forests on degraded savannah and dry grasslands.</text:p>
          </table:table-cell>
          <table:table-cell office:value-type="float" office:value="30033" calcext:value-type="float">
            <text:p>30033</text:p>
          </table:table-cell>
          <table:table-cell office:value-type="float" office:value="0" calcext:value-type="float">
            <text:p>0</text:p>
          </table:table-cell>
          <table:table-cell office:value-type="string" calcext:value-type="string">
            <text:p>Seller offers 30,033 tCO₂ removal from a 182 ha project area, with 219 tCO₂ offered in FY2021. A buffer pool will be used to mitigate against reversals using the VCS methodology.</text:p>
          </table:table-cell>
          <table:table-cell office:value-type="string" calcext:value-type="string">
            <text:p>Project claims removal rate 6.6 tCO₂/ha/yr. More detail regarding tree species and growth assumptions would be necessary for validation.</text:p>
          </table:table-cell>
          <table:table-cell table:number-columns-repeated="2" office:value-type="float" office:value="1" calcext:value-type="float">
            <text:p>1</text:p>
          </table:table-cell>
          <table:table-cell office:value-type="string" calcext:value-type="string">
            <text:p>Project-level emissions reflect planting and monitoring activities, in addition to project electricity, air travel for project staff, and shipping for project materials.</text:p>
          </table:table-cell>
          <table:table-cell office:value-type="string" calcext:value-type="string">
            <text:p>High ratio is consistent with similar projects. Project-level emissions and estimation methodologies are well-specified.</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Seller claims 100 year permanence.</text:p>
          </table:table-cell>
          <table:table-cell office:value-type="string" calcext:value-type="string">
            <text:p>Socioeconomic risks are significant due to the risk of default or bankruptcy on this time horizon.</text:p>
          </table:table-cell>
          <table:table-cell office:value-type="float" office:value="1" calcext:value-type="float">
            <text:p>1</text:p>
          </table:table-cell>
          <table:table-cell/>
          <table:table-cell office:value-type="string" calcext:value-type="string">
            <text:p>Project partners with conservation NGO to scale up production of seedlings.</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Reasonable project detail available in application to the Microsoft 2021 Carbon Removal RFP.</text:p>
          </table:table-cell>
          <table:table-cell office:value-type="float" office:value="2" calcext:value-type="float">
            <text:p>2</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05</text:p>
          </table:table-cell>
          <table:table-cell office:value-type="string" calcext:value-type="string">
            <text:p>Biorecro</text:p>
          </table:table-cell>
          <table:table-cell office:value-type="string" calcext:value-type="string">
            <text:p>Iglesta, Sweden</text:p>
          </table:table-cell>
          <table:table-cell office:value-type="string" calcext:value-type="string">
            <text:p>Negative emissions with BECCS on a CHP Plant.</text:p>
          </table:table-cell>
          <table:table-cell office:value-type="string" calcext:value-type="string">
            <text:p>biomass,injec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www.biorecro.com/?page=main</text:p>
          </table:table-cell>
          <table:table-cell table:number-columns-repeated="2" office:value-type="float" office:value="1" calcext:value-type="float">
            <text:p>1</text:p>
          </table:table-cell>
          <table:table-cell office:value-type="string" calcext:value-type="string">
            <text:p>Avoids emissions from combined heat and power plant, and instead captures it for geologic sequestration.</text:p>
          </table:table-cell>
          <table:table-cell office:value-type="string" calcext:value-type="string">
            <text:p>Project seeks to add carbon capture and storage to an existing biomass combined heat and power plant. Carbon will be captured from exhaust, condensed, compressed, shipped to the North Sea, and injected into bedrock. From a narrow lifecycle perspective, project only avoids CO₂ emissions. From a broad perspective, the same mechanism forms a carbon removal pathway when coupled to biomass production.</text:p>
          </table:table-cell>
          <table:table-cell office:value-type="float" office:value="9000000" calcext:value-type="float">
            <text:p>9000000</text:p>
          </table:table-cell>
          <table:table-cell office:value-type="float" office:value="0" calcext:value-type="float">
            <text:p>0</text:p>
          </table:table-cell>
          <table:table-cell office:value-type="string" calcext:value-type="string">
            <text:p>Seller offers 9,000,000 tCO₂ removal via an offtake agreement starting in 2006.</text:p>
          </table:table-cell>
          <table:table-cell office:value-type="string" calcext:value-type="string">
            <text:p>Project is still in the planning phase, and results of a feasibility study are not yet available. Seller claims the project will have a the capacity to remove 650,000 tCO₂/yr implying this offer corresponds to ~14 years of operation.</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Negativity is a key parameter for evaluating BECCS projects. Available project information indicates that lifecycle analysis includes electricity needed for carbon capture, transportation and injection. Possible uses of injection for enhanced oil recovery would affect overall lifecycle emissions. Not enough information is provided to calculate the negativity.</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Seller claims 10,000 year permanence.</text:p>
          </table:table-cell>
          <table:table-cell office:value-type="string" calcext:value-type="string">
            <text:p>Successful geologic sequestration produces reliable, effectively permanent carbon storage.</text:p>
          </table:table-cell>
          <table:table-cell office:value-type="float" office:value="1" calcext:value-type="float">
            <text:p>1</text:p>
          </table:table-cell>
          <table:table-cell office:value-type="string" calcext:value-type="string">
            <text:p>Operation of the combined heat and power plant without carbon capture and storate (CCS).</text:p>
          </table:table-cell>
          <table:table-cell office:value-type="string" calcext:value-type="string">
            <text:p>This project is likely additioinal, but specifics depend on the economics of any applicable tax credits or policy incentives.</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Few data on project specifics in proposal or online. No references or third-party analyses available yet for life cycle analysis.</text:p>
          </table:table-cell>
          <table:table-cell office:value-type="float" office:value="2" calcext:value-type="float">
            <text:p>2</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06</text:p>
          </table:table-cell>
          <table:table-cell office:value-type="string" calcext:value-type="string">
            <text:p>Biorecro</text:p>
          </table:table-cell>
          <table:table-cell office:value-type="string" calcext:value-type="string">
            <text:p>Illinois, USA</text:p>
          </table:table-cell>
          <table:table-cell office:value-type="string" calcext:value-type="string">
            <text:p>Negative emissions with BECCS on an ethanol plant.</text:p>
          </table:table-cell>
          <table:table-cell office:value-type="string" calcext:value-type="string">
            <text:p>biomass,injec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www.sequestration.org/mgscprojects/deepsalinestorage.html</text:p>
          </table:table-cell>
          <table:table-cell table:number-columns-repeated="2" office:value-type="float" office:value="1" calcext:value-type="float">
            <text:p>1</text:p>
          </table:table-cell>
          <table:table-cell office:value-type="string" calcext:value-type="string">
            <text:p>Avoids emissions from an ethanol plant, and instead captures it for geologic sequestration.</text:p>
          </table:table-cell>
          <table:table-cell office:value-type="string" calcext:value-type="string">
            <text:p>Project seeks to add carbon capture and storage to an existing ethanol plant. Carbon will be captured from ethonal fermentation process, condensed and dehydrated, piped one mile, and injected into bedrock. From a narrow lifecycle perspective, project only avoids CO₂ emissions. From a broad perspective, the same mechanism forms a carbon removal pathway when coupled to biomass production.</text:p>
          </table:table-cell>
          <table:table-cell office:value-type="float" office:value="4000000" calcext:value-type="float">
            <text:p>4000000</text:p>
          </table:table-cell>
          <table:table-cell office:value-type="float" office:value="1" calcext:value-type="float">
            <text:p>1</text:p>
          </table:table-cell>
          <table:table-cell office:value-type="string" calcext:value-type="string">
            <text:p>Seller offers 4,000,000 tCO₂ removal total, with 500,000 tCO₂ offered in FY2021.</text:p>
          </table:table-cell>
          <table:table-cell office:value-type="string" calcext:value-type="string">
            <text:p>Seller claims the project is currently removing 0.5-1M tCO₂/yr from a DOE-funded pilot project, which seems feasible based on the technology. This implies that the total offer is equivalent to 4-8 years of project operation.</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Negativity is a key parameter for evaluating BECCS projects. Project boundaries for lifecycle analysis include carbon capture and storage components, but not biomass sourcing, ethanol production, or ethanol use. Not enough information is provided to calculate the negativity.</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Seller claims 10,000 year permanence.</text:p>
          </table:table-cell>
          <table:table-cell office:value-type="string" calcext:value-type="string">
            <text:p>Successful geologic sequestration produces reliable, effectively permanent carbon storage. Ample public data is available regarding the injection site, practices and impacts.</text:p>
          </table:table-cell>
          <table:table-cell office:value-type="float" office:value="1" calcext:value-type="float">
            <text:p>1</text:p>
          </table:table-cell>
          <table:table-cell office:value-type="string" calcext:value-type="string">
            <text:p>Operation of ethanol plant without carbon capture and storage (CCS).</text:p>
          </table:table-cell>
          <table:table-cell office:value-type="string" calcext:value-type="string">
            <text:p>This project is likely additional, but specifics depend on the economics of any applicable tax credits or policy incentives. This particular carbon capture and storage project has been discussed in the context of California's Low Carbon Fuel Standard, a compliance market designed to decrease the carbon intensity of California's transportation fuel.</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Extensive data available for the initial phases of this project, including the pilot injection period (2011-2014) and post-injection monitoring (2014-2021). Information regarding current operation of the CCS facility and specifics regarding the offered removal volume are lacking.</text:p>
          </table:table-cell>
          <table:table-cell office:value-type="float" office:value="3" calcext:value-type="float">
            <text:p>3</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07</text:p>
          </table:table-cell>
          <table:table-cell office:value-type="string" calcext:value-type="string">
            <text:p>South Pole</text:p>
          </table:table-cell>
          <table:table-cell office:value-type="string" calcext:value-type="string">
            <text:p>Texas, USA</text:p>
          </table:table-cell>
          <table:table-cell office:value-type="string" calcext:value-type="string">
            <text:p>Direct air capture and storage by using Carbon Engineering technology.</text:p>
          </table:table-cell>
          <table:table-cell office:value-type="string" calcext:value-type="string">
            <text:p>dac,injec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1pointfive.co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emoves carbon from the atmosphere using a liquid solvent. Captured carbon dioxide is either stored via geologic injection or used for enhanced oil recovery.</text:p>
          </table:table-cell>
          <table:table-cell/>
          <table:table-cell office:value-type="float" office:value="250000" calcext:value-type="float">
            <text:p>250000</text:p>
          </table:table-cell>
          <table:table-cell office:value-type="float" office:value="1" calcext:value-type="float">
            <text:p>1</text:p>
          </table:table-cell>
          <table:table-cell office:value-type="string" calcext:value-type="string">
            <text:p>Seller offers 250,000 tCO₂ from a DAC plant that will be constructed starting in 2024.</text:p>
          </table:table-cell>
          <table:table-cell office:value-type="string" calcext:value-type="string">
            <text:p>The proposed plant is designed to capture 1M tCO₂/year in the Permian Basin, with expected use of the captured carbon for enhanced oil recovery. A schematic for a deployment of Carbon Engineering's technology at this scale was published in a peer reviewed paper from 2018, alongside data from a pilot project. If executed as modeled, the offered removal volume seems plausible. See Negativity for additional discussion on net CO₂ removal.</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Negativity is a key parameter for evaluating DAC projects, and is dependent on project-specific characteristics such as the carbon intensity of the energy source and the end use of the captured CO₂. Project indicates that captured CO₂ will be used for EOR. There is not enough public information available to calculate negativity for this project.</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Seller claims 100 year permanence.</text:p>
          </table:table-cell>
          <table:table-cell office:value-type="string" calcext:value-type="string">
            <text:p>Successful geological injection produces reliable, effectively permanent carbon storage.</text:p>
          </table:table-cell>
          <table:table-cell office:value-type="float" office:value="1" calcext:value-type="float">
            <text:p>1</text:p>
          </table:table-cell>
          <table:table-cell/>
          <table:table-cell office:value-type="string" calcext:value-type="string">
            <text:p>Use of captured CO₂ for EOR introduces questions about the appropriate baseline against which a carbon payment scenario should be credited. Project has also indicated it is considering participating in the Low Carbon Fuel Standard (LCFS) compliance program. If it were to participate, any tons that received LCFS credits and were also offered in the voluntary market would be non-additional. Because LCFS is a compliance program, this would be a case of double counting. Conversely, tons that do not receive LCFS credits would likely be additional because of the high cost and dedicated purpose of DAC.</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Basic technology is well understood through both demonstrations and published litearture. Site-specific LCA details are not publicly available.</text:p>
          </table:table-cell>
          <table:table-cell office:value-type="float" office:value="3" calcext:value-type="float">
            <text:p>3</text:p>
          </table:table-cell>
          <table:table-cell office:value-type="string" calcext:value-type="string">
            <text:p>[{'date': '03-17-2021', 'note': 'First release.'}, {'date': '03-30-2021', 'note': 'Minor changes to improve readability of volume and negativity comments.'}]</text:p>
          </table:table-cell>
          <table:table-cell table:number-columns-repeated="982"/>
        </table:table-row>
        <table:table-row table:style-name="ro1">
          <table:table-cell office:value-type="string" calcext:value-type="string">
            <text:p>MSFT008</text:p>
          </table:table-cell>
          <table:table-cell office:value-type="string" calcext:value-type="string">
            <text:p>South Pole</text:p>
          </table:table-cell>
          <table:table-cell office:value-type="string" calcext:value-type="string">
            <text:p>England</text:p>
          </table:table-cell>
          <table:table-cell office:value-type="string" calcext:value-type="string">
            <text:p>Mineralization to produce construction products by O.C.O Technology.</text:p>
          </table:table-cell>
          <table:table-cell office:value-type="string" calcext:value-type="string">
            <text:p>mineralization,aggregate</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oco.co.uk/technology/</text:p>
          </table:table-cell>
          <table:table-cell table:number-columns-repeated="2" office:value-type="float" office:value="1" calcext:value-type="float">
            <text:p>1</text:p>
          </table:table-cell>
          <table:table-cell office:value-type="string" calcext:value-type="string">
            <text:p>CO₂ is mineralized in reaction with industrial waste materials to create Manufactured LimeStone.</text:p>
          </table:table-cell>
          <table:table-cell office:value-type="string" calcext:value-type="string">
            <text:p>From a narrow lifecycle perspective, project only avoids CO₂ emissions. From a broad perspective, the same technology would form a carbon removal pathway if coupled to a biogenic CO₂ emissions source or a direct air capture facility.</text:p>
          </table:table-cell>
          <table:table-cell office:value-type="float" office:value="44000" calcext:value-type="float">
            <text:p>44000</text:p>
          </table:table-cell>
          <table:table-cell office:value-type="float" office:value="0" calcext:value-type="float">
            <text:p>0</text:p>
          </table:table-cell>
          <table:table-cell office:value-type="string" calcext:value-type="string">
            <text:p>Seller offers 44,000 tCO₂ from three operating facilities.</text:p>
          </table:table-cell>
          <table:table-cell office:value-type="string" calcext:value-type="string">
            <text:p>Project reports 50,000 tCO₂ as an estimate of current annual volume. Mineralization rates are sensitive to the waste materials used in the reaction. Validating this volume would require more specific project parameters or public demonstration data.</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Negativity is a key parameter for evaluating mineralization projects. Project boundaries for lifecycle analysis include emissions related to raw materials, transport of materials, and energy used in the mineralization process. Not enough information is provided to calculate the negativity.</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Seller claims 50 year permanence, which is the assumed life-cycle of the manufactured limestone.</text:p>
          </table:table-cell>
          <table:table-cell office:value-type="string" calcext:value-type="string">
            <text:p>Successful mineralization produces reliable, effectively permanent carbon storage, even after the manufactured building material is de-comissioned.</text:p>
          </table:table-cell>
          <table:table-cell office:value-type="float" office:value="1" calcext:value-type="float">
            <text:p>1</text:p>
          </table:table-cell>
          <table:table-cell/>
          <table:table-cell office:value-type="string" calcext:value-type="string">
            <text:p>Manufactured limestone will be purchased and used separate from its carbon removal benefits.</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Publications on underlying technology are available. Specifics regarding this particular project, including public LCA insights, are lacking.</text:p>
          </table:table-cell>
          <table:table-cell office:value-type="float" office:value="2" calcext:value-type="float">
            <text:p>2</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09</text:p>
          </table:table-cell>
          <table:table-cell office:value-type="string" calcext:value-type="string">
            <text:p>Project Vesta</text:p>
          </table:table-cell>
          <table:table-cell office:value-type="string" calcext:value-type="string">
            <text:p>California, USA</text:p>
          </table:table-cell>
          <table:table-cell office:value-type="string" calcext:value-type="string">
            <text:p>Accelerating olivine weathering with wave power for CO₂ removal.</text:p>
          </table:table-cell>
          <table:table-cell office:value-type="string" calcext:value-type="string">
            <text:p>mineralization,ocea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www.projectvesta.org</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uses wave power to enhance weathering of olivine spread on beaches. Olivine weathering primarily results in ocean alkalization, which removes carbon from the atmosphere.</text:p>
          </table:table-cell>
          <table:table-cell office:value-type="string" calcext:value-type="string">
            <text:p>Some uncertainty around whether final form of carbon is dissolved bicarbonate or carbonate precipitates.</text:p>
          </table:table-cell>
          <table:table-cell office:value-type="float" office:value="1700017" calcext:value-type="float">
            <text:p>1700017</text:p>
          </table:table-cell>
          <table:table-cell office:value-type="float" office:value="0" calcext:value-type="float">
            <text:p>0</text:p>
          </table:table-cell>
          <table:table-cell office:value-type="string" calcext:value-type="string">
            <text:p>Seller offers 1,700,017 tCO₂ net removal from deploying crushed olivine at project sites. This volume appears to correspond to a long-term scaling of this solution.</text:p>
          </table:table-cell>
          <table:table-cell office:value-type="string" calcext:value-type="string">
            <text:p>Assuming the stated ratio of 0.95 tCO₂ net removal per t of olivine, we infer about 1.8M t of olivine will be procured and deployed. In general uncertainty remains around the actual volume of carbon removal that is likely with this approach, requiring further work to validate.</text:p>
          </table:table-cell>
          <table:table-cell office:value-type="float" office:value="0.95" calcext:value-type="float">
            <text:p>0.95</text:p>
          </table:table-cell>
          <table:table-cell office:value-type="float" office:value="0" calcext:value-type="float">
            <text:p>0</text:p>
          </table:table-cell>
          <table:table-cell office:value-type="string" calcext:value-type="string">
            <text:p>Reported ratio based on 0.05 tCO₂ for 1 tCO₂ removed, including energy for mining, milling, and transport. Higher negativity ratio than other mineralization projects is due to using wave energy to displace secondary and tertiary grinding of olivine to small particles needed for carbon removal.</text:p>
          </table:table-cell>
          <table:table-cell office:value-type="string" calcext:value-type="string">
            <text:p>Boundary conditions well-specified and references documented. Project emissions are well-characterzied, but reported number depends on the successful use of waves for secondary and tertiary grinding, and on the claimed ratio of 1 tCO₂ removed for 1 t of olivine, which is conservative in comparison to the upper bound of 1.25 tCO₂ per t olivine. Thus, while the estimate is plausible, uncertainty in Volume drives uncertainty in Negativity.</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Seller claims 10,000 year permanence.</text:p>
          </table:table-cell>
          <table:table-cell office:value-type="string" calcext:value-type="string">
            <text:p>Successful mineralization produces reliable, effectively permanent carbon storage.</text:p>
          </table:table-cell>
          <table:table-cell office:value-type="float" office:value="2" calcext:value-type="float">
            <text:p>2</text:p>
          </table:table-cell>
          <table:table-cell/>
          <table:table-cell office:value-type="string" calcext:value-type="string">
            <text:p>Project would only be pursued for carbon removal purposes. No intrinsic commerical value.</text:p>
          </table:table-cell>
          <table:table-cell office:value-type="string" calcext:value-type="string">
            <text:p>N/A</text:p>
          </table:table-cell>
          <table:table-cell table:number-columns-repeated="2"/>
          <table:table-cell office:value-type="float" office:value="2" calcext:value-type="float">
            <text:p>2</text:p>
          </table:table-cell>
          <table:table-cell/>
          <table:table-cell office:value-type="string" calcext:value-type="string">
            <text:p>Project details are well specified. Assumptions are well-cited with public white papers and references. Further detail could be provided in the future through data on pilot deployments.</text:p>
          </table:table-cell>
          <table:table-cell office:value-type="float" office:value="3" calcext:value-type="float">
            <text:p>3</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10</text:p>
          </table:table-cell>
          <table:table-cell office:value-type="string" calcext:value-type="string">
            <text:p>South Pole</text:p>
          </table:table-cell>
          <table:table-cell office:value-type="string" calcext:value-type="string">
            <text:p>Hiroshima, Japan</text:p>
          </table:table-cell>
          <table:table-cell office:value-type="string" calcext:value-type="string">
            <text:p>Carbon negative concrete (CO₂-SUICOM).</text:p>
          </table:table-cell>
          <table:table-cell office:value-type="string" calcext:value-type="string">
            <text:p>mineralization,concrete</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landes.co.jp/product/113</text:p>
          </table:table-cell>
          <table:table-cell table:number-columns-repeated="2" office:value-type="float" office:value="1" calcext:value-type="float">
            <text:p>1</text:p>
          </table:table-cell>
          <table:table-cell office:value-type="string" calcext:value-type="string">
            <text:p>CO₂ is mineralized during concrete curing process. Project also reduces emissions associated with conventional concrete production.</text:p>
          </table:table-cell>
          <table:table-cell office:value-type="string" calcext:value-type="string">
            <text:p>From a narrow lifecycle perspective, project only avoids CO₂ emissions because it sources CO₂ from a waste stream. From a broad perspective, the same technology would form a carbon removal pathway if coupled to a biogenic CO₂ emissions source or a direct air capture facility.</text:p>
          </table:table-cell>
          <table:table-cell office:value-type="float" office:value="90000" calcext:value-type="float">
            <text:p>90000</text:p>
          </table:table-cell>
          <table:table-cell office:value-type="float" office:value="0" calcext:value-type="float">
            <text:p>0</text:p>
          </table:table-cell>
          <table:table-cell office:value-type="string" calcext:value-type="string">
            <text:p>Seller offers 90,000 tCO₂, but does not specify the production facility or timeline.</text:p>
          </table:table-cell>
          <table:table-cell office:value-type="string" calcext:value-type="string">
            <text:p>Total volume appears to combine avoided emissions from reducing use of cement in concrete production and carbon removal from the CO₂ utilization in the curing process. Assuming the claimed ratio of 0.2 tCO₂ avoided and 0.1 tCO₂ utilized per cubic meter of concrete production, we infer the production of 30,000 cubic meters of concrete. This is a plausible production volume, but validating this breakdown would require more specific project parameters.</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Negativity is a key parameter for evaluating mineralization projects. Not enough information is provided to calculate the negativity.</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Seller claims 50 year permanence, which is the assumed life-cycle of the manufactured limestone.</text:p>
          </table:table-cell>
          <table:table-cell office:value-type="string" calcext:value-type="string">
            <text:p>Successful mineralization produces reliable, effectively permanent carbon storage, even after the manufactured building material is de-comissioned.</text:p>
          </table:table-cell>
          <table:table-cell office:value-type="float" office:value="1" calcext:value-type="float">
            <text:p>1</text:p>
          </table:table-cell>
          <table:table-cell/>
          <table:table-cell office:value-type="string" calcext:value-type="string">
            <text:p>Concrete will be purchased and used separate from its carbon removal benefits. Project claims carbon finance is needed to revisit this technology, which was decomissioned because of cost.</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Public material regarding the underlying technology is available. Project specifics, including LCA details, are not available.</text:p>
          </table:table-cell>
          <table:table-cell office:value-type="float" office:value="2" calcext:value-type="float">
            <text:p>2</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12</text:p>
          </table:table-cell>
          <table:table-cell office:value-type="string" calcext:value-type="string">
            <text:p>Terraformation</text:p>
          </table:table-cell>
          <table:table-cell office:value-type="string" calcext:value-type="string">
            <text:p>Hawaii, USA</text:p>
          </table:table-cell>
          <table:table-cell office:value-type="string" calcext:value-type="string">
            <text:p>Reforestation through the Hawaiʻi Pathfinder Project.</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terraformation.co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torage in forests.</text:p>
          </table:table-cell>
          <table:table-cell office:value-type="string" calcext:value-type="string">
            <text:p>Project establishes native dry forests on private lands.</text:p>
          </table:table-cell>
          <table:table-cell office:value-type="float" office:value="3926" calcext:value-type="float">
            <text:p>3926</text:p>
          </table:table-cell>
          <table:table-cell office:value-type="float" office:value="1" calcext:value-type="float">
            <text:p>1</text:p>
          </table:table-cell>
          <table:table-cell office:value-type="string" calcext:value-type="string">
            <text:p>Seller offers 3926 tCO₂ removal total from a 26 ha project area, with 3 tCO₂ removal offered in FY2021. A buffer pool will be used to mitigate against reversals using the VCS methodology.</text:p>
          </table:table-cell>
          <table:table-cell office:value-type="string" calcext:value-type="string">
            <text:p>Project claims a removal rate of 6.04 tCO₂/ha/yr for reforestation with the anchor species Acacia Koa. This falls within a highly plausible range based on USFS and Hawaii extension service data (2 - 10 tCO₂/ha/yr).</text:p>
          </table:table-cell>
          <table:table-cell office:value-type="float" office:value="0.99" calcext:value-type="float">
            <text:p>0.99</text:p>
          </table:table-cell>
          <table:table-cell office:value-type="float" office:value="1" calcext:value-type="float">
            <text:p>1</text:p>
          </table:table-cell>
          <table:table-cell office:value-type="string" calcext:value-type="string">
            <text:p>Project-level emissions reflect planting and monitoring activities, in addition to project electricity and air travel for project staff.</text:p>
          </table:table-cell>
          <table:table-cell office:value-type="string" calcext:value-type="string">
            <text:p>High ratio is consistent with similar projects. Project-level emissions and estimation methodolgies are well-specified.</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Seller claims 100 year permanence.</text:p>
          </table:table-cell>
          <table:table-cell office:value-type="string" calcext:value-type="string">
            <text:p>Socioeconomic risks are significant due to the risk of default or bankruptcy on this time horizon.</text:p>
          </table:table-cell>
          <table:table-cell office:value-type="float" office:value="1" calcext:value-type="float">
            <text:p>1</text:p>
          </table:table-cell>
          <table:table-cell office:value-type="string" calcext:value-type="string">
            <text:p>Offer includes two project sites. Counterfactual is no afforestation on degraded lands, or continued incursion of invasive species without reforestation, respectively.</text:p>
          </table:table-cell>
          <table:table-cell office:value-type="string" calcext:value-type="string">
            <text:p>Project may be additional. More information about the participating landowners and existing land management plans would be useful for further analysis. Project is developing off-grid technologies (e.g. desalination and modular seed banks), which it claims will enable new reforestation opportunities and lower reforestation costs. Data on the efficacy of these technologies would inform further consideration of additionality. This project may be considered an investment in a new technology to lower the cost of reforestation.</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Reasonable project detail available from application to the Microsoft 2021 Carbon Removal RFP.</text:p>
          </table:table-cell>
          <table:table-cell office:value-type="float" office:value="3" calcext:value-type="float">
            <text:p>3</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14</text:p>
          </table:table-cell>
          <table:table-cell office:value-type="string" calcext:value-type="string">
            <text:p>3Degrees</text:p>
          </table:table-cell>
          <table:table-cell office:value-type="string" calcext:value-type="string">
            <text:p>California, USA</text:p>
          </table:table-cell>
          <table:table-cell office:value-type="string" calcext:value-type="string">
            <text:p>Improving timberland management at Blue Creek.</text:p>
          </table:table-cell>
          <table:table-cell office:value-type="string" calcext:value-type="string">
            <text:p>forests,ifm</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acr2.apx.com/mymodule/reg/TabDocuments.asp?r=111&amp;ad=Prpt&amp;act=update&amp;type=PRO&amp;aProj=pub&amp;tablename=doc&amp;id1=282</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s from forest loss.</text:p>
          </table:table-cell>
          <table:table-cell/>
          <table:table-cell office:value-type="float" office:value="80000" calcext:value-type="float">
            <text:p>80000</text:p>
          </table:table-cell>
          <table:table-cell office:value-type="float" office:value="0" calcext:value-type="float">
            <text:p>0</text:p>
          </table:table-cell>
          <table:table-cell office:value-type="string" calcext:value-type="string">
            <text:p>Seller offers 80,000 tCO₂ removal from changes in forest management over a 14,985.3 acre project area. The offered volume is just a portion of the total carbon benefits attributed to the project. Project contributes 19.2% of carbon benefits generated to a buffer pool to mitigate against reversals.</text:p>
          </table:table-cell>
          <table:table-cell office:value-type="string" calcext:value-type="string">
            <text:p>Not enough information available to validate the volume. See Specifity comment.</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94" calcext:value-type="float">
            <text:p>94</text:p>
          </table:table-cell>
          <table:table-cell office:value-type="float" office:value="0" calcext:value-type="float">
            <text:p>0</text:p>
          </table:table-cell>
          <table:table-cell office:value-type="string" calcext:value-type="string">
            <text:p>Seller claims 100 year permanence.</text:p>
          </table:table-cell>
          <table:table-cell office:value-type="string" calcext:value-type="string">
            <text:p>Project must maintain carbon stocks for 100 years following the year of issuance of any carbon credit. We therefore report the permanence for the first credits issued in 2015 (94 years remaining). Socioeconomic risks are significant on this time horizon due to the risk of default or bankruptcy.</text:p>
          </table:table-cell>
          <table:table-cell office:value-type="float" office:value="0" calcext:value-type="float">
            <text:p>0</text:p>
          </table:table-cell>
          <table:table-cell office:value-type="string" calcext:value-type="string">
            <text:p>Counterfactual is an aggressive timber harvest regime.</text:p>
          </table:table-cell>
          <table:table-cell office:value-type="string" calcext:value-type="string">
            <text:p>Credited project activities began in 2015. Without clear vintaging, the offered carbon benefits could be a much as 6 years old.</text:p>
          </table:table-cell>
          <table:table-cell office:value-type="string" calcext:value-type="string">
            <text:p>N/A</text:p>
          </table:table-cell>
          <table:table-cell table:number-columns-repeated="2"/>
          <table:table-cell office:value-type="float" office:value="2" calcext:value-type="float">
            <text:p>2</text:p>
          </table:table-cell>
          <table:table-cell/>
          <table:table-cell office:value-type="string" calcext:value-type="string">
            <text:p>Project is formally listed on American Carbon Registry as ACR282 and CAFR5232. This is a compliance project. Thorough project details publicly available through the ACR registry.</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15</text:p>
          </table:table-cell>
          <table:table-cell office:value-type="string" calcext:value-type="string">
            <text:p>South Pole</text:p>
          </table:table-cell>
          <table:table-cell office:value-type="string" calcext:value-type="string">
            <text:p>Australia</text:p>
          </table:table-cell>
          <table:table-cell office:value-type="string" calcext:value-type="string">
            <text:p>Assisted regeneration through the Paroo River North Environmental Project.</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www.cleanenergyregulator.gov.au/ERF/Pages/Emissions%20Reduction%20Fund%20project%20and%20contract%20registers/Project%20register/ERF-Project-Detailed-View.aspx?ListId=%7B7F242924-BF02-45EE-A289-1ABCC954E9CE%7D&amp;ItemID=706</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the atmosphere for sequestration in native vegetation.</text:p>
          </table:table-cell>
          <table:table-cell office:value-type="string" calcext:value-type="string">
            <text:p>Project discontinues agricultural activity in project area, allows for natural regeneration of native vegetation, and modifies grazing cycles to limit livestock interaction with areas of re-growth.</text:p>
          </table:table-cell>
          <table:table-cell office:value-type="float" office:value="175000" calcext:value-type="float">
            <text:p>175000</text:p>
          </table:table-cell>
          <table:table-cell office:value-type="float" office:value="1" calcext:value-type="float">
            <text:p>1</text:p>
          </table:table-cell>
          <table:table-cell office:value-type="string" calcext:value-type="string">
            <text:p>Seller offers 175,000 tCO₂ removal from allowing natural revegetation over 38,000 ha. 50,000 tCO₂ removal are offered in FY2021. The offered volume is just a portion of the total carbon benefits attributed to the project. Project contributes 25% of carbon benefits generated to a buffer pool to mitigate against reversals.</text:p>
          </table:table-cell>
          <table:table-cell office:value-type="string" calcext:value-type="string">
            <text:p>Project uses the FullCAM model to estimate carbon stock changes over the project lifetime, but model input parameters are not available. The rate of sequestration implied by the total credits awarded to the project thus far (235,299 tCO₂ / 38,000ha / 4 years = 1.4 tCO₂/ha/yr) falls within the published range for highly productive Mulga forest (1-2 tCO₂/ha/yr).</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24" calcext:value-type="float">
            <text:p>24</text:p>
          </table:table-cell>
          <table:table-cell office:value-type="float" office:value="1" calcext:value-type="float">
            <text:p>1</text:p>
          </table:table-cell>
          <table:table-cell office:value-type="string" calcext:value-type="string">
            <text:p>Seller claims 24 year permanence.</text:p>
          </table:table-cell>
          <table:table-cell office:value-type="string" calcext:value-type="string">
            <text:p>Project appears to have a 25 year lifetime (2020-2045), with 24 years remaining.</text:p>
          </table:table-cell>
          <table:table-cell office:value-type="float" office:value="0" calcext:value-type="float">
            <text:p>0</text:p>
          </table:table-cell>
          <table:table-cell/>
          <table:table-cell office:value-type="string" calcext:value-type="string">
            <text:p>There is not enough information to assess additionality. See Specificity comment.</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Project is formally listed on Australian Emissions Reduction Fund as ERF104646. Very little project-specific detail available. Key methodologies and carbon models are cited, but input parameters are not provided.</text:p>
          </table:table-cell>
          <table:table-cell office:value-type="float" office:value="2" calcext:value-type="float">
            <text:p>2</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16</text:p>
          </table:table-cell>
          <table:table-cell office:value-type="string" calcext:value-type="string">
            <text:p>NatureBank</text:p>
          </table:table-cell>
          <table:table-cell office:value-type="string" calcext:value-type="string">
            <text:p>Canada</text:p>
          </table:table-cell>
          <table:table-cell office:value-type="string" calcext:value-type="string">
            <text:p>Large-scale IFM through The Great Bear Forest Carbon Project.</text:p>
          </table:table-cell>
          <table:table-cell office:value-type="string" calcext:value-type="string">
            <text:p>forests,ifm</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carbonregistry.gov.bc.ca/br-reg/public/bc/index.jsp?entity=project&amp;sort=project_name&amp;dir=ASC&amp;start=0&amp;acronym=&amp;limit=15&amp;name=Great+Bear&amp;standardId=</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s from forest loss.</text:p>
          </table:table-cell>
          <table:table-cell office:value-type="string" calcext:value-type="string">
            <text:p>Project formally protects some forest in no-harvest conservation areas, and modifies commercial harvest patterns and logging practices in other areas.</text:p>
          </table:table-cell>
          <table:table-cell office:value-type="float" office:value="500000" calcext:value-type="float">
            <text:p>500000</text:p>
          </table:table-cell>
          <table:table-cell office:value-type="float" office:value="0" calcext:value-type="float">
            <text:p>0</text:p>
          </table:table-cell>
          <table:table-cell office:value-type="string" calcext:value-type="string">
            <text:p>Seller offers 500,000 tCO₂ removal from fully protecting or reducing harvest over more than 3.4 million ha of productive forest land in the Great Bear Rainforest. The offered volume is just a portion of the total carbon benefits attributed to the project. A 10% buffer is maintained to mitigate against reversals.</text:p>
          </table:table-cell>
          <table:table-cell office:value-type="string" calcext:value-type="string">
            <text:p>Seller claims to offer removal only. Since registries do not track removal and avoided emissions as separate types of carbon benefits, there is no way to validate that the removal slice of the project has not already been sold, or will not be sold again in the future. Project includes carbon removal attributed to soil.</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Boundary conditions and emission sources well-specified. However several categories of emissions are not documented, including emissions associated with harvesting activities. Project justifies this exclusion on the basis that project emissions in these categories are expected to be less than in the baseline scenario, and thus excluding them is conservative in their net carbon benefit calculation. As a result, there is not enough information to calculate or validate negativity.</text:p>
          </table:table-cell>
          <table:table-cell office:value-type="float" office:value="89" calcext:value-type="float">
            <text:p>89</text:p>
          </table:table-cell>
          <table:table-cell office:value-type="float" office:value="0" calcext:value-type="float">
            <text:p>0</text:p>
          </table:table-cell>
          <table:table-cell office:value-type="string" calcext:value-type="string">
            <text:p>Seller claims 125 year permanence.</text:p>
          </table:table-cell>
          <table:table-cell office:value-type="string" calcext:value-type="string">
            <text:p>Project appears to be contracted for 100 year permanence (2010-2110), with 89 years remaining. Project activities are established through acts of legislation and may not be altered except through the legislative process, lending some confidence to the long-horizon of the permanence claim. See Additionality comment for consideration of trade-offs.</text:p>
          </table:table-cell>
          <table:table-cell office:value-type="float" office:value="0" calcext:value-type="float">
            <text:p>0</text:p>
          </table:table-cell>
          <table:table-cell office:value-type="string" calcext:value-type="string">
            <text:p>Counterfactual is significant logging throughout the project area.</text:p>
          </table:table-cell>
          <table:table-cell office:value-type="string" calcext:value-type="string">
            <text:p>It appears as though carbon finance was a key lever in the negotiations that led to the legislation establishing the project activities. Even so, the climate benefits offered by this seller are now required by law, and are therefore not additional.</text:p>
          </table:table-cell>
          <table:table-cell office:value-type="string" calcext:value-type="string">
            <text:p>N/A</text:p>
          </table:table-cell>
          <table:table-cell table:number-columns-repeated="2"/>
          <table:table-cell office:value-type="float" office:value="2" calcext:value-type="float">
            <text:p>2</text:p>
          </table:table-cell>
          <table:table-cell/>
          <table:table-cell office:value-type="string" calcext:value-type="string">
            <text:p>Project are formally listed on BC Carbon Registry as 104000000011559 / 104000000012798 / 104000000011319. Significant project information available from multiple public sources.</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17</text:p>
          </table:table-cell>
          <table:table-cell office:value-type="string" calcext:value-type="string">
            <text:p>Blue Source</text:p>
          </table:table-cell>
          <table:table-cell office:value-type="string" calcext:value-type="string">
            <text:p>Maine, USA</text:p>
          </table:table-cell>
          <table:table-cell office:value-type="string" calcext:value-type="string">
            <text:p>Improved forest management at the Big Six Forest.</text:p>
          </table:table-cell>
          <table:table-cell office:value-type="string" calcext:value-type="string">
            <text:p>forests,ifm</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maineanencyclopedia.com/big-six-township/</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s from forest loss.</text:p>
          </table:table-cell>
          <table:table-cell/>
          <table:table-cell office:value-type="float" office:value="240000" calcext:value-type="float">
            <text:p>240000</text:p>
          </table:table-cell>
          <table:table-cell office:value-type="float" office:value="0" calcext:value-type="float">
            <text:p>0</text:p>
          </table:table-cell>
          <table:table-cell office:value-type="string" calcext:value-type="string">
            <text:p>Seller offers 240,000 tCO₂ removal from a 23,000 ac project area. Project indicates they plan to contribute to a buffer pool to mitigate against reversals using the ACR methodology.</text:p>
          </table:table-cell>
          <table:table-cell office:value-type="string" calcext:value-type="string">
            <text:p>There is not enough information to validate this volume. See Specificity comment.</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Seller claims 40 year permanence.</text:p>
          </table:table-cell>
          <table:table-cell office:value-type="string" calcext:value-type="string">
            <text:p>No information regarding project contractual commitments is available. See Specificity comment.</text:p>
          </table:table-cell>
          <table:table-cell office:value-type="float" office:value="0" calcext:value-type="float">
            <text:p>0</text:p>
          </table:table-cell>
          <table:table-cell office:value-type="string" calcext:value-type="string">
            <text:p>No counterfactual is specified.</text:p>
          </table:table-cell>
          <table:table-cell office:value-type="string" calcext:value-type="string">
            <text:p>Seller claims that the project consists of 4000 acres of actively tapped sugar maple grove, and 19,000 acres of working forests. It appears that the landowner recieved $3.8M from the USDA Forest Futures program in 2016 to establish a conservation easement over this project area. In addition, landowner has publicly stated that timber harvest is not feasible on the property until 2047-2052. It is not clear from the information available if carbon benefits offered are commensurate with these elements of the project area.</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The only public documentation currently available is the application to the Microsoft 2021 Carbon Removal RFP.</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18</text:p>
          </table:table-cell>
          <table:table-cell office:value-type="string" calcext:value-type="string">
            <text:p>Droneseed</text:p>
          </table:table-cell>
          <table:table-cell office:value-type="string" calcext:value-type="string">
            <text:p>Washington, USA</text:p>
          </table:table-cell>
          <table:table-cell office:value-type="string" calcext:value-type="string">
            <text:p>Reforestation using heavy-lift drone swarms and seed enablement.</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droneseed.co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equestration in forests.</text:p>
          </table:table-cell>
          <table:table-cell office:value-type="string" calcext:value-type="string">
            <text:p>Drone technology accelerates post-forest-fire reforestation.</text:p>
          </table:table-cell>
          <table:table-cell office:value-type="float" office:value="7324474" calcext:value-type="float">
            <text:p>7324474</text:p>
          </table:table-cell>
          <table:table-cell office:value-type="float" office:value="1" calcext:value-type="float">
            <text:p>1</text:p>
          </table:table-cell>
          <table:table-cell office:value-type="string" calcext:value-type="string">
            <text:p>Seller offers up to 7,324,474 tCO₂ removal from reforestation of up to 350k acres. A 2% buffer pool will be maintained to mitigate against reversals.</text:p>
          </table:table-cell>
          <table:table-cell office:value-type="string" calcext:value-type="string">
            <text:p>The offer claims 51.71 tCO₂/ha removed over an unspecified time period. According to USFS yield tables for Ponderosa Pine in the Pacific Northwest (East), this per hectare sequestation would be plausible with a crediting period of 20-25 years. Volume claim assumes reforestation approach works as effectively as claimed, including seedling survival rates for which public data or publications are not yet available.</text:p>
          </table:table-cell>
          <table:table-cell office:value-type="float" office:value="0.99" calcext:value-type="float">
            <text:p>0.99</text:p>
          </table:table-cell>
          <table:table-cell office:value-type="float" office:value="1" calcext:value-type="float">
            <text:p>1</text:p>
          </table:table-cell>
          <table:table-cell office:value-type="string" calcext:value-type="string">
            <text:p>Project reports 27.02 tCO₂ for every 2,470 acres reforested, based on a 2019 third party analysis. Emissions include drone fleet operation and transport, all of which are incurred during the planting phase of the project.</text:p>
          </table:table-cell>
          <table:table-cell office:value-type="string" calcext:value-type="string">
            <text:p>High ratio is consistent with similar projects and previous reporting. Boundary conditions are well-specified, and components are clearly reported in previous proposals.</text:p>
          </table:table-cell>
          <table:table-cell office:value-type="float" office:value="80" calcext:value-type="float">
            <text:p>80</text:p>
          </table:table-cell>
          <table:table-cell office:value-type="float" office:value="0" calcext:value-type="float">
            <text:p>0</text:p>
          </table:table-cell>
          <table:table-cell office:value-type="string" calcext:value-type="string">
            <text:p>Seller claims 80 year permanence.</text:p>
          </table:table-cell>
          <table:table-cell office:value-type="string" calcext:value-type="string">
            <text:p>Physical risks are unknown as exact location of project is unknown, but could be large given coarse location is Washington state. Socioeconomic risks are significant due to the risk of default or bankruptcy on this time horizon. No information regarding the landowners' contractual commitments to maintain forests is available.</text:p>
          </table:table-cell>
          <table:table-cell office:value-type="float" office:value="1" calcext:value-type="float">
            <text:p>1</text:p>
          </table:table-cell>
          <table:table-cell office:value-type="string" calcext:value-type="string">
            <text:p>Counterfactual is reforesting manually or not reforesting at all.</text:p>
          </table:table-cell>
          <table:table-cell office:value-type="string" calcext:value-type="string">
            <text:p>This offer is an opportunity to subsidize reforestation for private landowners by buying carbon removal futures. The extent of project area and associated carbon benefits are subject to landowner decision-making. More information regarding the impact of a carbon-finance subsidy on the extent of reforestation would be useful for analyzing additionality. Project indicates plans to confer carbon benefits through the ClimateForward protocol.</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Details are provided in this proposal on plan and process, and additional process details and technology available through Stripe 2020 application, but no publications or public data are available on the new technology and its performance in reforestation projects.</text:p>
          </table:table-cell>
          <table:table-cell office:value-type="float" office:value="3" calcext:value-type="float">
            <text:p>3</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19</text:p>
          </table:table-cell>
          <table:table-cell office:value-type="string" calcext:value-type="string">
            <text:p>South Pole</text:p>
          </table:table-cell>
          <table:table-cell office:value-type="string" calcext:value-type="string">
            <text:p>Australia</text:p>
          </table:table-cell>
          <table:table-cell office:value-type="string" calcext:value-type="string">
            <text:p>Assisted regeneration by the Norley Regeneration Project.</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www.cleanenergyregulator.gov.au/ERF/Pages/Emissions%20Reduction%20Fund%20project%20and%20contract%20registers/Project%20register/ERF-Project-Detailed-View.aspx?ListId=%7B7F242924-BF02-45EE-A289-1ABCC954E9CE%7D&amp;ItemID=797</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the atmosphere for sequestration in native forests.</text:p>
          </table:table-cell>
          <table:table-cell office:value-type="string" calcext:value-type="string">
            <text:p>Project assists regeneration of native forest on previously barren land.</text:p>
          </table:table-cell>
          <table:table-cell office:value-type="float" office:value="175000" calcext:value-type="float">
            <text:p>175000</text:p>
          </table:table-cell>
          <table:table-cell office:value-type="float" office:value="0" calcext:value-type="float">
            <text:p>0</text:p>
          </table:table-cell>
          <table:table-cell office:value-type="string" calcext:value-type="string">
            <text:p>Seller offers 175,000 tCO₂ removal from establishing native forests over an unknown project area, with 50,000 tCO₂ removal offered in FY2021. The offered volume is just a portion of the total carbon benefits attributed to the project. Project contributes 25% of carbon benefits generated to a buffer pool to mitigate against reversals.</text:p>
          </table:table-cell>
          <table:table-cell office:value-type="string" calcext:value-type="string">
            <text:p>Project uses the FullCAM model to estimate carbon stock changes over the project lifetime, but model input parameters are not available for verification.</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23" calcext:value-type="float">
            <text:p>23</text:p>
          </table:table-cell>
          <table:table-cell office:value-type="float" office:value="1" calcext:value-type="float">
            <text:p>1</text:p>
          </table:table-cell>
          <table:table-cell office:value-type="string" calcext:value-type="string">
            <text:p>Seller claims 24 year permanence.</text:p>
          </table:table-cell>
          <table:table-cell office:value-type="string" calcext:value-type="string">
            <text:p>Project appears to have a 25 year lifetime (2019-2044), with 23 years remaining from date of review.</text:p>
          </table:table-cell>
          <table:table-cell office:value-type="float" office:value="0" calcext:value-type="float">
            <text:p>0</text:p>
          </table:table-cell>
          <table:table-cell/>
          <table:table-cell office:value-type="string" calcext:value-type="string">
            <text:p>There is not enough information to assess additionality. See Specificity comment.</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Project is formally listed on Australian Emissions Reduction Fund as ERF119548. Very little project-specific detail available. Key methodologies and carbon models are cited, but input parameters are not provided.</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20</text:p>
          </table:table-cell>
          <table:table-cell office:value-type="string" calcext:value-type="string">
            <text:p>South Pole</text:p>
          </table:table-cell>
          <table:table-cell office:value-type="string" calcext:value-type="string">
            <text:p>Mexico</text:p>
          </table:table-cell>
          <table:table-cell office:value-type="string" calcext:value-type="string">
            <text:p>Establishing teak plantations through the Fresh Breeze Afforestation Project.</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www.proteak.com/index.php/en/sustainability/carbon-captur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the atmosphere for sequestration in teak plantations.</text:p>
          </table:table-cell>
          <table:table-cell office:value-type="string" calcext:value-type="string">
            <text:p>Project establishes teak plantations on previously barren lands and completes to 25-year harvest cycles within the project period.</text:p>
          </table:table-cell>
          <table:table-cell office:value-type="float" office:value="240000" calcext:value-type="float">
            <text:p>240000</text:p>
          </table:table-cell>
          <table:table-cell office:value-type="float" office:value="0" calcext:value-type="float">
            <text:p>0</text:p>
          </table:table-cell>
          <table:table-cell office:value-type="string" calcext:value-type="string">
            <text:p>Seller offers 240,000 tCO₂ removal over an unknown project area in in Mexico in FY2021. The offered volume is just a portion of the total carbon benefits attributed to the project. A 20% risk buffer pool is set aside to mitigate against reversals.</text:p>
          </table:table-cell>
          <table:table-cell office:value-type="string" calcext:value-type="string">
            <text:p>This group projected predicted rapid expansion from 2014-2020, however there is no documentation about its actual expansion pattern. Not knowing the project area in question, or the vintage of the offered removal, it is not possible to validate the claimed volume. Grouped project methodology includes carbon removal attributed to soil.</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41" calcext:value-type="float">
            <text:p>41</text:p>
          </table:table-cell>
          <table:table-cell office:value-type="float" office:value="0" calcext:value-type="float">
            <text:p>0</text:p>
          </table:table-cell>
          <table:table-cell office:value-type="string" calcext:value-type="string">
            <text:p>Seller claims 42 year permanence.</text:p>
          </table:table-cell>
          <table:table-cell office:value-type="string" calcext:value-type="string">
            <text:p>Project lifetime appears to be 54 years (2009-2062), with 41 years remaining.</text:p>
          </table:table-cell>
          <table:table-cell office:value-type="float" office:value="0" calcext:value-type="float">
            <text:p>0</text:p>
          </table:table-cell>
          <table:table-cell office:value-type="string" calcext:value-type="string">
            <text:p>Counterfactual specified is continued land use for cattle grazing.</text:p>
          </table:table-cell>
          <table:table-cell office:value-type="string" calcext:value-type="string">
            <text:p>Proteak, the project proponent, is the largest forestry company in Mexico. Proteak was establishing analagous teak plantations to those included in this project for seven years leading up to 2009, the beginning of the Verra crediting period, and the project did not register with Verra until 2014. This suggests both that these teak plantations may not require carbon financing to be economically viable, and raises concerns that carbon benefits offered could have been generated up to 12 years ago.</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Project is formally listed on Verra as VCS1141. Reasonable project detail available for the pre-2014 project instances, but no documentation available for planned grouped project expansion.</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21</text:p>
          </table:table-cell>
          <table:table-cell office:value-type="string" calcext:value-type="string">
            <text:p>Blue Source</text:p>
          </table:table-cell>
          <table:table-cell office:value-type="string" calcext:value-type="string">
            <text:p>Mississippi, USA</text:p>
          </table:table-cell>
          <table:table-cell office:value-type="string" calcext:value-type="string">
            <text:p>Increasing forest carbon through the Massachusetts Tri-City IFM.</text:p>
          </table:table-cell>
          <table:table-cell office:value-type="string" calcext:value-type="string">
            <text:p>forests,ifm</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acr2.apx.com/mymodule/reg/prjView.asp?id1=376</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s from forest loss.</text:p>
          </table:table-cell>
          <table:table-cell office:value-type="string" calcext:value-type="string">
            <text:p>Project allows natural forest growth and performs non-commercial harvests to reduce hazards for recreational forest users.</text:p>
          </table:table-cell>
          <table:table-cell office:value-type="float" office:value="125295" calcext:value-type="float">
            <text:p>125295</text:p>
          </table:table-cell>
          <table:table-cell office:value-type="float" office:value="0" calcext:value-type="float">
            <text:p>0</text:p>
          </table:table-cell>
          <table:table-cell office:value-type="string" calcext:value-type="string">
            <text:p>Seller offers 125,305 tCO₂ removal from a 13,536 acre project area, with 49,990 tCO₂ available in FY2021. The offered volume is just a portion of the total carbon benefits attributed to the project. Project contributes 16% of carbon benefits generated to a buffer pool to mitigate against reversals.</text:p>
          </table:table-cell>
          <table:table-cell office:value-type="string" calcext:value-type="string">
            <text:p>Project predicts a sequestration rate of 3.06 tCO₂/ha/yr, which falls within a plausible range for oak-hickory hardwood forests in the Northeast according to USFS yield tables. Seller claims to offer removal only. Since registries do not track removal and avoided emissions as separate types of carbon benefits, there is no way to validate that the removal slice of the project has not already been sold, or will not be sold again in the futur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36" calcext:value-type="float">
            <text:p>36</text:p>
          </table:table-cell>
          <table:table-cell office:value-type="float" office:value="0" calcext:value-type="float">
            <text:p>0</text:p>
          </table:table-cell>
          <table:table-cell office:value-type="string" calcext:value-type="string">
            <text:p>Seller claims 40 year permanence.</text:p>
          </table:table-cell>
          <table:table-cell office:value-type="string" calcext:value-type="string">
            <text:p>Project appears to have a 40 year lifetime (2017-2057), with 36 years remaining.</text:p>
          </table:table-cell>
          <table:table-cell office:value-type="float" office:value="0" calcext:value-type="float">
            <text:p>0</text:p>
          </table:table-cell>
          <table:table-cell office:value-type="string" calcext:value-type="string">
            <text:p>Counterfactual is an aggressive industrial harvest regime.</text:p>
          </table:table-cell>
          <table:table-cell office:value-type="string" calcext:value-type="string">
            <text:p>Project area appears to provide significant co-benefits to the three cities who own the land, including protection of drinking water quality and recreation. The counterfactual provided, which includes clear cuts and high-grading throughout the project area, seems highly improbable.</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Project is formally listed on American Carbon Registry as ACR376. Reasonable project detail available.</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22</text:p>
          </table:table-cell>
          <table:table-cell office:value-type="string" calcext:value-type="string">
            <text:p>Land O'Lakes</text:p>
          </table:table-cell>
          <table:table-cell office:value-type="string" calcext:value-type="string">
            <text:p>USA</text:p>
          </table:table-cell>
          <table:table-cell office:value-type="string" calcext:value-type="string">
            <text:p>Soil organic carbon protocol development and CDR procurement using the Truterra platform.</text:p>
          </table:table-cell>
          <table:table-cell office:value-type="string" calcext:value-type="string">
            <text:p>soil,farming</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TruterraAg.co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emoves carbon from atmosphere for sequestration in agricultural soil.</text:p>
          </table:table-cell>
          <table:table-cell office:value-type="string" calcext:value-type="string">
            <text:p>Project extends the Gold Standard Soil Organic Carbon Framework to include no-tillage, strip tillage, and cover cropping as activities that can produce carbon credits. Project recruits Land O'Lake farmers to implement these practices to increase soil organic carbon.</text:p>
          </table:table-cell>
          <table:table-cell office:value-type="float" office:value="100000" calcext:value-type="float">
            <text:p>100000</text:p>
          </table:table-cell>
          <table:table-cell office:value-type="float" office:value="0" calcext:value-type="float">
            <text:p>0</text:p>
          </table:table-cell>
          <table:table-cell office:value-type="string" calcext:value-type="string">
            <text:p>Seller offers 100,000 tCO₂ removal, and claims it will recruit farmers as needed to produce those carbon benefits. A buffer pool will be maintained to mitigate against reversals according to the Gold Standard methodology.</text:p>
          </table:table-cell>
          <table:table-cell office:value-type="string" calcext:value-type="string">
            <text:p>Validation of volume would at a minimum require information on specific projects, and documentation of methodology used to quantify removal volum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Seller claims 100 year permanence.</text:p>
          </table:table-cell>
          <table:table-cell office:value-type="string" calcext:value-type="string">
            <text:p>Soil carbon storage can last for decades or more, but it can also be reversed by changes to land use or management practices. No information is provided as to the contract terms with participating farmers. Socioeconomic risks are significant on this time horizon due to the risk of default or bankruptcy.</text:p>
          </table:table-cell>
          <table:table-cell office:value-type="float" office:value="0" calcext:value-type="float">
            <text:p>0</text:p>
          </table:table-cell>
          <table:table-cell/>
          <table:table-cell office:value-type="string" calcext:value-type="string">
            <text:p>There is not enough information on specific projects to evaluate additionality.</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No information on specific projects is publicly available, and quantification methods are still in development.</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23</text:p>
          </table:table-cell>
          <table:table-cell office:value-type="string" calcext:value-type="string">
            <text:p>Land O'Lakes</text:p>
          </table:table-cell>
          <table:table-cell office:value-type="string" calcext:value-type="string">
            <text:p>USA</text:p>
          </table:table-cell>
          <table:table-cell office:value-type="string" calcext:value-type="string">
            <text:p>Pipeline development for soil organic carbon CDR at scale using the Truterra platform.</text:p>
          </table:table-cell>
          <table:table-cell office:value-type="string" calcext:value-type="string">
            <text:p>soil,farming</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TruterraAg.co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emoves carbon from atmosphere for sequestration in agricultural soil.</text:p>
          </table:table-cell>
          <table:table-cell office:value-type="string" calcext:value-type="string">
            <text:p>Project invests in a "CDR pipeline", recuiting farmers to the Truterra platform, supporting adoption of soil management best practices, and developing monitoring and verification methods.</text:p>
          </table:table-cell>
          <table:table-cell office:value-type="float" office:value="1858750" calcext:value-type="float">
            <text:p>1858750</text:p>
          </table:table-cell>
          <table:table-cell office:value-type="float" office:value="0" calcext:value-type="float">
            <text:p>0</text:p>
          </table:table-cell>
          <table:table-cell office:value-type="string" calcext:value-type="string">
            <text:p>Seller offers 1,858,750 tCO₂ removal, and claims it will recruit farmers and develop the monitoring and verification technology as needed to produce those carbon benefits. The offered volume is just a portion of the total carbon the project estimates it will generate. A buffer pool will be maintained to mitigate against reversals according to the Gold Standard methodology.</text:p>
          </table:table-cell>
          <table:table-cell office:value-type="string" calcext:value-type="string">
            <text:p>Validation of volume would at a minimum require information on specific projects, and documentation of methodology used to quantify removal volum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Seller claims 100 year permanence.</text:p>
          </table:table-cell>
          <table:table-cell office:value-type="string" calcext:value-type="string">
            <text:p>Soil carbon storage can last for decades or more, but it can also be reversed by changes to land use or management practices. No information is provided as to the contract terms with participating farmers. Socioeconomic risks are significant on this time horizon due to the risk of default or bankruptcy.</text:p>
          </table:table-cell>
          <table:table-cell office:value-type="float" office:value="0" calcext:value-type="float">
            <text:p>0</text:p>
          </table:table-cell>
          <table:table-cell/>
          <table:table-cell office:value-type="string" calcext:value-type="string">
            <text:p>There is not enough information on specific projects to evaluate additionality.</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No information or data on specific projects are publicly available, and methods are either not publicly available or currently under review.</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24</text:p>
          </table:table-cell>
          <table:table-cell office:value-type="string" calcext:value-type="string">
            <text:p>Blue Source</text:p>
          </table:table-cell>
          <table:table-cell office:value-type="string" calcext:value-type="string">
            <text:p>Tennessee, USA</text:p>
          </table:table-cell>
          <table:table-cell office:value-type="string" calcext:value-type="string">
            <text:p>Public access forestry at Doe Mountain.</text:p>
          </table:table-cell>
          <table:table-cell office:value-type="string" calcext:value-type="string">
            <text:p>forests,ifm</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acr2.apx.com/mymodule/reg/prjView.asp?id1=39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s from forest loss.</text:p>
          </table:table-cell>
          <table:table-cell office:value-type="string" calcext:value-type="string">
            <text:p>Project performs single tree harvest over 10% of the project area to maintain recreational trails, and is credited in comparison to an aggressive industrial harvest regime.</text:p>
          </table:table-cell>
          <table:table-cell office:value-type="float" office:value="114144" calcext:value-type="float">
            <text:p>114144</text:p>
          </table:table-cell>
          <table:table-cell office:value-type="float" office:value="0" calcext:value-type="float">
            <text:p>0</text:p>
          </table:table-cell>
          <table:table-cell office:value-type="string" calcext:value-type="string">
            <text:p>Seller offers 114,144 tCO₂ removal from a 8485.58 acre project area, with 28,536 tCO₂ removal available in FY2021. The offered volume is just a portion of the total carbon benefits attributed to the project. Project contributes 18% buffer of carbon benefits generated to a buffer pool to mitigate against reversals.</text:p>
          </table:table-cell>
          <table:table-cell office:value-type="string" calcext:value-type="string">
            <text:p>Project projects 5.6 tCO₂/ha/yr of carbon removal and estimates a maximum of 599 tCO₂/ha in standing stock. The growth rate is plausible based on USFS yield curves, but the maximum standing stock estimate seems high. Seller claims to offer removal only. Since registries do not track removal and avoided emissions as separate types of carbon benefits, there is no way to validate that the removal slice of the project has not already been sold, or will not be sold again in the futur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36" calcext:value-type="float">
            <text:p>36</text:p>
          </table:table-cell>
          <table:table-cell office:value-type="float" office:value="0" calcext:value-type="float">
            <text:p>0</text:p>
          </table:table-cell>
          <table:table-cell office:value-type="string" calcext:value-type="string">
            <text:p>Seller claims 40 year permanence.</text:p>
          </table:table-cell>
          <table:table-cell office:value-type="string" calcext:value-type="string">
            <text:p>Project lifetime appears to be 40 years (2017-2057), with 36 years remaining which we report as the permanence. Physical risks are low based on location. Socioeconomic risks are significant due to the risk of default or bankruptcy on this time horizon. Land is owned by state-chartered entity in Tennessee, which may present a different contractual default risk compared to fully private parties but which is also required to conserve the land for multiple uses. See our comment on additionality.</text:p>
          </table:table-cell>
          <table:table-cell office:value-type="float" office:value="0" calcext:value-type="float">
            <text:p>0</text:p>
          </table:table-cell>
          <table:table-cell office:value-type="string" calcext:value-type="string">
            <text:p>Counterfactual is an aggressive industrial harvest regime.</text:p>
          </table:table-cell>
          <table:table-cell office:value-type="string" calcext:value-type="string">
            <text:p>By the end of 2021, 76% of total project climate benefits will have been earned, the majority via avoided harvest. Many of these benefits have already been sold. Thus, the project has already committed to avoid harvest and the expected carbon removal in later years is already assured. As such, the project appears to be offering climate benefits that have already been promised to other buyers. Land is owned by a state-charted entity that is statutorily obligated to protect the land for multiple uses, of which timber is only one.</text:p>
          </table:table-cell>
          <table:table-cell office:value-type="string" calcext:value-type="string">
            <text:p>N/A</text:p>
          </table:table-cell>
          <table:table-cell table:number-columns-repeated="2"/>
          <table:table-cell office:value-type="float" office:value="2" calcext:value-type="float">
            <text:p>2</text:p>
          </table:table-cell>
          <table:table-cell/>
          <table:table-cell office:value-type="string" calcext:value-type="string">
            <text:p>Project is formally listed on American Carbon Registry as ACR398. Significant project information available from multiple public sources (ACR registry, Stripe Climate 2020 proposal, Microsoft 2021 Carbon Removal RFP).</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25</text:p>
          </table:table-cell>
          <table:table-cell office:value-type="string" calcext:value-type="string">
            <text:p>3Degrees</text:p>
          </table:table-cell>
          <table:table-cell office:value-type="string" calcext:value-type="string">
            <text:p>California, USA</text:p>
          </table:table-cell>
          <table:table-cell office:value-type="string" calcext:value-type="string">
            <text:p>Re-flooding California’s Sacramento Delta to stop subsidence and sequester carbon.</text:p>
          </table:table-cell>
          <table:table-cell office:value-type="string" calcext:value-type="string">
            <text:p>soil,convers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americancarbonregistry.org/carbon-accounting/standards-methodologies/restoration-of-california-deltaic-and-coastal-wetland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avoids emissions by re-wetting peat soils, and removes carbon from the atmosphere for storage in restored peatland.</text:p>
          </table:table-cell>
          <table:table-cell office:value-type="string" calcext:value-type="string">
            <text:p>Project pays farmers to convert dry-crop agricultural land to rice paddies or to wetland habitat.</text:p>
          </table:table-cell>
          <table:table-cell office:value-type="float" office:value="550" calcext:value-type="float">
            <text:p>550</text:p>
          </table:table-cell>
          <table:table-cell office:value-type="float" office:value="0" calcext:value-type="float">
            <text:p>0</text:p>
          </table:table-cell>
          <table:table-cell office:value-type="string" calcext:value-type="string">
            <text:p>Seller offers 550 tCO₂ removal from an unspecified project area. The offered volume is just a portion of the total carbon benefits the project estimates it will generate. A buffer pool will be maintained to mitigate against reversals according to the ACR methodology.</text:p>
          </table:table-cell>
          <table:table-cell office:value-type="string" calcext:value-type="string">
            <text:p>Validation of volume would at a minimum require information on specific projects, and documentation of methodology used to quantify removal volum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Seller claims 40 year permanence.</text:p>
          </table:table-cell>
          <table:table-cell office:value-type="string" calcext:value-type="string">
            <text:p>Soil carbon storage can last for decades or more, but it can also be reversed by changes to land use or management practices. No information is provided as to the contract terms with participating farmers. Socioeconomic risks are significant on this time horizon due to the risk of default or bankruptcy.</text:p>
          </table:table-cell>
          <table:table-cell office:value-type="float" office:value="0" calcext:value-type="float">
            <text:p>0</text:p>
          </table:table-cell>
          <table:table-cell office:value-type="string" calcext:value-type="string">
            <text:p>No counterfactual is specified.</text:p>
          </table:table-cell>
          <table:table-cell office:value-type="string" calcext:value-type="string">
            <text:p>Project lacks enough project detail to evaluate additionality. See Specificity comment for further discussion.</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No information or data on specific projects are publicly available.</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26</text:p>
          </table:table-cell>
          <table:table-cell office:value-type="string" calcext:value-type="string">
            <text:p>Shell Energy North America</text:p>
          </table:table-cell>
          <table:table-cell office:value-type="string" calcext:value-type="string">
            <text:p>Guizhou Province, China</text:p>
          </table:table-cell>
          <table:table-cell office:value-type="string" calcext:value-type="string">
            <text:p>Afforestation and sustainable development through the Xiguan Afforestation Project.</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registry.verra.org/app/projectDetail/VCS/1865</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torage in forests.</text:p>
          </table:table-cell>
          <table:table-cell office:value-type="string" calcext:value-type="string">
            <text:p>Project plants Cypress and China fir forests on previously barren land.</text:p>
          </table:table-cell>
          <table:table-cell office:value-type="float" office:value="300000" calcext:value-type="float">
            <text:p>300000</text:p>
          </table:table-cell>
          <table:table-cell office:value-type="float" office:value="1" calcext:value-type="float">
            <text:p>1</text:p>
          </table:table-cell>
          <table:table-cell office:value-type="string" calcext:value-type="string">
            <text:p>Seller offers 300,000 tCO₂ removal from a 25,449 ha project area planted with Cypress and China fir. The offered volume is just a portion of the total carbon benefits attributed to the project. A 10% buffer is maintained to mitigate against reversals.</text:p>
          </table:table-cell>
          <table:table-cell office:value-type="string" calcext:value-type="string">
            <text:p>Seller claims to offer only carbon benefits generated before the end of 2021. Project claims 82% of trees are Chinese fir (Cunninghamia lanceolata). In project documentation, the removal rate for 2021 was predecited to be 13.3 tCO₂/ha/yr. Removal rate inferred if offer is assumed to capture all FY2021 growth is slightly lower. This falls within a highly plausible range based on published literature on plantation China fir growth rates around 6 years of age (11.75-20.63 tCO₂/yr).</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Project methodology assumes negligible project emissions. Thus, there is not enough information to calculate or validate negativity.</text:p>
          </table:table-cell>
          <table:table-cell office:value-type="float" office:value="24" calcext:value-type="float">
            <text:p>24</text:p>
          </table:table-cell>
          <table:table-cell office:value-type="float" office:value="1" calcext:value-type="float">
            <text:p>1</text:p>
          </table:table-cell>
          <table:table-cell office:value-type="string" calcext:value-type="string">
            <text:p>Seller claims 24 year permanence.</text:p>
          </table:table-cell>
          <table:table-cell office:value-type="string" calcext:value-type="string">
            <text:p>Project lifetime appears to be 30 years (2014-2044), with 24 years remaining from date of review which we report as the permanence.</text:p>
          </table:table-cell>
          <table:table-cell office:value-type="float" office:value="0" calcext:value-type="float">
            <text:p>0</text:p>
          </table:table-cell>
          <table:table-cell office:value-type="string" calcext:value-type="string">
            <text:p>Counterfactual is project land remaining barren.</text:p>
          </table:table-cell>
          <table:table-cell office:value-type="string" calcext:value-type="string">
            <text:p>Planting was completed in 2015, 4 years before registration as a carbon offset project. Moreover, project occurs in a region highly relevant to the Chinese government's reforestation goals and ongoing programs (e.g. Green for Grain). More information about why this project in ineligible for state-available funding would be needed to be confident about the additionality of this project.</text:p>
          </table:table-cell>
          <table:table-cell office:value-type="string" calcext:value-type="string">
            <text:p>N/A</text:p>
          </table:table-cell>
          <table:table-cell table:number-columns-repeated="2"/>
          <table:table-cell office:value-type="float" office:value="2" calcext:value-type="float">
            <text:p>2</text:p>
          </table:table-cell>
          <table:table-cell/>
          <table:table-cell office:value-type="string" calcext:value-type="string">
            <text:p>Project is formally listed on Verra as VCS1865. Significant project information available.</text:p>
          </table:table-cell>
          <table:table-cell office:value-type="float" office:value="2" calcext:value-type="float">
            <text:p>2</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28</text:p>
          </table:table-cell>
          <table:table-cell office:value-type="string" calcext:value-type="string">
            <text:p>Blue Source</text:p>
          </table:table-cell>
          <table:table-cell office:value-type="string" calcext:value-type="string">
            <text:p>Maine, USA</text:p>
          </table:table-cell>
          <table:table-cell office:value-type="string" calcext:value-type="string">
            <text:p>Improved forest management at the Baskahegan Forest.</text:p>
          </table:table-cell>
          <table:table-cell office:value-type="string" calcext:value-type="string">
            <text:p>forests,ifm</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baskahegan.com/maps/baskahegan-land-map/</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s from forest loss.</text:p>
          </table:table-cell>
          <table:table-cell office:value-type="string" calcext:value-type="string">
            <text:p>Project claims to be a removal-only IFM. By definition, IFM projects incorporate an element avoided emissions through modified harvest, so we report this project as both removal and avoided. See Specificity comment for further discussion.</text:p>
          </table:table-cell>
          <table:table-cell office:value-type="float" office:value="480000" calcext:value-type="float">
            <text:p>480000</text:p>
          </table:table-cell>
          <table:table-cell office:value-type="float" office:value="0" calcext:value-type="float">
            <text:p>0</text:p>
          </table:table-cell>
          <table:table-cell office:value-type="string" calcext:value-type="string">
            <text:p>Seller offers 480,000 tCO₂ removal from a ~37,000 acre project area. The offered volume is just a portion of the total carbon benefits attributed to the project. A buffer pool will be used to mitigate against reversals using the ACR methodology.</text:p>
          </table:table-cell>
          <table:table-cell office:value-type="string" calcext:value-type="string">
            <text:p>There is not enough information to validate this volume. See Specificity comment.</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Seller claims 40 year permanence.</text:p>
          </table:table-cell>
          <table:table-cell office:value-type="string" calcext:value-type="string">
            <text:p>No information regarding the project's contractual commitments is available. See Specificity comment.</text:p>
          </table:table-cell>
          <table:table-cell office:value-type="float" office:value="0" calcext:value-type="float">
            <text:p>0</text:p>
          </table:table-cell>
          <table:table-cell/>
          <table:table-cell office:value-type="string" calcext:value-type="string">
            <text:p>There is not enough information to evaluate additionality.</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The only public documentation currently available is the application to the Microsoft 2021 Carbon Removal RFP, which does not include key details about project activities or quantification methodology.</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29</text:p>
          </table:table-cell>
          <table:table-cell office:value-type="string" calcext:value-type="string">
            <text:p>Blue Source</text:p>
          </table:table-cell>
          <table:table-cell office:value-type="string" calcext:value-type="string">
            <text:p>Washington, USA</text:p>
          </table:table-cell>
          <table:table-cell office:value-type="string" calcext:value-type="string">
            <text:p>Improved forest management through the Rainier Gateway Initiative.</text:p>
          </table:table-cell>
          <table:table-cell office:value-type="string" calcext:value-type="string">
            <text:p>forests,ifm</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nisquallylandtrust.org/our-lands-and-projects/protected-areas/mount-rainier-gateway-initiative/#:~:text=The%20Land%20Trust%20launched%20the,forest%20that%20surrounds%20the%20town.</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s from forest loss.</text:p>
          </table:table-cell>
          <table:table-cell/>
          <table:table-cell office:value-type="float" office:value="190000" calcext:value-type="float">
            <text:p>190000</text:p>
          </table:table-cell>
          <table:table-cell office:value-type="float" office:value="0" calcext:value-type="float">
            <text:p>0</text:p>
          </table:table-cell>
          <table:table-cell office:value-type="string" calcext:value-type="string">
            <text:p>Seller offers 190,000 tCO₂ removal from a 3,200 acre project area. The offered volume is just a portion of the total carbon benefits attributed to the project. A buffer pool will be used to mitigate against reversals using the ACR methodology.</text:p>
          </table:table-cell>
          <table:table-cell office:value-type="string" calcext:value-type="string">
            <text:p>There is not enough information to validate this volume. See Specificity comment.</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Seller claims 40 year permanence.</text:p>
          </table:table-cell>
          <table:table-cell office:value-type="string" calcext:value-type="string">
            <text:p>No information regarding the project's contractual commitments is available. See Specificity comment.</text:p>
          </table:table-cell>
          <table:table-cell office:value-type="float" office:value="0" calcext:value-type="float">
            <text:p>0</text:p>
          </table:table-cell>
          <table:table-cell/>
          <table:table-cell office:value-type="string" calcext:value-type="string">
            <text:p>There is not enough information to evaluate additionality. Project land is owned by the Nisqually Land Trust, a non-profit conservation organization. More information about the baseline and project scenarios used to credit the project would be needed for validation. Special attention should be to the claimed baseline harvest scenario with reference with the Nisqually Land Trust's mission and management plans.</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The only public documentation currently available is the application to the Microsoft 2021 Carbon Removal RFP, which does not include key project details.</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30</text:p>
          </table:table-cell>
          <table:table-cell office:value-type="string" calcext:value-type="string">
            <text:p>Land O'Lakes</text:p>
          </table:table-cell>
          <table:table-cell office:value-type="string" calcext:value-type="string">
            <text:p>USA</text:p>
          </table:table-cell>
          <table:table-cell office:value-type="string" calcext:value-type="string">
            <text:p>Soil organic carbon CDR using the Truterra platform.</text:p>
          </table:table-cell>
          <table:table-cell office:value-type="string" calcext:value-type="string">
            <text:p>soil,farming</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TruterraAg.co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emoves carbon from atmosphere for sequestration in agricultural soil.</text:p>
          </table:table-cell>
          <table:table-cell office:value-type="string" calcext:value-type="string">
            <text:p>Project develops the capacity to credit farmers who are a part of the Truterra network and have reduced tillage and/or used cover cropping in the last several years.</text:p>
          </table:table-cell>
          <table:table-cell office:value-type="float" office:value="100000" calcext:value-type="float">
            <text:p>100000</text:p>
          </table:table-cell>
          <table:table-cell office:value-type="float" office:value="0" calcext:value-type="float">
            <text:p>0</text:p>
          </table:table-cell>
          <table:table-cell office:value-type="string" calcext:value-type="string">
            <text:p>Seller offers 100,000 tCO₂ removal. Project anticipates delivering 100,000 tCO₂ removal will require enrolling 200,000-250,000 acres of farmland. A buffer pool will be maintained to mitigate against reversals according to the ACR methodology.</text:p>
          </table:table-cell>
          <table:table-cell office:value-type="string" calcext:value-type="string">
            <text:p>Validation of volume would at a minimum require information on specific projects, and documentation of methodology used to quantify removal volum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Seller claims 100 year permanence.</text:p>
          </table:table-cell>
          <table:table-cell office:value-type="string" calcext:value-type="string">
            <text:p>Soil carbon storage can last for decades or more, but it can also be reversed by changes to land use or management practices. No information is provided as to the contract terms with participating farmers. Socioeconomic risks are significant on this time horizon due to the risk of default or bankruptcy.</text:p>
          </table:table-cell>
          <table:table-cell office:value-type="float" office:value="0" calcext:value-type="float">
            <text:p>0</text:p>
          </table:table-cell>
          <table:table-cell/>
          <table:table-cell office:value-type="string" calcext:value-type="string">
            <text:p>There is not enough information on specific projects to evaluate additionality.</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No information or data on specific projects are publicly available, and methods are either not publicly available or currently under review.</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32</text:p>
          </table:table-cell>
          <table:table-cell office:value-type="string" calcext:value-type="string">
            <text:p>Blue Source</text:p>
          </table:table-cell>
          <table:table-cell office:value-type="string" calcext:value-type="string">
            <text:p>Washington, USA</text:p>
          </table:table-cell>
          <table:table-cell office:value-type="string" calcext:value-type="string">
            <text:p>Land trust forestry project through the Columbia Improved Forest Management Project.</text:p>
          </table:table-cell>
          <table:table-cell office:value-type="string" calcext:value-type="string">
            <text:p>forests,ifm</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columbialandtrust.org/</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s from forest loss.</text:p>
          </table:table-cell>
          <table:table-cell/>
          <table:table-cell office:value-type="float" office:value="230000" calcext:value-type="float">
            <text:p>230000</text:p>
          </table:table-cell>
          <table:table-cell office:value-type="float" office:value="0" calcext:value-type="float">
            <text:p>0</text:p>
          </table:table-cell>
          <table:table-cell office:value-type="string" calcext:value-type="string">
            <text:p>Seller offers 230,000 tCO₂ removal from a 13,000 acre project area. The offered volume is just a portion of the total carbon benefits attributed to the project. A buffer pool will be used to mitigate against reversals using the ACR methodology.</text:p>
          </table:table-cell>
          <table:table-cell office:value-type="string" calcext:value-type="string">
            <text:p>There is not enough information to validate this volume. See Specificity comment.</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Seller claims 40 year permanence.</text:p>
          </table:table-cell>
          <table:table-cell office:value-type="string" calcext:value-type="string">
            <text:p>No information regarding the project's contractual commitments is available. See Specificity comment.</text:p>
          </table:table-cell>
          <table:table-cell office:value-type="float" office:value="0" calcext:value-type="float">
            <text:p>0</text:p>
          </table:table-cell>
          <table:table-cell/>
          <table:table-cell office:value-type="string" calcext:value-type="string">
            <text:p>There is not enough information to evaluate additionality. Project land is owned by the Columbia Land Trust, a non-profit conservation organization. More information about the baseline and project scenarios used to credit the project would be needed to validate additionality. Special attention should be to the claimed baseline harvest scenario with reference with the Columbia Land Trust mission and management plans. Project may be better understood as a donation to conservation rather than additional carbon removal.</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The only public documentation currently available is the application to the Microsoft 2021 Carbon Removal RFP, which does not include key project details.</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33</text:p>
          </table:table-cell>
          <table:table-cell office:value-type="string" calcext:value-type="string">
            <text:p>South Pole</text:p>
          </table:table-cell>
          <table:table-cell office:value-type="string" calcext:value-type="string">
            <text:p>Mexico</text:p>
          </table:table-cell>
          <table:table-cell office:value-type="string" calcext:value-type="string">
            <text:p>Establishing teak plantations.</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registry.verra.org/app/projectDetail/VCS/174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the atmosphere for sequestration in teak plantations.</text:p>
          </table:table-cell>
          <table:table-cell office:value-type="string" calcext:value-type="string">
            <text:p>Project establishes teak plantations on previously barren lands and completes to 18-year harvest cycles within the project period.</text:p>
          </table:table-cell>
          <table:table-cell office:value-type="float" office:value="537989" calcext:value-type="float">
            <text:p>537989</text:p>
          </table:table-cell>
          <table:table-cell office:value-type="float" office:value="0" calcext:value-type="float">
            <text:p>0</text:p>
          </table:table-cell>
          <table:table-cell office:value-type="string" calcext:value-type="string">
            <text:p>Seller claims 537,989 tCO₂ removal over an unknown project area in Mexico, with 200,000 tCO₂ removal offered in FY2021. The offered volume is just a portion of the total carbon benefits attributed to the project. An 14% risk buffer pool is set aside to mitigate against potential reversals.</text:p>
          </table:table-cell>
          <table:table-cell office:value-type="string" calcext:value-type="string">
            <text:p>The actual area planted as a result of this grouped project is not clear. Thus, it is not possible to validate the claimed volum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28" calcext:value-type="float">
            <text:p>28</text:p>
          </table:table-cell>
          <table:table-cell office:value-type="float" office:value="0" calcext:value-type="float">
            <text:p>0</text:p>
          </table:table-cell>
          <table:table-cell office:value-type="string" calcext:value-type="string">
            <text:p>Seller claims 93 year permanence.</text:p>
          </table:table-cell>
          <table:table-cell office:value-type="string" calcext:value-type="string">
            <text:p>Project lifetime appears to be 36 years (2013-2049), with 28 years remaining, which we report as the permanence.</text:p>
          </table:table-cell>
          <table:table-cell office:value-type="float" office:value="0" calcext:value-type="float">
            <text:p>0</text:p>
          </table:table-cell>
          <table:table-cell office:value-type="string" calcext:value-type="string">
            <text:p>Counterfactual is continued degradation from agricultural use.</text:p>
          </table:table-cell>
          <table:table-cell office:value-type="string" calcext:value-type="string">
            <text:p>Credited project activities started in 2013. Without clear vintaging, this raises the concern that offered carbon benefits could have been generated up to 8 years ago.</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Project is formally listed on Verra as VCS1740. Reasonable project detail available.</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34</text:p>
          </table:table-cell>
          <table:table-cell office:value-type="string" calcext:value-type="string">
            <text:p>3Degrees</text:p>
          </table:table-cell>
          <table:table-cell office:value-type="string" calcext:value-type="string">
            <text:p>Washington, USA</text:p>
          </table:table-cell>
          <table:table-cell office:value-type="string" calcext:value-type="string">
            <text:p>Improved forest management at Winston Creek Forest.</text:p>
          </table:table-cell>
          <table:table-cell office:value-type="string" calcext:value-type="string">
            <text:p>forests,ifm</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acr2.apx.com/mymodule/reg/TabDocuments.asp?r=111&amp;ad=Prpt&amp;act=update&amp;type=PRO&amp;aProj=pub&amp;tablename=doc&amp;id1=389</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s from forest loss.</text:p>
          </table:table-cell>
          <table:table-cell/>
          <table:table-cell office:value-type="float" office:value="40558" calcext:value-type="float">
            <text:p>40558</text:p>
          </table:table-cell>
          <table:table-cell office:value-type="float" office:value="0" calcext:value-type="float">
            <text:p>0</text:p>
          </table:table-cell>
          <table:table-cell office:value-type="string" calcext:value-type="string">
            <text:p>Seller offers 40,488 tCO₂ removal from a 10,088 acre project area. The offered volume is just a portion of the total carbon benefits attributed to the project. Project contributes 18% of carbon benefits generated to a buffer pool to mitigate against reversals.</text:p>
          </table:table-cell>
          <table:table-cell office:value-type="string" calcext:value-type="string">
            <text:p>Not enough information available to validate the volume. Seller claims to offer removal only. Since registries do not track removal and avoided emissions as separate types of carbon benefits, there is no way to validate that the removal slice of the project has not already been sold, or will not be sold again in the futur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88" calcext:value-type="float">
            <text:p>88</text:p>
          </table:table-cell>
          <table:table-cell office:value-type="float" office:value="0" calcext:value-type="float">
            <text:p>0</text:p>
          </table:table-cell>
          <table:table-cell office:value-type="string" calcext:value-type="string">
            <text:p>Seller claims 40 year permanence.</text:p>
          </table:table-cell>
          <table:table-cell office:value-type="string" calcext:value-type="string">
            <text:p>Project appears to opperate with a committment to maintain project for 100 years (2009-2109), with 88 years remaining. Socioeconomic risks are significant on this time horizon due to the risk of default or bankruptcy.</text:p>
          </table:table-cell>
          <table:table-cell office:value-type="float" office:value="0" calcext:value-type="float">
            <text:p>0</text:p>
          </table:table-cell>
          <table:table-cell office:value-type="string" calcext:value-type="string">
            <text:p>Counterfactual is an aggressive industrial harvest regime.</text:p>
          </table:table-cell>
          <table:table-cell office:value-type="string" calcext:value-type="string">
            <text:p>By the end of 2019, 94% of total project climate benefits were earned, the vast majority via avoided harvest. Many of these benefits have already been sold. Thus, the project has already committed to avoid harvest and therefore the expected carbon removal in later years is already assured. As such, the project appears to be offering climate benefits that have already been promised to other buyers.</text:p>
          </table:table-cell>
          <table:table-cell office:value-type="string" calcext:value-type="string">
            <text:p>N/A</text:p>
          </table:table-cell>
          <table:table-cell table:number-columns-repeated="2"/>
          <table:table-cell office:value-type="float" office:value="2" calcext:value-type="float">
            <text:p>2</text:p>
          </table:table-cell>
          <table:table-cell/>
          <table:table-cell office:value-type="string" calcext:value-type="string">
            <text:p>Project is formally listed on American Carbon Registry as ACR389. Significant project information available from multiple public sources.</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35</text:p>
          </table:table-cell>
          <table:table-cell office:value-type="string" calcext:value-type="string">
            <text:p>Blue Source</text:p>
          </table:table-cell>
          <table:table-cell office:value-type="string" calcext:value-type="string">
            <text:p>New Mexico, USA</text:p>
          </table:table-cell>
          <table:table-cell office:value-type="string" calcext:value-type="string">
            <text:p>Improved forest management at Vermejo Park Ranch.</text:p>
          </table:table-cell>
          <table:table-cell office:value-type="string" calcext:value-type="string">
            <text:p>forests,ifm</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tedturnerreserves.com/vermejo/</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s from forest loss.</text:p>
          </table:table-cell>
          <table:table-cell/>
          <table:table-cell office:value-type="float" office:value="1930000" calcext:value-type="float">
            <text:p>1930000</text:p>
          </table:table-cell>
          <table:table-cell office:value-type="float" office:value="0" calcext:value-type="float">
            <text:p>0</text:p>
          </table:table-cell>
          <table:table-cell office:value-type="string" calcext:value-type="string">
            <text:p>Seller offers 1,930,000 tCO₂ removal from an unspecified project area. The offered volume is just a portion of the total carbon benefits attributed to the project. A buffer pool will be used to mitigate against reversals using the ACR methodology.</text:p>
          </table:table-cell>
          <table:table-cell office:value-type="string" calcext:value-type="string">
            <text:p>There is not enough information to validate this volume. See Specificity comment.</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Seller claims 40 year permanence.</text:p>
          </table:table-cell>
          <table:table-cell office:value-type="string" calcext:value-type="string">
            <text:p>No information regarding the project's contractual commitments is available. See Specificity comment.</text:p>
          </table:table-cell>
          <table:table-cell office:value-type="float" office:value="0" calcext:value-type="float">
            <text:p>0</text:p>
          </table:table-cell>
          <table:table-cell/>
          <table:table-cell office:value-type="string" calcext:value-type="string">
            <text:p>There is not enough information to evaluate additionality. Project land is operated as a guest ranch and marketed as a premier eco-tourism destination. More information about the baseline harvest scenario used to credit the project would be needed for validation. Special attention should be to the claimed baseline in the context of ongoing land use.</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The only public documentation currently available is the application to the Microsoft 2021 Carbon Removal RFP, which does not include key project details.</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36</text:p>
          </table:table-cell>
          <table:table-cell office:value-type="string" calcext:value-type="string">
            <text:p>Terra Global Capital</text:p>
          </table:table-cell>
          <table:table-cell office:value-type="string" calcext:value-type="string">
            <text:p>Malawi</text:p>
          </table:table-cell>
          <table:table-cell office:value-type="string" calcext:value-type="string">
            <text:p>Co-management of protected areas through the Kulera Landscape REDD+ Program.</text:p>
          </table:table-cell>
          <table:table-cell office:value-type="string" calcext:value-type="string">
            <text:p>forests,redd+</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terraglobalcapital.com/kulera-landscape-redd-program-co-managed-protected-areas-malawi</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s by discouraging deforestation and forest degradation.</text:p>
          </table:table-cell>
          <table:table-cell office:value-type="string" calcext:value-type="string">
            <text:p>Project activities include forest management changes, increased protections against illegal harvesting, and a number of social and economic interventions in surrounding communites to decrease illegal harvest pressure (e.g. introduction of efficient cookstokes and development of local enterprises). Project is credited against a projection of continued mosaic deforestion.</text:p>
          </table:table-cell>
          <table:table-cell office:value-type="float" office:value="673053" calcext:value-type="float">
            <text:p>673053</text:p>
          </table:table-cell>
          <table:table-cell office:value-type="float" office:value="0" calcext:value-type="float">
            <text:p>0</text:p>
          </table:table-cell>
          <table:table-cell office:value-type="string" calcext:value-type="string">
            <text:p>Seller offers 673,053 tCO₂ removal from a 169,136 ha project area. The offered volume is just a portion of the total carbon benefits attributed to the project. A 10% buffer is maintained to mitigate against reversals.</text:p>
          </table:table-cell>
          <table:table-cell office:value-type="string" calcext:value-type="string">
            <text:p>Seller claims to offer removal only. Project's estimated removal volume is based on an multi-layered set of assumptions about deforestation drivers that are hard to validate. Moreover, since registries do not track removal and avoided emissions as separate types of carbon benefits, there is no way to validate that the removal slice of the project has not already been sold, or will not be sold again in the future. Project includes carbon removal attributed to soil.</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18" calcext:value-type="float">
            <text:p>18</text:p>
          </table:table-cell>
          <table:table-cell office:value-type="float" office:value="1" calcext:value-type="float">
            <text:p>1</text:p>
          </table:table-cell>
          <table:table-cell office:value-type="string" calcext:value-type="string">
            <text:p>Seller claims 100 year permanence.</text:p>
          </table:table-cell>
          <table:table-cell office:value-type="string" calcext:value-type="string">
            <text:p>Project lifetime appears to be 30 years (2009-2039), with 18 years remaining which we report as the permanence.</text:p>
          </table:table-cell>
          <table:table-cell office:value-type="float" office:value="0" calcext:value-type="float">
            <text:p>0</text:p>
          </table:table-cell>
          <table:table-cell office:value-type="string" calcext:value-type="string">
            <text:p>Counterfactual is continued mosaic-type deforestation.</text:p>
          </table:table-cell>
          <table:table-cell office:value-type="string" calcext:value-type="string">
            <text:p>Project operated for five years with international funding (including USAID) before seeking carbon finance. Several of the project interventions were to projected to be completed before 2020. Additionally, many of these carbon benefits from this project have already been sold. Thus, the project has already committed to avoid harvest and carbon removal in later years is already assured.</text:p>
          </table:table-cell>
          <table:table-cell office:value-type="string" calcext:value-type="string">
            <text:p>N/A</text:p>
          </table:table-cell>
          <table:table-cell table:number-columns-repeated="2"/>
          <table:table-cell office:value-type="float" office:value="2" calcext:value-type="float">
            <text:p>2</text:p>
          </table:table-cell>
          <table:table-cell/>
          <table:table-cell office:value-type="string" calcext:value-type="string">
            <text:p>Project is formally listed on Verra as VCS1168. Significant project information available from project registry.</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37</text:p>
          </table:table-cell>
          <table:table-cell office:value-type="string" calcext:value-type="string">
            <text:p>Shell Energy North America</text:p>
          </table:table-cell>
          <table:table-cell office:value-type="string" calcext:value-type="string">
            <text:p>Guizhou, China</text:p>
          </table:table-cell>
          <table:table-cell office:value-type="string" calcext:value-type="string">
            <text:p>Afforestation and sustainable development through the Qianxinan Afforestation Project.</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registry.verra.org/app/projectDetail/VCS/1847</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torage in forests.</text:p>
          </table:table-cell>
          <table:table-cell office:value-type="string" calcext:value-type="string">
            <text:p>Project plants Cypress and China fir forests on previously barren land.</text:p>
          </table:table-cell>
          <table:table-cell office:value-type="float" office:value="400000" calcext:value-type="float">
            <text:p>400000</text:p>
          </table:table-cell>
          <table:table-cell office:value-type="float" office:value="1" calcext:value-type="float">
            <text:p>1</text:p>
          </table:table-cell>
          <table:table-cell office:value-type="string" calcext:value-type="string">
            <text:p>Seller offers 400,000 tCO₂ removal from a 32,047 ha project area planted with Cypress and China fir. The offered volume is just a portion of the total carbon benefits attributed to the project. A 10% buffer is maintained to mitigate against reversals.</text:p>
          </table:table-cell>
          <table:table-cell office:value-type="string" calcext:value-type="string">
            <text:p>Seller claims to offer only carbon benefits generated before the end of 2021. Project claims 90% of trees are Chinese fir (Cunninghamia lanceolata). In project documentation, the removal rate for 2021 was predecited to be 13.8 tCO₂/ha/yr. This falls within a highly plausible range based on published literature on plantation China fir growth rates around 6 years of age (11.75-20.63 tCO₂/yr).</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Project methodology assumes negligible project emissions. There is not enough information to calculate or validate negativity.</text:p>
          </table:table-cell>
          <table:table-cell office:value-type="float" office:value="24" calcext:value-type="float">
            <text:p>24</text:p>
          </table:table-cell>
          <table:table-cell office:value-type="float" office:value="1" calcext:value-type="float">
            <text:p>1</text:p>
          </table:table-cell>
          <table:table-cell office:value-type="string" calcext:value-type="string">
            <text:p>Seller claims 24 year permanence.</text:p>
          </table:table-cell>
          <table:table-cell office:value-type="string" calcext:value-type="string">
            <text:p>Project lifetime appears to be 30 years (2014-2044), with 24 years remaining from date of review.</text:p>
          </table:table-cell>
          <table:table-cell office:value-type="float" office:value="0" calcext:value-type="float">
            <text:p>0</text:p>
          </table:table-cell>
          <table:table-cell office:value-type="string" calcext:value-type="string">
            <text:p>Counterfactual is project land remaining barren.</text:p>
          </table:table-cell>
          <table:table-cell office:value-type="string" calcext:value-type="string">
            <text:p>Planting was completed in 2015, 4 years before registration as a carbon offset project. Moreover, project occurs in a region highly relevant to the Chinese government's reforestation goals and ongoing programs (e.g. Green for Grain). More information about why this project in ineligible for state-available funding would be needed to be confident about the additionality of this project.</text:p>
          </table:table-cell>
          <table:table-cell office:value-type="string" calcext:value-type="string">
            <text:p>N/A</text:p>
          </table:table-cell>
          <table:table-cell table:number-columns-repeated="2"/>
          <table:table-cell office:value-type="float" office:value="2" calcext:value-type="float">
            <text:p>2</text:p>
          </table:table-cell>
          <table:table-cell/>
          <table:table-cell office:value-type="string" calcext:value-type="string">
            <text:p>Project is formally listed on Verra as VCS1847. Significant project information available.</text:p>
          </table:table-cell>
          <table:table-cell office:value-type="float" office:value="2" calcext:value-type="float">
            <text:p>2</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38</text:p>
          </table:table-cell>
          <table:table-cell office:value-type="string" calcext:value-type="string">
            <text:p>Blue Source</text:p>
          </table:table-cell>
          <table:table-cell office:value-type="string" calcext:value-type="string">
            <text:p>Maine, USA</text:p>
          </table:table-cell>
          <table:table-cell office:value-type="string" calcext:value-type="string">
            <text:p>Improved forest management at the 100 Mile Wilderness.</text:p>
          </table:table-cell>
          <table:table-cell office:value-type="string" calcext:value-type="string">
            <text:p>forests,ifm</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s from forest loss.</text:p>
          </table:table-cell>
          <table:table-cell/>
          <table:table-cell office:value-type="float" office:value="210000" calcext:value-type="float">
            <text:p>210000</text:p>
          </table:table-cell>
          <table:table-cell office:value-type="float" office:value="0" calcext:value-type="float">
            <text:p>0</text:p>
          </table:table-cell>
          <table:table-cell office:value-type="string" calcext:value-type="string">
            <text:p>Seller offers 210,000 tCO₂ removal from a 13,000 acre project area. The offered volume is just a portion of the total carbon benefits attributed to the project. A buffer pool will be used to mitigate against reversals using the ACR methodology.</text:p>
          </table:table-cell>
          <table:table-cell office:value-type="string" calcext:value-type="string">
            <text:p>There is not enough information to validate this volume. See Specificity comment.</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Seller claims 40 year permanence.</text:p>
          </table:table-cell>
          <table:table-cell office:value-type="string" calcext:value-type="string">
            <text:p>No information regarding the project's contractual commitments is available. See Specificity comment.</text:p>
          </table:table-cell>
          <table:table-cell office:value-type="float" office:value="0" calcext:value-type="float">
            <text:p>0</text:p>
          </table:table-cell>
          <table:table-cell/>
          <table:table-cell office:value-type="string" calcext:value-type="string">
            <text:p>There is not enough information to evaluate additionality.</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The only public documentation currently available is the application to the Microsoft 2021 Carbon Removal RFP, which does not include key project details.</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39</text:p>
          </table:table-cell>
          <table:table-cell office:value-type="string" calcext:value-type="string">
            <text:p>South Pole</text:p>
          </table:table-cell>
          <table:table-cell office:value-type="string" calcext:value-type="string">
            <text:p>Panama</text:p>
          </table:table-cell>
          <table:table-cell office:value-type="string" calcext:value-type="string">
            <text:p>Removing carbon through sustainable teak and natural ecosystem protection by CO₂OL.</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registry.goldstandard.org/projects/details/1796</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torage in timber plantations.</text:p>
          </table:table-cell>
          <table:table-cell office:value-type="string" calcext:value-type="string">
            <text:p>Project plants a combination of teak and native species.</text:p>
          </table:table-cell>
          <table:table-cell office:value-type="float" office:value="650000" calcext:value-type="float">
            <text:p>650000</text:p>
          </table:table-cell>
          <table:table-cell office:value-type="float" office:value="0" calcext:value-type="float">
            <text:p>0</text:p>
          </table:table-cell>
          <table:table-cell office:value-type="string" calcext:value-type="string">
            <text:p>Seller offers 650,000 tCO₂ removal in FY2021 from plantations established over 7064 ha planting area. The offered volume is just a portion of the total carbon benefits attributed to the project. Project maintains 20% buffer to mitigate against reversals.</text:p>
          </table:table-cell>
          <table:table-cell office:value-type="string" calcext:value-type="string">
            <text:p>Not enough information available to validate the volume. See Specificity comment.</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Seller claims 100 year permanence.</text:p>
          </table:table-cell>
          <table:table-cell office:value-type="string" calcext:value-type="string">
            <text:p>Project lifetime appears to be 30 years (1995-2025), with 3 years remaining from the date of review, which we report as the permanence.</text:p>
          </table:table-cell>
          <table:table-cell office:value-type="float" office:value="0" calcext:value-type="float">
            <text:p>0</text:p>
          </table:table-cell>
          <table:table-cell office:value-type="string" calcext:value-type="string">
            <text:p>Counterfactual is continued land use for pasture, annual crops, or cocao farms without tree cover.</text:p>
          </table:table-cell>
          <table:table-cell office:value-type="string" calcext:value-type="string">
            <text:p>Project claims historical offset credits from project activity starting in 1995. Project was registered as an offset project in 2012. It is unclear that carbon finance will change land management moving forward.</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Project is formally listed on Gold Standard as GS2940. Very little public information available. Links to key project documents are broken.</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40</text:p>
          </table:table-cell>
          <table:table-cell office:value-type="string" calcext:value-type="string">
            <text:p>South Pole</text:p>
          </table:table-cell>
          <table:table-cell office:value-type="string" calcext:value-type="string">
            <text:p>Sierra Leone</text:p>
          </table:table-cell>
          <table:table-cell office:value-type="string" calcext:value-type="string">
            <text:p>Plantation forestry for sustinable timber harvesting and reforestation.</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miroforestry.com/plantations/yoni-sierra-leon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torage in timber plantations.</text:p>
          </table:table-cell>
          <table:table-cell office:value-type="string" calcext:value-type="string">
            <text:p>Project plants commercial timber plantations of Eucalyptus pellita, Acacia mangium and Gmelina arborea with &lt;10 year harvest cycles.</text:p>
          </table:table-cell>
          <table:table-cell office:value-type="float" office:value="745374" calcext:value-type="float">
            <text:p>745374</text:p>
          </table:table-cell>
          <table:table-cell office:value-type="float" office:value="1" calcext:value-type="float">
            <text:p>1</text:p>
          </table:table-cell>
          <table:table-cell office:value-type="string" calcext:value-type="string">
            <text:p>Seller offers 745,374 tCO₂ removal from plantation growth, with 25,799 tCO₂ removal available in FY2021. The offered volume is just a portion of the total carbon benefits attributed to the project. An 18% buffer is maintained to mitigate against reversals.</text:p>
          </table:table-cell>
          <table:table-cell office:value-type="string" calcext:value-type="string">
            <text:p>Plantation area is currently 4020 ha, and is projected to expand 1500 ha/year from 2020-2025. Primary species planted are Eucalyptus pellita, Acacia mangium, and Gmelina arborea. Per-species planting and growth assumptions are well-cited and fall within plausible ranges. Project includes carbon removal attributed to soil.</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24" calcext:value-type="float">
            <text:p>24</text:p>
          </table:table-cell>
          <table:table-cell office:value-type="float" office:value="1" calcext:value-type="float">
            <text:p>1</text:p>
          </table:table-cell>
          <table:table-cell office:value-type="string" calcext:value-type="string">
            <text:p>Seller claims 30 year permance.</text:p>
          </table:table-cell>
          <table:table-cell office:value-type="string" calcext:value-type="string">
            <text:p>Project lifetime appears to be 20 years (2016-2045) with 26 years remaining from date of review, which we report as the permanence.</text:p>
          </table:table-cell>
          <table:table-cell office:value-type="float" office:value="0" calcext:value-type="float">
            <text:p>0</text:p>
          </table:table-cell>
          <table:table-cell/>
          <table:table-cell office:value-type="string" calcext:value-type="string">
            <text:p>Project implementor has been engaging in commercial plantation forestry in Sierra Leone since 2012. This offer in currently seeking to recieve credits for plantation growth from 2016 onward. Without clear vintaging this raises the concern that offered carbon benefits could have been generated up to 5 years ago.</text:p>
          </table:table-cell>
          <table:table-cell office:value-type="string" calcext:value-type="string">
            <text:p>N/A</text:p>
          </table:table-cell>
          <table:table-cell table:number-columns-repeated="2"/>
          <table:table-cell office:value-type="float" office:value="2" calcext:value-type="float">
            <text:p>2</text:p>
          </table:table-cell>
          <table:table-cell/>
          <table:table-cell office:value-type="string" calcext:value-type="string">
            <text:p>Project is formally listed on Verra as VCS2401. Significant project information available through the Verra registry.</text:p>
          </table:table-cell>
          <table:table-cell office:value-type="float" office:value="2" calcext:value-type="float">
            <text:p>2</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41</text:p>
          </table:table-cell>
          <table:table-cell office:value-type="string" calcext:value-type="string">
            <text:p>Blue Source</text:p>
          </table:table-cell>
          <table:table-cell office:value-type="string" calcext:value-type="string">
            <text:p>Michigan, USA</text:p>
          </table:table-cell>
          <table:table-cell office:value-type="string" calcext:value-type="string">
            <text:p>Preventing aggressive timber harvesting through the Greenleaf IFM.</text:p>
          </table:table-cell>
          <table:table-cell office:value-type="string" calcext:value-type="string">
            <text:p>forests,ifm</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s from forest loss.</text:p>
          </table:table-cell>
          <table:table-cell/>
          <table:table-cell office:value-type="float" office:value="80732" calcext:value-type="float">
            <text:p>80732</text:p>
          </table:table-cell>
          <table:table-cell office:value-type="float" office:value="0" calcext:value-type="float">
            <text:p>0</text:p>
          </table:table-cell>
          <table:table-cell office:value-type="string" calcext:value-type="string">
            <text:p>Seller offers 80,732 tCO₂ removal from a ~22,000 acre project area, with 28,833 tCO₂ removal offered in FY2021. The offered volume is just a portion of the total carbon benefits attributed to the project. A buffer pool will be used to mitigate against reversals using the ACR methodology.</text:p>
          </table:table-cell>
          <table:table-cell office:value-type="string" calcext:value-type="string">
            <text:p>There is not enough information to validate this volume. See Specificity comment.</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Seller claims 40 year permanence.</text:p>
          </table:table-cell>
          <table:table-cell office:value-type="string" calcext:value-type="string">
            <text:p>No information regarding the project's contractual commitments is available. See Specificity comment.</text:p>
          </table:table-cell>
          <table:table-cell office:value-type="float" office:value="0" calcext:value-type="float">
            <text:p>0</text:p>
          </table:table-cell>
          <table:table-cell/>
          <table:table-cell office:value-type="string" calcext:value-type="string">
            <text:p>There is not enough information to evaluate additionality.</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The only public documentation currently available is the application to the Microsoft 2021 Carbon Removal RFP, which does not include key project details.</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42</text:p>
          </table:table-cell>
          <table:table-cell office:value-type="string" calcext:value-type="string">
            <text:p>Shell Energy North America</text:p>
          </table:table-cell>
          <table:table-cell office:value-type="string" calcext:value-type="string">
            <text:p>Ashanti, Ghana</text:p>
          </table:table-cell>
          <table:table-cell office:value-type="string" calcext:value-type="string">
            <text:p>Reforestation and sustainable development in forest reserves.</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registry.verra.org/app/projectDetail/VCS/987</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torage in forests.</text:p>
          </table:table-cell>
          <table:table-cell office:value-type="string" calcext:value-type="string">
            <text:p>Project primarily establishes teak plantations and completes two, 20-year harvest cycles within the project period.</text:p>
          </table:table-cell>
          <table:table-cell office:value-type="float" office:value="150000" calcext:value-type="float">
            <text:p>150000</text:p>
          </table:table-cell>
          <table:table-cell office:value-type="float" office:value="0" calcext:value-type="float">
            <text:p>0</text:p>
          </table:table-cell>
          <table:table-cell office:value-type="string" calcext:value-type="string">
            <text:p>Seller offers 150,000 tCO₂ removal over an unknown project area in FY2021. The offered volume is just a portion of the total carbon benefits attributed to the project. A 10% buffer is maintained to mitigate against reversals.</text:p>
          </table:table-cell>
          <table:table-cell office:value-type="string" calcext:value-type="string">
            <text:p>This grouped project predicted an expansion of 1000 ha/year from 2014 through 2030. There there is no documentation about its actual expansion pattern. Not knowing the project area in question, it is not possible to validate the claimed volume. Grouped project methodology includes carbon removal attributed to soil.</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27" calcext:value-type="float">
            <text:p>27</text:p>
          </table:table-cell>
          <table:table-cell office:value-type="float" office:value="1" calcext:value-type="float">
            <text:p>1</text:p>
          </table:table-cell>
          <table:table-cell office:value-type="string" calcext:value-type="string">
            <text:p>Seller claims 28 year permanence.</text:p>
          </table:table-cell>
          <table:table-cell office:value-type="string" calcext:value-type="string">
            <text:p>Project lifetime appears to be 40 years (2008-2048), with 27 years remaining from date of review, which we report as the permanence.</text:p>
          </table:table-cell>
          <table:table-cell office:value-type="float" office:value="0" calcext:value-type="float">
            <text:p>0</text:p>
          </table:table-cell>
          <table:table-cell office:value-type="string" calcext:value-type="string">
            <text:p>Counterfactual specified is a continuation of a mosaic of illegal subsistence farming, grassland with scattered trees, and degraded remnant forest.</text:p>
          </table:table-cell>
          <table:table-cell office:value-type="string" calcext:value-type="string">
            <text:p>Project is implemented on forest reserves declared degraded by the Ghanian governement. Legally, this is a protected area with some sustainable use of natural resources. Project proponent began establishing plantations in these reserves in 2008. Without clear vintaging, this raises the concern that carbon benefits offered could have been generated up to 13 years ago.</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Project is formally listed on Verra as VCS987. Reasonable project detail available.</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43</text:p>
          </table:table-cell>
          <table:table-cell office:value-type="string" calcext:value-type="string">
            <text:p>Spatial Informatics Group</text:p>
          </table:table-cell>
          <table:table-cell office:value-type="string" calcext:value-type="string">
            <text:p>Vermont, USA</text:p>
          </table:table-cell>
          <table:table-cell office:value-type="string" calcext:value-type="string">
            <text:p>CDR from aggregated protected wilderness through the Forever Wild Carbon Aggregation Initiative.</text:p>
          </table:table-cell>
          <table:table-cell office:value-type="string" calcext:value-type="string">
            <text:p>forests,ifm</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newildernesstrust.org/wilderness-conservation/wp/</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s from forest loss.</text:p>
          </table:table-cell>
          <table:table-cell office:value-type="string" calcext:value-type="string">
            <text:p>Project establishes no-harvest conservation easements to permanently protect participating forests.</text:p>
          </table:table-cell>
          <table:table-cell office:value-type="float" office:value="177975" calcext:value-type="float">
            <text:p>177975</text:p>
          </table:table-cell>
          <table:table-cell office:value-type="float" office:value="0" calcext:value-type="float">
            <text:p>0</text:p>
          </table:table-cell>
          <table:table-cell office:value-type="string" calcext:value-type="string">
            <text:p>Seller offers 177,975 tCO₂ removal from a unspecified project area, with 10,734 tCO₂ removal offered in FY2021. The offered volume is just a portion of the total carbon benefits attributed to the project. A 16% buffer pool is maintained to mitigate against reversals.</text:p>
          </table:table-cell>
          <table:table-cell office:value-type="string" calcext:value-type="string">
            <text:p>There is not enough information to validate this volume. See Specificity comment.</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40" calcext:value-type="float">
            <text:p>40</text:p>
          </table:table-cell>
          <table:table-cell office:value-type="float" office:value="1" calcext:value-type="float">
            <text:p>1</text:p>
          </table:table-cell>
          <table:table-cell office:value-type="string" calcext:value-type="string">
            <text:p>Seller claims 40 year permanence.</text:p>
          </table:table-cell>
          <table:table-cell office:value-type="string" calcext:value-type="string">
            <text:p>All lands enrolled in this grouped project are permanently protected upon enrollment by a no-harvest conservation easement.</text:p>
          </table:table-cell>
          <table:table-cell office:value-type="float" office:value="1" calcext:value-type="float">
            <text:p>1</text:p>
          </table:table-cell>
          <table:table-cell/>
          <table:table-cell office:value-type="string" calcext:value-type="string">
            <text:p>Project proponent is a non-profit that uses carbon revenues as an incentive to establish permanent, no-harvest conservation easements on properties owned by land trusts in the Northeast. Further validation would benefit from more information about the baseline scenarios used to credit individual projects.</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The project's general plan, financial structure, and partnership structure are clearly communicated. Details on lands enrolled and crediting methodogies are not publicly available.</text:p>
          </table:table-cell>
          <table:table-cell office:value-type="float" office:value="2" calcext:value-type="float">
            <text:p>2</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45</text:p>
          </table:table-cell>
          <table:table-cell office:value-type="string" calcext:value-type="string">
            <text:p>Pachama</text:p>
          </table:table-cell>
          <table:table-cell office:value-type="string" calcext:value-type="string">
            <text:p>California, USA</text:p>
          </table:table-cell>
          <table:table-cell office:value-type="string" calcext:value-type="string">
            <text:p>Reforestation with verification and monitoring in Rip's Redwoods.</text:p>
          </table:table-cell>
          <table:table-cell office:value-type="string" calcext:value-type="string">
            <text:p>forests,ifm</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pachama.com/explorer/project/rips-redwood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s from forest loss.</text:p>
          </table:table-cell>
          <table:table-cell/>
          <table:table-cell office:value-type="float" office:value="20000" calcext:value-type="float">
            <text:p>20000</text:p>
          </table:table-cell>
          <table:table-cell office:value-type="float" office:value="0" calcext:value-type="float">
            <text:p>0</text:p>
          </table:table-cell>
          <table:table-cell office:value-type="string" calcext:value-type="string">
            <text:p>Seller offers 20,000 tCO₂ removal in FY2021 over a 1422 acre project area. The offered volume is just a portion of the total carbon benefits attributed to the project. Project maintains 16.7% buffer pool to mitigate against reversals.</text:p>
          </table:table-cell>
          <table:table-cell office:value-type="string" calcext:value-type="string">
            <text:p>Seller claims to offer removal only. Since registries do not track removal and avoided emissions as separate types of carbon benefits, there is no way to validate that the removal slice of the project has not already been sold, or will not be sold again in the futur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92" calcext:value-type="float">
            <text:p>92</text:p>
          </table:table-cell>
          <table:table-cell office:value-type="float" office:value="0" calcext:value-type="float">
            <text:p>0</text:p>
          </table:table-cell>
          <table:table-cell office:value-type="string" calcext:value-type="string">
            <text:p>Seller claims 93 year permancence.</text:p>
          </table:table-cell>
          <table:table-cell office:value-type="string" calcext:value-type="string">
            <text:p>Project lifetime appears to be 100 years (2013-2113), with 92 year remaining from date of review. Socioeconomic risks are significant on this time horizon due to the risk of default or bankruptcy.</text:p>
          </table:table-cell>
          <table:table-cell office:value-type="float" office:value="0" calcext:value-type="float">
            <text:p>0</text:p>
          </table:table-cell>
          <table:table-cell/>
          <table:table-cell office:value-type="string" calcext:value-type="string">
            <text:p>Rip's Redwood project already credited for standing carbon stock above regional baseline, which indicates a promise not to harvest normally and therefore raises questions about the additionality of ongoing carbon removal credits.</text:p>
          </table:table-cell>
          <table:table-cell office:value-type="string" calcext:value-type="string">
            <text:p>N/A</text:p>
          </table:table-cell>
          <table:table-cell table:number-columns-repeated="2"/>
          <table:table-cell office:value-type="float" office:value="2" calcext:value-type="float">
            <text:p>2</text:p>
          </table:table-cell>
          <table:table-cell/>
          <table:table-cell office:value-type="string" calcext:value-type="string">
            <text:p>Project is formally listed on Climate Action Reserve as CAR1015. Significant project information available from multiple public sources.</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46</text:p>
          </table:table-cell>
          <table:table-cell office:value-type="string" calcext:value-type="string">
            <text:p>Blue Source</text:p>
          </table:table-cell>
          <table:table-cell office:value-type="string" calcext:value-type="string">
            <text:p>Alaska, USA</text:p>
          </table:table-cell>
          <table:table-cell office:value-type="string" calcext:value-type="string">
            <text:p>Improved forest management through the Shaan Seet IFM project.</text:p>
          </table:table-cell>
          <table:table-cell office:value-type="string" calcext:value-type="string">
            <text:p>forests,ifm</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s from forest loss.</text:p>
          </table:table-cell>
          <table:table-cell/>
          <table:table-cell office:value-type="float" office:value="159188" calcext:value-type="float">
            <text:p>159188</text:p>
          </table:table-cell>
          <table:table-cell office:value-type="float" office:value="0" calcext:value-type="float">
            <text:p>0</text:p>
          </table:table-cell>
          <table:table-cell office:value-type="string" calcext:value-type="string">
            <text:p>Seller offers 159,188 tCO₂ removal over a 8,951 acre project area, with 31,834 tCO₂ removal offered in FY2021. No information about a buffer pool is publicly available.</text:p>
          </table:table-cell>
          <table:table-cell office:value-type="string" calcext:value-type="string">
            <text:p>See Specificity comment. Seller claims to offer removal only. Since registries do not track removal and avoided emissions as separate types of carbon benefits, there is no way to validate that the removal slice of the project has not already been sold, or will not be sold again in the futur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 See Specificity comment.</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Seller claims 40 year permanence.</text:p>
          </table:table-cell>
          <table:table-cell office:value-type="string" calcext:value-type="string">
            <text:p>See Specificity comment.</text:p>
          </table:table-cell>
          <table:table-cell office:value-type="float" office:value="0" calcext:value-type="float">
            <text:p>0</text:p>
          </table:table-cell>
          <table:table-cell/>
          <table:table-cell office:value-type="string" calcext:value-type="string">
            <text:p>There is not enough information to evaluate additionality.</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Project is formally listed on American Carbon Registry as ACR534. Although project provides an official ACR ID, project does not appear in the public database.</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47</text:p>
          </table:table-cell>
          <table:table-cell office:value-type="string" calcext:value-type="string">
            <text:p>Climeworks</text:p>
          </table:table-cell>
          <table:table-cell office:value-type="string" calcext:value-type="string">
            <text:p>Reykjavik, Iceland</text:p>
          </table:table-cell>
          <table:table-cell office:value-type="string" calcext:value-type="string">
            <text:p>Direct air capture and mineralization.</text:p>
          </table:table-cell>
          <table:table-cell office:value-type="string" calcext:value-type="string">
            <text:p>dac,mineraliz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climeworks.co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emoves carbon from the atmosphere using a solid chemical sorbent. Captured carbon dioxide is geologically sequestered in mineral form using the Carbfix process.</text:p>
          </table:table-cell>
          <table:table-cell/>
          <table:table-cell office:value-type="float" office:value="3000000" calcext:value-type="float">
            <text:p>3000000</text:p>
          </table:table-cell>
          <table:table-cell office:value-type="float" office:value="1" calcext:value-type="float">
            <text:p>1</text:p>
          </table:table-cell>
          <table:table-cell office:value-type="string" calcext:value-type="string">
            <text:p>Project specifies 3,000,000 tCO₂ as a total offer, with 300 tCO₂ offered for FY2021.</text:p>
          </table:table-cell>
          <table:table-cell office:value-type="string" calcext:value-type="string">
            <text:p>Scale of volume in FY2021 is commensurate with published sorbent technology. Contingent on sufficient deployment of modular technology, the offered removal volume seems plausible.</text:p>
          </table:table-cell>
          <table:table-cell office:value-type="float" office:value="0.9" calcext:value-type="float">
            <text:p>0.9</text:p>
          </table:table-cell>
          <table:table-cell office:value-type="float" office:value="1" calcext:value-type="float">
            <text:p>1</text:p>
          </table:table-cell>
          <table:table-cell office:value-type="string" calcext:value-type="string">
            <text:p>Claims total emissions are 0.1 tCO₂ for every 1 tCO₂ removed.</text:p>
          </table:table-cell>
          <table:table-cell office:value-type="string" calcext:value-type="string">
            <text:p>Detailed analysis references an independent, third party financed study performed by researchers at the University of Aachen, Germany: https://www.nature.com/articles/s41560-020-00771-9</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Seller claims 10,000 year permanence.</text:p>
          </table:table-cell>
          <table:table-cell office:value-type="string" calcext:value-type="string">
            <text:p>Successful mineralization produces reliable, effectively permanent carbon storage.</text:p>
          </table:table-cell>
          <table:table-cell office:value-type="float" office:value="2" calcext:value-type="float">
            <text:p>2</text:p>
          </table:table-cell>
          <table:table-cell/>
          <table:table-cell office:value-type="string" calcext:value-type="string">
            <text:p>The only reason to implement a project like this is to generate climate benefits. Seller has not indicated the intention to participate in the Low Carbon Fuel Standard (LCFS) compliance program, but appears eligible. If the project were to participate, any tons that received LCFS credits and were also offered in the voluntary market would be non-additional. Because LCFS is a compliance program, this would be a case of double counting. Conversely, tons that did not receive LCFS credits would be additional.</text:p>
          </table:table-cell>
          <table:table-cell office:value-type="string" calcext:value-type="string">
            <text:p>N/A</text:p>
          </table:table-cell>
          <table:table-cell table:number-columns-repeated="2"/>
          <table:table-cell office:value-type="float" office:value="2" calcext:value-type="float">
            <text:p>2</text:p>
          </table:table-cell>
          <table:table-cell/>
          <table:table-cell office:value-type="string" calcext:value-type="string">
            <text:p>Basic technology is well understood through both demonstrations and published literature. Peer reviewed LCA publicly accessible.</text:p>
          </table:table-cell>
          <table:table-cell office:value-type="float" office:value="5" calcext:value-type="float">
            <text:p>5</text:p>
          </table:table-cell>
          <table:table-cell office:value-type="string" calcext:value-type="string">
            <text:p>[{'date': '03-17-2021', 'note': 'First release.'}, {'date': '03-30-2021', 'note': 'Fixed typo in additionality comment.'}]</text:p>
          </table:table-cell>
          <table:table-cell table:number-columns-repeated="982"/>
        </table:table-row>
        <table:table-row table:style-name="ro1">
          <table:table-cell office:value-type="string" calcext:value-type="string">
            <text:p>MSFT048</text:p>
          </table:table-cell>
          <table:table-cell office:value-type="string" calcext:value-type="string">
            <text:p>South Pole</text:p>
          </table:table-cell>
          <table:table-cell office:value-type="string" calcext:value-type="string">
            <text:p>Uganda</text:p>
          </table:table-cell>
          <table:table-cell office:value-type="string" calcext:value-type="string">
            <text:p>Restoration of degraded areas in Kibale National Park.</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facethefuture.com/projects/uganda-kibale-reforestati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torage in forests.</text:p>
          </table:table-cell>
          <table:table-cell office:value-type="string" calcext:value-type="string">
            <text:p>Project assists plants indigeneous tree species and assists natural regeneration in Kibale National Park.</text:p>
          </table:table-cell>
          <table:table-cell office:value-type="float" office:value="55000" calcext:value-type="float">
            <text:p>55000</text:p>
          </table:table-cell>
          <table:table-cell office:value-type="float" office:value="0" calcext:value-type="float">
            <text:p>0</text:p>
          </table:table-cell>
          <table:table-cell office:value-type="string" calcext:value-type="string">
            <text:p>Seller offers 55,000 tCO₂ removal in FY2021 from a 6212 ha project area. The offered volume is just a portion of the total carbon benefits attributed to the project. A 10% risk buffer is maintained to mitigate against reversals.</text:p>
          </table:table-cell>
          <table:table-cell office:value-type="string" calcext:value-type="string">
            <text:p>Project predicts a carbon removal rate of 12.38 tCO₂/ha/yr over the project lifetime from planting unspecified indigenous species.</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 See Specificity comment.</text:p>
          </table:table-cell>
          <table:table-cell office:value-type="float" office:value="48" calcext:value-type="float">
            <text:p>48</text:p>
          </table:table-cell>
          <table:table-cell office:value-type="float" office:value="0" calcext:value-type="float">
            <text:p>0</text:p>
          </table:table-cell>
          <table:table-cell office:value-type="string" calcext:value-type="string">
            <text:p>Seller claims 48 year permanence.</text:p>
          </table:table-cell>
          <table:table-cell office:value-type="string" calcext:value-type="string">
            <text:p>Project lifetime appears to be 60 years (2009-2069), with 48 years remaining. Socioeconomic risks are significant on this time horizon due to the risk of default or bankruptcy.</text:p>
          </table:table-cell>
          <table:table-cell office:value-type="float" office:value="0" calcext:value-type="float">
            <text:p>0</text:p>
          </table:table-cell>
          <table:table-cell office:value-type="string" calcext:value-type="string">
            <text:p>Counterfactual specified is continued encroachment on national park land for agricultural activities, unchecked fire on degraded land, and a partial regeneration of pioneer begetation.</text:p>
          </table:table-cell>
          <table:table-cell office:value-type="string" calcext:value-type="string">
            <text:p>Project activities started in 1994, a year after it the area was designated as a national park. The project is credited for activites from 2009 onwards. Forest planting was projected to be completed in 2016. This leads to the concern that offered carbon benefits could have been generated up to 12 years ago. More documentation would be needed to validate the claim that the project activities would not continue in the absence of carbon finance.</text:p>
          </table:table-cell>
          <table:table-cell office:value-type="string" calcext:value-type="string">
            <text:p>N/A</text:p>
          </table:table-cell>
          <table:table-cell table:number-columns-repeated="2"/>
          <table:table-cell office:value-type="float" office:value="2" calcext:value-type="float">
            <text:p>2</text:p>
          </table:table-cell>
          <table:table-cell/>
          <table:table-cell office:value-type="string" calcext:value-type="string">
            <text:p>Project is formally listed on Verra as VCS673. Significant project information available.</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49</text:p>
          </table:table-cell>
          <table:table-cell office:value-type="string" calcext:value-type="string">
            <text:p>Drax</text:p>
          </table:table-cell>
          <table:table-cell office:value-type="string" calcext:value-type="string">
            <text:p>United Kingdom</text:p>
          </table:table-cell>
          <table:table-cell office:value-type="string" calcext:value-type="string">
            <text:p>BECCS at the world’s largest biomass power station.</text:p>
          </table:table-cell>
          <table:table-cell office:value-type="string" calcext:value-type="string">
            <text:p>biomass,injec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www.drax.com/BECCS</text:p>
          </table:table-cell>
          <table:table-cell table:number-columns-repeated="2" office:value-type="float" office:value="1" calcext:value-type="float">
            <text:p>1</text:p>
          </table:table-cell>
          <table:table-cell office:value-type="string" calcext:value-type="string">
            <text:p>Avoids emissions from biomass-fuelled power station, and instead captures it for alternative uses.</text:p>
          </table:table-cell>
          <table:table-cell office:value-type="string" calcext:value-type="string">
            <text:p>Project seeks to add carbon capture and storage to operating biomass power plants, injecting some of the captured CO₂ into geological formations. From a narrow lifecycle perspective, project only avoids CO₂ emissions. From a broad perspective, the same mechanism forms a carbon removal pathway when coupled to biomass production.</text:p>
          </table:table-cell>
          <table:table-cell office:value-type="float" office:value="4000000" calcext:value-type="float">
            <text:p>4000000</text:p>
          </table:table-cell>
          <table:table-cell office:value-type="float" office:value="0" calcext:value-type="float">
            <text:p>0</text:p>
          </table:table-cell>
          <table:table-cell office:value-type="string" calcext:value-type="string">
            <text:p>Seller offers 4,000,000 tCO₂ removal from operation of a CCS system that should be operational by 2027.</text:p>
          </table:table-cell>
          <table:table-cell office:value-type="string" calcext:value-type="string">
            <text:p>Project plans to install CCS on four biomass power plant units. Each CCS unit is projected to capture up to 4 million tCO₂/year. Two pilot projects are currently underway. We were unable to find public data from the first pilot, nor public information regarding the novel non-amine solvent used.</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Negativity is a key parameter for evaluating BECCS projects. Project uses an open souce Biomass Carbon Calculator (developed by project proponent and verified by third parties) to to perform LCA. Parameters used by project proponent are not available, and there is not enough to calculate the negativity of this project.</text:p>
          </table:table-cell>
          <table:table-cell office:value-type="float" office:value="1000" calcext:value-type="float">
            <text:p>1000</text:p>
          </table:table-cell>
          <table:table-cell office:value-type="float" office:value="0" calcext:value-type="float">
            <text:p>0</text:p>
          </table:table-cell>
          <table:table-cell office:value-type="string" calcext:value-type="string">
            <text:p>Seller claims 10,000 year permanence.</text:p>
          </table:table-cell>
          <table:table-cell office:value-type="string" calcext:value-type="string">
            <text:p>Seller claims captured CO₂ will be injected into deep geological depositis. Successful geologic sequestration produces reliable, effectively permanent carbon storage. It appears that the project is also exploring less permanent, more profitable end-uses for captured CO₂, leading us to withhold validation.</text:p>
          </table:table-cell>
          <table:table-cell office:value-type="float" office:value="1" calcext:value-type="float">
            <text:p>1</text:p>
          </table:table-cell>
          <table:table-cell office:value-type="string" calcext:value-type="string">
            <text:p>Operation of biomass power plant without carbon capture and storage (CCS).</text:p>
          </table:table-cell>
          <table:table-cell office:value-type="string" calcext:value-type="string">
            <text:p>This project is likely additional, but specifics depend on the economics of any applicable tax credits or policy incentives.</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Reasonable project details available from project application on online reports. LCA and storage details are lacking.</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50</text:p>
          </table:table-cell>
          <table:table-cell office:value-type="string" calcext:value-type="string">
            <text:p>Pachama</text:p>
          </table:table-cell>
          <table:table-cell office:value-type="string" calcext:value-type="string">
            <text:p>Panama</text:p>
          </table:table-cell>
          <table:table-cell office:value-type="string" calcext:value-type="string">
            <text:p>Sustainable teak and natural ecosystem protection by CO₂OL.</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registry.goldstandard.org/projects/details/1796</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torage in timber plantations.</text:p>
          </table:table-cell>
          <table:table-cell office:value-type="string" calcext:value-type="string">
            <text:p>Project plants a combination of teak and native species.</text:p>
          </table:table-cell>
          <table:table-cell office:value-type="float" office:value="500000" calcext:value-type="float">
            <text:p>500000</text:p>
          </table:table-cell>
          <table:table-cell office:value-type="float" office:value="0" calcext:value-type="float">
            <text:p>0</text:p>
          </table:table-cell>
          <table:table-cell office:value-type="string" calcext:value-type="string">
            <text:p>Seller offers 500,000 tCO₂ removal from plantations established over a claimed 13,242 ha project area. The offered volume is just a portion of the total carbon benefits attributed to the project. Project maintains 20% buffer to mitigate against reversals.</text:p>
          </table:table-cell>
          <table:table-cell office:value-type="string" calcext:value-type="string">
            <text:p>Not enough information available to validate the volume. See Specificity comment.</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Seller claims 5 year permanence.</text:p>
          </table:table-cell>
          <table:table-cell office:value-type="string" calcext:value-type="string">
            <text:p>Project lifetime appears to be 30 years (1995-2025), with 3 years remaining from the date of review, which we report as the permanence.</text:p>
          </table:table-cell>
          <table:table-cell office:value-type="float" office:value="0" calcext:value-type="float">
            <text:p>0</text:p>
          </table:table-cell>
          <table:table-cell office:value-type="string" calcext:value-type="string">
            <text:p>Counterfactual specified is continued use for pasture, annual crops, or cocao farms without tree cover.</text:p>
          </table:table-cell>
          <table:table-cell office:value-type="string" calcext:value-type="string">
            <text:p>Project claims historical offset credits from project activity starting in 1995. Project was registered as an offset project in 2012. It is unclear how carbon finance will change land management moving forward.</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Project is formally listed on Gold Standard as GS2940. Very little public information available. Links to key project documents are broken.</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51</text:p>
          </table:table-cell>
          <table:table-cell office:value-type="string" calcext:value-type="string">
            <text:p>Blue Source</text:p>
          </table:table-cell>
          <table:table-cell office:value-type="string" calcext:value-type="string">
            <text:p>Alaska, USA</text:p>
          </table:table-cell>
          <table:table-cell office:value-type="string" calcext:value-type="string">
            <text:p>Improved forest management through the Kootznoowoo IFM Project.</text:p>
          </table:table-cell>
          <table:table-cell office:value-type="string" calcext:value-type="string">
            <text:p>forests,ifm</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acr2.apx.com/mymodule/reg/prjView.asp?id1=499</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s from forest loss.</text:p>
          </table:table-cell>
          <table:table-cell/>
          <table:table-cell office:value-type="float" office:value="383152" calcext:value-type="float">
            <text:p>383152</text:p>
          </table:table-cell>
          <table:table-cell office:value-type="float" office:value="0" calcext:value-type="float">
            <text:p>0</text:p>
          </table:table-cell>
          <table:table-cell office:value-type="string" calcext:value-type="string">
            <text:p>Seller offers 383,152 tCO₂ removal over a 19,856 acre project area, with 95,788 tCO₂ offered in FY2021. The offered volume is just a portion of the total carbon benefits attributed to the project. A 18% buffer is maintained to mitigate against reversals.</text:p>
          </table:table-cell>
          <table:table-cell office:value-type="string" calcext:value-type="string">
            <text:p>Seller claims to offer removal only. Since registries do not track removal and avoided emissions as separate types of carbon benefits, there is no way to validate that the removal slice of the project has not already been sold, or will not be sold again in the futur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37" calcext:value-type="float">
            <text:p>37</text:p>
          </table:table-cell>
          <table:table-cell office:value-type="float" office:value="0" calcext:value-type="float">
            <text:p>0</text:p>
          </table:table-cell>
          <table:table-cell office:value-type="string" calcext:value-type="string">
            <text:p>Seller claims 40 year permanence.</text:p>
          </table:table-cell>
          <table:table-cell office:value-type="string" calcext:value-type="string">
            <text:p>Project lifetime appears to be 40 years (2018-2058), with 37 years remaining, which we report as the permanence.</text:p>
          </table:table-cell>
          <table:table-cell office:value-type="float" office:value="1" calcext:value-type="float">
            <text:p>1</text:p>
          </table:table-cell>
          <table:table-cell office:value-type="string" calcext:value-type="string">
            <text:p>Counterfactual is an even-aged clearcut harvest regime with natural regeneration.</text:p>
          </table:table-cell>
          <table:table-cell office:value-type="string" calcext:value-type="string">
            <text:p>There was no ongoing or planned commercial harvest in the project area at the time of application. More information would be needed to validate the baseline harvest scenario and thus, the additionality of the project's purported carbon benefits.</text:p>
          </table:table-cell>
          <table:table-cell office:value-type="string" calcext:value-type="string">
            <text:p>N/A</text:p>
          </table:table-cell>
          <table:table-cell table:number-columns-repeated="2"/>
          <table:table-cell office:value-type="float" office:value="2" calcext:value-type="float">
            <text:p>2</text:p>
          </table:table-cell>
          <table:table-cell/>
          <table:table-cell office:value-type="string" calcext:value-type="string">
            <text:p>Project is formally listed on American Carbon Registry as ACR499. Significant project information available from multiple public sources.</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52</text:p>
          </table:table-cell>
          <table:table-cell office:value-type="string" calcext:value-type="string">
            <text:p>ClimateCare Oxford</text:p>
          </table:table-cell>
          <table:table-cell office:value-type="string" calcext:value-type="string">
            <text:p>Vichada, Colombia</text:p>
          </table:table-cell>
          <table:table-cell office:value-type="string" calcext:value-type="string">
            <text:p>Sustainable forestry development through the Vichada Climate Reforestation Project.</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registry.goldstandard.org/projects/details/1806</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torage in harvested forest and avoids emissions associated with forest conversion.</text:p>
          </table:table-cell>
          <table:table-cell office:value-type="string" calcext:value-type="string">
            <text:p>Project establishes Acacia, Pine and Eucalyptus plantations.</text:p>
          </table:table-cell>
          <table:table-cell office:value-type="float" office:value="200000" calcext:value-type="float">
            <text:p>200000</text:p>
          </table:table-cell>
          <table:table-cell office:value-type="float" office:value="0" calcext:value-type="float">
            <text:p>0</text:p>
          </table:table-cell>
          <table:table-cell office:value-type="string" calcext:value-type="string">
            <text:p>Seller offers 200,000 tCO₂ removal from reforestation activity over a 13,205 ha project area. The offered volume is just a portion of the total carbon benefits attributed to the project. Project does not specify a mechanism to mitigate against reversals.</text:p>
          </table:table-cell>
          <table:table-cell office:value-type="string" calcext:value-type="string">
            <text:p>Not enough information available to validate the volume. See Specificity comment.</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Seller claims 10 year permanence.</text:p>
          </table:table-cell>
          <table:table-cell office:value-type="string" calcext:value-type="string">
            <text:p>Project lifetime appears to be 30 years (2006-2036), with 15 years remaining. Since seller reports a lower permanence value, we report that.</text:p>
          </table:table-cell>
          <table:table-cell office:value-type="float" office:value="0" calcext:value-type="float">
            <text:p>0</text:p>
          </table:table-cell>
          <table:table-cell office:value-type="string" calcext:value-type="string">
            <text:p>Counterfactual specified is continued cattle ranching on degraded savannah lands.</text:p>
          </table:table-cell>
          <table:table-cell office:value-type="string" calcext:value-type="string">
            <text:p>Not enough information to assess additionality. See Specificity comment.</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Project is formally listed on Gold Standard as GS4221. Very little public information available. Links to key project documents are broken.</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53</text:p>
          </table:table-cell>
          <table:table-cell office:value-type="string" calcext:value-type="string">
            <text:p>Shell Energy North America</text:p>
          </table:table-cell>
          <table:table-cell office:value-type="string" calcext:value-type="string">
            <text:p>India</text:p>
          </table:table-cell>
          <table:table-cell office:value-type="string" calcext:value-type="string">
            <text:p>Reforestation project with small-holder farmers through the TIST Program in India.</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program.tist.org/indi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equestration in farmer-owned trees.</text:p>
          </table:table-cell>
          <table:table-cell office:value-type="string" calcext:value-type="string">
            <text:p>Project partners with small-holder farmers to plant trees on farmer-owned land.</text:p>
          </table:table-cell>
          <table:table-cell office:value-type="float" office:value="5000" calcext:value-type="float">
            <text:p>5000</text:p>
          </table:table-cell>
          <table:table-cell office:value-type="float" office:value="0" calcext:value-type="float">
            <text:p>0</text:p>
          </table:table-cell>
          <table:table-cell office:value-type="string" calcext:value-type="string">
            <text:p>Seller claims 5,000 tCO₂ removal over a 2216 ha project area. The offered volume is just a portion of the total carbon benefits attributed to the project. A 10% buffer pool is maintained to mitigate against reversals.</text:p>
          </table:table-cell>
          <table:table-cell office:value-type="string" calcext:value-type="string">
            <text:p>Project estimates net CO₂ removal based on four tree classes. The TIST project allows farmers in each of the 2860 project areas to choose which species of tree to plant on their land. Independed volume validation would require documentation of tree species actually established and some claim regarding crediting time period.</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13" calcext:value-type="float">
            <text:p>13</text:p>
          </table:table-cell>
          <table:table-cell office:value-type="float" office:value="1" calcext:value-type="float">
            <text:p>1</text:p>
          </table:table-cell>
          <table:table-cell office:value-type="string" calcext:value-type="string">
            <text:p>Seller claims 13 year permanence.</text:p>
          </table:table-cell>
          <table:table-cell office:value-type="string" calcext:value-type="string">
            <text:p>Project lifetime appears to be 30 years (2004-2033).</text:p>
          </table:table-cell>
          <table:table-cell office:value-type="float" office:value="0" calcext:value-type="float">
            <text:p>0</text:p>
          </table:table-cell>
          <table:table-cell/>
          <table:table-cell office:value-type="string" calcext:value-type="string">
            <text:p>70% of carbon credit profits are directed to the farmers who own the trees, plausibly changing the incentive structure around their land use. Project activities started in 2003, but did not register to recieve carbon credits until 2013. Between 2003 and 2013, the TIST program recieved significant international funding. Without clear vintaging of the offer, this raises a concern about the additionality of historical carbon credits.</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Project is formally listed on Verra as VCS994. Reasonable details provided on project design and early instances of this grouped project. Live updates from some projects available via crowdsourced database online.</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54</text:p>
          </table:table-cell>
          <table:table-cell office:value-type="string" calcext:value-type="string">
            <text:p>NativeEnergy</text:p>
          </table:table-cell>
          <table:table-cell office:value-type="string" calcext:value-type="string">
            <text:p>Montana, USA</text:p>
          </table:table-cell>
          <table:table-cell office:value-type="string" calcext:value-type="string">
            <text:p>Soil carbon sequestration through the Montana Improved Grazing Project.</text:p>
          </table:table-cell>
          <table:table-cell office:value-type="string" calcext:value-type="string">
            <text:p>soil,grazing</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native.eco/project/montana-grasslands-projecthb/</text:p>
          </table:table-cell>
          <table:table-cell table:number-columns-repeated="2" office:value-type="float" office:value="0" calcext:value-type="float">
            <text:p>0</text:p>
          </table:table-cell>
          <table:table-cell office:value-type="string" calcext:value-type="string">
            <text:p>Removes carbon from atmosphere for storage in soils.</text:p>
          </table:table-cell>
          <table:table-cell office:value-type="string" calcext:value-type="string">
            <text:p>Project provides upfront capital and ongoing payments for ranchers to implement planned grazing to increase soil organic carbon. Grazing strategies include increased grazing intensity and increased periods of rest and regrowth. We cannot validate the mechanism as the proposal lacks specificity regarding what activities are actually credited. Grazing impacts on soil carbon may be dependent on local climate patterns.</text:p>
          </table:table-cell>
          <table:table-cell office:value-type="float" office:value="1500000" calcext:value-type="float">
            <text:p>1500000</text:p>
          </table:table-cell>
          <table:table-cell office:value-type="float" office:value="0" calcext:value-type="float">
            <text:p>0</text:p>
          </table:table-cell>
          <table:table-cell office:value-type="string" calcext:value-type="string">
            <text:p>Seller offers 1,500,000 tCO₂ removal from a project that currently spans 33,292 acres, but could expand in the future. Offer for FY2021 is 6000 tCO₂.</text:p>
          </table:table-cell>
          <table:table-cell office:value-type="string" calcext:value-type="string">
            <text:p>This is a grouped project, and it appears as though the offered volume depends on future project expansion. The available documentation provides information for a 13,473 ha project area and a total projected net carbon benefit of 445,964 tCO₂. The claimed sequestration rate is 1.65 tCO₂/ha/yr. Project uses the SNAPNA model of soil carbon dynamics to estimate removal volume, but input parameters and training data characterics are not publicly availabl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18" calcext:value-type="float">
            <text:p>18</text:p>
          </table:table-cell>
          <table:table-cell office:value-type="float" office:value="1" calcext:value-type="float">
            <text:p>1</text:p>
          </table:table-cell>
          <table:table-cell office:value-type="string" calcext:value-type="string">
            <text:p>Seller claims 30 year permanence.</text:p>
          </table:table-cell>
          <table:table-cell office:value-type="string" calcext:value-type="string">
            <text:p>Project lifetime appears to be 20 years (2019-2039), with 18 years remaining, which we report as the permanence. Permanence is contigent on rancher adherence to planned grazing patterns. Historical degradation and SOC loss could reoccur with a reversion to common practice grazing patterns.</text:p>
          </table:table-cell>
          <table:table-cell office:value-type="float" office:value="0" calcext:value-type="float">
            <text:p>0</text:p>
          </table:table-cell>
          <table:table-cell/>
          <table:table-cell office:value-type="string" calcext:value-type="string">
            <text:p>There is not enough information to evaluate additionality.</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Project is formally listed on Verra as VCS1960. Partial documention is available for a portion of the offered credits. This grouped project is still in development with Verra, and project documentation available through the registry is is only partially complete. Carbon removal estimation methodologies are not publicly documented.</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56</text:p>
          </table:table-cell>
          <table:table-cell office:value-type="string" calcext:value-type="string">
            <text:p>3Degrees</text:p>
          </table:table-cell>
          <table:table-cell office:value-type="string" calcext:value-type="string">
            <text:p>Montana, USA</text:p>
          </table:table-cell>
          <table:table-cell office:value-type="string" calcext:value-type="string">
            <text:p>Adoption of rotational grazing, supported by Western Sustainability Exchange.</text:p>
          </table:table-cell>
          <table:table-cell office:value-type="string" calcext:value-type="string">
            <text:p>soil,grazing</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westernsustainabilityexchange.org/</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torage in soil.</text:p>
          </table:table-cell>
          <table:table-cell office:value-type="string" calcext:value-type="string">
            <text:p>Project pays ranchers to implement planned rotational grazing, increasing soil carbon of working grasslands. Grazing impacts on soil carbon may be dependent on local climate patterns.</text:p>
          </table:table-cell>
          <table:table-cell office:value-type="float" office:value="50000" calcext:value-type="float">
            <text:p>50000</text:p>
          </table:table-cell>
          <table:table-cell office:value-type="float" office:value="0" calcext:value-type="float">
            <text:p>0</text:p>
          </table:table-cell>
          <table:table-cell office:value-type="string" calcext:value-type="string">
            <text:p>Seller offers 50,000 tCO₂ from a 5000 acre project area.</text:p>
          </table:table-cell>
          <table:table-cell office:value-type="string" calcext:value-type="string">
            <text:p>Validation of volume would at a minimum require some combination of project implementation specifics, clarity around credited timeline, or more specificity around soil organic carbon quantification method.</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Seller claims 100 year permanence.</text:p>
          </table:table-cell>
          <table:table-cell office:value-type="string" calcext:value-type="string">
            <text:p>Soil carbon storage can last for decades or more, but it can also be reversed by changes to land use or management practices. No information is provided as to the contract terms with participating landowners.</text:p>
          </table:table-cell>
          <table:table-cell office:value-type="float" office:value="0" calcext:value-type="float">
            <text:p>0</text:p>
          </table:table-cell>
          <table:table-cell/>
          <table:table-cell office:value-type="string" calcext:value-type="string">
            <text:p>There is not enough information to evaluate additionality.</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Very little public information available. General project model is clearly communicated, but no implementation or crediting methodology specifics are available.</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57</text:p>
          </table:table-cell>
          <table:table-cell office:value-type="string" calcext:value-type="string">
            <text:p>Pachama</text:p>
          </table:table-cell>
          <table:table-cell office:value-type="string" calcext:value-type="string">
            <text:p>Nicaragua</text:p>
          </table:table-cell>
          <table:table-cell office:value-type="string" calcext:value-type="string">
            <text:p>Creating new sustainable timber plans through the Nicaforest reforestation project.</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pachama.com/explorer/project/nicafores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torage in timber plantations.</text:p>
          </table:table-cell>
          <table:table-cell office:value-type="string" calcext:value-type="string">
            <text:p>Project primarily establishes teak plantations.</text:p>
          </table:table-cell>
          <table:table-cell office:value-type="float" office:value="5000" calcext:value-type="float">
            <text:p>5000</text:p>
          </table:table-cell>
          <table:table-cell office:value-type="float" office:value="0" calcext:value-type="float">
            <text:p>0</text:p>
          </table:table-cell>
          <table:table-cell office:value-type="string" calcext:value-type="string">
            <text:p>Seller offers 5000 tCO₂ removal from plantations established over 7064 ha planting area. Project does not specify a mechanism to mitigate against reversals.</text:p>
          </table:table-cell>
          <table:table-cell office:value-type="string" calcext:value-type="string">
            <text:p>Not enough information available to validate the volume. See Specificity comment.</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 See Specificity comment.</text:p>
          </table:table-cell>
          <table:table-cell office:value-type="float" office:value="11" calcext:value-type="float">
            <text:p>11</text:p>
          </table:table-cell>
          <table:table-cell office:value-type="float" office:value="1" calcext:value-type="float">
            <text:p>1</text:p>
          </table:table-cell>
          <table:table-cell office:value-type="string" calcext:value-type="string">
            <text:p>Seller claims 11 year permanence.</text:p>
          </table:table-cell>
          <table:table-cell office:value-type="string" calcext:value-type="string">
            <text:p>See Specificity comment.</text:p>
          </table:table-cell>
          <table:table-cell office:value-type="float" office:value="0" calcext:value-type="float">
            <text:p>0</text:p>
          </table:table-cell>
          <table:table-cell office:value-type="string" calcext:value-type="string">
            <text:p>Baseline scenario is no planting on degraded pastureland.</text:p>
          </table:table-cell>
          <table:table-cell office:value-type="string" calcext:value-type="string">
            <text:p>All teak plantations were established by 2013. Without clear vintaging, offerred credits could been generated as early as 2008.</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Project is formally listed on Gold Standard as GS4220. Although this project appears in the Gold Standard registry, the link to project documents is broken. Some Gold Standard project design documentation is available, however, through the Pachama platform.</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59</text:p>
          </table:table-cell>
          <table:table-cell office:value-type="string" calcext:value-type="string">
            <text:p>Blue Source</text:p>
          </table:table-cell>
          <table:table-cell office:value-type="string" calcext:value-type="string">
            <text:p>Alaska, USA</text:p>
          </table:table-cell>
          <table:table-cell office:value-type="string" calcext:value-type="string">
            <text:p>Improved forest management through the Klawock Heenya IFM project.</text:p>
          </table:table-cell>
          <table:table-cell office:value-type="string" calcext:value-type="string">
            <text:p>forests,ifm</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acr2.apx.com/mymodule/reg/prjView.asp?id1=459</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s from forest loss.</text:p>
          </table:table-cell>
          <table:table-cell/>
          <table:table-cell office:value-type="float" office:value="104000" calcext:value-type="float">
            <text:p>104000</text:p>
          </table:table-cell>
          <table:table-cell office:value-type="float" office:value="0" calcext:value-type="float">
            <text:p>0</text:p>
          </table:table-cell>
          <table:table-cell office:value-type="string" calcext:value-type="string">
            <text:p>Project offers 104,000 tCO₂ removal from a 8,619 acre project area, with 26,000 tCO₂ offered in FY2021. The offered volume is just a portion of the total carbon benefits attributed to the project. Project contributes 18% of carbon benefits generated to a buffer pool to mitigate against reversals.</text:p>
          </table:table-cell>
          <table:table-cell office:value-type="string" calcext:value-type="string">
            <text:p>Seller claims to offer removal only. Since registries do not track removal and avoided emissions as separate types of carbon benefits, there is no way to validate that the removal slice of the project has not already been sold, or will not be sold again in the futur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37" calcext:value-type="float">
            <text:p>37</text:p>
          </table:table-cell>
          <table:table-cell office:value-type="float" office:value="0" calcext:value-type="float">
            <text:p>0</text:p>
          </table:table-cell>
          <table:table-cell office:value-type="string" calcext:value-type="string">
            <text:p>Seller claims 40 year permanence.</text:p>
          </table:table-cell>
          <table:table-cell office:value-type="string" calcext:value-type="string">
            <text:p>Project lifetime appears to be 40 years (2018-2058), with 37 years remaining, which we report as the permanence.</text:p>
          </table:table-cell>
          <table:table-cell office:value-type="float" office:value="1" calcext:value-type="float">
            <text:p>1</text:p>
          </table:table-cell>
          <table:table-cell office:value-type="string" calcext:value-type="string">
            <text:p>Counterfactual is an aggressive industrial harvest regime.</text:p>
          </table:table-cell>
          <table:table-cell office:value-type="string" calcext:value-type="string">
            <text:p>There was no ongoing or planned commercial harvest in the project area at the time of application, and project scenario does not include any commercial harvesting. More information would be needed to validate the baseline harvest scenario.</text:p>
          </table:table-cell>
          <table:table-cell office:value-type="string" calcext:value-type="string">
            <text:p>N/A</text:p>
          </table:table-cell>
          <table:table-cell table:number-columns-repeated="2"/>
          <table:table-cell office:value-type="float" office:value="2" calcext:value-type="float">
            <text:p>2</text:p>
          </table:table-cell>
          <table:table-cell/>
          <table:table-cell office:value-type="string" calcext:value-type="string">
            <text:p>Project is formally listed on American Carbon Registry as ACR459. Significant project information available from multiple public sources.</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61</text:p>
          </table:table-cell>
          <table:table-cell office:value-type="string" calcext:value-type="string">
            <text:p>ClimateCare Oxford</text:p>
          </table:table-cell>
          <table:table-cell office:value-type="string" calcext:value-type="string">
            <text:p>Honduras</text:p>
          </table:table-cell>
          <table:table-cell office:value-type="string" calcext:value-type="string">
            <text:p>Community reforestation and agroforestry through the Aprosacao Reforestation Project by PUR Projet.</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purprojet.com/project/aprosacao/</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torage in timber plantations.</text:p>
          </table:table-cell>
          <table:table-cell office:value-type="string" calcext:value-type="string">
            <text:p>Project establishes mixed-species timber plantations in partnership with small-scale farmers.</text:p>
          </table:table-cell>
          <table:table-cell office:value-type="float" office:value="50000" calcext:value-type="float">
            <text:p>50000</text:p>
          </table:table-cell>
          <table:table-cell office:value-type="float" office:value="0" calcext:value-type="float">
            <text:p>0</text:p>
          </table:table-cell>
          <table:table-cell office:value-type="string" calcext:value-type="string">
            <text:p>Seller offers 50,000 tCO₂ removal from plantations established over 586.23 ha in Honduras. The offered volume is just a portion of the total carbon benefits attributed to the project. Project maintains 20% buffer to mitigate against reversals.</text:p>
          </table:table-cell>
          <table:table-cell office:value-type="string" calcext:value-type="string">
            <text:p>Project features 14 timber species and four plantation models. There is not enought information about project implementation to validate volume. See specificity comment.</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41" calcext:value-type="float">
            <text:p>41</text:p>
          </table:table-cell>
          <table:table-cell office:value-type="float" office:value="0" calcext:value-type="float">
            <text:p>0</text:p>
          </table:table-cell>
          <table:table-cell office:value-type="string" calcext:value-type="string">
            <text:p>Seller claims 50 year permanence.</text:p>
          </table:table-cell>
          <table:table-cell office:value-type="string" calcext:value-type="string">
            <text:p>Project lifetime appears to be 50 years (2012-2062), with 41 years remaining, which we report at the permanence.</text:p>
          </table:table-cell>
          <table:table-cell office:value-type="float" office:value="0" calcext:value-type="float">
            <text:p>0</text:p>
          </table:table-cell>
          <table:table-cell office:value-type="string" calcext:value-type="string">
            <text:p>Counterfactual specified is continued use for pasture, annual crops, or cocao farms without tree cover.</text:p>
          </table:table-cell>
          <table:table-cell office:value-type="string" calcext:value-type="string">
            <text:p>Project documentation indicates that plantations were established from 2012-2018, and that timber harvest would become profitable sometime between 2020 and 2025. The project did not register to recieve carbon credits until 2019. More information would be necessary to make the case the carbon finance is necessary to ensure continued plantation growth.</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Project is formally listed on Gold Standard as GS5012. Very little public information available. Project indicates plans for expansion in project documentation, but does not provide details.</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62</text:p>
          </table:table-cell>
          <table:table-cell office:value-type="string" calcext:value-type="string">
            <text:p>Shell Energy North America</text:p>
          </table:table-cell>
          <table:table-cell office:value-type="string" calcext:value-type="string">
            <text:p>Kenya</text:p>
          </table:table-cell>
          <table:table-cell office:value-type="string" calcext:value-type="string">
            <text:p>Reforestation project with small-holder farmers through the TIST Program in Kenya.</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program.tist.org/keny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equestration in farmer-owned trees.</text:p>
          </table:table-cell>
          <table:table-cell office:value-type="string" calcext:value-type="string">
            <text:p>Project partners with small-holder farmers to plant trees on farmer-owned land.</text:p>
          </table:table-cell>
          <table:table-cell office:value-type="float" office:value="80000" calcext:value-type="float">
            <text:p>80000</text:p>
          </table:table-cell>
          <table:table-cell office:value-type="float" office:value="0" calcext:value-type="float">
            <text:p>0</text:p>
          </table:table-cell>
          <table:table-cell office:value-type="string" calcext:value-type="string">
            <text:p>Seller claims 80,000 tCO₂ removal over 8634.8 ha project area. This is a combined offer from four sub-projects in Kenya, and the offered volume is just a portion of the total carbon benefits attributed to the project. A 10% buffer pool is maintained to mitigate against reversals.</text:p>
          </table:table-cell>
          <table:table-cell office:value-type="string" calcext:value-type="string">
            <text:p>Project estimates net CO₂ removal based on four tree classes. The TIST project allows farmers to choose which species of tree to plant on their land. Validation of volume would require documentation of tree species actually established.</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13" calcext:value-type="float">
            <text:p>13</text:p>
          </table:table-cell>
          <table:table-cell office:value-type="float" office:value="1" calcext:value-type="float">
            <text:p>1</text:p>
          </table:table-cell>
          <table:table-cell office:value-type="string" calcext:value-type="string">
            <text:p>Seller claims 13 year permanence.</text:p>
          </table:table-cell>
          <table:table-cell office:value-type="string" calcext:value-type="string">
            <text:p>Project lifetimes appear to be 30 years. The earliest of the four projects was established in 2004 and has 13 years remaining in 30 year lifetime.</text:p>
          </table:table-cell>
          <table:table-cell office:value-type="float" office:value="0" calcext:value-type="float">
            <text:p>0</text:p>
          </table:table-cell>
          <table:table-cell/>
          <table:table-cell office:value-type="string" calcext:value-type="string">
            <text:p>70% of carbon credit profits are directed to the farmers who own the trees, plausibly changing the incentive structure around their land use. TIST Kenya started in 2004, but did not register to recieve carbon credits until 2011. Between 2003 and 2013, the TIST program recieved significant international funding. Without clear vintaging of the offer, this raises a concern about the additionality of historical carbon credits.</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Projects are formally listed on Verra as VCS594 / VCS595 / VCS596 / VCS597. Reasonable details provided on project design and early instances of this grouped project. Live updates from some projects available via crowdsourced database online.</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63</text:p>
          </table:table-cell>
          <table:table-cell office:value-type="string" calcext:value-type="string">
            <text:p>ClimeCo</text:p>
          </table:table-cell>
          <table:table-cell office:value-type="string" calcext:value-type="string">
            <text:p>Louisiana</text:p>
          </table:table-cell>
          <table:table-cell office:value-type="string" calcext:value-type="string">
            <text:p>Reforestation in the Pointe-aux-Chenes Wildlife Management Area.</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climateforward.apx.com/myModule/rpt/myrpt.asp?r=11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torage in timber plantations.</text:p>
          </table:table-cell>
          <table:table-cell office:value-type="string" calcext:value-type="string">
            <text:p>Project establishes bald cypress trees.</text:p>
          </table:table-cell>
          <table:table-cell office:value-type="float" office:value="5000000" calcext:value-type="float">
            <text:p>5000000</text:p>
          </table:table-cell>
          <table:table-cell office:value-type="float" office:value="0" calcext:value-type="float">
            <text:p>0</text:p>
          </table:table-cell>
          <table:table-cell office:value-type="string" calcext:value-type="string">
            <text:p>Seller claims 5,000,000 tCO₂ removal. No information is provided regarding measures to mitigate against reversals.</text:p>
          </table:table-cell>
          <table:table-cell office:value-type="string" calcext:value-type="string">
            <text:p>See Specificity comment.</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 See Specificity comment.</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Seller claims 100 year permanence.</text:p>
          </table:table-cell>
          <table:table-cell office:value-type="string" calcext:value-type="string">
            <text:p>Socioeconomic risks are significant on this time horizon due to the risk of default or bankruptcy.</text:p>
          </table:table-cell>
          <table:table-cell office:value-type="float" office:value="0" calcext:value-type="float">
            <text:p>0</text:p>
          </table:table-cell>
          <table:table-cell/>
          <table:table-cell office:value-type="string" calcext:value-type="string">
            <text:p>There is not enough information on specific projects to evaluate additionality.</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Project are formally listed on Climate Action Reserve as CF7 / CF8. Although this project is listed in the Climate Forward registry, no project documentation is available.</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64</text:p>
          </table:table-cell>
          <table:table-cell office:value-type="string" calcext:value-type="string">
            <text:p>ClimateCare Oxford</text:p>
          </table:table-cell>
          <table:table-cell office:value-type="string" calcext:value-type="string">
            <text:p>Sierra Leone</text:p>
          </table:table-cell>
          <table:table-cell office:value-type="string" calcext:value-type="string">
            <text:p>Conservation, carbon sequestration and community development through the Gola Rainforest REDD project.</text:p>
          </table:table-cell>
          <table:table-cell office:value-type="string" calcext:value-type="string">
            <text:p>forests,redd+</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golarainforest.org/</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 by combatting unplanned deforestation.</text:p>
          </table:table-cell>
          <table:table-cell office:value-type="string" calcext:value-type="string">
            <text:p>Project activities include encouraging sustainable developent and land use planning in surrounding communities, ensuring more effective forest monitoring, and establishing a trust fund of accumulated carbon revenues to continue protection activities beyond the carbon project lifetime.</text:p>
          </table:table-cell>
          <table:table-cell office:value-type="float" office:value="350000" calcext:value-type="float">
            <text:p>350000</text:p>
          </table:table-cell>
          <table:table-cell office:value-type="float" office:value="0" calcext:value-type="float">
            <text:p>0</text:p>
          </table:table-cell>
          <table:table-cell office:value-type="string" calcext:value-type="string">
            <text:p>Seller offers 350,000 tCO₂ removal from a 68,515 ha project area, with 70,000 tCO₂ offered in FY2021. The offered volume is just a portion of the total carbon benefits attributed to the project. A 10% risk buffer is maintained to mitigate against reversals.</text:p>
          </table:table-cell>
          <table:table-cell office:value-type="string" calcext:value-type="string">
            <text:p>Seller claims to offer removal only. Since registries do not track removal and avoided emissions as separate types of carbon benefits, there is no way to validate that the removal slice of the project has not already been sold, or will not be sold again in the future. Project methodology includes carbon removal attributed to soil.</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 See Specificity comment.</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Seller claims 100 year permanence.</text:p>
          </table:table-cell>
          <table:table-cell office:value-type="string" calcext:value-type="string">
            <text:p>Project appears to have a 30 year lifetime (2012-2042), with 21 years remaining from date of review.</text:p>
          </table:table-cell>
          <table:table-cell office:value-type="float" office:value="0" calcext:value-type="float">
            <text:p>0</text:p>
          </table:table-cell>
          <table:table-cell office:value-type="string" calcext:value-type="string">
            <text:p>Counterfactual specified is the conversion of forest by smallholder agriculturalists.</text:p>
          </table:table-cell>
          <table:table-cell office:value-type="string" calcext:value-type="string">
            <text:p>The project area is formally protected as a national park. Project claims that carbon benefit revenues will be accumulated in a trust fund to ensure future protection of the area.</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Project is formally listed on Verra as VCS1201. Reasonable details provided on project design. More information needed to validate the claimed efficacy of the sustainable development interventions for reducing unplanned deforestation pressure.</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65</text:p>
          </table:table-cell>
          <table:table-cell office:value-type="string" calcext:value-type="string">
            <text:p>Shell Energy North America</text:p>
          </table:table-cell>
          <table:table-cell office:value-type="string" calcext:value-type="string">
            <text:p>Mississippi Alluvial Valley, USA</text:p>
          </table:table-cell>
          <table:table-cell office:value-type="string" calcext:value-type="string">
            <text:p>Restoring native forest ecosystems in the Mississippi Alluvial Valley through the GreenTrees ACRE program.</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green-trees.co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torage in forests.</text:p>
          </table:table-cell>
          <table:table-cell office:value-type="string" calcext:value-type="string">
            <text:p>Project establishes mixed cottonwood and native hardwood forests.</text:p>
          </table:table-cell>
          <table:table-cell office:value-type="float" office:value="25000" calcext:value-type="float">
            <text:p>25000</text:p>
          </table:table-cell>
          <table:table-cell office:value-type="float" office:value="0" calcext:value-type="float">
            <text:p>0</text:p>
          </table:table-cell>
          <table:table-cell office:value-type="string" calcext:value-type="string">
            <text:p>Seller offers 25,000 tCO₂ removal from a project area of unknown acreage. The offered volume is just a portion of the total carbon benefits attributed to the project. A 20.5% risk buffer is maintained to mitigate against reversals.</text:p>
          </table:table-cell>
          <table:table-cell office:value-type="string" calcext:value-type="string">
            <text:p>Project claims a removal rate of 12.4 tCO₂/ha/yr. This falls on the high end of the plausible range provided by USFS yield tables (6.6 - 13.5 tCO₂/ha/yr). The total area of this grouped project is not clearly reported, thus volume offered cannot be validated. Grouped project methodology includes carbon removal attributed to soil.</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 See Specificity comment.</text:p>
          </table:table-cell>
          <table:table-cell office:value-type="float" office:value="27" calcext:value-type="float">
            <text:p>27</text:p>
          </table:table-cell>
          <table:table-cell office:value-type="float" office:value="1" calcext:value-type="float">
            <text:p>1</text:p>
          </table:table-cell>
          <table:table-cell office:value-type="string" calcext:value-type="string">
            <text:p>Seller claims 27 year permanence.</text:p>
          </table:table-cell>
          <table:table-cell office:value-type="string" calcext:value-type="string">
            <text:p>Project lifetime appears to be 40 years (2008-2048), with 27 years remaining.</text:p>
          </table:table-cell>
          <table:table-cell office:value-type="float" office:value="0" calcext:value-type="float">
            <text:p>0</text:p>
          </table:table-cell>
          <table:table-cell office:value-type="string" calcext:value-type="string">
            <text:p>Counterfactual specified is continued agricultural activity.</text:p>
          </table:table-cell>
          <table:table-cell office:value-type="string" calcext:value-type="string">
            <text:p>A Bloomberg Green story raised credible concerns about non-additionality in the GreenTrees program, particularly enrolling and crediting landowners who have already reforested or committed to reforestation through participation in government-run conservation programs. See: https://www.bloomberg.com/news/features/2020-12-17/the-real-trees-delivering-fake-climate-progress-for-corporate-america</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Project is formally listed on American Carbon Registry as ACR114. Significant project information available for early instances of the program. Verified public information about the current state of the project–including the total area of land enrolled–is lacking.</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66</text:p>
          </table:table-cell>
          <table:table-cell office:value-type="string" calcext:value-type="string">
            <text:p>ClimateCare Oxford</text:p>
          </table:table-cell>
          <table:table-cell office:value-type="string" calcext:value-type="string">
            <text:p>Chile</text:p>
          </table:table-cell>
          <table:table-cell office:value-type="string" calcext:value-type="string">
            <text:p>Establishing plantations in Chile using Mikro-Tek's proprietary mycorrhizal innoculation technology.</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registry.verra.org/app/projectDetail/VCS/1055</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torage in timber plantations.</text:p>
          </table:table-cell>
          <table:table-cell office:value-type="string" calcext:value-type="string">
            <text:p>Project establishes Pine and Eucalyptus plantations with claimed growth enhancement from mycorrhizal innoculation. Project completes two 20 year harvest rotations of Pine and four 10 year harvest cycles for Eucalyptus during project period.</text:p>
          </table:table-cell>
          <table:table-cell office:value-type="float" office:value="5000000" calcext:value-type="float">
            <text:p>5000000</text:p>
          </table:table-cell>
          <table:table-cell office:value-type="float" office:value="0" calcext:value-type="float">
            <text:p>0</text:p>
          </table:table-cell>
          <table:table-cell office:value-type="string" calcext:value-type="string">
            <text:p>Seller offers up to 5,000,000 tCO₂ removal via an expansion of an existing project. A 10% buffer pool is maintained to mitigate against reversals.</text:p>
          </table:table-cell>
          <table:table-cell office:value-type="string" calcext:value-type="string">
            <text:p>Project claims removal rate of 23.9 tCO₂/ha/yr for Pinus radiata which is well above published ranges (15-21 tCO₂/ha/yr). Project claims 21.7 tCO₂/ha/yr removal for Eucalyptus globulus, which falls on the high end of published ranges (13-23 tCO₂/ha/yr). This pattern may be explained by the claimed growth enhancement as a result of mycorrhizal innoculation (41.% and 47% respectively), but there is not sufficient public information to validate the efficacy of the innoculant. Project methodology includes carbon removal attributed to soil.</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 See Specificity comment.</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Seller claims 100 year permanence.</text:p>
          </table:table-cell>
          <table:table-cell office:value-type="string" calcext:value-type="string">
            <text:p>Socioeconomic risks are significant on this time horizon due to the risk of default or bankruptcy.</text:p>
          </table:table-cell>
          <table:table-cell office:value-type="float" office:value="1" calcext:value-type="float">
            <text:p>1</text:p>
          </table:table-cell>
          <table:table-cell office:value-type="string" calcext:value-type="string">
            <text:p>Counterfactual specified is continuation of degraded grassland.</text:p>
          </table:table-cell>
          <table:table-cell office:value-type="string" calcext:value-type="string">
            <text:p>This offer is an invitation for Microsoft to fund the expansion of an existing project.</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Project is formally listed on Verra as VCS1055. Reasonable project detail available. Third party verification of innoculant efficiacy lacking.</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67</text:p>
          </table:table-cell>
          <table:table-cell office:value-type="string" calcext:value-type="string">
            <text:p>Ecotrust Forest Management</text:p>
          </table:table-cell>
          <table:table-cell office:value-type="string" calcext:value-type="string">
            <text:p>Oregon, Washington, &amp; California USA</text:p>
          </table:table-cell>
          <table:table-cell office:value-type="string" calcext:value-type="string">
            <text:p>Enabling climate-smart forestry through the EFM IFM Project.</text:p>
          </table:table-cell>
          <table:table-cell office:value-type="string" calcext:value-type="string">
            <text:p>forests,ifm</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efmi.com/management-approach/</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s from forest loss.</text:p>
          </table:table-cell>
          <table:table-cell/>
          <table:table-cell office:value-type="float" office:value="157000" calcext:value-type="float">
            <text:p>157000</text:p>
          </table:table-cell>
          <table:table-cell office:value-type="float" office:value="0" calcext:value-type="float">
            <text:p>0</text:p>
          </table:table-cell>
          <table:table-cell office:value-type="string" calcext:value-type="string">
            <text:p>Seller offers 157,000 tCO₂ removal from a grouped project that currently includes 27,338 acres of harvested forestland. Seller offers 17,000 tCO₂ removal generated during 2020,and 140,000 tCO₂ removal to be generated over the next three years. The three current instances of this project are located in Oregon, but the grouped project may add instances in Washington or California as well. A 25-27% risk buffer (dependent on the geography of the project instance) is maintained to mitigate against reversals.</text:p>
          </table:table-cell>
          <table:table-cell office:value-type="string" calcext:value-type="string">
            <text:p>Seller does not specify if removal sold will be generated from exiting project instances or from instances added in future years. Since project instances with very different forest types can be added to this grouped project with little public documentation, it's not possible to validate this volume. Seller claims to offer removal only. Since registries do not track removal and avoided emissions as separate types of carbon benefits, there is no way to validate that the removal slice of the project will not be sold again in the futur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19" calcext:value-type="float">
            <text:p>19</text:p>
          </table:table-cell>
          <table:table-cell office:value-type="float" office:value="1" calcext:value-type="float">
            <text:p>1</text:p>
          </table:table-cell>
          <table:table-cell office:value-type="string" calcext:value-type="string">
            <text:p>Seller claims 30 year permanence.</text:p>
          </table:table-cell>
          <table:table-cell office:value-type="string" calcext:value-type="string">
            <text:p>Each instance of this grouped project operates with a unique 30 year lifetime. The first instance was added in 2010 and has 19 years remaining, which we report as the permanence.</text:p>
          </table:table-cell>
          <table:table-cell office:value-type="float" office:value="1" calcext:value-type="float">
            <text:p>1</text:p>
          </table:table-cell>
          <table:table-cell office:value-type="string" calcext:value-type="string">
            <text:p>Counterfactual specified is maximizing net present value for forest owners with 30-35 year old commercial clear cuts, removing all merchantable trees.</text:p>
          </table:table-cell>
          <table:table-cell office:value-type="string" calcext:value-type="string">
            <text:p>Carbon credits produced through 2019 have already been sold to GM and Nike.</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Project is formally listed on Verra as VCS1367. Significant project information available for the three existing project instances. No information available for planned group project expansion.</text:p>
          </table:table-cell>
          <table:table-cell office:value-type="float" office:value="2" calcext:value-type="float">
            <text:p>2</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71</text:p>
          </table:table-cell>
          <table:table-cell office:value-type="string" calcext:value-type="string">
            <text:p>Pachama</text:p>
          </table:table-cell>
          <table:table-cell office:value-type="string" calcext:value-type="string">
            <text:p>Brazil</text:p>
          </table:table-cell>
          <table:table-cell office:value-type="string" calcext:value-type="string">
            <text:p>Multi-species reforestation project in Matto Grosso by ONF and Peugeot.</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pachama.com/explorer/project/la-fazend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torage in forests.</text:p>
          </table:table-cell>
          <table:table-cell office:value-type="string" calcext:value-type="string">
            <text:p>Project establishes teak plantations and encourages the natural regeneration of native species.</text:p>
          </table:table-cell>
          <table:table-cell office:value-type="float" office:value="10000" calcext:value-type="float">
            <text:p>10000</text:p>
          </table:table-cell>
          <table:table-cell office:value-type="float" office:value="1" calcext:value-type="float">
            <text:p>1</text:p>
          </table:table-cell>
          <table:table-cell office:value-type="string" calcext:value-type="string">
            <text:p>Seller offers 10,000 tCO₂ removal from a 1096.25 ha project area. The offered volume is just a portion of the total carbon benefits attributed to the project. A 10% risk buffer is maintained to mitigate against reversals.</text:p>
          </table:table-cell>
          <table:table-cell office:value-type="string" calcext:value-type="string">
            <text:p>Growth estimates are taken from the IPCC Guidelines for National greenhouse Gas Inventories (2006).</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 See Specificity comment.</text:p>
          </table:table-cell>
          <table:table-cell office:value-type="float" office:value="18" calcext:value-type="float">
            <text:p>18</text:p>
          </table:table-cell>
          <table:table-cell office:value-type="float" office:value="1" calcext:value-type="float">
            <text:p>1</text:p>
          </table:table-cell>
          <table:table-cell office:value-type="string" calcext:value-type="string">
            <text:p>Seller claims 19 year permanence.</text:p>
          </table:table-cell>
          <table:table-cell office:value-type="string" calcext:value-type="string">
            <text:p>Project lifetime appears to be 40 years (1999-2039), with 18 years remaining, which we report as the permanence.</text:p>
          </table:table-cell>
          <table:table-cell office:value-type="float" office:value="0" calcext:value-type="float">
            <text:p>0</text:p>
          </table:table-cell>
          <table:table-cell office:value-type="string" calcext:value-type="string">
            <text:p>Counterfactual specified is continued state of degraded cropland or grassland subject to grazing activities.</text:p>
          </table:table-cell>
          <table:table-cell office:value-type="string" calcext:value-type="string">
            <text:p>According to project documentation, reforestation in this project area started in 1999. Planting was completed in 2003. The project did not register to generate carbon offset income until 2011, and many of the historic carbon benefits have already been sold with the promise of permanence until the end of the project term in 2032.</text:p>
          </table:table-cell>
          <table:table-cell office:value-type="string" calcext:value-type="string">
            <text:p>N/A</text:p>
          </table:table-cell>
          <table:table-cell table:number-columns-repeated="2"/>
          <table:table-cell office:value-type="float" office:value="2" calcext:value-type="float">
            <text:p>2</text:p>
          </table:table-cell>
          <table:table-cell/>
          <table:table-cell office:value-type="string" calcext:value-type="string">
            <text:p>Project is formally listed on Verra as VCS665. Significant project information available.</text:p>
          </table:table-cell>
          <table:table-cell office:value-type="float" office:value="2" calcext:value-type="float">
            <text:p>2</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72</text:p>
          </table:table-cell>
          <table:table-cell office:value-type="string" calcext:value-type="string">
            <text:p>Tree Global</text:p>
          </table:table-cell>
          <table:table-cell office:value-type="string" calcext:value-type="string">
            <text:p>Ghana</text:p>
          </table:table-cell>
          <table:table-cell office:value-type="string" calcext:value-type="string">
            <text:p>Carbon dioxide removal through agroforestry and reforestation.</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restorationcarbon.org</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equestration in forests and trees in agroforestry systems.</text:p>
          </table:table-cell>
          <table:table-cell office:value-type="string" calcext:value-type="string">
            <text:p>Project pursues native species restoration on 10,000 ha, and plants trees on 5,000 ha of farmer-owned land converted to agroforestry systems.</text:p>
          </table:table-cell>
          <table:table-cell office:value-type="float" office:value="9000000" calcext:value-type="float">
            <text:p>9000000</text:p>
          </table:table-cell>
          <table:table-cell office:value-type="float" office:value="0" calcext:value-type="float">
            <text:p>0</text:p>
          </table:table-cell>
          <table:table-cell office:value-type="string" calcext:value-type="string">
            <text:p>Seller offers 9,000,000 tCO₂ removal from a ~15,000 ha project area. A buffer pool will be maintained to mitigate against reversals following the VCS methodology.</text:p>
          </table:table-cell>
          <table:table-cell office:value-type="string" calcext:value-type="string">
            <text:p>There is not enough information to validate this volume. See Specificity comment.</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Seller claims 30 year permanence.</text:p>
          </table:table-cell>
          <table:table-cell office:value-type="string" calcext:value-type="string">
            <text:p>No information regarding the project's contractual commitments is available. See Specificity comment.</text:p>
          </table:table-cell>
          <table:table-cell office:value-type="float" office:value="0" calcext:value-type="float">
            <text:p>0</text:p>
          </table:table-cell>
          <table:table-cell office:value-type="string" calcext:value-type="string">
            <text:p>No counterfactual is specified.</text:p>
          </table:table-cell>
          <table:table-cell office:value-type="string" calcext:value-type="string">
            <text:p>Project land is owned by the Elliotsville Foundation, and appears to be operated to maintain year-round recreational use on the property. More information about the baseline and project harvest scenarios used to credit the project would be needed to validate additionality. Special attention should be to the claimed baseline in the context of ongoing land use. Overall, there is not enough information to evaluate additionality.</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The only public documentation currently available is the application to the Microsoft 2021 Carbon Removal RFP, which does not include key project details.</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73</text:p>
          </table:table-cell>
          <table:table-cell office:value-type="string" calcext:value-type="string">
            <text:p>Pachama</text:p>
          </table:table-cell>
          <table:table-cell office:value-type="string" calcext:value-type="string">
            <text:p>Uganda</text:p>
          </table:table-cell>
          <table:table-cell office:value-type="string" calcext:value-type="string">
            <text:p>Reforestation project with small-holder farmers through the TIST Program in Uganda.</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program.tist.org/ugand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equestration in farmer-owned trees.</text:p>
          </table:table-cell>
          <table:table-cell office:value-type="string" calcext:value-type="string">
            <text:p>Project partners with small-holder farmers to plant trees on farmer-owned land.</text:p>
          </table:table-cell>
          <table:table-cell office:value-type="float" office:value="20000" calcext:value-type="float">
            <text:p>20000</text:p>
          </table:table-cell>
          <table:table-cell office:value-type="float" office:value="0" calcext:value-type="float">
            <text:p>0</text:p>
          </table:table-cell>
          <table:table-cell office:value-type="string" calcext:value-type="string">
            <text:p>Seller claims 20,000 tCO₂ removal over a 777.1 ha project area. The offered volume is just a portion of the total carbon benefits attributed to the project. A 10% buffer pool is maintained to mitigate against reversals.</text:p>
          </table:table-cell>
          <table:table-cell office:value-type="string" calcext:value-type="string">
            <text:p>Project estimates net CO₂ removal based on four tree classes. The TIST project allows farmers to choose which species of tree to plant on their land. Validation of volume would require documentation of tree species actually established.</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12" calcext:value-type="float">
            <text:p>12</text:p>
          </table:table-cell>
          <table:table-cell office:value-type="float" office:value="1" calcext:value-type="float">
            <text:p>1</text:p>
          </table:table-cell>
          <table:table-cell office:value-type="string" calcext:value-type="string">
            <text:p>Seller claims 12 year permanence.</text:p>
          </table:table-cell>
          <table:table-cell office:value-type="string" calcext:value-type="string">
            <text:p>Project lifetime appears to be 30 years (2003-2032).</text:p>
          </table:table-cell>
          <table:table-cell office:value-type="float" office:value="0" calcext:value-type="float">
            <text:p>0</text:p>
          </table:table-cell>
          <table:table-cell/>
          <table:table-cell office:value-type="string" calcext:value-type="string">
            <text:p>70% of carbon credit profits are directed to the farmers who own the trees, plausibly changing the incentive structure around their land use. TIST Uganda started in 2003, but did not register to recieve carbon credits until 2013. Between 2003 and 2013, the TIST program recieved significant international funding. Without clear vintaging of the offer, this raises a concern about the additionality of historical carbon credits.</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Project is formally listed on Verra as VCS824. Reasonable details provided on project design and early instances of this grouped project. Live updates from some projects available via crowdsourced database online.</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74</text:p>
          </table:table-cell>
          <table:table-cell office:value-type="string" calcext:value-type="string">
            <text:p>Nori</text:p>
          </table:table-cell>
          <table:table-cell office:value-type="string" calcext:value-type="string">
            <text:p>Iowa, USA</text:p>
          </table:table-cell>
          <table:table-cell office:value-type="string" calcext:value-type="string">
            <text:p>Soil carbon sequestration via regenerative agriculture with Garrett Land and Cattle.</text:p>
          </table:table-cell>
          <table:table-cell office:value-type="string" calcext:value-type="string">
            <text:p>soil,farming</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nori.com/supplier/garrett-land-and-cattle</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Removes carbon from atmosphere for sequestration in agricultural soil, and avoids emissions through modified agricultural practices.</text:p>
          </table:table-cell>
          <table:table-cell office:value-type="string" calcext:value-type="string">
            <text:p>Project claims carbon benefits from no-till farming, crop rotations, use of compost and manure, and use of livestock to enhance crop residue recovery.</text:p>
          </table:table-cell>
          <table:table-cell office:value-type="float" office:value="15000" calcext:value-type="float">
            <text:p>15000</text:p>
          </table:table-cell>
          <table:table-cell office:value-type="float" office:value="0" calcext:value-type="float">
            <text:p>0</text:p>
          </table:table-cell>
          <table:table-cell office:value-type="string" calcext:value-type="string">
            <text:p>Seller offers 15,000 tCO₂ removal, over 31 fields which together project 19,000 tCO₂ removal.</text:p>
          </table:table-cell>
          <table:table-cell office:value-type="string" calcext:value-type="string">
            <text:p>Volume is calculated using the COMET-Farm model. Project locations are specified and COMET-Farm is a publicly available tool. Validating volume further would require knowing model parameters used, having more complete plot details, and knowing more about proposal duration.</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Seller claims 10 year permanence.</text:p>
          </table:table-cell>
          <table:table-cell office:value-type="string" calcext:value-type="string">
            <text:p>Soil carbon storage can last for decades or more, but it can also be reversed by changes to land use or management practices. Nori requires a 10-year contractual commitment from its projects, which is a reasonable timeframe given bankruptcy and default risks.</text:p>
          </table:table-cell>
          <table:table-cell office:value-type="float" office:value="0" calcext:value-type="float">
            <text:p>0</text:p>
          </table:table-cell>
          <table:table-cell office:value-type="string" calcext:value-type="string">
            <text:p>No counterfactual is specified.</text:p>
          </table:table-cell>
          <table:table-cell office:value-type="string" calcext:value-type="string">
            <text:p>The participating farmer implemented no-till practices in 2012, modified fertilizer application practices in 2015, and started using compost in 2016. Significant co-benefits (a 2x improvement to yeilds) are claimed alongside carbon benefits as a result of these management changes.</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Project is formally listed on Nori. Several project details (e.g. plot locations) are available. Volume and LCA methods are based on the public and published COMET-Farm model. Specific parameters used for model are not public, limiting ability for independent analysis and quantification.</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75</text:p>
          </table:table-cell>
          <table:table-cell office:value-type="string" calcext:value-type="string">
            <text:p>Clean Air Action</text:p>
          </table:table-cell>
          <table:table-cell office:value-type="string" calcext:value-type="string">
            <text:p>Uganda</text:p>
          </table:table-cell>
          <table:table-cell office:value-type="string" calcext:value-type="string">
            <text:p>Reforestation project with small-holder farmers through the TIST Program in Uganda.</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program.tist.org/</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equestration in farmer-owned trees.</text:p>
          </table:table-cell>
          <table:table-cell office:value-type="string" calcext:value-type="string">
            <text:p>Project partners with small-holder farmers to plant trees on farmer-owned land.</text:p>
          </table:table-cell>
          <table:table-cell office:value-type="float" office:value="50000" calcext:value-type="float">
            <text:p>50000</text:p>
          </table:table-cell>
          <table:table-cell office:value-type="float" office:value="0" calcext:value-type="float">
            <text:p>0</text:p>
          </table:table-cell>
          <table:table-cell office:value-type="string" calcext:value-type="string">
            <text:p>Seller claims 50,000 tCO₂ removal over a 722.6 acre project area. The offered volume is just a portion of the total carbon benefits attributed to the project. A 10% buffer pool is maintained to mitigate against reversals.</text:p>
          </table:table-cell>
          <table:table-cell office:value-type="string" calcext:value-type="string">
            <text:p>Project estimates net CO₂ removal based on four tree classes. The TIST project allows farmers to choose which species of tree to plant on their land. Validation of volume would require documentation of tree species actually established.</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12" calcext:value-type="float">
            <text:p>12</text:p>
          </table:table-cell>
          <table:table-cell office:value-type="float" office:value="1" calcext:value-type="float">
            <text:p>1</text:p>
          </table:table-cell>
          <table:table-cell office:value-type="string" calcext:value-type="string">
            <text:p>Seller claims 44 year permanence.</text:p>
          </table:table-cell>
          <table:table-cell office:value-type="string" calcext:value-type="string">
            <text:p>Project lifetime appears to be 30 years (2003-2032), with 12 years remaining.</text:p>
          </table:table-cell>
          <table:table-cell office:value-type="float" office:value="0" calcext:value-type="float">
            <text:p>0</text:p>
          </table:table-cell>
          <table:table-cell/>
          <table:table-cell office:value-type="string" calcext:value-type="string">
            <text:p>70% of net carbon finance profits are directed to the farmers who own the trees, plausibly changing the incentive structure around their land use. TIST Uganda started in 2003, but did not register to recieve carbon credits until 2013. Between 2003 and 2013, the TIST program recieved significant international funding. Without clear vintaging of the offer, this raises a concern about the additionality of historical carbon credits.</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Project is formally listed on Verra as VCS993. Reasonable details provided on project design and early instances of this grouped project. Live updates from some projects available via crowdsourced database online.</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76</text:p>
          </table:table-cell>
          <table:table-cell office:value-type="string" calcext:value-type="string">
            <text:p>3Degrees</text:p>
          </table:table-cell>
          <table:table-cell office:value-type="string" calcext:value-type="string">
            <text:p>California, USA</text:p>
          </table:table-cell>
          <table:table-cell office:value-type="string" calcext:value-type="string">
            <text:p>Enhancing rangeland soil health and carbon sequestration with compost.</text:p>
          </table:table-cell>
          <table:table-cell office:value-type="string" calcext:value-type="string">
            <text:p>soil,convers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carbonthroughcompost.wordpress.com/home-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emoves carbon from atmosphere for sequestration in rangeland soil.</text:p>
          </table:table-cell>
          <table:table-cell office:value-type="string" calcext:value-type="string">
            <text:p>Project applies compost to grazed rangelands to increase soil organic carbon. Project seeks support to expands upon a pilot project.</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Seller offers 2 tCO₂ removal. It is unclear if this volume is carbon removal from the pilot project, or if it is attributed to the project expansion. A buffer pool will be maintained to mitigate against reversals according to the ACR methodology.</text:p>
          </table:table-cell>
          <table:table-cell office:value-type="string" calcext:value-type="string">
            <text:p>Pilot project design is well described, but no data or conclusions are publicly available. Validation of volume would at a minimum require clear project specifics (volume claimed over a specific area for a specific time period), clear communication of methodology used, or data from pilot plots.</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Seller claims 40 year permanence.</text:p>
          </table:table-cell>
          <table:table-cell office:value-type="string" calcext:value-type="string">
            <text:p>Contract terms with landowner not specified.</text:p>
          </table:table-cell>
          <table:table-cell office:value-type="float" office:value="0" calcext:value-type="float">
            <text:p>0</text:p>
          </table:table-cell>
          <table:table-cell/>
          <table:table-cell office:value-type="string" calcext:value-type="string">
            <text:p>There is not enough information to evaluate additionality.</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Specificity around credited activities, participating lands, and volume estimation methodology is not publicly availabe.</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77</text:p>
          </table:table-cell>
          <table:table-cell office:value-type="string" calcext:value-type="string">
            <text:p>Green Diamond</text:p>
          </table:table-cell>
          <table:table-cell office:value-type="string" calcext:value-type="string">
            <text:p>Montana, USA</text:p>
          </table:table-cell>
          <table:table-cell office:value-type="string" calcext:value-type="string">
            <text:p>Increasing carbon sequestration through the Grizzly IFM project.</text:p>
          </table:table-cell>
          <table:table-cell office:value-type="string" calcext:value-type="string">
            <text:p>forests,ifm</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s from forest loss.</text:p>
          </table:table-cell>
          <table:table-cell office:value-type="string" calcext:value-type="string">
            <text:p>Project allows forest to regrow from below common practice carbon stock without harvest.</text:p>
          </table:table-cell>
          <table:table-cell office:value-type="float" office:value="600000" calcext:value-type="float">
            <text:p>600000</text:p>
          </table:table-cell>
          <table:table-cell office:value-type="float" office:value="0" calcext:value-type="float">
            <text:p>0</text:p>
          </table:table-cell>
          <table:table-cell office:value-type="string" calcext:value-type="string">
            <text:p>Seller offers 600,000 tCO₂ removal from an unknown project area. A buffer pool will be maintained to mitigate against reversals following the ACR methodology.</text:p>
          </table:table-cell>
          <table:table-cell office:value-type="string" calcext:value-type="string">
            <text:p>There is not enough information to validate this volume. See Specificity comment. Validation would at minimum require details regarding project area, forest type and claimed baselin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120" calcext:value-type="float">
            <text:p>120</text:p>
          </table:table-cell>
          <table:table-cell office:value-type="float" office:value="0" calcext:value-type="float">
            <text:p>0</text:p>
          </table:table-cell>
          <table:table-cell office:value-type="string" calcext:value-type="string">
            <text:p>Seller claims 120 year permanence.</text:p>
          </table:table-cell>
          <table:table-cell office:value-type="string" calcext:value-type="string">
            <text:p>No information regarding the project's contractual commitments is available. See Specificity comment. Socioeconomic risks are significant due to the risk of default or bankruptcy on this time horizon.</text:p>
          </table:table-cell>
          <table:table-cell office:value-type="float" office:value="0" calcext:value-type="float">
            <text:p>0</text:p>
          </table:table-cell>
          <table:table-cell/>
          <table:table-cell office:value-type="string" calcext:value-type="string">
            <text:p>There is not enough information to evaluate additionality.</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The only public documentation currently available is the application to the Microsoft 2021 Carbon Removal RFP, which does not include key project details and credeting methodologies.</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78</text:p>
          </table:table-cell>
          <table:table-cell office:value-type="string" calcext:value-type="string">
            <text:p>ClimateCare</text:p>
          </table:table-cell>
          <table:table-cell office:value-type="string" calcext:value-type="string">
            <text:p>Columbia</text:p>
          </table:table-cell>
          <table:table-cell office:value-type="string" calcext:value-type="string">
            <text:p>Afforestation and reforestation with coffee farmers by PUR Projet.</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purprojet.com/project/coffee-for-pea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torage in forests.</text:p>
          </table:table-cell>
          <table:table-cell office:value-type="string" calcext:value-type="string">
            <text:p>Project partners with small-holder farmers to establish plantations on farmer-owned land.</text:p>
          </table:table-cell>
          <table:table-cell office:value-type="float" office:value="40000" calcext:value-type="float">
            <text:p>40000</text:p>
          </table:table-cell>
          <table:table-cell office:value-type="float" office:value="0" calcext:value-type="float">
            <text:p>0</text:p>
          </table:table-cell>
          <table:table-cell office:value-type="string" calcext:value-type="string">
            <text:p>Seller offers 40,000 tCO₂ removal from an unknown project area. The offered volume is just a portion of the total carbon benefits attributed to the project. Project parcels are owned by smallholder coffee farmers and planted with a mixture of timber, shade, conservation-oriented, and fruit trees. A 10% risk buffer is maintained to mitigate against reversals.</text:p>
          </table:table-cell>
          <table:table-cell office:value-type="string" calcext:value-type="string">
            <text:p>Project assumes a removal rate of 17.2 tCO₂/ha/yr up to a maximum of 258.5 tCO₂/ha. However, the uncertainty inherent in the reporting structure of the grouped project makes it difficult to validate the offered volume. This grouped project indicates plans for expansion through 2028, and lists 56 species of trees which farmers may choose from to establish plantations.</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33" calcext:value-type="float">
            <text:p>33</text:p>
          </table:table-cell>
          <table:table-cell office:value-type="float" office:value="0" calcext:value-type="float">
            <text:p>0</text:p>
          </table:table-cell>
          <table:table-cell office:value-type="string" calcext:value-type="string">
            <text:p>Seller claims 80 year permanence.</text:p>
          </table:table-cell>
          <table:table-cell office:value-type="string" calcext:value-type="string">
            <text:p>Project lifetime appears to be 40 years (2014-2054), with 33 years remaining, which we report as the permanence.</text:p>
          </table:table-cell>
          <table:table-cell office:value-type="float" office:value="1" calcext:value-type="float">
            <text:p>1</text:p>
          </table:table-cell>
          <table:table-cell office:value-type="string" calcext:value-type="string">
            <text:p>Counterfactual specified is continuation of pre-project land use, i.e. unused degraded land, cropland, and pasture/grassland.</text:p>
          </table:table-cell>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Project is formally listed on Verra as VCS1682. Significant project design detail available for early instances of grouped project.</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79</text:p>
          </table:table-cell>
          <table:table-cell office:value-type="string" calcext:value-type="string">
            <text:p>The Nature Conservancy</text:p>
          </table:table-cell>
          <table:table-cell office:value-type="string" calcext:value-type="string">
            <text:p>Heilongjiang Province, China</text:p>
          </table:table-cell>
          <table:table-cell office:value-type="string" calcext:value-type="string">
            <text:p>Improved forest management project in Cuiluan.</text:p>
          </table:table-cell>
          <table:table-cell office:value-type="string" calcext:value-type="string">
            <text:p>forests,ifm</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s from forest loss.</text:p>
          </table:table-cell>
          <table:table-cell office:value-type="string" calcext:value-type="string">
            <text:p>Project pursues forest rehabilitation by planting new trees under existing forest canopy, tending to established forests, and performing enrichment planting.</text:p>
          </table:table-cell>
          <table:table-cell office:value-type="float" office:value="3100000" calcext:value-type="float">
            <text:p>3100000</text:p>
          </table:table-cell>
          <table:table-cell office:value-type="float" office:value="0" calcext:value-type="float">
            <text:p>0</text:p>
          </table:table-cell>
          <table:table-cell office:value-type="string" calcext:value-type="string">
            <text:p>Seller offers 3,100,000 tCO₂ removal from a 123,000 ha project area, with 646,000 offered in FY2021.</text:p>
          </table:table-cell>
          <table:table-cell office:value-type="string" calcext:value-type="string">
            <text:p>Seller claims to offer removal only. Since registries do not track removal and avoided emissions as separate types of carbon benefits, there is no way to validate that the removal slice of the project has not already been sold, or will not be sold again in the futur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Seller claims that there are no fossil fuel emissions associated with project. No public information is available to validate.</text:p>
          </table:table-cell>
          <table:table-cell office:value-type="float" office:value="60" calcext:value-type="float">
            <text:p>60</text:p>
          </table:table-cell>
          <table:table-cell office:value-type="float" office:value="0" calcext:value-type="float">
            <text:p>0</text:p>
          </table:table-cell>
          <table:table-cell office:value-type="string" calcext:value-type="string">
            <text:p>Seller claims 60 year permanence.</text:p>
          </table:table-cell>
          <table:table-cell office:value-type="string" calcext:value-type="string">
            <text:p>No information regarding the project's contractual commitments is available, though seller indicates that project land is put under conservation easement.</text:p>
          </table:table-cell>
          <table:table-cell office:value-type="float" office:value="0" calcext:value-type="float">
            <text:p>0</text:p>
          </table:table-cell>
          <table:table-cell/>
          <table:table-cell office:value-type="string" calcext:value-type="string">
            <text:p>There is not enough information to evaluate additionality. Project is implemented by a state-owned forestry enterprise and carried out in a region that has been declared of ecological significance by the state.</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Project is formally listed on China Certified Emission Reductions as CCER682. Very little public information is available for this project. Listing in registry cannot be found.</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80</text:p>
          </table:table-cell>
          <table:table-cell office:value-type="string" calcext:value-type="string">
            <text:p>The Nature Conservancy</text:p>
          </table:table-cell>
          <table:table-cell office:value-type="string" calcext:value-type="string">
            <text:p>Virginia, USA</text:p>
          </table:table-cell>
          <table:table-cell office:value-type="string" calcext:value-type="string">
            <text:p>Improved forest management at The Forestland Group Highlands through the Cumberland Forest Project.</text:p>
          </table:table-cell>
          <table:table-cell office:value-type="string" calcext:value-type="string">
            <text:p>forests,ifm</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nature.org/en-us/what-we-do/our-priorities/protect-water-and-land/land-and-water-stories/cumberland-forest-project/?vu=cumberland</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s from forest loss.</text:p>
          </table:table-cell>
          <table:table-cell/>
          <table:table-cell office:value-type="float" office:value="200000" calcext:value-type="float">
            <text:p>200000</text:p>
          </table:table-cell>
          <table:table-cell office:value-type="float" office:value="0" calcext:value-type="float">
            <text:p>0</text:p>
          </table:table-cell>
          <table:table-cell office:value-type="string" calcext:value-type="string">
            <text:p>Seller claims 200,000 tCO₂ removal over a 97,208 acre project. The offered volume is just a portion of the total carbon benefits attributed to the project. Project contributes 19% of carbon benefits generated to a buffer pool to mitigate against reversals.</text:p>
          </table:table-cell>
          <table:table-cell office:value-type="string" calcext:value-type="string">
            <text:p>Seller claims to offer removal only. Since registries do not track removal and avoided emissions as separate types of carbon benefits, there is no way to validate that the removal slice of the project has not already been sold, or will not be sold again in the futur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94" calcext:value-type="float">
            <text:p>94</text:p>
          </table:table-cell>
          <table:table-cell office:value-type="float" office:value="0" calcext:value-type="float">
            <text:p>0</text:p>
          </table:table-cell>
          <table:table-cell office:value-type="string" calcext:value-type="string">
            <text:p>Seller claims 100 year permanence.</text:p>
          </table:table-cell>
          <table:table-cell office:value-type="string" calcext:value-type="string">
            <text:p>Project lifetime appears to be 100 years (2015-2115) with 94 years remaining, which we report as the permanence. Socioeconomic risks are significant on this time horizon as project involves complex financial transactions between The Forestland Group, multiple project developers, and Cumberland Forest LP (a finance arm of TNC).</text:p>
          </table:table-cell>
          <table:table-cell office:value-type="float" office:value="0" calcext:value-type="float">
            <text:p>0</text:p>
          </table:table-cell>
          <table:table-cell office:value-type="string" calcext:value-type="string">
            <text:p>Counterfactual is continued use of land for timber harvest, recreation, and natural gas extraction.</text:p>
          </table:table-cell>
          <table:table-cell office:value-type="string" calcext:value-type="string">
            <text:p>Credited project activities began in 2015. Without clear vintaging, offered carbon benefits could have been generated as much as 6 years ago.</text:p>
          </table:table-cell>
          <table:table-cell office:value-type="string" calcext:value-type="string">
            <text:p>N/A</text:p>
          </table:table-cell>
          <table:table-cell table:number-columns-repeated="2"/>
          <table:table-cell office:value-type="float" office:value="2" calcext:value-type="float">
            <text:p>2</text:p>
          </table:table-cell>
          <table:table-cell/>
          <table:table-cell office:value-type="string" calcext:value-type="string">
            <text:p>Project is formally listed on American Carbon Registry as ACR248 and CAFR5198. This is a compliance project. Significant project information available from multiple public sources, including registry listings.</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81</text:p>
          </table:table-cell>
          <table:table-cell office:value-type="string" calcext:value-type="string">
            <text:p>Green Diamond</text:p>
          </table:table-cell>
          <table:table-cell office:value-type="string" calcext:value-type="string">
            <text:p>Oregon, USA</text:p>
          </table:table-cell>
          <table:table-cell office:value-type="string" calcext:value-type="string">
            <text:p>Increasing carbon sequestration by improving timberland management at Klamath East IFM.</text:p>
          </table:table-cell>
          <table:table-cell office:value-type="string" calcext:value-type="string">
            <text:p>forests,ifm</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acr2.apx.com/mymodule/reg/prjView.asp?id1=273</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s from forest loss.</text:p>
          </table:table-cell>
          <table:table-cell/>
          <table:table-cell office:value-type="float" office:value="900000" calcext:value-type="float">
            <text:p>900000</text:p>
          </table:table-cell>
          <table:table-cell office:value-type="float" office:value="0" calcext:value-type="float">
            <text:p>0</text:p>
          </table:table-cell>
          <table:table-cell office:value-type="string" calcext:value-type="string">
            <text:p>Seller claims 900,000 tCO₂ removal from changes in forest management over 402,349 acres. The offered volume is just a portion of the total carbon benefits attributed to the project. Project contributes 18% of carbon benefits generated to a buffer pool to mitigate against reversals.</text:p>
          </table:table-cell>
          <table:table-cell office:value-type="string" calcext:value-type="string">
            <text:p>Not enough information available to verfiy removal volume. Seller claims to offer removal only. Since registries do not track removal and avoided emissions as separate types of carbon benefits, there is no way to validate that the removal slice of the project has not already been sold, or will not be sold again in the futur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94" calcext:value-type="float">
            <text:p>94</text:p>
          </table:table-cell>
          <table:table-cell office:value-type="float" office:value="0" calcext:value-type="float">
            <text:p>0</text:p>
          </table:table-cell>
          <table:table-cell office:value-type="string" calcext:value-type="string">
            <text:p>Seller claims 120 year permanence.</text:p>
          </table:table-cell>
          <table:table-cell office:value-type="string" calcext:value-type="string">
            <text:p>Project must maintain carbon stocks for 100 years following the year of issuance of any carbon credit. We therefore report the permanence for the first credits issued in 2015 (94 years remaining). Socioeconomic risks are significant on this time horizon due to the risk of default or bankruptcy. Physical risk to this project is high as carbon benifits rely on the sustained growth of ponderosa pine, a fire-prone species, in an area with a high fire risk.</text:p>
          </table:table-cell>
          <table:table-cell office:value-type="float" office:value="0" calcext:value-type="float">
            <text:p>0</text:p>
          </table:table-cell>
          <table:table-cell office:value-type="string" calcext:value-type="string">
            <text:p>Counterfactual is harvest of forest carbon on an aggressive 10 year cycle.</text:p>
          </table:table-cell>
          <table:table-cell office:value-type="string" calcext:value-type="string">
            <text:p>The claimed counterfactual seems radical given the typical 30-60 year harvest cycle for ponderosa pine. Credited project activities began in 2015. Without clear vintaging, offered carbon benefits could have been generated up to 6 years ago.</text:p>
          </table:table-cell>
          <table:table-cell office:value-type="string" calcext:value-type="string">
            <text:p>N/A</text:p>
          </table:table-cell>
          <table:table-cell table:number-columns-repeated="2"/>
          <table:table-cell office:value-type="float" office:value="2" calcext:value-type="float">
            <text:p>2</text:p>
          </table:table-cell>
          <table:table-cell/>
          <table:table-cell office:value-type="string" calcext:value-type="string">
            <text:p>Project is formally listed on American Carbon Registry as ACR273 and CAFR5233. This is a compliance project. Significant project information available from multiple public sources, including registry documentation.</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82</text:p>
          </table:table-cell>
          <table:table-cell office:value-type="string" calcext:value-type="string">
            <text:p>The Nature Conservancy</text:p>
          </table:table-cell>
          <table:table-cell office:value-type="string" calcext:value-type="string">
            <text:p>Virginia, USA</text:p>
          </table:table-cell>
          <table:table-cell office:value-type="string" calcext:value-type="string">
            <text:p>Improved forest management at Lonesome Pine through the Cumberland Forest Project.</text:p>
          </table:table-cell>
          <table:table-cell office:value-type="string" calcext:value-type="string">
            <text:p>forests,ifm</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nature.org/en-us/what-we-do/our-priorities/protect-water-and-land/land-and-water-stories/cumberland-forest-project/?vu=cumberland</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s from forest loss.</text:p>
          </table:table-cell>
          <table:table-cell/>
          <table:table-cell office:value-type="float" office:value="75000" calcext:value-type="float">
            <text:p>75000</text:p>
          </table:table-cell>
          <table:table-cell office:value-type="float" office:value="0" calcext:value-type="float">
            <text:p>0</text:p>
          </table:table-cell>
          <table:table-cell office:value-type="string" calcext:value-type="string">
            <text:p>Seller claims 75,000 tCO₂ removal from changes in forest management over a 16,908 acre project area, with 15,000 tCO₂ offered in FY2021. The offered volume is just a portion of the total carbon benefits attributed to the project. Project contributes 19% of carbon benefits generated to a buffer pool to mitigate against reversals.</text:p>
          </table:table-cell>
          <table:table-cell office:value-type="string" calcext:value-type="string">
            <text:p>Not enough information available to verfiy removal volume. Seller claims to offer removal only. Since registries do not track removal and avoided emissions as separate types of carbon benefits, there is no way to validate that the removal slice of the project has not already been sold, or will not be sold again in the futur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94" calcext:value-type="float">
            <text:p>94</text:p>
          </table:table-cell>
          <table:table-cell office:value-type="float" office:value="0" calcext:value-type="float">
            <text:p>0</text:p>
          </table:table-cell>
          <table:table-cell office:value-type="string" calcext:value-type="string">
            <text:p>Seller claims 100 year permanence.</text:p>
          </table:table-cell>
          <table:table-cell office:value-type="string" calcext:value-type="string">
            <text:p>Project lifetime appears to be 100 years (2015-2115) with 94 years remaining, which we report as the permanence. Socioeconomic risks are significant on this time horizon as project involves complex financial transactions between The Forestland Group, multiple project developers, and Cumberland Forest LP (a finance arm of TNC).</text:p>
          </table:table-cell>
          <table:table-cell office:value-type="float" office:value="0" calcext:value-type="float">
            <text:p>0</text:p>
          </table:table-cell>
          <table:table-cell office:value-type="string" calcext:value-type="string">
            <text:p>Counterfactual is continued use of land for timber harvest, recreation, and natural gas extraction.</text:p>
          </table:table-cell>
          <table:table-cell office:value-type="string" calcext:value-type="string">
            <text:p>Credited project activities began in 2015. Without clear vintaging, offered carbon benefits could have been generated as much as 6 years ago.</text:p>
          </table:table-cell>
          <table:table-cell office:value-type="string" calcext:value-type="string">
            <text:p>N/A</text:p>
          </table:table-cell>
          <table:table-cell table:number-columns-repeated="2"/>
          <table:table-cell office:value-type="float" office:value="2" calcext:value-type="float">
            <text:p>2</text:p>
          </table:table-cell>
          <table:table-cell/>
          <table:table-cell office:value-type="string" calcext:value-type="string">
            <text:p>Project is formally listed on American Carbon Registry as ACR279 and CAFR 5229. This is a compliance project. Significant project information available from multiple public sources, including registry listings.</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83</text:p>
          </table:table-cell>
          <table:table-cell office:value-type="string" calcext:value-type="string">
            <text:p>The Nature Conservancy</text:p>
          </table:table-cell>
          <table:table-cell office:value-type="string" calcext:value-type="string">
            <text:p>Virginia, USA</text:p>
          </table:table-cell>
          <table:table-cell office:value-type="string" calcext:value-type="string">
            <text:p>Improved forest management at Virginia Highlands I through the Cumberland Forest Project.</text:p>
          </table:table-cell>
          <table:table-cell office:value-type="string" calcext:value-type="string">
            <text:p>forests,ifm</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nature.org/en-us/what-we-do/our-priorities/protect-water-and-land/land-and-water-stories/cumberland-forest-project/?vu=cumberland</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s from forest loss.</text:p>
          </table:table-cell>
          <table:table-cell/>
          <table:table-cell office:value-type="float" office:value="112000" calcext:value-type="float">
            <text:p>112000</text:p>
          </table:table-cell>
          <table:table-cell office:value-type="float" office:value="0" calcext:value-type="float">
            <text:p>0</text:p>
          </table:table-cell>
          <table:table-cell office:value-type="string" calcext:value-type="string">
            <text:p>Seller claims 112,000 tCO₂ removal from changes in forest management over a 9,753 acre project area, with 88,000 tCO₂ offered in 2021. The total offered volume is just a portion of the carbon benefits attributed to the project. Project contributes 19% of carbon benefits generated to a buffer pool to mitigate against reversals.</text:p>
          </table:table-cell>
          <table:table-cell office:value-type="string" calcext:value-type="string">
            <text:p>Not enough information available to verfiy removal volume. Seller claims to offer removal only. Since registries do not track removal and avoided emissions as separate types of carbon benefits, there is no way to validate that the removal slice of the project has not already been sold, or will not be sold again in the futur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92" calcext:value-type="float">
            <text:p>92</text:p>
          </table:table-cell>
          <table:table-cell office:value-type="float" office:value="0" calcext:value-type="float">
            <text:p>0</text:p>
          </table:table-cell>
          <table:table-cell office:value-type="string" calcext:value-type="string">
            <text:p>Seller claims 100 year permanence.</text:p>
          </table:table-cell>
          <table:table-cell office:value-type="string" calcext:value-type="string">
            <text:p>Project lifetime appears to be 100 years (2013-2113) with 92 years remaining, which we report as the permanence. Socioeconomic risks are significant on this time horizon as project involves complex financial transactions between The Forestland Group, multiple project developers, and Cumberland Forest LP (a finance arm of TNC).</text:p>
          </table:table-cell>
          <table:table-cell office:value-type="float" office:value="0" calcext:value-type="float">
            <text:p>0</text:p>
          </table:table-cell>
          <table:table-cell office:value-type="string" calcext:value-type="string">
            <text:p>Counterfactual is continued use of land for timber harvest, recreation, and natural gas extraction.</text:p>
          </table:table-cell>
          <table:table-cell office:value-type="string" calcext:value-type="string">
            <text:p>95% of the project area is under a permanent conservation easement. Credited project activities began in 2015. Without clear vintaging, offered carbon benefits could have been generated as much as 8 years ago.</text:p>
          </table:table-cell>
          <table:table-cell office:value-type="string" calcext:value-type="string">
            <text:p>N/A</text:p>
          </table:table-cell>
          <table:table-cell table:number-columns-repeated="2"/>
          <table:table-cell office:value-type="float" office:value="2" calcext:value-type="float">
            <text:p>2</text:p>
          </table:table-cell>
          <table:table-cell/>
          <table:table-cell office:value-type="string" calcext:value-type="string">
            <text:p>Project is formally listed on Climate Action Reserve as CAR1032 and CAFR5037. This is a compliance project. Significant project information available from multiple public sources, including registry listings.</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84</text:p>
          </table:table-cell>
          <table:table-cell office:value-type="string" calcext:value-type="string">
            <text:p>Carbon Sequestration</text:p>
          </table:table-cell>
          <table:table-cell office:value-type="string" calcext:value-type="string">
            <text:p>Texas, USA</text:p>
          </table:table-cell>
          <table:table-cell office:value-type="string" calcext:value-type="string">
            <text:p>Carbon sequestration via logging and wood burial.</text:p>
          </table:table-cell>
          <table:table-cell office:value-type="string" calcext:value-type="string">
            <text:p>biomass,storage</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carbonsequestration-inc.com</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voids biomass emissions by burying wood waste in covered pits.</text:p>
          </table:table-cell>
          <table:table-cell office:value-type="string" calcext:value-type="string">
            <text:p>Technology has not been vetted in practice nor explored carefully in the scientific literature. Constuction of pilot pit began in November 2020. From a broad lifecycle perspective, successful deployment would form a carbon removal pathway when coupled to biomass production. From a narrow, project-specific lifecycle perspective, project would only avoid biogenic CO₂ emissions.</text:p>
          </table:table-cell>
          <table:table-cell office:value-type="float" office:value="53308" calcext:value-type="float">
            <text:p>53308</text:p>
          </table:table-cell>
          <table:table-cell office:value-type="float" office:value="0" calcext:value-type="float">
            <text:p>0</text:p>
          </table:table-cell>
          <table:table-cell office:value-type="string" calcext:value-type="string">
            <text:p>Seller offers 53,308 tCO₂ removal from the future storage of timber slash, with 22,616 tCO₂ offered in FY2021.</text:p>
          </table:table-cell>
          <table:table-cell office:value-type="string" calcext:value-type="string">
            <text:p>Total volume could be plausible given project claim of access to 100,000 t slash / year. Validation of volume additionally depends on validation of pit design, for which specifics are not available.</text:p>
          </table:table-cell>
          <table:table-cell office:value-type="string" calcext:value-type="string">
            <text:p>N/A</text:p>
          </table:table-cell>
          <table:table-cell office:value-type="float" office:value="0" calcext:value-type="float">
            <text:p>0</text:p>
          </table:table-cell>
          <table:table-cell office:value-type="string" calcext:value-type="string">
            <text:p>Project reports 1215 tCO₂ emitted from diesel-burning equipment. Project mentions that excess gas emission from pit leakage will be flared at the surface and included in the LCA.</text:p>
          </table:table-cell>
          <table:table-cell office:value-type="string" calcext:value-type="string">
            <text:p>Relatively few details provided. Serious analysis required around the potential for emissions to leak from pit.</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Seller claims 100 year permanence.</text:p>
          </table:table-cell>
          <table:table-cell office:value-type="string" calcext:value-type="string">
            <text:p>Pits are partially above-ground. Risks of emission leakage or anaerobic decomposition not addressed comprehensively.</text:p>
          </table:table-cell>
          <table:table-cell office:value-type="float" office:value="1" calcext:value-type="float">
            <text:p>1</text:p>
          </table:table-cell>
          <table:table-cell/>
          <table:table-cell office:value-type="string" calcext:value-type="string">
            <text:p>There is no commercial value to storing wood waste in pits. Further analysis would require knowing competing uses for feedstock.</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Only publication on technique is a speculative research proposal. Demonstration projects in early phases.</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85</text:p>
          </table:table-cell>
          <table:table-cell office:value-type="string" calcext:value-type="string">
            <text:p>The Nature Conservancy</text:p>
          </table:table-cell>
          <table:table-cell office:value-type="string" calcext:value-type="string">
            <text:p>Virginia, USA</text:p>
          </table:table-cell>
          <table:table-cell office:value-type="string" calcext:value-type="string">
            <text:p>Protecting forest carbon stock at Rich Mountain through the Clinch Valley Conservation program.</text:p>
          </table:table-cell>
          <table:table-cell office:value-type="string" calcext:value-type="string">
            <text:p>forests,ifm</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nature.org/en-us/about-us/where-we-work/united-states/virginia/stories-in-virginia/clinch-valley-conservation-forestry/</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s from forest loss.</text:p>
          </table:table-cell>
          <table:table-cell/>
          <table:table-cell office:value-type="float" office:value="6856" calcext:value-type="float">
            <text:p>6856</text:p>
          </table:table-cell>
          <table:table-cell office:value-type="float" office:value="0" calcext:value-type="float">
            <text:p>0</text:p>
          </table:table-cell>
          <table:table-cell office:value-type="string" calcext:value-type="string">
            <text:p>Seller claims 6,856 tCO₂ removal over a 5750 acre project area. The offered volume is just a portion of the total carbon benefits attributed to the project. Project contributes 20% of carbon benefits generated to a buffer pool to mitigate against reversals.</text:p>
          </table:table-cell>
          <table:table-cell office:value-type="string" calcext:value-type="string">
            <text:p>Not enough information available to verfiy removal volume. Seller claims to offer removal only. Since registries do not track removal and avoided emissions as separate types of carbon benefits, there is no way to validate that the removal slice of the project has not already been sold, or will not be sold again in the futur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81" calcext:value-type="float">
            <text:p>81</text:p>
          </table:table-cell>
          <table:table-cell office:value-type="float" office:value="0" calcext:value-type="float">
            <text:p>0</text:p>
          </table:table-cell>
          <table:table-cell office:value-type="string" calcext:value-type="string">
            <text:p>Seller claims 100 year permanence.</text:p>
          </table:table-cell>
          <table:table-cell office:value-type="string" calcext:value-type="string">
            <text:p>Project lifetime appears to be 100 years (2002-2102) with 81 years remaining, which we report as the permanence. Socioeconomic risks are significant on this time horizon due to the risk of default or bankruptcy.</text:p>
          </table:table-cell>
          <table:table-cell office:value-type="float" office:value="0" calcext:value-type="float">
            <text:p>0</text:p>
          </table:table-cell>
          <table:table-cell office:value-type="string" calcext:value-type="string">
            <text:p>Counterfactual is not provided.</text:p>
          </table:table-cell>
          <table:table-cell office:value-type="string" calcext:value-type="string">
            <text:p>TNC acquired the forest management easment to this property in 2002 (the beginning of credited activities), and registered to recieve carbon financing in 2010. Without clear vintaging, offered carbon benefits could be as much as 19 years old. Carbon financing purportedly provides the option to sell carbon instead of timber. Carbon revenue may surpass the value of timber (based on NPV), so purchasing from this project may be better understood as a donation to future conservation efforts rather the purchase of a specific quantity of carbon removal.</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Project is formally listed on Climate Action Reserve as CAR696. Key project documentation in CAR registry has broken links. Reasonable project information still publicly accessible through application to Microsoft's carbon removal purchase and third party auditing documents on the registry.</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86</text:p>
          </table:table-cell>
          <table:table-cell office:value-type="string" calcext:value-type="string">
            <text:p>The Nature Conservancy</text:p>
          </table:table-cell>
          <table:table-cell office:value-type="string" calcext:value-type="string">
            <text:p>Virginia, USA</text:p>
          </table:table-cell>
          <table:table-cell office:value-type="string" calcext:value-type="string">
            <text:p>Protecting forest carbon stock at Tazewell Elk Garden through the Clinch Valley Conservation program.</text:p>
          </table:table-cell>
          <table:table-cell office:value-type="string" calcext:value-type="string">
            <text:p>forests,ifm</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nature.org/en-us/about-us/where-we-work/united-states/virginia/stories-in-virginia/clinch-valley-conservation-forestry/</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s from forest loss.</text:p>
          </table:table-cell>
          <table:table-cell/>
          <table:table-cell office:value-type="float" office:value="140267" calcext:value-type="float">
            <text:p>140267</text:p>
          </table:table-cell>
          <table:table-cell office:value-type="float" office:value="0" calcext:value-type="float">
            <text:p>0</text:p>
          </table:table-cell>
          <table:table-cell office:value-type="string" calcext:value-type="string">
            <text:p>Seller claims 140,267 tCO₂ removal over a 11,090 acre project area, with 37,967 tCO₂ available in FY2021. The total offered volume is just a portion of the carbon benefits attributed to the project. Project contributes 19.24% of carbon benefits generated to a buffer pool to mitigate against reversals.</text:p>
          </table:table-cell>
          <table:table-cell office:value-type="string" calcext:value-type="string">
            <text:p>Not enough information available to verfiy removal volume. Seller claims to offer removal only. Since registries do not track removal and avoided emissions as separate types of carbon benefits, there is no way to validate that the removal slice of the project has not already been sold, or will not be sold again in the futur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83" calcext:value-type="float">
            <text:p>83</text:p>
          </table:table-cell>
          <table:table-cell office:value-type="float" office:value="0" calcext:value-type="float">
            <text:p>0</text:p>
          </table:table-cell>
          <table:table-cell office:value-type="string" calcext:value-type="string">
            <text:p>Seller claims 100 year permanence.</text:p>
          </table:table-cell>
          <table:table-cell office:value-type="string" calcext:value-type="string">
            <text:p>Project lifetime appears over 100 years (2004-2104), with 83 years remaining, which we report as the permanence. Socioeconomic risks are significant on this time horizon due to the risk of default or bankruptcy.</text:p>
          </table:table-cell>
          <table:table-cell office:value-type="float" office:value="0" calcext:value-type="float">
            <text:p>0</text:p>
          </table:table-cell>
          <table:table-cell office:value-type="string" calcext:value-type="string">
            <text:p>Counterfactual is dramatic harvest over the first 10 years of the project, followed by growth and another harvest to legal and economic limits in 2065.</text:p>
          </table:table-cell>
          <table:table-cell office:value-type="string" calcext:value-type="string">
            <text:p>TNC acquired the forest management easment to this property in 2004 (the beginning of credited activities), and registered to recieve carbon financing in 2012. Without clear vintaging, offered carbon benefits could be as much as 17 years old. Carbon financing purportedly provides the option to sell carbon instead of timber. Carbon revenue may surpass the value of timber (based on NPV), so purchasing from this project may be better understood as a donation to future conservation efforts rather the purchase of a specific quantity of carbon removal.</text:p>
          </table:table-cell>
          <table:table-cell office:value-type="string" calcext:value-type="string">
            <text:p>N/A</text:p>
          </table:table-cell>
          <table:table-cell table:number-columns-repeated="2"/>
          <table:table-cell office:value-type="float" office:value="2" calcext:value-type="float">
            <text:p>2</text:p>
          </table:table-cell>
          <table:table-cell/>
          <table:table-cell office:value-type="string" calcext:value-type="string">
            <text:p>Project is formally listed on Climate Action Reserve as CAR1147. Significant project information available from multiple public sources, including the CAR registry.</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87</text:p>
          </table:table-cell>
          <table:table-cell office:value-type="string" calcext:value-type="string">
            <text:p>Indigo Ag</text:p>
          </table:table-cell>
          <table:table-cell office:value-type="string" calcext:value-type="string">
            <text:p>USA</text:p>
          </table:table-cell>
          <table:table-cell office:value-type="string" calcext:value-type="string">
            <text:p>Regenerative farming practices for soil carbon sequestration.</text:p>
          </table:table-cell>
          <table:table-cell office:value-type="string" calcext:value-type="string">
            <text:p>soil,farming</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indigoag.com/for-growers/indigo-carbon</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Removes carbon from atmosphere for sequestration in rangeland soil, and avoids emissions through modified agricultural practices.</text:p>
          </table:table-cell>
          <table:table-cell office:value-type="string" calcext:value-type="string">
            <text:p>Broker provides an incentive for farmers to adopt agricultural practices that increase carbon sequestration in soils, including cover cropping, reduced tillage, diversifying crop rotations, and reducing fertilizer use.</text:p>
          </table:table-cell>
          <table:table-cell office:value-type="float" office:value="6225000" calcext:value-type="float">
            <text:p>6225000</text:p>
          </table:table-cell>
          <table:table-cell office:value-type="float" office:value="0" calcext:value-type="float">
            <text:p>0</text:p>
          </table:table-cell>
          <table:table-cell office:value-type="string" calcext:value-type="string">
            <text:p>Seller offers 6,225,000 tCO₂ removal over an unspecified project area, with 25,000 tCO₂ offered in FY2021. A buffer pool will be maintained to mitigate against reversals according to the ACR or Verra methodology.</text:p>
          </table:table-cell>
          <table:table-cell office:value-type="string" calcext:value-type="string">
            <text:p>Validation of volume would at a minimum require information on specific projects, and values are only plausible under a significant scale of participation, for example, 6M ha of farmland at a rate of 1 tCO₂ / ha / yr.</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Seller claims 100 year permanence.</text:p>
          </table:table-cell>
          <table:table-cell office:value-type="string" calcext:value-type="string">
            <text:p>Soil carbon storage can last for decades or more, but it can also be reversed by changes to land use or management practices. No information is provided as to the contract terms with participating farmers.</text:p>
          </table:table-cell>
          <table:table-cell office:value-type="float" office:value="0" calcext:value-type="float">
            <text:p>0</text:p>
          </table:table-cell>
          <table:table-cell/>
          <table:table-cell office:value-type="string" calcext:value-type="string">
            <text:p>There is not enough information to evaluate additionality. Significant co-benefits to land managers claimed alongside climate benefits offered for sale.</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No information or data on specific projects are publicly available.</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89</text:p>
          </table:table-cell>
          <table:table-cell office:value-type="string" calcext:value-type="string">
            <text:p>The Nature Conservancy</text:p>
          </table:table-cell>
          <table:table-cell office:value-type="string" calcext:value-type="string">
            <text:p>Tennessee &amp; Kentucky, USA</text:p>
          </table:table-cell>
          <table:table-cell office:value-type="string" calcext:value-type="string">
            <text:p>Improved forest management at Molpus Ataya through the Cumberland Forest Project.</text:p>
          </table:table-cell>
          <table:table-cell office:value-type="string" calcext:value-type="string">
            <text:p>forests,ifm</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thereserve2.apx.com/mymodule/reg/TabDocuments.asp?r=111&amp;ad=Prpt&amp;act=update&amp;type=PRO&amp;aProj=pub&amp;tablename=doc&amp;id1=121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s from forest loss.</text:p>
          </table:table-cell>
          <table:table-cell/>
          <table:table-cell office:value-type="float" office:value="250000" calcext:value-type="float">
            <text:p>250000</text:p>
          </table:table-cell>
          <table:table-cell office:value-type="float" office:value="0" calcext:value-type="float">
            <text:p>0</text:p>
          </table:table-cell>
          <table:table-cell office:value-type="string" calcext:value-type="string">
            <text:p>Seller claims 250,000 tCO₂ removal from changes in forest management over a 81,408 acre project area, with 50,000 tCO₂ offered in FY2021. The offered volume is just a portion of the total carbon benefits attributed to the project. Project contributes ~19% of carbon benefits generated to a buffer pool to mitigate against reversals.</text:p>
          </table:table-cell>
          <table:table-cell office:value-type="string" calcext:value-type="string">
            <text:p>Not enough information available to verfiy removal volume. Seller claims to offer removal only. Since registries do not track removal and avoided emissions as separate types of carbon benefits, there is no way to validate that the removal slice of the project has not already been sold, or will not be sold again in the futur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94" calcext:value-type="float">
            <text:p>94</text:p>
          </table:table-cell>
          <table:table-cell office:value-type="float" office:value="0" calcext:value-type="float">
            <text:p>0</text:p>
          </table:table-cell>
          <table:table-cell office:value-type="string" calcext:value-type="string">
            <text:p>Seller claims 100 year permanence.</text:p>
          </table:table-cell>
          <table:table-cell office:value-type="string" calcext:value-type="string">
            <text:p>Project lifetime appears to be 100 years (2015-2115) with 94 years remaining, which we report as the permanence. Socioeconomic risks are significant on this time horizon as project involves complex financial transactions between The Forestland Group, multiple project developers, and Cumberland Forest LP (a finance arm of TNC).</text:p>
          </table:table-cell>
          <table:table-cell office:value-type="float" office:value="0" calcext:value-type="float">
            <text:p>0</text:p>
          </table:table-cell>
          <table:table-cell office:value-type="string" calcext:value-type="string">
            <text:p>Counterfactual is continued use of land for timber harvest, recreation and natural gas extraction.</text:p>
          </table:table-cell>
          <table:table-cell office:value-type="string" calcext:value-type="string">
            <text:p>Credited project activities began in 2015. Without clear vintaging, offered carbon benefits could have been generated as much as 6 years ago.</text:p>
          </table:table-cell>
          <table:table-cell office:value-type="string" calcext:value-type="string">
            <text:p>N/A</text:p>
          </table:table-cell>
          <table:table-cell table:number-columns-repeated="2"/>
          <table:table-cell office:value-type="float" office:value="2" calcext:value-type="float">
            <text:p>2</text:p>
          </table:table-cell>
          <table:table-cell/>
          <table:table-cell office:value-type="string" calcext:value-type="string">
            <text:p>Project is formally listed on Climate Action Reserve as CAR1215 and CAFR5315. This is a compliance project. Significant project information available from multiple public sources, including registry listings.</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90</text:p>
          </table:table-cell>
          <table:table-cell office:value-type="string" calcext:value-type="string">
            <text:p>The Nature Conservancy</text:p>
          </table:table-cell>
          <table:table-cell office:value-type="string" calcext:value-type="string">
            <text:p>Virginia, USA</text:p>
          </table:table-cell>
          <table:table-cell office:value-type="string" calcext:value-type="string">
            <text:p>Protecting forest carbon stock at Clifton Farm through the Clinch Valley Conservation program.</text:p>
          </table:table-cell>
          <table:table-cell office:value-type="string" calcext:value-type="string">
            <text:p>forests,ifm</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thereserve2.apx.com/mymodule/reg/TabDocuments.asp?r=111&amp;ad=Prpt&amp;act=update&amp;type=PRO&amp;aProj=pub&amp;tablename=doc&amp;id1=116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s from forest loss.</text:p>
          </table:table-cell>
          <table:table-cell/>
          <table:table-cell office:value-type="float" office:value="77248" calcext:value-type="float">
            <text:p>77248</text:p>
          </table:table-cell>
          <table:table-cell office:value-type="float" office:value="0" calcext:value-type="float">
            <text:p>0</text:p>
          </table:table-cell>
          <table:table-cell office:value-type="string" calcext:value-type="string">
            <text:p>Seller claims 77,248 tCO₂ removal over a 4001 acre project area, with 42,968 tCO₂ offered in FY2021. The total offered volume is just a portion of the carbon benefits attributed to the project. Project contributes 19.24% of carbon benefits generated to a buffer pool to mitigate against reversals.</text:p>
          </table:table-cell>
          <table:table-cell office:value-type="string" calcext:value-type="string">
            <text:p>Not enough information available to verfiy removal volume. Seller claims to offer removal only. Since registries do not track removal and avoided emissions as separate types of carbon benefits, there is no way to validate that the removal slice of the project has not already been sold, or will not be sold again in the futur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82" calcext:value-type="float">
            <text:p>82</text:p>
          </table:table-cell>
          <table:table-cell office:value-type="float" office:value="0" calcext:value-type="float">
            <text:p>0</text:p>
          </table:table-cell>
          <table:table-cell office:value-type="string" calcext:value-type="string">
            <text:p>Seller claims 100 year permanence.</text:p>
          </table:table-cell>
          <table:table-cell office:value-type="string" calcext:value-type="string">
            <text:p>Project lifetime appears to be 100 years (2003-2103), with 82 years remaining. Socioeconomic risks are significant on this time horizon due to the risk of default or bankruptcy.</text:p>
          </table:table-cell>
          <table:table-cell office:value-type="float" office:value="0" calcext:value-type="float">
            <text:p>0</text:p>
          </table:table-cell>
          <table:table-cell office:value-type="string" calcext:value-type="string">
            <text:p>Counterfactual is dramatic harvest over the first 10 years of the project, followed by growth and another harvest to legal and economic limits in 2072.</text:p>
          </table:table-cell>
          <table:table-cell office:value-type="string" calcext:value-type="string">
            <text:p>TNC acquired the forest management easment to this property in 2003 (the beginning of credited activities), and registered to recieve carbon financing in 2015. Without clear vintaging, offered carbon benefits could be as much as 18 years old. Carbon financing purportedly provides the option to sell carbon instead of timber. Carbon revenue may surpass the value of timber (based on NPV), so purchasing from this project may be better understood as a donation to future conservation efforts rather the purchase of a specific quantity of carbon removal.</text:p>
          </table:table-cell>
          <table:table-cell office:value-type="string" calcext:value-type="string">
            <text:p>N/A</text:p>
          </table:table-cell>
          <table:table-cell table:number-columns-repeated="2"/>
          <table:table-cell office:value-type="float" office:value="2" calcext:value-type="float">
            <text:p>2</text:p>
          </table:table-cell>
          <table:table-cell/>
          <table:table-cell office:value-type="string" calcext:value-type="string">
            <text:p>Project is formally listed on Climate Action Reserve as CAR1160. Significant project information available from multiple public sources, including the CAR registry.</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92</text:p>
          </table:table-cell>
          <table:table-cell office:value-type="string" calcext:value-type="string">
            <text:p>ClimateCare Oxford</text:p>
          </table:table-cell>
          <table:table-cell office:value-type="string" calcext:value-type="string">
            <text:p>Peru</text:p>
          </table:table-cell>
          <table:table-cell office:value-type="string" calcext:value-type="string">
            <text:p>Agroforestry and reforestation with small-scale farmers though PUR Projet's Jubilacion Segura project.</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purprojet.com/project/jubilacion-segur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torage in forests.</text:p>
          </table:table-cell>
          <table:table-cell office:value-type="string" calcext:value-type="string">
            <text:p>Project partners with small-holder farmers to establish plantations on farmer-owned land.</text:p>
          </table:table-cell>
          <table:table-cell office:value-type="float" office:value="480000" calcext:value-type="float">
            <text:p>480000</text:p>
          </table:table-cell>
          <table:table-cell office:value-type="float" office:value="0" calcext:value-type="float">
            <text:p>0</text:p>
          </table:table-cell>
          <table:table-cell office:value-type="string" calcext:value-type="string">
            <text:p>Seller offers 480,000 tCO₂ removal from two projects in Peru, with 200,000 tCO₂ offered in FY2021. The offered volume is just a portion of the total carbon benefits attributed to the projects. Each project maintains a 10% risk buffer is maintained to mitigate against reversals.</text:p>
          </table:table-cell>
          <table:table-cell office:value-type="string" calcext:value-type="string">
            <text:p>This is a combined offer from two distinct projects in Peru. One is a standalone project, and the other is a grouped project with plans for 20x expansion from 2016-2026. Seller does not attribute carbon benefits offered to one project or the other. The inherent uncertainty in the reporting structure of the grouped project makes it difficult to validate the offered volum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27" calcext:value-type="float">
            <text:p>27</text:p>
          </table:table-cell>
          <table:table-cell office:value-type="float" office:value="1" calcext:value-type="float">
            <text:p>1</text:p>
          </table:table-cell>
          <table:table-cell office:value-type="string" calcext:value-type="string">
            <text:p>Seller claims 80 year permanence.</text:p>
          </table:table-cell>
          <table:table-cell office:value-type="string" calcext:value-type="string">
            <text:p>Project lifetimes appear to be 40 years (2008-2048) and 60 years (2010-2070), respectively. For consistency with other projects, we report 27 years, the minimum of the years remaining in each project lifetime.</text:p>
          </table:table-cell>
          <table:table-cell office:value-type="float" office:value="0" calcext:value-type="float">
            <text:p>0</text:p>
          </table:table-cell>
          <table:table-cell office:value-type="string" calcext:value-type="string">
            <text:p>Counterfactual specified is continuation of pre-project land use, i.e. unused degraded land, cropland, and pasture/grassland.</text:p>
          </table:table-cell>
          <table:table-cell office:value-type="string" calcext:value-type="string">
            <text:p>Proposal appears to mix together two types of credits. The grouped project (Jubilacion Segura) is still in the process of expansion, and carbon finance could plausibly lead to additional planting. This is mixed together with a project that is credited for activities beginning in 2008. Without clear vintaging, the credits from this project could be as much as 13 years old. Since these are mixed together, we score additionality conservatively, based on the vintaging challenges of the latter.</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Projects are formally listed on Verra as VCS1496 / VCS796. Reasonable details provided on project design for both projects. Current information for grouped project is lacking.</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94</text:p>
          </table:table-cell>
          <table:table-cell office:value-type="string" calcext:value-type="string">
            <text:p>Cargill</text:p>
          </table:table-cell>
          <table:table-cell office:value-type="string" calcext:value-type="string">
            <text:p>Iowa, USA</text:p>
          </table:table-cell>
          <table:table-cell office:value-type="string" calcext:value-type="string">
            <text:p>Generating soil carbon with farmer-centric incentives for verifiable outcomes.</text:p>
          </table:table-cell>
          <table:table-cell office:value-type="string" calcext:value-type="string">
            <text:p>soil,farming</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theoutcomesfund.com/</text:p>
          </table:table-cell>
          <table:table-cell table:number-columns-repeated="2" office:value-type="float" office:value="0" calcext:value-type="float">
            <text:p>0</text:p>
          </table:table-cell>
          <table:table-cell office:value-type="string" calcext:value-type="string">
            <text:p>Removes carbon from atmosphere for sequestration in rangeland soil.</text:p>
          </table:table-cell>
          <table:table-cell office:value-type="string" calcext:value-type="string">
            <text:p>Broker provides an incentive to adopt agricultural practices that increase carbon sequestration in soils. Project activities are not prescribed by the program. Multiple established soil carbon removal pathways exist, but validating project mechanisms would require specific project details.</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Seller offers 100 tCO₂ removal from an unknown project area. A 10% buffer pool will be maintained to mitigate against reversals.</text:p>
          </table:table-cell>
          <table:table-cell office:value-type="string" calcext:value-type="string">
            <text:p>Volume is calculated using the COMET-Farm model, however input parameters are not available. Validation of volume would at a minimum require clear project specifics.</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Seller claims 10 year permanence.</text:p>
          </table:table-cell>
          <table:table-cell/>
          <table:table-cell office:value-type="float" office:value="0" calcext:value-type="float">
            <text:p>0</text:p>
          </table:table-cell>
          <table:table-cell office:value-type="string" calcext:value-type="string">
            <text:p>No counterfactual is specified.</text:p>
          </table:table-cell>
          <table:table-cell office:value-type="string" calcext:value-type="string">
            <text:p>There is not enough information to evaluate additionality. Significant co-benefits to land managers claimed alongside climate benefits offered for sale.</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No information or data on specific projects are publicly available.</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96</text:p>
          </table:table-cell>
          <table:table-cell office:value-type="string" calcext:value-type="string">
            <text:p>EDF Trading</text:p>
          </table:table-cell>
          <table:table-cell office:value-type="string" calcext:value-type="string">
            <text:p>Zambia</text:p>
          </table:table-cell>
          <table:table-cell office:value-type="string" calcext:value-type="string">
            <text:p>Promoting sustainable agriculture and forest conservation through the COMACO Landscape Management Project.</text:p>
          </table:table-cell>
          <table:table-cell office:value-type="string" calcext:value-type="string">
            <text:p>soil,forests</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itswild.org</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Removes carbon from atmosphere for sequestration in agricultural soil and forests. Avoids emissions through modified agricultural practices and reduced forest loss.</text:p>
          </table:table-cell>
          <table:table-cell office:value-type="string" calcext:value-type="string">
            <text:p>Project pursues a suite of interventions to reduce agricultural emissions and increase soil organic carbon. In addition, project supports land use planning and the creation of conservation areas to reduce forest loss.</text:p>
          </table:table-cell>
          <table:table-cell office:value-type="float" office:value="330000" calcext:value-type="float">
            <text:p>330000</text:p>
          </table:table-cell>
          <table:table-cell office:value-type="float" office:value="0" calcext:value-type="float">
            <text:p>0</text:p>
          </table:table-cell>
          <table:table-cell office:value-type="string" calcext:value-type="string">
            <text:p>Seller offers 330,000 tCO₂ removal from an unknown project area. The offered volume is just a portion of the total carbon benefits attributed to the project. An 11% buffer pool is maintained to mitigate against reversals.</text:p>
          </table:table-cell>
          <table:table-cell office:value-type="string" calcext:value-type="string">
            <text:p>Seller claims to offer removal only. Since registries do not track removal and avoided emissions as separate types of carbon benefits, there is no way to validate that the removal slice of the project has not already been sold, or will not be sold again in the future. The removal attributed to an increase in soil organic carbon is estimated using the Rothamsted Soil Carbon Model. No soil sampling is performed to train or validate this model.</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Seller claims 10 year permanence.</text:p>
          </table:table-cell>
          <table:table-cell/>
          <table:table-cell office:value-type="float" office:value="0" calcext:value-type="float">
            <text:p>0</text:p>
          </table:table-cell>
          <table:table-cell/>
          <table:table-cell office:value-type="string" calcext:value-type="string">
            <text:p>Project activities started in 2012. The carbon benefits offered are not clearly vintaged, leading to the concern the carbon benefits sold in this offer could have been generated up to 9 years ago.</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Project is formally listed on Verra as VCS1532. Significant project design detail available for early instances of grouped project.</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97</text:p>
          </table:table-cell>
          <table:table-cell office:value-type="string" calcext:value-type="string">
            <text:p>ClimateCare Oxford</text:p>
          </table:table-cell>
          <table:table-cell office:value-type="string" calcext:value-type="string">
            <text:p>England</text:p>
          </table:table-cell>
          <table:table-cell office:value-type="string" calcext:value-type="string">
            <text:p>Supports the UK's national tree planting ambitions at Tom's Wood.</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torage in re-established woodlands.</text:p>
          </table:table-cell>
          <table:table-cell office:value-type="string" calcext:value-type="string">
            <text:p>Project establishes native woodlands.</text:p>
          </table:table-cell>
          <table:table-cell office:value-type="float" office:value="16038" calcext:value-type="float">
            <text:p>16038</text:p>
          </table:table-cell>
          <table:table-cell office:value-type="float" office:value="0" calcext:value-type="float">
            <text:p>0</text:p>
          </table:table-cell>
          <table:table-cell office:value-type="string" calcext:value-type="string">
            <text:p>Seller offers 16,028 tCO₂ removal from an unknown project area. Project does not specify a mechanism to mitigate against reversals.</text:p>
          </table:table-cell>
          <table:table-cell office:value-type="string" calcext:value-type="string">
            <text:p>There is not enough information to validate this volume. See Specificity comment.</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Seller claims 100 year permanence.</text:p>
          </table:table-cell>
          <table:table-cell office:value-type="string" calcext:value-type="string">
            <text:p>Socioeconomic risks are significant on this time horizon due to the risk of default or bankruptcy.</text:p>
          </table:table-cell>
          <table:table-cell office:value-type="float" office:value="0" calcext:value-type="float">
            <text:p>0</text:p>
          </table:table-cell>
          <table:table-cell/>
          <table:table-cell office:value-type="string" calcext:value-type="string">
            <text:p>There is not enough information to evaluate additionality.</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Project is formally listed on Woodland Carbon as 103000000017157. No documentation available for this project on registry.</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98</text:p>
          </table:table-cell>
          <table:table-cell office:value-type="string" calcext:value-type="string">
            <text:p>Clean Air Action</text:p>
          </table:table-cell>
          <table:table-cell office:value-type="string" calcext:value-type="string">
            <text:p>Kenya</text:p>
          </table:table-cell>
          <table:table-cell office:value-type="string" calcext:value-type="string">
            <text:p>Reforestation project with small-holder farmers through the TIST Program in Kenya.</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program.tist.org/</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equestration in farmer-owned trees.</text:p>
          </table:table-cell>
          <table:table-cell office:value-type="string" calcext:value-type="string">
            <text:p>Project partners with small-holder farmers to plant trees on farmer-owned land.</text:p>
          </table:table-cell>
          <table:table-cell office:value-type="float" office:value="150000" calcext:value-type="float">
            <text:p>150000</text:p>
          </table:table-cell>
          <table:table-cell office:value-type="float" office:value="0" calcext:value-type="float">
            <text:p>0</text:p>
          </table:table-cell>
          <table:table-cell office:value-type="string" calcext:value-type="string">
            <text:p>Seller claims 150,000 tCO₂ removal from a project area of 5280 ha. This is a combined offering from two sub-projects in Kenya. The offered volume is just a portion of the total carbon benefits attributed to the project. A 10% buffer pool is maintained to mitigate against reversals.</text:p>
          </table:table-cell>
          <table:table-cell office:value-type="string" calcext:value-type="string">
            <text:p>This is a combined offer from two distinct grouped projects in Kenya, both under the TIST umbrella. Seller does not attribute carbon benefits offered to one project or the other. Projects estimate net CO₂ removal based on four tree classes, and allow farmers to choose which species to plant on their land. The uncertainty inherent in the reporting structure of the grouped project makes it difficult to validate the offered volum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13" calcext:value-type="float">
            <text:p>13</text:p>
          </table:table-cell>
          <table:table-cell office:value-type="float" office:value="1" calcext:value-type="float">
            <text:p>1</text:p>
          </table:table-cell>
          <table:table-cell office:value-type="string" calcext:value-type="string">
            <text:p>Seller claims 45 year permanence.</text:p>
          </table:table-cell>
          <table:table-cell office:value-type="string" calcext:value-type="string">
            <text:p>Both sub-project lifetimes appear to be 30 years (2004-2033), with 13 years remaining.</text:p>
          </table:table-cell>
          <table:table-cell office:value-type="float" office:value="0" calcext:value-type="float">
            <text:p>0</text:p>
          </table:table-cell>
          <table:table-cell/>
          <table:table-cell office:value-type="string" calcext:value-type="string">
            <text:p>70% of net carbon finance profits are directed to the farmers who own the trees, plausibly changing the incentive structure around their land use. Project activities started in 2003, but did not register to recieve carbon credits until 2013. Between 2003 and 2013, the TIST program recieved significant international funding. Without clear vintaging of the offer, this raises a concern about the additionality of historical carbon credits.</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Projects are formally listed on Verra as VCS737 / VCS996. Reasonable details provided on project design and early instances of this grouped project. Live updates from some projects available via crowdsourced database online.</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099</text:p>
          </table:table-cell>
          <table:table-cell office:value-type="string" calcext:value-type="string">
            <text:p>Green Diamond</text:p>
          </table:table-cell>
          <table:table-cell office:value-type="string" calcext:value-type="string">
            <text:p>Oregon, USA</text:p>
          </table:table-cell>
          <table:table-cell office:value-type="string" calcext:value-type="string">
            <text:p>Increasing carbon sequestration by improving timberland management at Klamath West IFM.</text:p>
          </table:table-cell>
          <table:table-cell office:value-type="string" calcext:value-type="string">
            <text:p>forests,ifm</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acr2.apx.com/mymodule/reg/prjView.asp?id1=27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s from forest loss.</text:p>
          </table:table-cell>
          <table:table-cell/>
          <table:table-cell office:value-type="float" office:value="590000" calcext:value-type="float">
            <text:p>590000</text:p>
          </table:table-cell>
          <table:table-cell office:value-type="float" office:value="0" calcext:value-type="float">
            <text:p>0</text:p>
          </table:table-cell>
          <table:table-cell office:value-type="string" calcext:value-type="string">
            <text:p>Seller claims 590,000 tCO₂ removal from changes in forest management over a 185,000 acre project area, with 90,000 tCO₂ offered in FY2021. The offered volume is just a portion of the total carbon benefits attributed to the project. Project contributes 18% of carbon benefits generated to a buffer pool to mitigate against reversals.</text:p>
          </table:table-cell>
          <table:table-cell office:value-type="string" calcext:value-type="string">
            <text:p>Not enough information available to verfiy removal volume. Seller claims to offer removal only. Since registries do not track removal and avoided emissions as separate types of carbon benefits, there is no way to validate that the removal slice of the project has not already been sold, or will not be sold again in the futur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93" calcext:value-type="float">
            <text:p>93</text:p>
          </table:table-cell>
          <table:table-cell office:value-type="float" office:value="0" calcext:value-type="float">
            <text:p>0</text:p>
          </table:table-cell>
          <table:table-cell office:value-type="string" calcext:value-type="string">
            <text:p>Seller claims 120 years permanence.</text:p>
          </table:table-cell>
          <table:table-cell office:value-type="string" calcext:value-type="string">
            <text:p>Project must maintain carbon stocks for 100 years following the year of issuance of any carbon credit. We therefore report the permanence for the first credits issued in 2014 (93 years remaining). Socioeconomic risks are significant on this time horizon due to the risk of default or bankruptcy. Physical risk to this project is high as carbon benifits rely on the sustained growth of ponderosa pine, a fire-prone species, in an area with a high fire risk.</text:p>
          </table:table-cell>
          <table:table-cell office:value-type="float" office:value="0" calcext:value-type="float">
            <text:p>0</text:p>
          </table:table-cell>
          <table:table-cell office:value-type="string" calcext:value-type="string">
            <text:p>Counterfactual is harvest of forest carbon on an aggressive 10 year cycle.</text:p>
          </table:table-cell>
          <table:table-cell office:value-type="string" calcext:value-type="string">
            <text:p>The claimed counterfactual seems radical given the typical 30-60 year harvest cycle for ponderosa pine. Credited project activities began in 2014. Without clear vintaging, offered carbon benefits could have been generated up to 7 years ago.</text:p>
          </table:table-cell>
          <table:table-cell office:value-type="string" calcext:value-type="string">
            <text:p>N/A</text:p>
          </table:table-cell>
          <table:table-cell table:number-columns-repeated="2"/>
          <table:table-cell office:value-type="float" office:value="2" calcext:value-type="float">
            <text:p>2</text:p>
          </table:table-cell>
          <table:table-cell/>
          <table:table-cell office:value-type="string" calcext:value-type="string">
            <text:p>Project is formally listed on American Carbon Registry as ACR274 and CAFR 5234. This is a compliance project. Significant project information available from multiple public sources, including registry documentation.</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00</text:p>
          </table:table-cell>
          <table:table-cell office:value-type="string" calcext:value-type="string">
            <text:p>Land Life Company</text:p>
          </table:table-cell>
          <table:table-cell office:value-type="string" calcext:value-type="string">
            <text:p>Spain</text:p>
          </table:table-cell>
          <table:table-cell office:value-type="string" calcext:value-type="string">
            <text:p>Reforestation of degraded lands in northern Spain.</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landlifecompany.co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equestration in forests.</text:p>
          </table:table-cell>
          <table:table-cell office:value-type="string" calcext:value-type="string">
            <text:p>Project plants a mix of native species on former pasture lands owned by the provencial government.</text:p>
          </table:table-cell>
          <table:table-cell office:value-type="float" office:value="10925" calcext:value-type="float">
            <text:p>10925</text:p>
          </table:table-cell>
          <table:table-cell office:value-type="float" office:value="0" calcext:value-type="float">
            <text:p>0</text:p>
          </table:table-cell>
          <table:table-cell office:value-type="string" calcext:value-type="string">
            <text:p>Seller offers 10,925 tCO₂ removal from a 56 ha project area. A 10% buffer pool will be maintained to mitigate against reversals.</text:p>
          </table:table-cell>
          <table:table-cell office:value-type="string" calcext:value-type="string">
            <text:p>Offer claims removal rate of 5.42 tCO₂/ha/yr, but does not specify species to be planted. See specificity comment.</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Seller claims 40 year permanence.</text:p>
          </table:table-cell>
          <table:table-cell office:value-type="string" calcext:value-type="string">
            <text:p>Seller indicates that project land is owned by the provincial government, and is subject to laws prohibiting the harvest or sale of trees.</text:p>
          </table:table-cell>
          <table:table-cell office:value-type="float" office:value="0" calcext:value-type="float">
            <text:p>0</text:p>
          </table:table-cell>
          <table:table-cell/>
          <table:table-cell office:value-type="string" calcext:value-type="string">
            <text:p>There is not enough information to evaluate additionality.</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The only public documentation currently available is the application to the Microsoft 2021 Carbon Removal RFP, which does not include key project details.</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01</text:p>
          </table:table-cell>
          <table:table-cell office:value-type="string" calcext:value-type="string">
            <text:p>The Nature Conservancy</text:p>
          </table:table-cell>
          <table:table-cell office:value-type="string" calcext:value-type="string">
            <text:p>Virginia, USA</text:p>
          </table:table-cell>
          <table:table-cell office:value-type="string" calcext:value-type="string">
            <text:p>Protecting forest carbon stock at Rich Mountain through the Clinch Valley Conservation program.</text:p>
          </table:table-cell>
          <table:table-cell office:value-type="string" calcext:value-type="string">
            <text:p>forests,ifm</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thereserve2.apx.com/mymodule/reg/TabDocuments.asp?r=111&amp;ad=Prpt&amp;act=update&amp;type=PRO&amp;aProj=pub&amp;tablename=doc&amp;id1=1159</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s from forest loss.</text:p>
          </table:table-cell>
          <table:table-cell/>
          <table:table-cell office:value-type="float" office:value="128978" calcext:value-type="float">
            <text:p>128978</text:p>
          </table:table-cell>
          <table:table-cell office:value-type="float" office:value="0" calcext:value-type="float">
            <text:p>0</text:p>
          </table:table-cell>
          <table:table-cell office:value-type="string" calcext:value-type="string">
            <text:p>Seller claims 128,978 tCO₂ removal over a 5747.19 acre project area, with 74,578 tCO₂ offered in FY2021. The offered volume is just a portion of the total carbon benefits attributed to the project. Project contributes 19.24% of carbon benefits generated to a buffer pool to mitigate against reversals.</text:p>
          </table:table-cell>
          <table:table-cell office:value-type="string" calcext:value-type="string">
            <text:p>Not enough information available to verfiy removal volume. Seller claims to offer removal only. Since registries do not track removal and avoided emissions as separate types of carbon benefits, there is no way to validate that the removal slice of the project has not already been sold, or will not be sold again in the futur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81" calcext:value-type="float">
            <text:p>81</text:p>
          </table:table-cell>
          <table:table-cell office:value-type="float" office:value="0" calcext:value-type="float">
            <text:p>0</text:p>
          </table:table-cell>
          <table:table-cell office:value-type="string" calcext:value-type="string">
            <text:p>Seller claims 100 year permanence.</text:p>
          </table:table-cell>
          <table:table-cell office:value-type="string" calcext:value-type="string">
            <text:p>Project lifetime appears to be 100 years (2002-2102), with 81 years remaining, which we report as the permanence. Socioeconomic risks are significant on this time horizon due to the risk of default or bankruptcy.</text:p>
          </table:table-cell>
          <table:table-cell office:value-type="float" office:value="0" calcext:value-type="float">
            <text:p>0</text:p>
          </table:table-cell>
          <table:table-cell office:value-type="string" calcext:value-type="string">
            <text:p>Counterfactual is dramatic harvest over the first 10 years of the project, followed by growth and another harvest to legal and economic limits in 2074.</text:p>
          </table:table-cell>
          <table:table-cell office:value-type="string" calcext:value-type="string">
            <text:p>TNC acquired the forest management easment to this property in 2002 (the beginning of credited activities), and registered to recieve carbon financing in 2015. Without clear vintaging, offered carbon benefits could be as much as 19 years old. Carbon financing purportedly provides the option to sell carbon instead of timber. Carbon revenue may surpass the value of timber (based on NPV), so purchasing from this project may be better understood as a donation to future conservation efforts rather the purchase of a specific quantity of carbon removal.</text:p>
          </table:table-cell>
          <table:table-cell office:value-type="string" calcext:value-type="string">
            <text:p>N/A</text:p>
          </table:table-cell>
          <table:table-cell table:number-columns-repeated="2"/>
          <table:table-cell office:value-type="float" office:value="2" calcext:value-type="float">
            <text:p>2</text:p>
          </table:table-cell>
          <table:table-cell/>
          <table:table-cell office:value-type="string" calcext:value-type="string">
            <text:p>Project is formally listed on Climate Action Reserve as CAR1159. Significant project information available from multiple public sources, including the CAR registry.</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02</text:p>
          </table:table-cell>
          <table:table-cell office:value-type="string" calcext:value-type="string">
            <text:p>The Nature Conservancy</text:p>
          </table:table-cell>
          <table:table-cell office:value-type="string" calcext:value-type="string">
            <text:p>Pennsylvania, USA</text:p>
          </table:table-cell>
          <table:table-cell office:value-type="string" calcext:value-type="string">
            <text:p>Improving management of family-owned forests through the Family Forest Carbon Program.</text:p>
          </table:table-cell>
          <table:table-cell office:value-type="string" calcext:value-type="string">
            <text:p>forests,ifm</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familyforestcarbon.org/</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s from forest loss.</text:p>
          </table:table-cell>
          <table:table-cell office:value-type="string" calcext:value-type="string">
            <text:p>Project pays landowners to adopt specified forest management practices.</text:p>
          </table:table-cell>
          <table:table-cell office:value-type="float" office:value="1400000" calcext:value-type="float">
            <text:p>1400000</text:p>
          </table:table-cell>
          <table:table-cell office:value-type="float" office:value="0" calcext:value-type="float">
            <text:p>0</text:p>
          </table:table-cell>
          <table:table-cell office:value-type="string" calcext:value-type="string">
            <text:p>Seller offers 1,400,000 tCO₂ removal from the future enrollment of landowners in forest management program. Program aims to enroll 500,000 acres in the next 5-7 years. A buffer pool will be maintained to mitigate against reversals following the VCS methodology.</text:p>
          </table:table-cell>
          <table:table-cell office:value-type="string" calcext:value-type="string">
            <text:p>Program pays participating landowners not for a specific quantity of carbon removed from their individual lands, but for completing forest management practices the program claims will increase forest carbon across the landscape of participating forest owners. Public information about the landscape-level estimation of carbon benefits would be necessary to validate volume. Seller claims to offer removal only. Since registries do not track removal and avoided emissions as separate types of carbon benefits, there is no way to promise the removal slice of the project as a unique and verifiable product that will only be sold onc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Seller claims 100 year permanence.</text:p>
          </table:table-cell>
          <table:table-cell office:value-type="string" calcext:value-type="string">
            <text:p>Program appears to contract landowners for a 10 or 20 year time period. Seller reports permanence at the program level, not the property level. Program pursues a number of strategies to increase likelihood of program-level permanence despite the short contracts with landowners, including daisy-chained landowner contracts and recruitment of new landowners to replace lost carbon benefits. We report the minimum landowner contract term as the permanence term.</text:p>
          </table:table-cell>
          <table:table-cell office:value-type="float" office:value="0" calcext:value-type="float">
            <text:p>0</text:p>
          </table:table-cell>
          <table:table-cell office:value-type="string" calcext:value-type="string">
            <text:p>No counterfactual is specified.</text:p>
          </table:table-cell>
          <table:table-cell office:value-type="string" calcext:value-type="string">
            <text:p>Program plans to enroll approximately 7,000 landowners. It does not appear that the baseline practices or management plans of participating landowners will be reported, making it hard to validate the impact of carbon finance on their management practices.</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Public documentation available via the Microsoft 2021 Carbon Removal RFP and project website. Key program details, including landscape-level assumptions about carbon removal, are not publicly available.</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03</text:p>
          </table:table-cell>
          <table:table-cell office:value-type="string" calcext:value-type="string">
            <text:p>ClimateCare Oxford</text:p>
          </table:table-cell>
          <table:table-cell office:value-type="string" calcext:value-type="string">
            <text:p>Henan, China</text:p>
          </table:table-cell>
          <table:table-cell office:value-type="string" calcext:value-type="string">
            <text:p>Afforestation project located in Henan Nanzhao.</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registry.verra.org/app/projectDetail/VCS/193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torage in forests.</text:p>
          </table:table-cell>
          <table:table-cell office:value-type="string" calcext:value-type="string">
            <text:p>Project establishes oak and magnolia forests on previously barren land.</text:p>
          </table:table-cell>
          <table:table-cell office:value-type="float" office:value="418299" calcext:value-type="float">
            <text:p>418299</text:p>
          </table:table-cell>
          <table:table-cell office:value-type="float" office:value="1" calcext:value-type="float">
            <text:p>1</text:p>
          </table:table-cell>
          <table:table-cell office:value-type="string" calcext:value-type="string">
            <text:p>Seller claims 418,299 tCO₂ removal over a 28,391.8 ha project area. The offered volume is just a portion of the total carbon benefits attributed to the project. A 22% buffer is maintained to mitigate against reversals.</text:p>
          </table:table-cell>
          <table:table-cell office:value-type="string" calcext:value-type="string">
            <text:p>Seller claims to offer only carbon benefits generated available in MSFT FY2021. Project claims a plausable removal rate of 1.88 tCO₂/ha/yr for the first seven years of operation (2014-2021). Assumptions leading to this removal rate are well documented and cited.</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53" calcext:value-type="float">
            <text:p>53</text:p>
          </table:table-cell>
          <table:table-cell office:value-type="float" office:value="0" calcext:value-type="float">
            <text:p>0</text:p>
          </table:table-cell>
          <table:table-cell office:value-type="string" calcext:value-type="string">
            <text:p>Seller claims 100 year permanence.</text:p>
          </table:table-cell>
          <table:table-cell office:value-type="string" calcext:value-type="string">
            <text:p>Project lifetime appears to be 60 years (2014-2074), with 53 years remaining, which we report as the permanence. Socioeconomic risks are significant on this time horizon due to the risk of default or bankruptcy, though this risk may be moderated by the proponent being a stack backed entity.</text:p>
          </table:table-cell>
          <table:table-cell office:value-type="float" office:value="1" calcext:value-type="float">
            <text:p>1</text:p>
          </table:table-cell>
          <table:table-cell office:value-type="string" calcext:value-type="string">
            <text:p>Counterfactual specified as land remaining barren or conversion to agricultural use.</text:p>
          </table:table-cell>
          <table:table-cell office:value-type="string" calcext:value-type="string">
            <text:p>Planting activity was carried out from 2014-2020. Project occurs in a region highly relevant to the Chinese government's reforestation goals and ongoing programs (e.g. Green for Grain). More information about why this project in ineligible for state-available funding would be needed to be confident about the additionality of this project.</text:p>
          </table:table-cell>
          <table:table-cell office:value-type="string" calcext:value-type="string">
            <text:p>N/A</text:p>
          </table:table-cell>
          <table:table-cell table:number-columns-repeated="2"/>
          <table:table-cell office:value-type="float" office:value="2" calcext:value-type="float">
            <text:p>2</text:p>
          </table:table-cell>
          <table:table-cell/>
          <table:table-cell office:value-type="string" calcext:value-type="string">
            <text:p>Project is formally listed on Verra as VCS1930. Significant project information available.</text:p>
          </table:table-cell>
          <table:table-cell office:value-type="float" office:value="2" calcext:value-type="float">
            <text:p>2</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04</text:p>
          </table:table-cell>
          <table:table-cell office:value-type="string" calcext:value-type="string">
            <text:p>GreenSand</text:p>
          </table:table-cell>
          <table:table-cell office:value-type="string" calcext:value-type="string">
            <text:p>Global</text:p>
          </table:table-cell>
          <table:table-cell office:value-type="string" calcext:value-type="string">
            <text:p>CO₂ removal with olivine at Microsoft data centers.</text:p>
          </table:table-cell>
          <table:table-cell office:value-type="string" calcext:value-type="string">
            <text:p>mineralization,olivine</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greensand.nl/</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leverages rainwater to weather ground olivine spread on land. Depending on sediment transfer, olivine weathering can result in alkalization of runoff and/or formation of carbonate precipitates, both of which remove carbon from the atmosphere.</text:p>
          </table:table-cell>
          <table:table-cell office:value-type="string" calcext:value-type="string">
            <text:p>Project specifically proposes to incorporate olivine into data center constructio. Not known over relavant time scales whether final form of carbon is carbonate precipitates or dissolved bicarbonate.</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Seller offers 100 tCO₂ removal from the replacement of conventional gravel and sand with olivine in Microsoft data center construction, with 50 tCO₂ offered in FY2021.</text:p>
          </table:table-cell>
          <table:table-cell office:value-type="string" calcext:value-type="string">
            <text:p>Few details available on specific deployment plan. Some combination of olivine volume and crediting timeline would be needed to validate the volum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Boundary conditions for future, location-specific LCAs are well-specified. Not enough information is available to estimate or calculate the negativity.</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Seller claims 10,000 year permanence.</text:p>
          </table:table-cell>
          <table:table-cell office:value-type="string" calcext:value-type="string">
            <text:p>Successful mineralization produces reliable, effectively permanent carbon storage.</text:p>
          </table:table-cell>
          <table:table-cell office:value-type="float" office:value="1" calcext:value-type="float">
            <text:p>1</text:p>
          </table:table-cell>
          <table:table-cell office:value-type="string" calcext:value-type="string">
            <text:p>Counterfactual is using alternative sand and gravel materials that don't provide carbon removal benefits.</text:p>
          </table:table-cell>
          <table:table-cell office:value-type="string" calcext:value-type="string">
            <text:p>Olivine can be purchased and used separate from its carbon removal benefits.</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Basic technology is reasonably well-described in the published literature.</text:p>
          </table:table-cell>
          <table:table-cell office:value-type="float" office:value="2" calcext:value-type="float">
            <text:p>2</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05</text:p>
          </table:table-cell>
          <table:table-cell office:value-type="string" calcext:value-type="string">
            <text:p>The Nature Conservancy</text:p>
          </table:table-cell>
          <table:table-cell office:value-type="string" calcext:value-type="string">
            <text:p>USA</text:p>
          </table:table-cell>
          <table:table-cell office:value-type="string" calcext:value-type="string">
            <text:p>Scaling the Working Woodlands Program across the US.</text:p>
          </table:table-cell>
          <table:table-cell office:value-type="string" calcext:value-type="string">
            <text:p>forests,ifm</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nature.org/workingwoodland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s from forest loss.</text:p>
          </table:table-cell>
          <table:table-cell/>
          <table:table-cell office:value-type="float" office:value="2750000" calcext:value-type="float">
            <text:p>2750000</text:p>
          </table:table-cell>
          <table:table-cell office:value-type="float" office:value="0" calcext:value-type="float">
            <text:p>0</text:p>
          </table:table-cell>
          <table:table-cell office:value-type="string" calcext:value-type="string">
            <text:p>Seller offers 2,750,000 tCO₂ removal from a program that aims to expand from 125,000 acres to 1,000,000 acres in the next 9 years. 4000 tCO₂ removal are offered for FY2021. The offered volume is a portion of the total carbon benefits attributed to the project.</text:p>
          </table:table-cell>
          <table:table-cell office:value-type="string" calcext:value-type="string">
            <text:p>There is not enough information to validate this volume. See Specificity comment.</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Seller claims 40 year permanence.</text:p>
          </table:table-cell>
          <table:table-cell office:value-type="string" calcext:value-type="string">
            <text:p>No information regarding the project's contractual commitments is available. See Specificity comment.</text:p>
          </table:table-cell>
          <table:table-cell office:value-type="float" office:value="0" calcext:value-type="float">
            <text:p>0</text:p>
          </table:table-cell>
          <table:table-cell/>
          <table:table-cell office:value-type="string" calcext:value-type="string">
            <text:p>There is not enough information to evaluate additionality.</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Seller claims that project is listed in the ACR registry, but does not provide a formal ID.</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06</text:p>
          </table:table-cell>
          <table:table-cell office:value-type="string" calcext:value-type="string">
            <text:p>ClimateCare Oxford</text:p>
          </table:table-cell>
          <table:table-cell office:value-type="string" calcext:value-type="string">
            <text:p>Mexico</text:p>
          </table:table-cell>
          <table:table-cell office:value-type="string" calcext:value-type="string">
            <text:p>Establishing the Bambú Tierra Nueva bamboo plantation.</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equestration in forests.</text:p>
          </table:table-cell>
          <table:table-cell office:value-type="string" calcext:value-type="string">
            <text:p>Project establishes bamboo plantations on degraded agricultural land.</text:p>
          </table:table-cell>
          <table:table-cell office:value-type="float" office:value="1800500" calcext:value-type="float">
            <text:p>1800500</text:p>
          </table:table-cell>
          <table:table-cell office:value-type="float" office:value="0" calcext:value-type="float">
            <text:p>0</text:p>
          </table:table-cell>
          <table:table-cell office:value-type="string" calcext:value-type="string">
            <text:p>Seller offers 1,800,500 tCO₂ removal from a project that is projected to expand from 600 ha in 2021 to 5,500 ha in 2031. A buffer pool will be used to mitigate against reversals using the VCS methodology.</text:p>
          </table:table-cell>
          <table:table-cell office:value-type="string" calcext:value-type="string">
            <text:p>There is not enough information to validate this volume. See Specificity comment.</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Seller claims 20 year permanence.</text:p>
          </table:table-cell>
          <table:table-cell office:value-type="string" calcext:value-type="string">
            <text:p>No information regarding the project's contractual commitments is available. See Specificity comment.</text:p>
          </table:table-cell>
          <table:table-cell office:value-type="float" office:value="0" calcext:value-type="float">
            <text:p>0</text:p>
          </table:table-cell>
          <table:table-cell/>
          <table:table-cell office:value-type="string" calcext:value-type="string">
            <text:p>There is not enough information to evaluate additionality.</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Public documentation available only via the Microsoft 2021 Carbon Removal RFP. Key project details are not publicly available, including bamboo species, growth rate assumptions, and specific project location.</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07</text:p>
          </table:table-cell>
          <table:table-cell office:value-type="string" calcext:value-type="string">
            <text:p>The Nature Conservancy</text:p>
          </table:table-cell>
          <table:table-cell office:value-type="string" calcext:value-type="string">
            <text:p>USA, Belize, Carribean</text:p>
          </table:table-cell>
          <table:table-cell office:value-type="string" calcext:value-type="string">
            <text:p>Restoring coastal wetlands for climate mitigation, adaptation and resilience by building the Blue Carbon Resilient Credit Project Pipeline.</text:p>
          </table:table-cell>
          <table:table-cell office:value-type="string" calcext:value-type="string">
            <text:p>ocean,wetlands</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nature.org/en-us/what-we-do/our-insights/perspectives/investing-in-blue-carbon-for-a-resilient-future/</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Project removes carbon from atmosphere for storage in coastal ecosystems, and avoids emissions that would result from their degradation.</text:p>
          </table:table-cell>
          <table:table-cell office:value-type="string" calcext:value-type="string">
            <text:p>Project seeks to develop pilot projects to protect and restore mangroves, salt marshes, and seagrass ecosystems. These pilot projects would lay the groundwork for a "blue carbon project pipeline." Validating project mechanisms would require specific project details which are not available.</text:p>
          </table:table-cell>
          <table:table-cell office:value-type="float" office:value="600000" calcext:value-type="float">
            <text:p>600000</text:p>
          </table:table-cell>
          <table:table-cell office:value-type="float" office:value="0" calcext:value-type="float">
            <text:p>0</text:p>
          </table:table-cell>
          <table:table-cell office:value-type="string" calcext:value-type="string">
            <text:p>Seller offers 600,000 tCO₂ removal from project pilots that are in development.</text:p>
          </table:table-cell>
          <table:table-cell office:value-type="string" calcext:value-type="string">
            <text:p>Validation of volume would at a minimum require information on specific projects. See Specificity comment.</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Seller claims 100 year permanence.</text:p>
          </table:table-cell>
          <table:table-cell office:value-type="string" calcext:value-type="string">
            <text:p>No information regarding the project's planned contractual commitments is available. Socioeconomic risks are significant due to the risk of default or bankruptcy on this time horizon.</text:p>
          </table:table-cell>
          <table:table-cell office:value-type="float" office:value="0" calcext:value-type="float">
            <text:p>0</text:p>
          </table:table-cell>
          <table:table-cell/>
          <table:table-cell office:value-type="string" calcext:value-type="string">
            <text:p>There is not enough information on specific projects to evaluate additionality.</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Verry little public information is available for the proposed pilot projects. Seller claims the first pilot project will be registered with Verra by 2022.</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08</text:p>
          </table:table-cell>
          <table:table-cell office:value-type="string" calcext:value-type="string">
            <text:p>ClimateCare Oxford</text:p>
          </table:table-cell>
          <table:table-cell office:value-type="string" calcext:value-type="string">
            <text:p>Mindanao, Philippines</text:p>
          </table:table-cell>
          <table:table-cell office:value-type="string" calcext:value-type="string">
            <text:p>Establishing Giant Bamboo plantations in the Philippines.</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equestration in forests.</text:p>
          </table:table-cell>
          <table:table-cell office:value-type="string" calcext:value-type="string">
            <text:p>Project establishes bamboo plantations on degraded agricultural land.</text:p>
          </table:table-cell>
          <table:table-cell office:value-type="float" office:value="10000000" calcext:value-type="float">
            <text:p>10000000</text:p>
          </table:table-cell>
          <table:table-cell office:value-type="float" office:value="0" calcext:value-type="float">
            <text:p>0</text:p>
          </table:table-cell>
          <table:table-cell office:value-type="string" calcext:value-type="string">
            <text:p>Seller offers 10,000,00 tCO₂ removal from a project that is projected to expand to 50,000 ha by 2030. A buffer pool will be used to mitigate against reversals using the VCS methodology.</text:p>
          </table:table-cell>
          <table:table-cell office:value-type="string" calcext:value-type="string">
            <text:p>There is not enough information to validate this volume. See Specificity comment.</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Seller claims 30 year permanence.</text:p>
          </table:table-cell>
          <table:table-cell office:value-type="string" calcext:value-type="string">
            <text:p>No information regarding the project's contractual commitments is available. See Specificity comment.</text:p>
          </table:table-cell>
          <table:table-cell office:value-type="float" office:value="0" calcext:value-type="float">
            <text:p>0</text:p>
          </table:table-cell>
          <table:table-cell/>
          <table:table-cell office:value-type="string" calcext:value-type="string">
            <text:p>There is not enough information to evaluate additionality.</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Public documentation available only via the Microsoft 2021 Carbon Removal RFP. Key project details are not publicly available, including planting plans, bamboo growth rate assumptions, and specific project location.</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09</text:p>
          </table:table-cell>
          <table:table-cell office:value-type="string" calcext:value-type="string">
            <text:p>CarbonCure</text:p>
          </table:table-cell>
          <table:table-cell office:value-type="string" calcext:value-type="string">
            <text:p>North America</text:p>
          </table:table-cell>
          <table:table-cell office:value-type="string" calcext:value-type="string">
            <text:p>Carbon reductions in concrete.</text:p>
          </table:table-cell>
          <table:table-cell office:value-type="string" calcext:value-type="string">
            <text:p>mineralization,concrete</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carboncure.com</text:p>
          </table:table-cell>
          <table:table-cell table:number-columns-repeated="2" office:value-type="float" office:value="1" calcext:value-type="float">
            <text:p>1</text:p>
          </table:table-cell>
          <table:table-cell office:value-type="string" calcext:value-type="string">
            <text:p>Captured industrial CO₂ source is mineralized to create building materials. Project also reduces emissions associated with conventional concrete production.</text:p>
          </table:table-cell>
          <table:table-cell office:value-type="string" calcext:value-type="string">
            <text:p>From a narrow lifecycle perspective, project only avoids CO₂ emissions because it sources CO₂ from a waste stream. From a broad perspective, the same technology would form a carbon removal pathway if coupled to a biogenic CO₂ emissions source or a direct air capture facility.</text:p>
          </table:table-cell>
          <table:table-cell office:value-type="float" office:value="9783258" calcext:value-type="float">
            <text:p>9783258</text:p>
          </table:table-cell>
          <table:table-cell office:value-type="float" office:value="0" calcext:value-type="float">
            <text:p>0</text:p>
          </table:table-cell>
          <table:table-cell office:value-type="string" calcext:value-type="string">
            <text:p>Seller offers 9,783,258 tCO₂ removal, and specifies that about 210k tCO₂ removal is offered for FY2021.</text:p>
          </table:table-cell>
          <table:table-cell office:value-type="string" calcext:value-type="string">
            <text:p>Seller claims 300 concrete plants licensed to use CarbonCure's technology. The offered volume includes both CO₂ mineralized in concrete and emissions avoided by reducing use of cement, but the ratios are not well defined. Offered volume is 125x claimed carbon benefits produced to date by this technology. It is unclear what timeline and scaling assumptions the offered volume reflects. Contingent on sufficient technology adoption, offered volume is plausible.</text:p>
          </table:table-cell>
          <table:table-cell office:value-type="float" office:value="0.94" calcext:value-type="float">
            <text:p>0.94</text:p>
          </table:table-cell>
          <table:table-cell office:value-type="float" office:value="0" calcext:value-type="float">
            <text:p>0</text:p>
          </table:table-cell>
          <table:table-cell office:value-type="string" calcext:value-type="string">
            <text:p>Project claims process emissions related to these are estimated to be about 6.3% of the amount of CO₂ utilized.</text:p>
          </table:table-cell>
          <table:table-cell office:value-type="string" calcext:value-type="string">
            <text:p>The negativity reported in this proposal is higher ratio previously reported by the same project. The public information available does not explain the discrepancy, though in past proposals project has offered third-party audits of the LCA analysis upon request.</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Seller claims 10,000 year permanence.</text:p>
          </table:table-cell>
          <table:table-cell office:value-type="string" calcext:value-type="string">
            <text:p>Successful mineralization produces reliable, effectively permanent carbon storage, even after the manufactured building material is de-commissioned.</text:p>
          </table:table-cell>
          <table:table-cell office:value-type="float" office:value="1" calcext:value-type="float">
            <text:p>1</text:p>
          </table:table-cell>
          <table:table-cell/>
          <table:table-cell office:value-type="string" calcext:value-type="string">
            <text:p>Cement will already be purchased and used separate from its carbon removal benefits.</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Publications on specific technology are not yet available. References to several third-party LCAs are provided and may be available upon request.</text:p>
          </table:table-cell>
          <table:table-cell office:value-type="float" office:value="2" calcext:value-type="float">
            <text:p>2</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10</text:p>
          </table:table-cell>
          <table:table-cell office:value-type="string" calcext:value-type="string">
            <text:p>Carbofex</text:p>
          </table:table-cell>
          <table:table-cell office:value-type="string" calcext:value-type="string">
            <text:p>Finland</text:p>
          </table:table-cell>
          <table:table-cell office:value-type="string" calcext:value-type="string">
            <text:p>Demonstration and commercialisation of biochar.</text:p>
          </table:table-cell>
          <table:table-cell office:value-type="string" calcext:value-type="string">
            <text:p>biomass,biochar</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puro.earth/services/biochar-finland-100008</text:p>
          </table:table-cell>
          <table:table-cell table:number-columns-repeated="2" office:value-type="float" office:value="1" calcext:value-type="float">
            <text:p>1</text:p>
          </table:table-cell>
          <table:table-cell office:value-type="string" calcext:value-type="string">
            <text:p>Avoids emissions from biomass resources and transforms them into long-lived biochar materials.</text:p>
          </table:table-cell>
          <table:table-cell office:value-type="string" calcext:value-type="string">
            <text:p>From a narrow lifecycle perspective, project only avoids biogenic CO₂ emissions. From a broad perspective, the same mechanism forms a carbon removal pathway when coupled to biomass production.</text:p>
          </table:table-cell>
          <table:table-cell office:value-type="float" office:value="184.6" calcext:value-type="float">
            <text:p>184.6</text:p>
          </table:table-cell>
          <table:table-cell office:value-type="float" office:value="0" calcext:value-type="float">
            <text:p>0</text:p>
          </table:table-cell>
          <table:table-cell office:value-type="string" calcext:value-type="string">
            <text:p>Seller offers 200 tCO₂ removal. A 2.5% buffer is maintained to mitigate against reversals.</text:p>
          </table:table-cell>
          <table:table-cell office:value-type="string" calcext:value-type="string">
            <text:p>Volume is based on producing biochar that is at least 92% C by mass. In other words, at least 3.4 kg CO₂ emissions are embodied in each kg biochar at point of production. Accounting for the buffer, this corresponds to the production of 60 t of biochar. The claimed annual production capacity of this plant is 700 t. For consistency with other biochar projects, the gross volume of avoided emissions is decreased by 10% because permanence assumes the duration over which 90% of volume will remain. Further validation of volume would require comparison against likely decay rates of the feedstock, which we have not yet done.</text:p>
          </table:table-cell>
          <table:table-cell office:value-type="float" office:value="0.944" calcext:value-type="float">
            <text:p>0.944</text:p>
          </table:table-cell>
          <table:table-cell office:value-type="float" office:value="0" calcext:value-type="float">
            <text:p>0</text:p>
          </table:table-cell>
          <table:table-cell office:value-type="string" calcext:value-type="string">
            <text:p>Project proposal reports 0.17 tCO₂ emitted for 3.4 tCO₂ stored at the point of biochar production, which matches past proposals. Puro appears to credit this project for 0.157 tCO₂ emitted for 3.4 tCO₂ stored at the point of biochar production. We report the more conservative ratio. For consistency with other biochar projects, CO₂ sequestration at production is decreased by 10% to reflect volume of "permanently" sequestered CO₂. See Permanence for further discussion.</text:p>
          </table:table-cell>
          <table:table-cell office:value-type="string" calcext:value-type="string">
            <text:p>We could not find an explanation for the discrepancy between the project proposal and Puro reporting in public documentation. LCA analysis was performed by third-party, as required by Puro, but details are not publicly available. Boundary conditions well-specified, and include fossil emissions for feedstock harvest, transporation, and pyrolosis.</text:p>
          </table:table-cell>
          <table:table-cell office:value-type="float" office:value="755" calcext:value-type="float">
            <text:p>755</text:p>
          </table:table-cell>
          <table:table-cell office:value-type="float" office:value="1" calcext:value-type="float">
            <text:p>1</text:p>
          </table:table-cell>
          <table:table-cell office:value-type="string" calcext:value-type="string">
            <text:p>Seller claims 5000 year permanence.</text:p>
          </table:table-cell>
          <table:table-cell office:value-type="string" calcext:value-type="string">
            <text:p>For consistency in reporting biochar projects, we report permanence as the approximate duration over which 90% of biochar C remains. Using the reported O:C ratio of 0.021 and a simple published model, we estimate that 90% of the biochar C will remain in 755 years. This should be considered approximate, as permanence is only weakly correlated with composition, and likely depends on the storage environment and other factors.</text:p>
          </table:table-cell>
          <table:table-cell office:value-type="float" office:value="1" calcext:value-type="float">
            <text:p>1</text:p>
          </table:table-cell>
          <table:table-cell/>
          <table:table-cell office:value-type="string" calcext:value-type="string">
            <text:p>Feedstock is residual wood (thinnings). Biochar production is coupled with discrict heating. Further analysis would require understanding the impact of carbon finance on the operation of the facility.</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Project is formally listed on Puro.earth. Reasonable details provided on project specifics, and third-party analysis of biochar chemical composition is available. LCA details, which were previously accessible via a link in the Stripe 2020 application, are no longer public.</text:p>
          </table:table-cell>
          <table:table-cell office:value-type="float" office:value="2" calcext:value-type="float">
            <text:p>2</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11</text:p>
          </table:table-cell>
          <table:table-cell office:value-type="string" calcext:value-type="string">
            <text:p>GreenSand</text:p>
          </table:table-cell>
          <table:table-cell office:value-type="string" calcext:value-type="string">
            <text:p>Amsterdam, Netherlands</text:p>
          </table:table-cell>
          <table:table-cell office:value-type="string" calcext:value-type="string">
            <text:p>CO₂ removal with olivine near railway tracks.</text:p>
          </table:table-cell>
          <table:table-cell office:value-type="string" calcext:value-type="string">
            <text:p>mineralization,olivine</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greensand.nl/</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leverages rainwater to weather ground olivine spread on land. Depending on sediment transfer, olivine weathering can result in alkalization of runoff and/or formation of carbonate precipitates, both of which remove carbon from the atmosphere.</text:p>
          </table:table-cell>
          <table:table-cell office:value-type="string" calcext:value-type="string">
            <text:p>Project specifically proposed to spread olivine near railroad tracks. Not known over relavant time scales whether final form of carbon is carbonate precipitates or dissolved bicarbonate.</text:p>
          </table:table-cell>
          <table:table-cell office:value-type="float" office:value="10326" calcext:value-type="float">
            <text:p>10326</text:p>
          </table:table-cell>
          <table:table-cell office:value-type="float" office:value="0" calcext:value-type="float">
            <text:p>0</text:p>
          </table:table-cell>
          <table:table-cell office:value-type="string" calcext:value-type="string">
            <text:p>Seller offers 10,326 tCO₂ removal from the replacement of conventional sand with olivine along railroad tracks, with 2232 tCO₂ offered for FY2021.</text:p>
          </table:table-cell>
          <table:table-cell office:value-type="string" calcext:value-type="string">
            <text:p>Few details available on specific deployment plan. Some combination of olivine volume and crediting timeline would be needed to validate the volum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Boundary conditions for future, location-specific LCAs are well-specified. Not enough information is available to estimate or calculate the negativity.</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Seller claims 10,000 year permanence.</text:p>
          </table:table-cell>
          <table:table-cell office:value-type="string" calcext:value-type="string">
            <text:p>Successful mineralization produces reliable, effectively permanent carbon storage.</text:p>
          </table:table-cell>
          <table:table-cell office:value-type="float" office:value="1" calcext:value-type="float">
            <text:p>1</text:p>
          </table:table-cell>
          <table:table-cell office:value-type="string" calcext:value-type="string">
            <text:p>Counterfactual is using alternative sand materials that don't provide carbon removal benefits.</text:p>
          </table:table-cell>
          <table:table-cell office:value-type="string" calcext:value-type="string">
            <text:p>Olivine can be purchased and used separate from its carbon removal benefits.</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Basic technology is reasonably well-described in the published literature. Pilot project details (including locations and durations) are publicly available.</text:p>
          </table:table-cell>
          <table:table-cell office:value-type="float" office:value="2" calcext:value-type="float">
            <text:p>2</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12</text:p>
          </table:table-cell>
          <table:table-cell office:value-type="string" calcext:value-type="string">
            <text:p>ClimateCare Oxford</text:p>
          </table:table-cell>
          <table:table-cell office:value-type="string" calcext:value-type="string">
            <text:p>Uganda</text:p>
          </table:table-cell>
          <table:table-cell office:value-type="string" calcext:value-type="string">
            <text:p>Restoring coffee and vanilla ecosystems through a PUR Projet agroforestry program in Uganda.</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purprojet.com/project/rwenzori-project-ugand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equestration in agroforestry systems.</text:p>
          </table:table-cell>
          <table:table-cell office:value-type="string" calcext:value-type="string">
            <text:p>Project plants trees in coffee or vanilla agricultural systems. Proejct also pursues farmer education and activities to decrease pressure on forests.</text:p>
          </table:table-cell>
          <table:table-cell office:value-type="float" office:value="50000" calcext:value-type="float">
            <text:p>50000</text:p>
          </table:table-cell>
          <table:table-cell office:value-type="float" office:value="0" calcext:value-type="float">
            <text:p>0</text:p>
          </table:table-cell>
          <table:table-cell office:value-type="string" calcext:value-type="string">
            <text:p>Seller offers 50,00 tCO₂ removal from an unknown project area. The offered volume is a portion of the total carbon benefits likely to be attributed to the project. A buffer pool will be maintained to mitigate against reversals following the VCS of Gold Standard methodology.</text:p>
          </table:table-cell>
          <table:table-cell office:value-type="string" calcext:value-type="string">
            <text:p>There is not enough information to validate this volume. See Specificity comment.</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80" calcext:value-type="float">
            <text:p>80</text:p>
          </table:table-cell>
          <table:table-cell office:value-type="float" office:value="0" calcext:value-type="float">
            <text:p>0</text:p>
          </table:table-cell>
          <table:table-cell office:value-type="string" calcext:value-type="string">
            <text:p>Seller claims 80 year permanence.</text:p>
          </table:table-cell>
          <table:table-cell office:value-type="string" calcext:value-type="string">
            <text:p>No information regarding the project's contractual commitments is available. Socioeconomic risks are significant due to the risk of default or bankruptcy on this time horizon.</text:p>
          </table:table-cell>
          <table:table-cell office:value-type="float" office:value="1" calcext:value-type="float">
            <text:p>1</text:p>
          </table:table-cell>
          <table:table-cell office:value-type="string" calcext:value-type="string">
            <text:p>Counterfactual is agricultural systems without trees.</text:p>
          </table:table-cell>
          <table:table-cell office:value-type="string" calcext:value-type="string">
            <text:p>Project activities started in 2015. Without clear vintaging, this raises the concern that the offered carbon benefits could have been generated up to 6 years ago.</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Public documentation available only via the Microsoft 2021 Carbon Removal RFP. Key project details are not publicly available, including planting schemas, species used, and specific project location.</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13</text:p>
          </table:table-cell>
          <table:table-cell office:value-type="string" calcext:value-type="string">
            <text:p>Termowood</text:p>
          </table:table-cell>
          <table:table-cell office:value-type="string" calcext:value-type="string">
            <text:p>Norway</text:p>
          </table:table-cell>
          <table:table-cell office:value-type="string" calcext:value-type="string">
            <text:p>Production of innovative timber wall elements.</text:p>
          </table:table-cell>
          <table:table-cell office:value-type="string" calcext:value-type="string">
            <text:p>biomass,wood</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puro.earth/services/innovative-timber-construction-elements-norway-100012</text:p>
          </table:table-cell>
          <table:table-cell table:number-columns-repeated="2" office:value-type="float" office:value="1" calcext:value-type="float">
            <text:p>1</text:p>
          </table:table-cell>
          <table:table-cell office:value-type="string" calcext:value-type="string">
            <text:p>Avoids emissions from decomposing biomass and sequesters carbon in wooden building elements.</text:p>
          </table:table-cell>
          <table:table-cell office:value-type="string" calcext:value-type="string">
            <text:p>Project produces pre-fabricated, insultated wooden wall elements. From a narrow lifecycle perspective, project only avoids biogenic CO₂ emissions. From a broad perspective, the same mechanism forms a carbon removal pathway when coupled to biomass production.</text:p>
          </table:table-cell>
          <table:table-cell office:value-type="float" office:value="500" calcext:value-type="float">
            <text:p>500</text:p>
          </table:table-cell>
          <table:table-cell office:value-type="float" office:value="0" calcext:value-type="float">
            <text:p>0</text:p>
          </table:table-cell>
          <table:table-cell office:value-type="string" calcext:value-type="string">
            <text:p>Seller offers 500 tCO₂ removal. A 10% buffer is maintained to mitigate against reversals.</text:p>
          </table:table-cell>
          <table:table-cell office:value-type="string" calcext:value-type="string">
            <text:p>Seller claims 49.5 kg CO₂ is embodied in each square meter of building material produced. Documentation on the Puro platform claims 29 kg CO₂ per square meter of building material produced. The discrepancy appears to lie in the project boundary considered. 500 tCO₂ is a plausible volume given the technology described, but more documentation connecting offered volume to crediting methodology would be needed validate this volume. Further validation of volume would require comparison against likely decay rates of the feedstock, which we have not yet don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An LCA analysis was performed by a third-party, as required by Puro, and is reflected in the net credits offered via the Puro platform. LCA data and analysis are not publicly available, and there is not enough information to calcualte negativity.</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Seller claims 50 year permanence.</text:p>
          </table:table-cell>
          <table:table-cell office:value-type="string" calcext:value-type="string">
            <text:p>Wood carbon stored in building materials is likely more durable than in forests. 50 years is plausible based on existing literature and regulation.</text:p>
          </table:table-cell>
          <table:table-cell office:value-type="float" office:value="1" calcext:value-type="float">
            <text:p>1</text:p>
          </table:table-cell>
          <table:table-cell/>
          <table:table-cell office:value-type="string" calcext:value-type="string">
            <text:p>Project produces high-value building materials, and may not be contingent on carbon incentives. This offer might be better understood as an investment in the underlying business model rather than a specific quantity of carbon removal.</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Project is formally listed on Puro.earth. Reasonable details provided on project. Some public documentation is available on the Puro Platform.</text:p>
          </table:table-cell>
          <table:table-cell office:value-type="float" office:value="2" calcext:value-type="float">
            <text:p>2</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14</text:p>
          </table:table-cell>
          <table:table-cell office:value-type="string" calcext:value-type="string">
            <text:p>Stockholm Exergi</text:p>
          </table:table-cell>
          <table:table-cell office:value-type="string" calcext:value-type="string">
            <text:p>Sweden</text:p>
          </table:table-cell>
          <table:table-cell office:value-type="string" calcext:value-type="string">
            <text:p>Producing biochar from park and garden waste.</text:p>
          </table:table-cell>
          <table:table-cell office:value-type="string" calcext:value-type="string">
            <text:p>biomass,biochar</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stockholmexergi.se/om-stockholm-exergi/about-stockholm-exergi/negative-emissions/biochar/</text:p>
          </table:table-cell>
          <table:table-cell table:number-columns-repeated="2" office:value-type="float" office:value="1" calcext:value-type="float">
            <text:p>1</text:p>
          </table:table-cell>
          <table:table-cell office:value-type="string" calcext:value-type="string">
            <text:p>Avoids emissions from biomass resources and transforms them into long-lived biochar materials.</text:p>
          </table:table-cell>
          <table:table-cell office:value-type="string" calcext:value-type="string">
            <text:p>From a narrow lifecycle perspective, project only avoids biogenic CO₂ emissions from park and garden waste. From a broad perspective, the same mechanism forms a carbon removal pathway when coupled to biomass production.</text:p>
          </table:table-cell>
          <table:table-cell office:value-type="float" office:value="67.5" calcext:value-type="float">
            <text:p>67.5</text:p>
          </table:table-cell>
          <table:table-cell office:value-type="float" office:value="0" calcext:value-type="float">
            <text:p>0</text:p>
          </table:table-cell>
          <table:table-cell office:value-type="string" calcext:value-type="string">
            <text:p>Seller offers 75 tCO₂ removal from a pilot plant in Stockholm.</text:p>
          </table:table-cell>
          <table:table-cell office:value-type="string" calcext:value-type="string">
            <text:p>Volume is based on producing biochar that embodies 2 kg CO₂ / kg biochar at point of production. In other words, biochar must be at least 55% C by mass. This offer thus corresponds to the production of 37.5 t of biochar. Seller claims pilot plant has the capacity to produce 300 t biochar per year. For consistency with other biochar projects, the gross volume of avoided emissions is decreased by 10% because permanence assumes the duration over which 90% of volume will remain.Further validation of volume would require comparison against likely decay rates of the feedstock, which we have not yet don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Seller claims that emissions from biochar production and transportation are subtracted from the gross quantity of CO₂ embodied in biochar before carbon benefits are offered to be sold. A detailed LCA is not publicly available.</text:p>
          </table:table-cell>
          <table:table-cell office:value-type="float" office:value="568" calcext:value-type="float">
            <text:p>568</text:p>
          </table:table-cell>
          <table:table-cell office:value-type="float" office:value="1" calcext:value-type="float">
            <text:p>1</text:p>
          </table:table-cell>
          <table:table-cell office:value-type="string" calcext:value-type="string">
            <text:p>Seller claims 100 year permanence.</text:p>
          </table:table-cell>
          <table:table-cell office:value-type="string" calcext:value-type="string">
            <text:p>For consistency in reporting biochar projects, we report permanence as the approximate duration over which 90% of biochar C remains. In this case, the O:C ratio is not available, so we conservatively assume a high ratio of 0.8. Using a simple published model, we estimate that 90% of the biochar C will remain in 568 years. This should be considered approximate, as permanence is only weakly correlated with composition, and likely depends on the storage environment and other factors.</text:p>
          </table:table-cell>
          <table:table-cell office:value-type="float" office:value="1" calcext:value-type="float">
            <text:p>1</text:p>
          </table:table-cell>
          <table:table-cell/>
          <table:table-cell office:value-type="string" calcext:value-type="string">
            <text:p>Feedstock is plant waste from city residents. Biochar production is coupled with discrict heating. Further analysis would require understanding the impact of carbon finance on the operation of the facility.</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Few details provided on project specifics. Public documentation on chemical composition and LCA are not available.</text:p>
          </table:table-cell>
          <table:table-cell office:value-type="float" office:value="2" calcext:value-type="float">
            <text:p>2</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15</text:p>
          </table:table-cell>
          <table:table-cell office:value-type="string" calcext:value-type="string">
            <text:p>Finnish Log House</text:p>
          </table:table-cell>
          <table:table-cell office:value-type="string" calcext:value-type="string">
            <text:p>Finland</text:p>
          </table:table-cell>
          <table:table-cell office:value-type="string" calcext:value-type="string">
            <text:p>Manufacturing wooden building elements.</text:p>
          </table:table-cell>
          <table:table-cell office:value-type="string" calcext:value-type="string">
            <text:p>biomass,wood</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puro.earth/services/building-elements-finland-100010</text:p>
          </table:table-cell>
          <table:table-cell table:number-columns-repeated="2" office:value-type="float" office:value="1" calcext:value-type="float">
            <text:p>1</text:p>
          </table:table-cell>
          <table:table-cell office:value-type="string" calcext:value-type="string">
            <text:p>Avoids emissions from decomposing biomass and sequesters carbon in laminated wood building materials. May also avoid emissions that would come from producing other materials.</text:p>
          </table:table-cell>
          <table:table-cell office:value-type="string" calcext:value-type="string">
            <text:p>From a narrow lifecycle perspective, project only avoids biogenic CO₂ emissions. From a broad perspective, the same mechanism forms a carbon removal pathway when coupled to biomass production.</text:p>
          </table:table-cell>
          <table:table-cell office:value-type="float" office:value="15000" calcext:value-type="float">
            <text:p>15000</text:p>
          </table:table-cell>
          <table:table-cell office:value-type="float" office:value="0" calcext:value-type="float">
            <text:p>0</text:p>
          </table:table-cell>
          <table:table-cell office:value-type="string" calcext:value-type="string">
            <text:p>Seller offers 15,000 tCO₂ removal in FY2021. A 10% buffer is maintained to mitigate against reversals.</text:p>
          </table:table-cell>
          <table:table-cell office:value-type="string" calcext:value-type="string">
            <text:p>Volume sourced from multiple facilities across Finland to produce laminated lumber from kiln-dried pine and spruce. Seller claims an annual capacity of 40,000 tCO₂. Species and composition of wood and wood products are well-characterized. Volume appears plausible assuming the given procurement. Further validation of volume would require comparison against likely decay rates of the feedstock, which we have not yet done.</text:p>
          </table:table-cell>
          <table:table-cell office:value-type="float" office:value="0.782" calcext:value-type="float">
            <text:p>0.782</text:p>
          </table:table-cell>
          <table:table-cell office:value-type="float" office:value="1" calcext:value-type="float">
            <text:p>1</text:p>
          </table:table-cell>
          <table:table-cell office:value-type="string" calcext:value-type="string">
            <text:p>Reported ratio based on 0.16 tCO₂ emissions for 0.71 tCO₂ stored. Boundary conditions include raw materials through production stage. LCA excludes transport of finished materials and construction-related emissions.</text:p>
          </table:table-cell>
          <table:table-cell office:value-type="string" calcext:value-type="string">
            <text:p>Analysis performed by third-party in 2019 with public details: https://www.hirsikoti.fi/assets/images/RTSEPD_31-19_SuomenHirsitaloteollisuus_LaminatedLogWallStructures.pdf. Boundary conditions are well-specified, and LCA components are detailed and referenced.</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Seller claims 50 year permanence.</text:p>
          </table:table-cell>
          <table:table-cell office:value-type="string" calcext:value-type="string">
            <text:p>Wood carbon stored in building materials is more durable than in forests. 50 years is plausible based on existing literature and regulation.</text:p>
          </table:table-cell>
          <table:table-cell office:value-type="float" office:value="1" calcext:value-type="float">
            <text:p>1</text:p>
          </table:table-cell>
          <table:table-cell/>
          <table:table-cell office:value-type="string" calcext:value-type="string">
            <text:p>Project produces high-value building materials, and may not be contingent on carbon incentives. Further analysis would require knowing competing uses for feedstock.</text:p>
          </table:table-cell>
          <table:table-cell office:value-type="string" calcext:value-type="string">
            <text:p>N/A</text:p>
          </table:table-cell>
          <table:table-cell table:number-columns-repeated="2"/>
          <table:table-cell office:value-type="float" office:value="2" calcext:value-type="float">
            <text:p>2</text:p>
          </table:table-cell>
          <table:table-cell/>
          <table:table-cell office:value-type="string" calcext:value-type="string">
            <text:p>Project is formally listed on Puro.earth. Few project details are provided in this proposal, but underlying project information is available through the Puro Platform and Stripe's 2020 Negative Emisions Purchase materials.</text:p>
          </table:table-cell>
          <table:table-cell office:value-type="float" office:value="3" calcext:value-type="float">
            <text:p>3</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16</text:p>
          </table:table-cell>
          <table:table-cell office:value-type="string" calcext:value-type="string">
            <text:p>ClimateCare Oxford</text:p>
          </table:table-cell>
          <table:table-cell office:value-type="string" calcext:value-type="string">
            <text:p>Scotland</text:p>
          </table:table-cell>
          <table:table-cell office:value-type="string" calcext:value-type="string">
            <text:p>Restoring bog and peatlands though the Dunbeath Peatland Restoration project.</text:p>
          </table:table-cell>
          <table:table-cell office:value-type="string" calcext:value-type="string">
            <text:p>soil,convers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table:table-cell table:number-columns-repeated="2" office:value-type="float" office:value="1" calcext:value-type="float">
            <text:p>1</text:p>
          </table:table-cell>
          <table:table-cell office:value-type="string" calcext:value-type="string">
            <text:p>Project avoids emissions by re-wetting peatlands and slowing decomposition.</text:p>
          </table:table-cell>
          <table:table-cell office:value-type="string" calcext:value-type="string">
            <text:p>Project restores peatlands by blocking artificial drainage.</text:p>
          </table:table-cell>
          <table:table-cell office:value-type="float" office:value="210274" calcext:value-type="float">
            <text:p>210274</text:p>
          </table:table-cell>
          <table:table-cell office:value-type="float" office:value="0" calcext:value-type="float">
            <text:p>0</text:p>
          </table:table-cell>
          <table:table-cell office:value-type="string" calcext:value-type="string">
            <text:p>Seller offers 210,274 tCO₂ removal from the restoration of 2100 ha of peatland.</text:p>
          </table:table-cell>
          <table:table-cell office:value-type="string" calcext:value-type="string">
            <text:p>There is not enough information to validate this volume. See Specificity comment.</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Seller claims 100 year permanence.</text:p>
          </table:table-cell>
          <table:table-cell office:value-type="string" calcext:value-type="string">
            <text:p>No information regarding the project's contractual commitments is available. Socioeconomic risks are significant due to the risk of default or bankruptcy on this time horizon.</text:p>
          </table:table-cell>
          <table:table-cell office:value-type="float" office:value="0" calcext:value-type="float">
            <text:p>0</text:p>
          </table:table-cell>
          <table:table-cell/>
          <table:table-cell office:value-type="string" calcext:value-type="string">
            <text:p>There is not enough information to evaluate additionality.</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Public documentation available only via the Microsoft 2021 Carbon Removal RFP.</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17</text:p>
          </table:table-cell>
          <table:table-cell office:value-type="string" calcext:value-type="string">
            <text:p>ClimateCare Oxford</text:p>
          </table:table-cell>
          <table:table-cell office:value-type="string" calcext:value-type="string">
            <text:p>Australia</text:p>
          </table:table-cell>
          <table:table-cell office:value-type="string" calcext:value-type="string">
            <text:p>PUR Projet coordinating regenerative agriculture and rotational grazing in Australia.</text:p>
          </table:table-cell>
          <table:table-cell office:value-type="string" calcext:value-type="string">
            <text:p>soil,grazing</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purprojet.co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emoves carbon from atmosphere for sequestration in soil and trees.</text:p>
          </table:table-cell>
          <table:table-cell office:value-type="string" calcext:value-type="string">
            <text:p>Project partners with farmers to implement a range of activities, including time-controlled grazing, tree planting and cover cropping.</text:p>
          </table:table-cell>
          <table:table-cell office:value-type="float" office:value="360000" calcext:value-type="float">
            <text:p>360000</text:p>
          </table:table-cell>
          <table:table-cell office:value-type="float" office:value="0" calcext:value-type="float">
            <text:p>0</text:p>
          </table:table-cell>
          <table:table-cell office:value-type="string" calcext:value-type="string">
            <text:p>Seller offers 360,000 tCO₂ removal from an unknown project area. A buffer pool will maintained to mitigate against reversals; methodology is not specified.</text:p>
          </table:table-cell>
          <table:table-cell office:value-type="string" calcext:value-type="string">
            <text:p>Seller claims a minimum removal rate of 5000 tCO₂/ha through some combination of soil organic carbon improvement and tree growth. Validation of volume would at a minimum require information on specific projects.</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Seller claims 10 year permanence.</text:p>
          </table:table-cell>
          <table:table-cell/>
          <table:table-cell office:value-type="float" office:value="0" calcext:value-type="float">
            <text:p>0</text:p>
          </table:table-cell>
          <table:table-cell office:value-type="string" calcext:value-type="string">
            <text:p>No counterfactual is specified.</text:p>
          </table:table-cell>
          <table:table-cell office:value-type="string" calcext:value-type="string">
            <text:p>There is not enough information to evaluate additionality.</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No information or data on specific projects are publicly available.</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18</text:p>
          </table:table-cell>
          <table:table-cell office:value-type="string" calcext:value-type="string">
            <text:p>ClimateCare Oxford</text:p>
          </table:table-cell>
          <table:table-cell office:value-type="string" calcext:value-type="string">
            <text:p>India</text:p>
          </table:table-cell>
          <table:table-cell office:value-type="string" calcext:value-type="string">
            <text:p>Mangrove afforestation in India.</text:p>
          </table:table-cell>
          <table:table-cell office:value-type="string" calcext:value-type="string">
            <text:p>forests,convers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vnvadvisory.com/upcoming-projects/</text:p>
          </table:table-cell>
          <table:table-cell table:number-columns-repeated="2" office:value-type="float" office:value="0" calcext:value-type="float">
            <text:p>0</text:p>
          </table:table-cell>
          <table:table-cell office:value-type="string" calcext:value-type="string">
            <text:p>Project removes carbon for storage in mangrove forests.</text:p>
          </table:table-cell>
          <table:table-cell office:value-type="string" calcext:value-type="string">
            <text:p>Project plans to establish a new mangrove ecosystem alongside social and economic interventions to decrease deforestation pressure. Validating project mechanisms would require specific project details which are not available.</text:p>
          </table:table-cell>
          <table:table-cell office:value-type="float" office:value="413500" calcext:value-type="float">
            <text:p>413500</text:p>
          </table:table-cell>
          <table:table-cell office:value-type="float" office:value="0" calcext:value-type="float">
            <text:p>0</text:p>
          </table:table-cell>
          <table:table-cell office:value-type="string" calcext:value-type="string">
            <text:p>Seller offers 413,500 tCO₂ removal from the development of an integrated mangrove &amp; aquaculture system of unspecified size.</text:p>
          </table:table-cell>
          <table:table-cell office:value-type="string" calcext:value-type="string">
            <text:p>Validation of volume would at a minimum require information on project specifics. See Specificity comment.</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Seller claims 20 year permanence.</text:p>
          </table:table-cell>
          <table:table-cell office:value-type="string" calcext:value-type="string">
            <text:p>No information regarding the project's contractual commitments is available.</text:p>
          </table:table-cell>
          <table:table-cell office:value-type="float" office:value="0" calcext:value-type="float">
            <text:p>0</text:p>
          </table:table-cell>
          <table:table-cell/>
          <table:table-cell office:value-type="string" calcext:value-type="string">
            <text:p>There is not enough information on specific projects to evaluate additionality. Project claims significant co-benefits alongside carbon benefits.</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Verry little public information is available, including specific project activites, specific location, and specific project area. Seller claims the project will be registered with Verra.</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19</text:p>
          </table:table-cell>
          <table:table-cell office:value-type="string" calcext:value-type="string">
            <text:p>Moelven Limtre</text:p>
          </table:table-cell>
          <table:table-cell office:value-type="string" calcext:value-type="string">
            <text:p>Norway</text:p>
          </table:table-cell>
          <table:table-cell office:value-type="string" calcext:value-type="string">
            <text:p>Production of wooden building elements in Norway.</text:p>
          </table:table-cell>
          <table:table-cell office:value-type="string" calcext:value-type="string">
            <text:p>biomass,wood</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puro.earth/services/moelven-leading-scandinavian-timber-producer-100023</text:p>
          </table:table-cell>
          <table:table-cell table:number-columns-repeated="2" office:value-type="float" office:value="1" calcext:value-type="float">
            <text:p>1</text:p>
          </table:table-cell>
          <table:table-cell office:value-type="string" calcext:value-type="string">
            <text:p>Avoids emissions from decomposing biomass and sequesters carbon in laminated wood joists. May also avoid emissions that would come from producing other materials.</text:p>
          </table:table-cell>
          <table:table-cell office:value-type="string" calcext:value-type="string">
            <text:p>Project produces pre-cut, laminated timber beams. From a narrow lifecycle perspective, project only avoids biogenic CO₂ emissions. From a broad perspective, the same mechanism forms a carbon removal pathway when coupled to biomass production.</text:p>
          </table:table-cell>
          <table:table-cell office:value-type="float" office:value="14000" calcext:value-type="float">
            <text:p>14000</text:p>
          </table:table-cell>
          <table:table-cell office:value-type="float" office:value="0" calcext:value-type="float">
            <text:p>0</text:p>
          </table:table-cell>
          <table:table-cell office:value-type="string" calcext:value-type="string">
            <text:p>Seller offers 14,000 tCO₂ removal. An 11% buffer is maintained to mitigate against reversals.</text:p>
          </table:table-cell>
          <table:table-cell office:value-type="string" calcext:value-type="string">
            <text:p>Volume sourced from multiple facilities across Norway producing laminated spruce joists. Seller claims 0.616 tCO₂ / cubic meter laminated timber produced. Offer thus corresponds to the production of about 25,526 cubic meters of laminated timber. Further validation of volume would require comparison against likely decay rates of the feedstock, which we have not yet don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An LCA analysis was performed by a third-party, as required by Puro, and is reflected in the net credits offered via the Puro platform. LCA data and analysis are not publicly available, and there is not enough information to calcualte negativity.</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Seller claims 50 year permanence.</text:p>
          </table:table-cell>
          <table:table-cell office:value-type="string" calcext:value-type="string">
            <text:p>Wood carbon stored in building materials is likely more durable than in forests. 50 years is plausible based on existing literature and regulation.</text:p>
          </table:table-cell>
          <table:table-cell office:value-type="float" office:value="1" calcext:value-type="float">
            <text:p>1</text:p>
          </table:table-cell>
          <table:table-cell/>
          <table:table-cell office:value-type="string" calcext:value-type="string">
            <text:p>Project produces high-value building materials, and may not be contingent on carbon incentives. This offer might be better understood as an investment in the business model rather than the purchase of a particlar quantity of carbon benefits. .</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Project is formally listed on Puro.earth. Reasonable details provided on project. Some public documentation is available on the Puro Platform.</text:p>
          </table:table-cell>
          <table:table-cell office:value-type="float" office:value="2" calcext:value-type="float">
            <text:p>2</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20</text:p>
          </table:table-cell>
          <table:table-cell office:value-type="string" calcext:value-type="string">
            <text:p>Carbon Cycle</text:p>
          </table:table-cell>
          <table:table-cell office:value-type="string" calcext:value-type="string">
            <text:p>Germany</text:p>
          </table:table-cell>
          <table:table-cell office:value-type="string" calcext:value-type="string">
            <text:p>Production of certified biochar in Germany.</text:p>
          </table:table-cell>
          <table:table-cell office:value-type="string" calcext:value-type="string">
            <text:p>biomass,biochar</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puro.earth/services/carbon-cycle-germany-premium-quality-biochar-100018</text:p>
          </table:table-cell>
          <table:table-cell table:number-columns-repeated="2" office:value-type="float" office:value="1" calcext:value-type="float">
            <text:p>1</text:p>
          </table:table-cell>
          <table:table-cell office:value-type="string" calcext:value-type="string">
            <text:p>Avoids emissions from biomass resources and transforms them into long-lived biochar materials.</text:p>
          </table:table-cell>
          <table:table-cell office:value-type="string" calcext:value-type="string">
            <text:p>From a narrow lifecycle perspective, project only avoids biogenic CO₂ emissions from wood harvest residue. From a broad perspective, the same mechanism forms a carbon removal pathway when coupled to biomass production.</text:p>
          </table:table-cell>
          <table:table-cell office:value-type="float" office:value="738.5" calcext:value-type="float">
            <text:p>738.5</text:p>
          </table:table-cell>
          <table:table-cell office:value-type="float" office:value="0" calcext:value-type="float">
            <text:p>0</text:p>
          </table:table-cell>
          <table:table-cell office:value-type="string" calcext:value-type="string">
            <text:p>Seller offers 800 tCO₂ removal. A 2.5% buffer is maintained to mitigate against reversals.</text:p>
          </table:table-cell>
          <table:table-cell office:value-type="string" calcext:value-type="string">
            <text:p>Volume is based on producing biochar that embodies 2.8 kg CO₂ / kg biochar at point of production. In other words, biochar must be at least 76% C by mass. Accounting for the buffer, this corresponds to the production of 293 t of biochar. For consistency with other biochar projects, the gross volume of avoided emissions is decreased by 10% because permanence assumes the duration over which 90% of volume will remain. Further validation of volume would require knowing the decay rates of the feedstock. Further validation of volume would require comparison against likely decay rates of the feedstock, which we have not yet don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Analysis performed by third-party, as required by Puro. Boundary conditions well-specified and include emissions for feedstock harvest, transporation, and pyrolosis. However, details of the LCA are not available, and negativity cannot be calculated.</text:p>
          </table:table-cell>
          <table:table-cell office:value-type="float" office:value="769" calcext:value-type="float">
            <text:p>769</text:p>
          </table:table-cell>
          <table:table-cell office:value-type="float" office:value="1" calcext:value-type="float">
            <text:p>1</text:p>
          </table:table-cell>
          <table:table-cell office:value-type="string" calcext:value-type="string">
            <text:p>Seller claims 1000 year permanence.</text:p>
          </table:table-cell>
          <table:table-cell office:value-type="string" calcext:value-type="string">
            <text:p>For consistency in reporting biochar projects, we report permanence as the approximate duration over which 90% of biochar C remains. Using the reported O:C ratio of 0.017 and a simple published model, we estimate that 90% of the biochar C will remain in 769 years. This should be considered approximate, as permanence is only weakly correlated with composition, and likely depends on the storage environment and other factors.</text:p>
          </table:table-cell>
          <table:table-cell office:value-type="float" office:value="1" calcext:value-type="float">
            <text:p>1</text:p>
          </table:table-cell>
          <table:table-cell/>
          <table:table-cell office:value-type="string" calcext:value-type="string">
            <text:p>Feedstock is residual wood (untreated wood chips). Further analysis would require understanding the impact of carbon finance on the operation of the facility.</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Project is formally listed on Puro.earth. Reasonable details provided on project specifics, and public documentation on chemical composition of biochar is available. LCA details are not publicly available.</text:p>
          </table:table-cell>
          <table:table-cell office:value-type="float" office:value="2" calcext:value-type="float">
            <text:p>2</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22</text:p>
          </table:table-cell>
          <table:table-cell office:value-type="string" calcext:value-type="string">
            <text:p>Are Treindustrier</text:p>
          </table:table-cell>
          <table:table-cell office:value-type="string" calcext:value-type="string">
            <text:p>Norway</text:p>
          </table:table-cell>
          <table:table-cell office:value-type="string" calcext:value-type="string">
            <text:p>Production of wooden building elements in Norway.</text:p>
          </table:table-cell>
          <table:table-cell office:value-type="string" calcext:value-type="string">
            <text:p>biomass,wood</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jatak.no/bedriftene/are-brug-as-avd-askim</text:p>
          </table:table-cell>
          <table:table-cell table:number-columns-repeated="2" office:value-type="float" office:value="1" calcext:value-type="float">
            <text:p>1</text:p>
          </table:table-cell>
          <table:table-cell office:value-type="string" calcext:value-type="string">
            <text:p>Avoids emissions from decomposing biomass and sequesters carbon in laminated wood joists. May also avoid emissions that would come from producing other materials.</text:p>
          </table:table-cell>
          <table:table-cell office:value-type="string" calcext:value-type="string">
            <text:p>Project produces pre fabricated timber elements. From a narrow lifecycle perspective, project only avoids biogenic CO₂ emissions. From a broad perspective, the same mechanism forms a carbon removal pathway when coupled to biomass production.</text:p>
          </table:table-cell>
          <table:table-cell office:value-type="float" office:value="13000" calcext:value-type="float">
            <text:p>13000</text:p>
          </table:table-cell>
          <table:table-cell office:value-type="float" office:value="0" calcext:value-type="float">
            <text:p>0</text:p>
          </table:table-cell>
          <table:table-cell office:value-type="string" calcext:value-type="string">
            <text:p>Seller offers 13,000 tCO₂ removal. An 10% buffer is maintained to mitigate against reversals.</text:p>
          </table:table-cell>
          <table:table-cell office:value-type="string" calcext:value-type="string">
            <text:p>Volume sourced from multiple facilities across Norway. Seller claims 0.66 tCO₂ / cubic meter of wooden building element produced. This offer thus corresponds to the production of about 19,696 cubic meters of wooden building element. Further validation of volume would require comparison against likely decay rates of the feedstock, which we have not yet don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A detailed, third party LCA was performed. Report is in Norweigan. Negativity could likely be calculated upon translation.</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Seller claims 50 year permanence.</text:p>
          </table:table-cell>
          <table:table-cell office:value-type="string" calcext:value-type="string">
            <text:p>Wood carbon stored in building materials is likely more durable than in forests. 50 years is plausible based on existing literature and regulation.</text:p>
          </table:table-cell>
          <table:table-cell office:value-type="float" office:value="1" calcext:value-type="float">
            <text:p>1</text:p>
          </table:table-cell>
          <table:table-cell/>
          <table:table-cell office:value-type="string" calcext:value-type="string">
            <text:p>Project produces high-value building materials, and may not be contingent on carbon incentives. This offer might be better understood as an investment in underlying business model rather than the purchase of a specific quantity of carbon benefits.</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Project specifics, including feedstock and LCA, are not publicly available. Project does not yet appear on the Puro platform.</text:p>
          </table:table-cell>
          <table:table-cell office:value-type="float" office:value="2" calcext:value-type="float">
            <text:p>2</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23</text:p>
          </table:table-cell>
          <table:table-cell office:value-type="string" calcext:value-type="string">
            <text:p>Carbo Culture</text:p>
          </table:table-cell>
          <table:table-cell office:value-type="string" calcext:value-type="string">
            <text:p>California, USA</text:p>
          </table:table-cell>
          <table:table-cell office:value-type="string" calcext:value-type="string">
            <text:p>Turning woody biomass waste into biochar.</text:p>
          </table:table-cell>
          <table:table-cell office:value-type="string" calcext:value-type="string">
            <text:p>biomass,biochar</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puro.earth/services/biochar-carbon-drawdown-in-ca-us-demo-facility-100020</text:p>
          </table:table-cell>
          <table:table-cell table:number-columns-repeated="2" office:value-type="float" office:value="1" calcext:value-type="float">
            <text:p>1</text:p>
          </table:table-cell>
          <table:table-cell office:value-type="string" calcext:value-type="string">
            <text:p>Avoids emissions from decomposing biomass resources and transforms them into long-lived biochar materials.</text:p>
          </table:table-cell>
          <table:table-cell office:value-type="string" calcext:value-type="string">
            <text:p>From a narrow lifecycle perspective, project only avoids biogenic CO₂ emissions. More broadly, the same mechanism forms a carbon removal pathway when coupled to biomass production.</text:p>
          </table:table-cell>
          <table:table-cell office:value-type="float" office:value="28.7" calcext:value-type="float">
            <text:p>28.7</text:p>
          </table:table-cell>
          <table:table-cell office:value-type="float" office:value="0" calcext:value-type="float">
            <text:p>0</text:p>
          </table:table-cell>
          <table:table-cell office:value-type="string" calcext:value-type="string">
            <text:p>Seller offers 31 tCO₂ removal from a demonstration project. A 2.5% buffer is maintained to mitigate against reversals.</text:p>
          </table:table-cell>
          <table:table-cell office:value-type="string" calcext:value-type="string">
            <text:p>Volume is based on producing biochar that is 85-95% C by mass. Therefore conservatively, at least 3.12 kg CO₂ emissions are embodied in each kg of biochar at point of production. Accounting for the buffer, this corresponds to the production of 10.2 t of biochar. For consistency with other biochar projects, gross volume of avoided emissions is decreased by 10% because permanence assumes the duration over which 90% of volume will remain. Further validation of volume would require comparison against likely decay rates of the feedstock, which we have not yet done.</text:p>
          </table:table-cell>
          <table:table-cell office:value-type="float" office:value="0.961" calcext:value-type="float">
            <text:p>0.961</text:p>
          </table:table-cell>
          <table:table-cell office:value-type="float" office:value="0" calcext:value-type="float">
            <text:p>0</text:p>
          </table:table-cell>
          <table:table-cell office:value-type="string" calcext:value-type="string">
            <text:p>Project reports 0.035 tCO₂ emitted for 1 tCO₂ stored at the point of biochar production. For consistency with other biochar projects, CO₂ sequestration at production is decreased by 10% to reflect volume of "permanently" sequestered CO₂. See Permanence for further discussion.</text:p>
          </table:table-cell>
          <table:table-cell office:value-type="string" calcext:value-type="string">
            <text:p>Analysis performed by third-party, as required by Puro, but details are not available. Boundary conditions are well-specified and include emissions for feedstock harvest, transporation, and pyrolosis.</text:p>
          </table:table-cell>
          <table:table-cell office:value-type="float" office:value="568" calcext:value-type="float">
            <text:p>568</text:p>
          </table:table-cell>
          <table:table-cell office:value-type="float" office:value="1" calcext:value-type="float">
            <text:p>1</text:p>
          </table:table-cell>
          <table:table-cell office:value-type="string" calcext:value-type="string">
            <text:p>Seller claims 1000 year permanence.</text:p>
          </table:table-cell>
          <table:table-cell office:value-type="string" calcext:value-type="string">
            <text:p>For consistency in reporting biochar projects, we report permanence as the approximate duration over which 90% of biochar C remains. Project reports an O:C ratio range of 0.3-0.8. Using a conservative O:C ratio of 0.08 and a simple published model, we estimate that 90% of the biochar C will remain in 568 years. This should be considered approximate, as permanence is only weakly correlated with composition, and likely depends on the storage environment and other factors.</text:p>
          </table:table-cell>
          <table:table-cell office:value-type="float" office:value="1" calcext:value-type="float">
            <text:p>1</text:p>
          </table:table-cell>
          <table:table-cell/>
          <table:table-cell office:value-type="string" calcext:value-type="string">
            <text:p>Feedstock is food production residue material (e.g. walnut shells). Further analysis would require understanding the impact of carbon finance on the operation of the facility, and competing uses for feedstock.</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Project is formally listed on Puro.earth. Reasonable details are provided on project specifics. Additional documentation on LCA may be available upon request.</text:p>
          </table:table-cell>
          <table:table-cell office:value-type="float" office:value="2" calcext:value-type="float">
            <text:p>2</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25</text:p>
          </table:table-cell>
          <table:table-cell office:value-type="string" calcext:value-type="string">
            <text:p>ClimateCare Oxford</text:p>
          </table:table-cell>
          <table:table-cell office:value-type="string" calcext:value-type="string">
            <text:p>Brazil</text:p>
          </table:table-cell>
          <table:table-cell office:value-type="string" calcext:value-type="string">
            <text:p>Environmental awareness and watercourse restoration through the Nordesta Project by PUR Projet.</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purprojet.com/project/nordest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equestration in forests.</text:p>
          </table:table-cell>
          <table:table-cell office:value-type="string" calcext:value-type="string">
            <text:p>Project partners will landowners to replant riparion zones with native species. In addition, project pursues education and economic development activities.</text:p>
          </table:table-cell>
          <table:table-cell office:value-type="float" office:value="325000" calcext:value-type="float">
            <text:p>325000</text:p>
          </table:table-cell>
          <table:table-cell office:value-type="float" office:value="0" calcext:value-type="float">
            <text:p>0</text:p>
          </table:table-cell>
          <table:table-cell office:value-type="string" calcext:value-type="string">
            <text:p>Seller offers 325,000 tCO₂ removal from an unspecified project area.</text:p>
          </table:table-cell>
          <table:table-cell office:value-type="string" calcext:value-type="string">
            <text:p>Some data from project implementation to date is available. Validation of offered volume would at minimum require clarity around claimed project area and crediting timelin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80" calcext:value-type="float">
            <text:p>80</text:p>
          </table:table-cell>
          <table:table-cell office:value-type="float" office:value="0" calcext:value-type="float">
            <text:p>0</text:p>
          </table:table-cell>
          <table:table-cell office:value-type="string" calcext:value-type="string">
            <text:p>Seller claims 80 year permanence.</text:p>
          </table:table-cell>
          <table:table-cell office:value-type="string" calcext:value-type="string">
            <text:p>No information regarding the landowners' contractual commitments is available. Socioeconomic risks are significant due to the risk of default or bankruptcy on this time horizon.</text:p>
          </table:table-cell>
          <table:table-cell office:value-type="float" office:value="0" calcext:value-type="float">
            <text:p>0</text:p>
          </table:table-cell>
          <table:table-cell/>
          <table:table-cell office:value-type="string" calcext:value-type="string">
            <text:p>There is not enough information on specific projects to evaluate additionality.</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Some details available regarding project implementation up until 2016. Details regarding crediting methodology and proposed project are lacking.</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26</text:p>
          </table:table-cell>
          <table:table-cell office:value-type="string" calcext:value-type="string">
            <text:p>Compensate Foundation</text:p>
          </table:table-cell>
          <table:table-cell office:value-type="string" calcext:value-type="string">
            <text:p>Finland</text:p>
          </table:table-cell>
          <table:table-cell office:value-type="string" calcext:value-type="string">
            <text:p>Removal of atmospheric carbon dioxide through agricultural soil carbon sequestration at the Qvidja Carbon Farm.</text:p>
          </table:table-cell>
          <table:table-cell office:value-type="string" calcext:value-type="string">
            <text:p>soil,farming</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qvidja.fi</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emoves carbon from atmosphere for sequestration in soil.</text:p>
          </table:table-cell>
          <table:table-cell office:value-type="string" calcext:value-type="string">
            <text:p>Project invests in improved methods and technologies to measure the carbon impacts of a suite of farming practices, including reduced tilling, reduced fertilizer and pesticide use, leaving grass taller and cutting it less frequently, and increasing species diversity including species with deep roots.</text:p>
          </table:table-cell>
          <table:table-cell office:value-type="float" office:value="1036" calcext:value-type="float">
            <text:p>1036</text:p>
          </table:table-cell>
          <table:table-cell office:value-type="float" office:value="0" calcext:value-type="float">
            <text:p>0</text:p>
          </table:table-cell>
          <table:table-cell office:value-type="string" calcext:value-type="string">
            <text:p>Seller offers 1,036 tCO₂ removal from an unknown project area.</text:p>
          </table:table-cell>
          <table:table-cell office:value-type="string" calcext:value-type="string">
            <text:p>In-field samples are taken annually to measure soil organic carbon. Project is partnering with the Finnish Meteorological Institute to develop the monitoring, reporting and verification standard. Validation of volume would at a minimum require clear project specifics, or clear documentation of methodology used.</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Seller claims 10 year permanence.</text:p>
          </table:table-cell>
          <table:table-cell/>
          <table:table-cell office:value-type="float" office:value="0" calcext:value-type="float">
            <text:p>0</text:p>
          </table:table-cell>
          <table:table-cell office:value-type="string" calcext:value-type="string">
            <text:p>No counterfactual is specified.</text:p>
          </table:table-cell>
          <table:table-cell office:value-type="string" calcext:value-type="string">
            <text:p>There is not enough information to evaluate additionality.</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No information or data on specific projects are publicly available.</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27</text:p>
          </table:table-cell>
          <table:table-cell office:value-type="string" calcext:value-type="string">
            <text:p>Rainbow Bee Eater</text:p>
          </table:table-cell>
          <table:table-cell office:value-type="string" calcext:value-type="string">
            <text:p>Australia</text:p>
          </table:table-cell>
          <table:table-cell office:value-type="string" calcext:value-type="string">
            <text:p>Diverting green waste from landfill and converting to bio energy and biochar through the ECHO2 project.</text:p>
          </table:table-cell>
          <table:table-cell office:value-type="string" calcext:value-type="string">
            <text:p>biomass,biochar</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puro.earth/services/biochar-australia-100014</text:p>
          </table:table-cell>
          <table:table-cell table:number-columns-repeated="2" office:value-type="float" office:value="1" calcext:value-type="float">
            <text:p>1</text:p>
          </table:table-cell>
          <table:table-cell office:value-type="string" calcext:value-type="string">
            <text:p>Avoids emissions from decomposing biomass resources and transforms them into long-lived biochar materials.</text:p>
          </table:table-cell>
          <table:table-cell office:value-type="string" calcext:value-type="string">
            <text:p>From a narrow lifecycle perspective, project only avoids biogenic CO₂ emissions. More broadly, the same mechanism forms a carbon removal pathway when coupled to biomass production.</text:p>
          </table:table-cell>
          <table:table-cell office:value-type="float" office:value="461.5" calcext:value-type="float">
            <text:p>461.5</text:p>
          </table:table-cell>
          <table:table-cell office:value-type="float" office:value="0" calcext:value-type="float">
            <text:p>0</text:p>
          </table:table-cell>
          <table:table-cell office:value-type="string" calcext:value-type="string">
            <text:p>Seller offers 500 tCO₂ removal from a demonstration system. A 2.5% buffer is maintained to mitigate against reversals.</text:p>
          </table:table-cell>
          <table:table-cell office:value-type="string" calcext:value-type="string">
            <text:p>Volume is based on producing biochar that is at least 80% C by mass. In other words, at least 2.93 kg CO₂ are embodied in each kg of biochar at point of production. Accounting for the buffer, this corresponds to the production of 170 t of biochar. For consistency with other biochar projects, the gross volume of avoided emissions is decreased by 10% because permanence assumes the duration over which 90% of volume will remain. Further validation of volume would require comparison against likely decay rates of the feedstock, which we have not yet don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Analysis performed by third-party, as required by Puro. Boundary conditions well-specified and include emissions for feedstock harvest, transporation, and pyrolosis. However, details of the LCA are not available, and negativity cannot be calculated.</text:p>
          </table:table-cell>
          <table:table-cell office:value-type="float" office:value="568" calcext:value-type="float">
            <text:p>568</text:p>
          </table:table-cell>
          <table:table-cell office:value-type="float" office:value="1" calcext:value-type="float">
            <text:p>1</text:p>
          </table:table-cell>
          <table:table-cell office:value-type="string" calcext:value-type="string">
            <text:p>Seller claims 1000 year permanence.</text:p>
          </table:table-cell>
          <table:table-cell office:value-type="string" calcext:value-type="string">
            <text:p>For consistency in reporting biochar projects, we report permanence as the approximate duration over which 90% of biochar C remains. In this case, the O:C ratio is not available, so we conservatively assume a high ratio of 0.8. Using a simple published model, we estimate that 90% of the biochar C will remain in 568 years. This should be considered approximate, as permanence is only weakly correlated with composition, and likely depends on the storage environment and other factors.</text:p>
          </table:table-cell>
          <table:table-cell office:value-type="float" office:value="1" calcext:value-type="float">
            <text:p>1</text:p>
          </table:table-cell>
          <table:table-cell/>
          <table:table-cell office:value-type="string" calcext:value-type="string">
            <text:p>Feedstock for this facility is low-value waste wood from construction. Biochar production is coupled with providing greenhouse heat. Further analysis would require understanding the impact of carbon finance on the operation of the facility.</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Project is formally listed on Puro.earth. Reasonable details provided on project specifics. Public documentation on chemical composition and LCA are not available.</text:p>
          </table:table-cell>
          <table:table-cell office:value-type="float" office:value="2" calcext:value-type="float">
            <text:p>2</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28</text:p>
          </table:table-cell>
          <table:table-cell office:value-type="string" calcext:value-type="string">
            <text:p>Stockholm Exergi</text:p>
          </table:table-cell>
          <table:table-cell office:value-type="string" calcext:value-type="string">
            <text:p>Sweden</text:p>
          </table:table-cell>
          <table:table-cell office:value-type="string" calcext:value-type="string">
            <text:p>BECCS from existing CHP running on forest residues.</text:p>
          </table:table-cell>
          <table:table-cell office:value-type="string" calcext:value-type="string">
            <text:p>biomass,injec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stockholmexergi.se/minusutslapp/beccs/fullskalig-anlaggning/</text:p>
          </table:table-cell>
          <table:table-cell table:number-columns-repeated="2" office:value-type="float" office:value="1" calcext:value-type="float">
            <text:p>1</text:p>
          </table:table-cell>
          <table:table-cell office:value-type="string" calcext:value-type="string">
            <text:p>Avoids emissions from combined heat and power plant, and instead captures it for geologic sequestration.</text:p>
          </table:table-cell>
          <table:table-cell office:value-type="string" calcext:value-type="string">
            <text:p>Project seeks to add carbon capture and storage to an existing biomass combined heat and power plant. Carbon will be captured from exhaust, condensed, compressed, shipped to the North Sea, and injected into bedrock. From a narrow lifecycle perspective, project only avoids CO₂ emissions. From a broad perspective, the same mechanism forms a carbon removal pathway when coupled to biomass production.</text:p>
          </table:table-cell>
          <table:table-cell office:value-type="float" office:value="800000" calcext:value-type="float">
            <text:p>800000</text:p>
          </table:table-cell>
          <table:table-cell office:value-type="float" office:value="1" calcext:value-type="float">
            <text:p>1</text:p>
          </table:table-cell>
          <table:table-cell office:value-type="string" calcext:value-type="string">
            <text:p>Seller offers 800,000 tCO₂ removal from the addition of operations of CCS at an existing combined heat and power plant from 2024 onward.</text:p>
          </table:table-cell>
          <table:table-cell office:value-type="string" calcext:value-type="string">
            <text:p>Seller claims the project will be able to remove about 800,000 t/yr using the hot potassium carbonate process and acheiving 90% CO₂ capture. Contingent on actually building out the CCS integration for the existing CHP plant, this capture volume seems feasible based on the technology. The offer is equivalent to about a year of project operation.</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Negativity is a key parameter for evaluating BECCS projects. Seller claims offer reflects LCA emissions deductions, and includes emissions from the carbon capture process, liquefaction, transport, and the preparation and management of permanent storage. No public LCA details are available, and there is not enough information to calculate negativity.</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Seller claims 10,000 year permanence.</text:p>
          </table:table-cell>
          <table:table-cell office:value-type="string" calcext:value-type="string">
            <text:p>Successful geologic sequestration produces reliable, effectively permanent carbon storage.</text:p>
          </table:table-cell>
          <table:table-cell office:value-type="float" office:value="2" calcext:value-type="float">
            <text:p>2</text:p>
          </table:table-cell>
          <table:table-cell office:value-type="string" calcext:value-type="string">
            <text:p>Counterfactual is operation of biomass combined heat and power plant without carbon capture and storage (CCS).</text:p>
          </table:table-cell>
          <table:table-cell office:value-type="string" calcext:value-type="string">
            <text:p>This project is likely additional. Attention should be payed to the economics of any applicable tax credits or policy incentives, and the comcomitant claims made on carbon benefits by local or national authorities.</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Reasonable project details available. LCA and storage details are lacking.</text:p>
          </table:table-cell>
          <table:table-cell office:value-type="float" office:value="4" calcext:value-type="float">
            <text:p>4</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29</text:p>
          </table:table-cell>
          <table:table-cell office:value-type="string" calcext:value-type="string">
            <text:p>ClimateCare Oxford</text:p>
          </table:table-cell>
          <table:table-cell office:value-type="string" calcext:value-type="string">
            <text:p>France</text:p>
          </table:table-cell>
          <table:table-cell office:value-type="string" calcext:value-type="string">
            <text:p>Transition towards sustainable agricultural and forestry practices by PUR Projet.</text:p>
          </table:table-cell>
          <table:table-cell office:value-type="string" calcext:value-type="string">
            <text:p>forests,soil</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purprojet.com/project/pur-hexagone/</text:p>
          </table:table-cell>
          <table:table-cell table:number-columns-repeated="2" office:value-type="float" office:value="0" calcext:value-type="float">
            <text:p>0</text:p>
          </table:table-cell>
          <table:table-cell office:value-type="string" calcext:value-type="string">
            <text:p>Project removes carbon from atmosphere for sequestration in trees and soil.</text:p>
          </table:table-cell>
          <table:table-cell office:value-type="string" calcext:value-type="string">
            <text:p>Program promotes reforestation and regenerative agriculture in collaboration with farmers. Multiple established carbon removal pathways exist, but validating project mechanisms would require specific project details.</text:p>
          </table:table-cell>
          <table:table-cell office:value-type="float" office:value="127000" calcext:value-type="float">
            <text:p>127000</text:p>
          </table:table-cell>
          <table:table-cell office:value-type="float" office:value="0" calcext:value-type="float">
            <text:p>0</text:p>
          </table:table-cell>
          <table:table-cell office:value-type="string" calcext:value-type="string">
            <text:p>Seller offers 127,000 tCO₂ from an unspecified project area, with 2700 offered for FY2021.</text:p>
          </table:table-cell>
          <table:table-cell office:value-type="string" calcext:value-type="string">
            <text:p>Validation of volume would at a minimum require some combination of claimed project area, crediting timeline, and included carbon pools. See Specificity comment.</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Seller claims 30 year permanence.</text:p>
          </table:table-cell>
          <table:table-cell office:value-type="string" calcext:value-type="string">
            <text:p>Farmers are contractually obligated to maintain trees for 30 years.</text:p>
          </table:table-cell>
          <table:table-cell office:value-type="float" office:value="0" calcext:value-type="float">
            <text:p>0</text:p>
          </table:table-cell>
          <table:table-cell/>
          <table:table-cell office:value-type="string" calcext:value-type="string">
            <text:p>Project has been operating in the area since 2012. Without clear vintaging, this leads to the concern that offered carbon benefits could have been generated up to 9 years ago. Overall, there is not enough information to evaluate additionality.</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General project plan and some information on implementation to date is available. Specifics regarding the offer and crediting methodology are not available.</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31</text:p>
          </table:table-cell>
          <table:table-cell office:value-type="string" calcext:value-type="string">
            <text:p>Ecoera</text:p>
          </table:table-cell>
          <table:table-cell office:value-type="string" calcext:value-type="string">
            <text:p>Sweden</text:p>
          </table:table-cell>
          <table:table-cell office:value-type="string" calcext:value-type="string">
            <text:p>Biochar production through pyrolysis.</text:p>
          </table:table-cell>
          <table:table-cell office:value-type="string" calcext:value-type="string">
            <text:p>biomass,biochar</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puro.earth/services/biochar-ecoera-millennium-1-sweden-100015</text:p>
          </table:table-cell>
          <table:table-cell table:number-columns-repeated="2" office:value-type="float" office:value="1" calcext:value-type="float">
            <text:p>1</text:p>
          </table:table-cell>
          <table:table-cell office:value-type="string" calcext:value-type="string">
            <text:p>Avoids emissions from decomposing biomass resources and transforms them into long-lived biochar materials.</text:p>
          </table:table-cell>
          <table:table-cell office:value-type="string" calcext:value-type="string">
            <text:p>From a narrow lifecycle perspective, project only avoids biogenic CO₂ emissions. From a broad perspective, the same mechanism forms a carbon removal pathway when coupled to biomass production.</text:p>
          </table:table-cell>
          <table:table-cell office:value-type="float" office:value="1846.2" calcext:value-type="float">
            <text:p>1846.2</text:p>
          </table:table-cell>
          <table:table-cell office:value-type="float" office:value="0" calcext:value-type="float">
            <text:p>0</text:p>
          </table:table-cell>
          <table:table-cell office:value-type="string" calcext:value-type="string">
            <text:p>Seller offers 2000 tCO₂ removal from an established facility. A 2.5% buffer is maintained to mitigate against reversals.</text:p>
          </table:table-cell>
          <table:table-cell office:value-type="string" calcext:value-type="string">
            <text:p>Volume is based on producing biochar that is at least 78% C by mass. Therefore conservatively, at least 2.86 kg CO₂ emissions are embodied in each kg of biochar at point of production. Accounting for the buffer, this corresponds to the production of about 811 t of biochar. For consistency with other biochar projects, gross volume of avoided emissions is decreased by 10% because permanence assumes the duration over which 90% of volume will remain. Further validation of volume would require comparison against likely decay rates of the feedstock, which we have not yet done.</text:p>
          </table:table-cell>
          <table:table-cell office:value-type="float" office:value="0.979" calcext:value-type="float">
            <text:p>0.979</text:p>
          </table:table-cell>
          <table:table-cell office:value-type="float" office:value="0" calcext:value-type="float">
            <text:p>0</text:p>
          </table:table-cell>
          <table:table-cell office:value-type="string" calcext:value-type="string">
            <text:p>Project reports 0.05 tCO₂ emitted for every ton of biochar produced. For consistency with other biochar projects, gross CO₂ sequestration at production is decreased by 10% to reflect volume of "permanently" sequestered CO₂. See Permanence for further discussion.</text:p>
          </table:table-cell>
          <table:table-cell office:value-type="string" calcext:value-type="string">
            <text:p>Analysis required by Puro appears to be available upon request. Boundary conditions well-specified and include emissions for feedstock harvest, transporation, and pyrolosis.</text:p>
          </table:table-cell>
          <table:table-cell office:value-type="float" office:value="682" calcext:value-type="float">
            <text:p>682</text:p>
          </table:table-cell>
          <table:table-cell office:value-type="float" office:value="1" calcext:value-type="float">
            <text:p>1</text:p>
          </table:table-cell>
          <table:table-cell office:value-type="string" calcext:value-type="string">
            <text:p>Seller claims 1000 year permanence.</text:p>
          </table:table-cell>
          <table:table-cell office:value-type="string" calcext:value-type="string">
            <text:p>For consistency in reporting biochar projects, we report permanence as the approximate duration over which 90% of biochar C remains. Using the reported O:C ratio of 0.042 and a simple published model, we estimate that 90% of the biochar C will remain in 682 years. This should be considered approximate, as permanence is only weakly correlated with composition, and likely depends on the storage environment and other factors.</text:p>
          </table:table-cell>
          <table:table-cell office:value-type="float" office:value="1" calcext:value-type="float">
            <text:p>1</text:p>
          </table:table-cell>
          <table:table-cell/>
          <table:table-cell office:value-type="string" calcext:value-type="string">
            <text:p>Feedstock is agricultural waste, specifically from seed production. Further analysis would require understanding the impact of carbon finance on the operation of the facility, and competing uses for feedstock.</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Project is formally listed on Puro.earth. Third party LCA appears to have been performed, and may be available upon request. Third party audit through Puro platform is pending.</text:p>
          </table:table-cell>
          <table:table-cell office:value-type="float" office:value="2" calcext:value-type="float">
            <text:p>2</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32</text:p>
          </table:table-cell>
          <table:table-cell office:value-type="string" calcext:value-type="string">
            <text:p>Ekovilla</text:p>
          </table:table-cell>
          <table:table-cell office:value-type="string" calcext:value-type="string">
            <text:p>Finland</text:p>
          </table:table-cell>
          <table:table-cell office:value-type="string" calcext:value-type="string">
            <text:p>Net-negative insulation and wood products.</text:p>
          </table:table-cell>
          <table:table-cell office:value-type="string" calcext:value-type="string">
            <text:p>biomass,insul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puro.earth/services/net-negative-insulation-material-finland-100009</text:p>
          </table:table-cell>
          <table:table-cell table:number-columns-repeated="2" office:value-type="float" office:value="1" calcext:value-type="float">
            <text:p>1</text:p>
          </table:table-cell>
          <table:table-cell office:value-type="string" calcext:value-type="string">
            <text:p>Avoids emissions from decomposing biomass and sequesters carbon in paper-based insulation.</text:p>
          </table:table-cell>
          <table:table-cell office:value-type="string" calcext:value-type="string">
            <text:p>Project recycles newspaper into paper-based cellulose fibre insulation used in buildings. From a narrow lifecycle perspective, project only avoids biogenic CO₂ emissions. From a broad perspective, the same mechanism forms a carbon removal pathway when coupled to biomass production.</text:p>
          </table:table-cell>
          <table:table-cell office:value-type="float" office:value="10000" calcext:value-type="float">
            <text:p>10000</text:p>
          </table:table-cell>
          <table:table-cell office:value-type="float" office:value="0" calcext:value-type="float">
            <text:p>0</text:p>
          </table:table-cell>
          <table:table-cell office:value-type="string" calcext:value-type="string">
            <text:p>Seller offers 10,000 tCO₂ removal. An 10% buffer is maintained to mitigate against reversals.</text:p>
          </table:table-cell>
          <table:table-cell office:value-type="string" calcext:value-type="string">
            <text:p>Volume is sourced from multiple facilities across Finland. Volume offer reflects buffer and LCA deductions. On Puro platfrom, seller claims 1.102 net tCO₂ / t of insulation produced. This offer thus corresponds to the production of about 9047 t of paper-based insulation. This seems plausible given demontrated production capacity. Further validation of volume would require comparison against likely decay rates of the feedstock, which we have not yet done.</text:p>
          </table:table-cell>
          <table:table-cell office:value-type="float" office:value="0.935" calcext:value-type="float">
            <text:p>0.935</text:p>
          </table:table-cell>
          <table:table-cell office:value-type="float" office:value="1" calcext:value-type="float">
            <text:p>1</text:p>
          </table:table-cell>
          <table:table-cell office:value-type="string" calcext:value-type="string">
            <text:p>Reported ratio based on 0.087 tCO₂ emissions for 1.34 tCO₂ stored. Includes production and procurement of raw materials through production stage. Excludes transport of finished materials and construction-related emissions.</text:p>
          </table:table-cell>
          <table:table-cell office:value-type="string" calcext:value-type="string">
            <text:p>Analysis performed in 2018 by third-party with public details: https://ekovilla.com/wp-content/uploads/2020/11/Puhallusvilla-EPD_31_1_20_-tuulisahko.pdf. Boundary are conditions well-specified, and LCA components are detailed and referenced.</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Seller claims 50-100 year permanence.</text:p>
          </table:table-cell>
          <table:table-cell office:value-type="string" calcext:value-type="string">
            <text:p>Wood carbon stored in building materials is likely more durable than in forests, but less is known about the specific insulation materials described here. We report 50 as the minimum of the claimed range, but are unable to validate the duration with confidence.</text:p>
          </table:table-cell>
          <table:table-cell office:value-type="float" office:value="1" calcext:value-type="float">
            <text:p>1</text:p>
          </table:table-cell>
          <table:table-cell/>
          <table:table-cell office:value-type="string" calcext:value-type="string">
            <text:p>Existing industry has been in production since the 1980s, so the production of insulation does not seem contingent on carbon incentives.</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Project is formally listed on Puro.earth. Public documentation on LCA is available with third-party analysis as required by Puro (though not in English). Few public details available on manufacturing process.</text:p>
          </table:table-cell>
          <table:table-cell office:value-type="float" office:value="2" calcext:value-type="float">
            <text:p>2</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33</text:p>
          </table:table-cell>
          <table:table-cell office:value-type="string" calcext:value-type="string">
            <text:p>Natural Capital Partners Americas</text:p>
          </table:table-cell>
          <table:table-cell office:value-type="string" calcext:value-type="string">
            <text:p>Nicaragua</text:p>
          </table:table-cell>
          <table:table-cell office:value-type="string" calcext:value-type="string">
            <text:p>Regenerating forest ecosystems with smallholder farmers through the The CommuniTree Carbon Program.</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planvivo.org/communitre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torage in plantations.</text:p>
          </table:table-cell>
          <table:table-cell office:value-type="string" calcext:value-type="string">
            <text:p>Project collaborates with smallholder farmers to establish mixed timber plantations, or to plant trees for silvopasture or improved coffee agriculture.</text:p>
          </table:table-cell>
          <table:table-cell office:value-type="float" office:value="82800" calcext:value-type="float">
            <text:p>82800</text:p>
          </table:table-cell>
          <table:table-cell office:value-type="float" office:value="0" calcext:value-type="float">
            <text:p>0</text:p>
          </table:table-cell>
          <table:table-cell office:value-type="string" calcext:value-type="string">
            <text:p>Seller offers 82,800 tCO₂ removal from the expansion of a grouped reforestation project in Nicaragua. The offered volume is just a portion of the total carbon benefits attributed to the project. A 15% buffer will be maintained to mitigate against reversals.</text:p>
          </table:table-cell>
          <table:table-cell office:value-type="string" calcext:value-type="string">
            <text:p>Project claims a removal rate of 20.24 tCO₂/ha/yr for the initial growth of mixed-species plantations (the primary vehicle for project's carbon benefits). Per-species growth assumptions are well specified, but not easy to validate with third party literatur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Seller claims 50 year permanence.</text:p>
          </table:table-cell>
          <table:table-cell office:value-type="string" calcext:value-type="string">
            <text:p>Project appears to have a rolling ten-year lifetime which is renewed each year new participants are recruited to the program.</text:p>
          </table:table-cell>
          <table:table-cell office:value-type="float" office:value="1" calcext:value-type="float">
            <text:p>1</text:p>
          </table:table-cell>
          <table:table-cell/>
          <table:table-cell office:value-type="string" calcext:value-type="string">
            <text:p>Project plausibly changes the incentive structure around the land use of small-holder farmers in Nigaragua. Purchasing these carbon credits is more akin to contributing to fund the expansion of this project rather than paying for a particular carbon-removing activity.</text:p>
          </table:table-cell>
          <table:table-cell office:value-type="string" calcext:value-type="string">
            <text:p>N/A</text:p>
          </table:table-cell>
          <table:table-cell table:number-columns-repeated="2"/>
          <table:table-cell office:value-type="float" office:value="2" calcext:value-type="float">
            <text:p>2</text:p>
          </table:table-cell>
          <table:table-cell/>
          <table:table-cell office:value-type="string" calcext:value-type="string">
            <text:p>Project is formally listed on Plan Vivo as PV_2011_005. Significant, detailed project information available from registry.</text:p>
          </table:table-cell>
          <table:table-cell office:value-type="float" office:value="2" calcext:value-type="float">
            <text:p>2</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35</text:p>
          </table:table-cell>
          <table:table-cell office:value-type="string" calcext:value-type="string">
            <text:p>ClimateCare Oxford</text:p>
          </table:table-cell>
          <table:table-cell office:value-type="string" calcext:value-type="string">
            <text:p>Nigeria</text:p>
          </table:table-cell>
          <table:table-cell office:value-type="string" calcext:value-type="string">
            <text:p>Niger Delta mangrove restoration and sustainable management.</text:p>
          </table:table-cell>
          <table:table-cell office:value-type="string" calcext:value-type="string">
            <text:p>forests,convers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or storage in mangrove forests.</text:p>
          </table:table-cell>
          <table:table-cell office:value-type="string" calcext:value-type="string">
            <text:p>Project plans to restore mangrove forests in state owned forest reserves by planting trees and pursuing interventions to reduce deforestation pressure.</text:p>
          </table:table-cell>
          <table:table-cell office:value-type="float" office:value="100000" calcext:value-type="float">
            <text:p>100000</text:p>
          </table:table-cell>
          <table:table-cell office:value-type="float" office:value="0" calcext:value-type="float">
            <text:p>0</text:p>
          </table:table-cell>
          <table:table-cell office:value-type="string" calcext:value-type="string">
            <text:p>Seller offers 100,000 tCO₂ removal from planting 100,000 new mangrove trees over a 200 ha project area.</text:p>
          </table:table-cell>
          <table:table-cell office:value-type="string" calcext:value-type="string">
            <text:p>Seller claims project will remove 500 tCO₂/ha over an unspecified time period. Mangrove structure, carbon sequestration rates, and total carbon stocks can vary tremendously. In most mangrove ecosystems, the majority of carbon is stored in the sediment. Validation of volume would require details regarding which carbon pools are accounted for in this offer and what the ecosystem's pre-restoration starting state is.</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Seller claims 20 year permanence.</text:p>
          </table:table-cell>
          <table:table-cell office:value-type="string" calcext:value-type="string">
            <text:p>No information regarding the project's contractual commitments is available.</text:p>
          </table:table-cell>
          <table:table-cell office:value-type="float" office:value="0" calcext:value-type="float">
            <text:p>0</text:p>
          </table:table-cell>
          <table:table-cell/>
          <table:table-cell office:value-type="string" calcext:value-type="string">
            <text:p>There is not enough information on project specifics to evaluate additionality. Project takes place on government-owned forest preserve.</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Some public information is available, including basic pilot project plan activities. More project implemenation specifics and methodology used for carbon benefit calculation would be necessary for further analysis.</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36</text:p>
          </table:table-cell>
          <table:table-cell office:value-type="string" calcext:value-type="string">
            <text:p>ClimateCare Oxford</text:p>
          </table:table-cell>
          <table:table-cell office:value-type="string" calcext:value-type="string">
            <text:p>Iowa, USA</text:p>
          </table:table-cell>
          <table:table-cell office:value-type="string" calcext:value-type="string">
            <text:p>Restoring soil organic carbon through regenerative practices with PUR Projet and Nori.</text:p>
          </table:table-cell>
          <table:table-cell office:value-type="string" calcext:value-type="string">
            <text:p>soil,farming</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or storage in agricultural soils.</text:p>
          </table:table-cell>
          <table:table-cell office:value-type="string" calcext:value-type="string">
            <text:p>Project gets farmers to adopt practices included cover-cropping, minimized tillage, and compost use to increase soil organic carbon. Projects will be developed on the Nori platform. Multiple established carbon removal pathways exist, but validating project mechanisms would require specific project details.</text:p>
          </table:table-cell>
          <table:table-cell office:value-type="float" office:value="90000" calcext:value-type="float">
            <text:p>90000</text:p>
          </table:table-cell>
          <table:table-cell office:value-type="float" office:value="0" calcext:value-type="float">
            <text:p>0</text:p>
          </table:table-cell>
          <table:table-cell office:value-type="string" calcext:value-type="string">
            <text:p>Seller offers 90,000 tCO₂ removal from an unspecified project area.</text:p>
          </table:table-cell>
          <table:table-cell office:value-type="string" calcext:value-type="string">
            <text:p>Seller claims COMET-Farm model will be used to quantify changes in soil organic carbon. There is not enough information to validate volume. See Specificity comment.</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Seller claims 20 year permanence.</text:p>
          </table:table-cell>
          <table:table-cell office:value-type="string" calcext:value-type="string">
            <text:p>No information regarding the project's contractual commitments is available.</text:p>
          </table:table-cell>
          <table:table-cell office:value-type="float" office:value="0" calcext:value-type="float">
            <text:p>0</text:p>
          </table:table-cell>
          <table:table-cell/>
          <table:table-cell office:value-type="string" calcext:value-type="string">
            <text:p>There is not enough information on project specifics to evaluate additionality. Project takes place on government-owned forest preserve.</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Project implemenation specifics would be necessary for further analysis.</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37</text:p>
          </table:table-cell>
          <table:table-cell office:value-type="string" calcext:value-type="string">
            <text:p>ClimateCare Oxford</text:p>
          </table:table-cell>
          <table:table-cell office:value-type="string" calcext:value-type="string">
            <text:p>Scotland</text:p>
          </table:table-cell>
          <table:table-cell office:value-type="string" calcext:value-type="string">
            <text:p>Reforestation at the Ackron Woodland.</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mer.markit.com/br-reg/public/project.jsp?project_id=103000000004596</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torage in re-established woodlands.</text:p>
          </table:table-cell>
          <table:table-cell office:value-type="string" calcext:value-type="string">
            <text:p>Project establishes mixed native woodlands on previous pasture land.</text:p>
          </table:table-cell>
          <table:table-cell office:value-type="float" office:value="22890" calcext:value-type="float">
            <text:p>22890</text:p>
          </table:table-cell>
          <table:table-cell office:value-type="float" office:value="1" calcext:value-type="float">
            <text:p>1</text:p>
          </table:table-cell>
          <table:table-cell office:value-type="string" calcext:value-type="string">
            <text:p>Seller offers 22,890 tCO₂ removal from reestablishing native woodland over a 47 ha project area. Project maintains a 21% risk buffer to mitigate against reversals.</text:p>
          </table:table-cell>
          <table:table-cell office:value-type="string" calcext:value-type="string">
            <text:p>Project claims a plausible a removal rate of 10 tCO₂/ha/yr.</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49" calcext:value-type="float">
            <text:p>49</text:p>
          </table:table-cell>
          <table:table-cell office:value-type="float" office:value="0" calcext:value-type="float">
            <text:p>0</text:p>
          </table:table-cell>
          <table:table-cell office:value-type="string" calcext:value-type="string">
            <text:p>Seller claims 70 year permanence.</text:p>
          </table:table-cell>
          <table:table-cell office:value-type="string" calcext:value-type="string">
            <text:p>Project lifetime appears to be 70 years (2000-2070), with 49 years remaining.</text:p>
          </table:table-cell>
          <table:table-cell office:value-type="float" office:value="0" calcext:value-type="float">
            <text:p>0</text:p>
          </table:table-cell>
          <table:table-cell office:value-type="string" calcext:value-type="string">
            <text:p>Counterfactual provided is continued use for sheep grazing and sporting lease.</text:p>
          </table:table-cell>
          <table:table-cell office:value-type="string" calcext:value-type="string">
            <text:p>Project does not appear to have any value apart from its carbon benefits. However, planting over the project area was completed in 2000, 16 years before project applied for carbon credits.</text:p>
          </table:table-cell>
          <table:table-cell office:value-type="string" calcext:value-type="string">
            <text:p>N/A</text:p>
          </table:table-cell>
          <table:table-cell table:number-columns-repeated="2"/>
          <table:table-cell office:value-type="float" office:value="2" calcext:value-type="float">
            <text:p>2</text:p>
          </table:table-cell>
          <table:table-cell/>
          <table:table-cell office:value-type="string" calcext:value-type="string">
            <text:p>Project is formally listed on Woodland Carbon as 103000000004596. Significant project details available from registry.</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39</text:p>
          </table:table-cell>
          <table:table-cell office:value-type="string" calcext:value-type="string">
            <text:p>Compensate Foundation</text:p>
          </table:table-cell>
          <table:table-cell office:value-type="string" calcext:value-type="string">
            <text:p>Global</text:p>
          </table:table-cell>
          <table:table-cell office:value-type="string" calcext:value-type="string">
            <text:p>Carbon-preserving biochar applications through the Carbonfuture platform.</text:p>
          </table:table-cell>
          <table:table-cell office:value-type="string" calcext:value-type="string">
            <text:p>biomass,biochar</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carbonfuture.earth</text:p>
          </table:table-cell>
          <table:table-cell table:number-columns-repeated="2" office:value-type="float" office:value="1" calcext:value-type="float">
            <text:p>1</text:p>
          </table:table-cell>
          <table:table-cell office:value-type="string" calcext:value-type="string">
            <text:p>Project avoids emissions from decomposing biomass resources and transforms them into long-lived biochar materials.</text:p>
          </table:table-cell>
          <table:table-cell office:value-type="string" calcext:value-type="string">
            <text:p>New platform offers bundled CDR from biochar applications in agricultural contexts. From a narrow lifecycle perspective, the production of biochar only avoids biogenic CO₂ emissions. From a broad perspective, the same mechanism forms a carbon removal pathway when coupled to biomass production.</text:p>
          </table:table-cell>
          <table:table-cell office:value-type="float" office:value="1000" calcext:value-type="float">
            <text:p>1000</text:p>
          </table:table-cell>
          <table:table-cell office:value-type="float" office:value="0" calcext:value-type="float">
            <text:p>0</text:p>
          </table:table-cell>
          <table:table-cell office:value-type="string" calcext:value-type="string">
            <text:p>Seller offers 1000 tCO₂ of avoided emissions.</text:p>
          </table:table-cell>
          <table:table-cell office:value-type="string" calcext:value-type="string">
            <text:p>Volume is souced from Carbonfuture, a platform that issues credits for demonstrated end uses of biochar. Carbonfuture credits reflect end-use specific decay rates over a claimed permanence period. This offer pools credits from unspecified projects hosted on the Carbonfuture platform.</text:p>
          </table:table-cell>
          <table:table-cell office:value-type="string" calcext:value-type="string">
            <text:p>N/A</text:p>
          </table:table-cell>
          <table:table-cell office:value-type="float" office:value="0" calcext:value-type="float">
            <text:p>0</text:p>
          </table:table-cell>
          <table:table-cell office:value-type="string" calcext:value-type="string">
            <text:p>The Carbonfuture platform credits reflect feedstock, pyrolysis, transportation and processing emissions.</text:p>
          </table:table-cell>
          <table:table-cell office:value-type="string" calcext:value-type="string">
            <text:p>There is not enough information to calculate or validate negativity.</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Seller claims 100 year permanence.</text:p>
          </table:table-cell>
          <table:table-cell office:value-type="string" calcext:value-type="string">
            <text:p>Offered volume reflects a conservative estimate of biochar decay over 100 years, and thus can be considered permanent over 100 years. Biochar remaining at 100 years will continue to decay, but will hold carbon for several centuries.</text:p>
          </table:table-cell>
          <table:table-cell office:value-type="float" office:value="0" calcext:value-type="float">
            <text:p>0</text:p>
          </table:table-cell>
          <table:table-cell/>
          <table:table-cell office:value-type="string" calcext:value-type="string">
            <text:p>There is not enough information about the particular projects being offered to assess additionality.</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Carbonfuture methodologies for issuing credits are well documented. Project-specific information and clear documentation around credit transactions is sparse. It is unclear which particular projects on the Carbonfuture platform are offered in this proposal.</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41</text:p>
          </table:table-cell>
          <table:table-cell office:value-type="string" calcext:value-type="string">
            <text:p>SilviaTerra</text:p>
          </table:table-cell>
          <table:table-cell office:value-type="string" calcext:value-type="string">
            <text:p>USA</text:p>
          </table:table-cell>
          <table:table-cell office:value-type="string" calcext:value-type="string">
            <text:p>Forest carbon rental markets.</text:p>
          </table:table-cell>
          <table:table-cell office:value-type="string" calcext:value-type="string">
            <text:p>forests,ifm</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silviaterra.com/ncapx-story-pa</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s from forest loss.</text:p>
          </table:table-cell>
          <table:table-cell office:value-type="string" calcext:value-type="string">
            <text:p>Project pays landowners to reduce forest harvest for a single year.</text:p>
          </table:table-cell>
          <table:table-cell office:value-type="float" office:value="10000000" calcext:value-type="float">
            <text:p>10000000</text:p>
          </table:table-cell>
          <table:table-cell office:value-type="float" office:value="0" calcext:value-type="float">
            <text:p>0</text:p>
          </table:table-cell>
          <table:table-cell office:value-type="string" calcext:value-type="string">
            <text:p>Seller offers 10,000,000 tCO₂ removal sourced from 11 southern US states, with 375k tCO₂ offered for FY2021. Each participating project is contracted for a single year of reduced harvest at a time.</text:p>
          </table:table-cell>
          <table:table-cell office:value-type="string" calcext:value-type="string">
            <text:p>As a result of the one year project duration, the volume of any given project should be relatively straightforward to confirm via stocking estimates. Plausibility of large total volume depends on the number of particpants.</text:p>
          </table:table-cell>
          <table:table-cell table:number-columns-repeated="2" office:value-type="float" office:value="1" calcext:value-type="float">
            <text:p>1</text:p>
          </table:table-cell>
          <table:table-cell office:value-type="string" calcext:value-type="string">
            <text:p>Emissions estimates taken from Stripe Carbon Removal RFP, and based solely on the operations of the small office team that will run the program and a field team that periodically validate project conditions.</text:p>
          </table:table-cell>
          <table:table-cell office:value-type="string" calcext:value-type="string">
            <text:p>There is no reason to consider additional emissions given program design.</text:p>
          </table:table-cell>
          <table:table-cell table:number-columns-repeated="2" office:value-type="float" office:value="1" calcext:value-type="float">
            <text:p>1</text:p>
          </table:table-cell>
          <table:table-cell office:value-type="string" calcext:value-type="string">
            <text:p>Seller claims 10,000 year permanence. We think this may be a typo.</text:p>
          </table:table-cell>
          <table:table-cell office:value-type="string" calcext:value-type="string">
            <text:p>Because SilviaTerra uses an annual contracting model, we report 1 year.</text:p>
          </table:table-cell>
          <table:table-cell office:value-type="float" office:value="1" calcext:value-type="float">
            <text:p>1</text:p>
          </table:table-cell>
          <table:table-cell office:value-type="string" calcext:value-type="string">
            <text:p>Counteractual is active forest product harvest.</text:p>
          </table:table-cell>
          <table:table-cell office:value-type="string" calcext:value-type="string">
            <text:p>By shifting to a ton-year accounting framework, SilviaTerra intends to avoid additionality concerns by measuring actual carbon stored each year. However, other factors, such as exogenous shifts in timber markets, can still affect additionality considerations with respect to forest harvest decisions. Proprietary methods for measurement and verification against field plots are not yet available.</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Reasonably thorough description of program design. Details on specific projects or methods for project quantification or selection are not yet publicly available.</text:p>
          </table:table-cell>
          <table:table-cell office:value-type="float" office:value="3" calcext:value-type="float">
            <text:p>3</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42</text:p>
          </table:table-cell>
          <table:table-cell office:value-type="string" calcext:value-type="string">
            <text:p>EBS One</text:p>
          </table:table-cell>
          <table:table-cell office:value-type="string" calcext:value-type="string">
            <text:p>Australia</text:p>
          </table:table-cell>
          <table:table-cell office:value-type="string" calcext:value-type="string">
            <text:p>Growing biomass for long-term storage.</text:p>
          </table:table-cell>
          <table:table-cell office:value-type="string" calcext:value-type="string">
            <text:p>biomass,storage</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biomass, and avoids emissions by preventing the decomposition of harvested biomass.</text:p>
          </table:table-cell>
          <table:table-cell office:value-type="string" calcext:value-type="string">
            <text:p>Project plants coppicing, woody plants and previously cleared farmland. Periodically, project harvests above-ground biomass and stores it to avoid decomposition.</text:p>
          </table:table-cell>
          <table:table-cell office:value-type="float" office:value="10000000" calcext:value-type="float">
            <text:p>10000000</text:p>
          </table:table-cell>
          <table:table-cell office:value-type="float" office:value="0" calcext:value-type="float">
            <text:p>0</text:p>
          </table:table-cell>
          <table:table-cell office:value-type="string" calcext:value-type="string">
            <text:p>Seller offers 10,000,000 tCO₂ removal from the future development of this biomass storage strategy. A 1.5% buffer will be maintained to mitigate against reversals.</text:p>
          </table:table-cell>
          <table:table-cell office:value-type="string" calcext:value-type="string">
            <text:p>Project seeks funding for a feasibility study. Project specifics, such as plant species and planting area would be needed to validate the volume.</text:p>
          </table:table-cell>
          <table:table-cell office:value-type="float" office:value="0.992" calcext:value-type="float">
            <text:p>0.992</text:p>
          </table:table-cell>
          <table:table-cell office:value-type="float" office:value="0" calcext:value-type="float">
            <text:p>0</text:p>
          </table:table-cell>
          <table:table-cell office:value-type="string" calcext:value-type="string">
            <text:p>Project reports that 0.8% of total CDR is offset by project emissions.</text:p>
          </table:table-cell>
          <table:table-cell office:value-type="string" calcext:value-type="string">
            <text:p>No data or analysis of is available to validate this negativity claim.</text:p>
          </table:table-cell>
          <table:table-cell office:value-type="float" office:value="200" calcext:value-type="float">
            <text:p>200</text:p>
          </table:table-cell>
          <table:table-cell office:value-type="float" office:value="0" calcext:value-type="float">
            <text:p>0</text:p>
          </table:table-cell>
          <table:table-cell office:value-type="string" calcext:value-type="string">
            <text:p>Seller claims 200 year permanence.</text:p>
          </table:table-cell>
          <table:table-cell office:value-type="string" calcext:value-type="string">
            <text:p>Permanence claim is based on the strategy of storing harvesting biomass to avoid decomposition. Long-term storage strategy is not specified. Socioeconomic risks are significant on this time horizon due to the risk of default or bankruptcy.</text:p>
          </table:table-cell>
          <table:table-cell office:value-type="float" office:value="1" calcext:value-type="float">
            <text:p>1</text:p>
          </table:table-cell>
          <table:table-cell/>
          <table:table-cell office:value-type="string" calcext:value-type="string">
            <text:p>There is no commercial value to permanently storing harvested biomass. Further validation would require additional project specifics.</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The only public documentation currently available is the application to the Microsoft 2021 Carbon Removal RFP, which does not include key details about project specifics or the methodology for calculating carbon benefits.</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43</text:p>
          </table:table-cell>
          <table:table-cell office:value-type="string" calcext:value-type="string">
            <text:p>Charm Industrial</text:p>
          </table:table-cell>
          <table:table-cell office:value-type="string" calcext:value-type="string">
            <text:p>Kansas, USA</text:p>
          </table:table-cell>
          <table:table-cell office:value-type="string" calcext:value-type="string">
            <text:p>Geological sequestration of bio-oil.</text:p>
          </table:table-cell>
          <table:table-cell office:value-type="string" calcext:value-type="string">
            <text:p>biomass,injec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charmindustrial.com/</text:p>
          </table:table-cell>
          <table:table-cell table:number-columns-repeated="2" office:value-type="float" office:value="1" calcext:value-type="float">
            <text:p>1</text:p>
          </table:table-cell>
          <table:table-cell office:value-type="string" calcext:value-type="string">
            <text:p>Avoids emission from biomass decomposition by converting biomass to bio-oil via fast pyrolisis, and pumping bio-oil into geologic storage.</text:p>
          </table:table-cell>
          <table:table-cell office:value-type="string" calcext:value-type="string">
            <text:p>Project claims bio-oil purchased is in excess capacity from supplier, and that the source sawdust would have otherwise decomposed. From a narrow lifecycle perspective, the project avoids CO₂ emissions because the source sawdust from which the bio-oil was procured would have decomposed, resulting in biogenic CO₂ emissions. From a broad perspective, coupling biomass production, bio-oil production, and underground injection forms a carbon removal pathway. Geological sequestration capacity could become a constraint at larger scales.</text:p>
          </table:table-cell>
          <table:table-cell office:value-type="float" office:value="20000" calcext:value-type="float">
            <text:p>20000</text:p>
          </table:table-cell>
          <table:table-cell office:value-type="float" office:value="1" calcext:value-type="float">
            <text:p>1</text:p>
          </table:table-cell>
          <table:table-cell office:value-type="string" calcext:value-type="string">
            <text:p>Seller offers 20,000 t CO₂ removal.</text:p>
          </table:table-cell>
          <table:table-cell office:value-type="string" calcext:value-type="string">
            <text:p>Given the claimed ratio of 1.19 tCO₂ for 1 t of bio-oil, we infer 16,807 t of bio-oil will be procured. Assuming that amount of bio-oil can be procured, the volume is plausible.</text:p>
          </table:table-cell>
          <table:table-cell office:value-type="float" office:value="0.77" calcext:value-type="float">
            <text:p>0.77</text:p>
          </table:table-cell>
          <table:table-cell office:value-type="float" office:value="0" calcext:value-type="float">
            <text:p>0</text:p>
          </table:table-cell>
          <table:table-cell office:value-type="string" calcext:value-type="string">
            <text:p>Reported ratio based on 0.36 tCO₂ emitted for 1.55 tCO₂ sequestered, including emissions due to bio-oil production, transporation to well, and injection.</text:p>
          </table:table-cell>
          <table:table-cell office:value-type="string" calcext:value-type="string">
            <text:p>Boundary conditions for the LCA are well-specified. Some lifecycle data, including carbon intensity/lifecycle analysis from bio-oil suppliers and injection partners and lot-sampled bio-oil composition analysis to confirm carbon content, are offered upon request but not publicly accessible. Other numbers appear to be derived from plausible (though approximate) sources, with thorough references.</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Seller claims 10,000 year permanence.</text:p>
          </table:table-cell>
          <table:table-cell office:value-type="string" calcext:value-type="string">
            <text:p>Project is working with a well provider for injection, and is in the process of drilling a new well. Successful geological injection produces reliable, effectively permanent carbon storage.</text:p>
          </table:table-cell>
          <table:table-cell office:value-type="float" office:value="2" calcext:value-type="float">
            <text:p>2</text:p>
          </table:table-cell>
          <table:table-cell/>
          <table:table-cell office:value-type="string" calcext:value-type="string">
            <text:p>Project claims bio-oil is purchased from supplier’s unused, excess capacity, so would not have been used as a fossil fuel replacement. Project also claims that the source sawdust would have otherwise decomposed and would not have been used as a fossil fuel replacement. The high cost for the pilot project and the lack of inherent commercial value provide evidence of additionality. Some possibility that at larger scales bio-oil procurement would result in future expanded bio-oil production or that the future acquisition of biological feedstocks would compete with fossil fuel displacement.</text:p>
          </table:table-cell>
          <table:table-cell office:value-type="string" calcext:value-type="string">
            <text:p>N/A</text:p>
          </table:table-cell>
          <table:table-cell table:number-columns-repeated="2"/>
          <table:table-cell office:value-type="float" office:value="2" calcext:value-type="float">
            <text:p>2</text:p>
          </table:table-cell>
          <table:table-cell/>
          <table:table-cell office:value-type="string" calcext:value-type="string">
            <text:p>Project specifies process and plan in detail, and both the process components and their combination are based on existing demonstrations and published literature. Further detail could be provided in the future through public data on pilot deployments.</text:p>
          </table:table-cell>
          <table:table-cell office:value-type="float" office:value="4" calcext:value-type="float">
            <text:p>4</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44</text:p>
          </table:table-cell>
          <table:table-cell office:value-type="string" calcext:value-type="string">
            <text:p>Ducks Unlimited</text:p>
          </table:table-cell>
          <table:table-cell office:value-type="string" calcext:value-type="string">
            <text:p>North Dakota &amp; South Dakota, USA</text:p>
          </table:table-cell>
          <table:table-cell office:value-type="string" calcext:value-type="string">
            <text:p>Restoring cropland to working grasslands.</text:p>
          </table:table-cell>
          <table:table-cell office:value-type="string" calcext:value-type="string">
            <text:p>soil,convers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ducks.org/conservation/ecoassets/ducks-unlimiteds-carbon-progra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equestration in soil.</text:p>
          </table:table-cell>
          <table:table-cell office:value-type="string" calcext:value-type="string">
            <text:p>Project provides up-front payment for farmers to convert the land from cropland to prairie grassland, and use them for grazing or haying. Participating landowners must establish a permanent conservation easement.</text:p>
          </table:table-cell>
          <table:table-cell office:value-type="float" office:value="103600" calcext:value-type="float">
            <text:p>103600</text:p>
          </table:table-cell>
          <table:table-cell office:value-type="float" office:value="0" calcext:value-type="float">
            <text:p>0</text:p>
          </table:table-cell>
          <table:table-cell office:value-type="string" calcext:value-type="string">
            <text:p>Seller offers 103,600 tCO₂ removal from an unknown project area.</text:p>
          </table:table-cell>
          <table:table-cell office:value-type="string" calcext:value-type="string">
            <text:p>Validation of volume would at a minimum require clear project specifics, or documentation of methodology used.</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Seller claims 100 year permanence.</text:p>
          </table:table-cell>
          <table:table-cell office:value-type="string" calcext:value-type="string">
            <text:p>Soil carbon storage can last for decades or more, but it can also be reversed by changes to land use or management practices. Project involves establishing conservation easements on all acres recieving carbon financing, which may increase the likelihood of permanence. Terms of easement not available.</text:p>
          </table:table-cell>
          <table:table-cell office:value-type="float" office:value="1" calcext:value-type="float">
            <text:p>1</text:p>
          </table:table-cell>
          <table:table-cell office:value-type="string" calcext:value-type="string">
            <text:p>No counterfactual is specified.</text:p>
          </table:table-cell>
          <table:table-cell office:value-type="string" calcext:value-type="string">
            <text:p>Project provides up-front carbon financing for the transition period before the working lands being converted back to grassland can be used for grazing or haying. This plausibly removed a barrier to landowner adoption.</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General project plan is clearly communicated. No information or data for project implementation specifics are publicly available.</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45</text:p>
          </table:table-cell>
          <table:table-cell office:value-type="string" calcext:value-type="string">
            <text:p>Carbon Engineering</text:p>
          </table:table-cell>
          <table:table-cell office:value-type="string" calcext:value-type="string">
            <text:p>Global</text:p>
          </table:table-cell>
          <table:table-cell office:value-type="string" calcext:value-type="string">
            <text:p>Global opportunities for affordable, scalable DAC and storage at climate-relevant volumes.</text:p>
          </table:table-cell>
          <table:table-cell office:value-type="string" calcext:value-type="string">
            <text:p>dac,injec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carbonengineering.co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emoves carbon from the atmosphere using a liquid solvent. Captured carbon dioxide may be stored via geologic injection or utilized in industrial processes.</text:p>
          </table:table-cell>
          <table:table-cell/>
          <table:table-cell office:value-type="float" office:value="6000000" calcext:value-type="float">
            <text:p>6000000</text:p>
          </table:table-cell>
          <table:table-cell office:value-type="float" office:value="1" calcext:value-type="float">
            <text:p>1</text:p>
          </table:table-cell>
          <table:table-cell office:value-type="string" calcext:value-type="string">
            <text:p>Seller seeks an offtake agreement for 6,000,000 tCO₂ removal from DAC plants that will operate from 2025 onward. All plants will use Carbon Engineering's DAC technology.</text:p>
          </table:table-cell>
          <table:table-cell office:value-type="string" calcext:value-type="string">
            <text:p>Volume will be delivered by unspecified future projects using Carbon Engineering’s technology. The first industrial-scale plants using Carbon Engineering’s technology will be built in the Permian Basin and are designed to capture 1 million tCO₂/year. A schematic for a deployment of Carbon Engineering's technology at this scale was published in a 2018 peer-reviewed paper, alongside data from a pilot project. With sufficient deployment, and if executed as modeled, the offered removal volume is plausibl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Negativity is a key parameter for evaluating DAC projects, and is dependent on project-specific characteristics such as the carbon intensity of the energy source and the end use of the captured CO₂. This proposal involves future projects that would deliver carbon removal volume by pursuing either geologic sequestration or carbon utilization. There is not enough public information available to calculate negativity for potential future projects.</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Seller claims 10,000 year permanence.</text:p>
          </table:table-cell>
          <table:table-cell office:value-type="string" calcext:value-type="string">
            <text:p>Successful geologic storage produces reliable, effectively permanent carbon storage. CO₂ utilization options feature a wide range of permanence outcomes, including effectively permanent mineralization in products like concrete.</text:p>
          </table:table-cell>
          <table:table-cell office:value-type="float" office:value="2" calcext:value-type="float">
            <text:p>2</text:p>
          </table:table-cell>
          <table:table-cell/>
          <table:table-cell office:value-type="string" calcext:value-type="string">
            <text:p>Proposal offers removal volume from projects that will involve non-EOR geologic sequestration or carbon utilization. Proposal indicates likely project participation in the Low Carbon Fuel Standard (LCFS) compliance program. If projects were to participate, any tons that received LCFS credits that were also offered in the voluntary market would be non-additional. Because LCFS is a compliance program, this would be a case of double counting. Conversely, tons that do not receive LCFS credits would likely be additional because of the high cost and dedicated purpose of DAC.</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Basic technology is well understood through both demonstrations and published litearture. Possible sites from which the offered credits would be sourced are not yet identified.</text:p>
          </table:table-cell>
          <table:table-cell office:value-type="float" office:value="4" calcext:value-type="float">
            <text:p>4</text:p>
          </table:table-cell>
          <table:table-cell office:value-type="string" calcext:value-type="string">
            <text:p>[{'date': '03-17-2021', 'note': 'First release.'}, {'date': '03-30-2021', 'note': 'Carbon Engineering’s public proposal is silent on the potential involvement of enhanced oil recovery (EOR). In our original project report, we raised questions about the potential involvement of EOR because Carbon Engineering’s first major project in the Permian Basin will use EOR. Both Carbon Engineering and Microsoft have since confirmed that offering non-EOR volume was a precondition of Carbon Engineering’s proposal, and thus the proposal should be read as offering removal volume with non-EOR geologic sequestration or carbon utilization. We made changes to the volume, negativity and additionality comments to reflect this, and increased the additionality score from a 2/3 to a 3/3. We also modified the permanence comment to reflect the potential for both geologic storage and utilization.'}]</text:p>
          </table:table-cell>
          <table:table-cell table:number-columns-repeated="982"/>
        </table:table-row>
        <table:table-row table:style-name="ro1">
          <table:table-cell office:value-type="string" calcext:value-type="string">
            <text:p>MSFT146</text:p>
          </table:table-cell>
          <table:table-cell office:value-type="string" calcext:value-type="string">
            <text:p>Natural Capital Partners Americas</text:p>
          </table:table-cell>
          <table:table-cell office:value-type="string" calcext:value-type="string">
            <text:p>Mississippi Alluvial Valley, USA</text:p>
          </table:table-cell>
          <table:table-cell office:value-type="string" calcext:value-type="string">
            <text:p>Restoring native forest ecosystems in the Mississippi Alluvial Valley through the GreenTrees ACRE program.</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acr2.apx.com/mymodule/reg/TabDocuments.asp?r=111&amp;ad=Prpt&amp;act=update&amp;type=PRO&amp;aProj=pub&amp;tablename=doc&amp;id1=114</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torage in forests.</text:p>
          </table:table-cell>
          <table:table-cell office:value-type="string" calcext:value-type="string">
            <text:p>Project establishes mixed cottonwood and native hardwood forests.</text:p>
          </table:table-cell>
          <table:table-cell office:value-type="float" office:value="470000" calcext:value-type="float">
            <text:p>470000</text:p>
          </table:table-cell>
          <table:table-cell office:value-type="float" office:value="0" calcext:value-type="float">
            <text:p>0</text:p>
          </table:table-cell>
          <table:table-cell office:value-type="string" calcext:value-type="string">
            <text:p>Seller offers 470,000 tCO₂ removal for FY2021 from a grouped project of unknown acreage. The offered volume is just a portion of the total carbon benefits attributed to the project. A 20.5% risk buffer is maintained to mitigate against reversals.</text:p>
          </table:table-cell>
          <table:table-cell office:value-type="string" calcext:value-type="string">
            <text:p>Project documentation projects a removal rate of 12.4 tCO₂/ha/yr. This falls on the high end of the plausible range provided by USFS yield tables (6.6 - 13.5 tCO₂/ha/yr). The total area of this grouped project is not clearly reported. Grouped project methodology includes carbon removal attributed to soil.</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 See Specificity comment.</text:p>
          </table:table-cell>
          <table:table-cell office:value-type="float" office:value="27" calcext:value-type="float">
            <text:p>27</text:p>
          </table:table-cell>
          <table:table-cell office:value-type="float" office:value="1" calcext:value-type="float">
            <text:p>1</text:p>
          </table:table-cell>
          <table:table-cell office:value-type="string" calcext:value-type="string">
            <text:p>Seller claims 40 year permanence.</text:p>
          </table:table-cell>
          <table:table-cell office:value-type="string" calcext:value-type="string">
            <text:p>Project lifetime appears to be 40 years (2008-2048), with 27 years remaining.</text:p>
          </table:table-cell>
          <table:table-cell office:value-type="float" office:value="0" calcext:value-type="float">
            <text:p>0</text:p>
          </table:table-cell>
          <table:table-cell office:value-type="string" calcext:value-type="string">
            <text:p>Counterfactual specified is continuation of agricultural activity.</text:p>
          </table:table-cell>
          <table:table-cell office:value-type="string" calcext:value-type="string">
            <text:p>A Bloomberg Green story raised credible concerns about non-additionality in the GreenTrees program, particularly enrolling and crediting landowners who have already reforested or committed to reforestation through participation in government-run conservation programs. See: https://www.bloomberg.com/news/features/2020-12-17/the-real-trees-delivering-fake-climate-progress-for-corporate-america</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Project is formally listed on American Carbon Registry as ACR114. Significant project information available for early instances of the program. Verified public information about the current state of the project–including the total area of land enrolled–is lacking.</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47</text:p>
          </table:table-cell>
          <table:table-cell office:value-type="string" calcext:value-type="string">
            <text:p>C-Combinator</text:p>
          </table:table-cell>
          <table:table-cell office:value-type="string" calcext:value-type="string">
            <text:p>Massachusetts, USA</text:p>
          </table:table-cell>
          <table:table-cell office:value-type="string" calcext:value-type="string">
            <text:p>Marine permaculture grows seaweed, earns money, and sinks carbon.</text:p>
          </table:table-cell>
          <table:table-cell office:value-type="string" calcext:value-type="string">
            <text:p>ocean,macroalgae</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c-combinator.co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torage in seaweed, which is sunk into the deep ocean for long-term storage.</text:p>
          </table:table-cell>
          <table:table-cell office:value-type="string" calcext:value-type="string">
            <text:p>Project grows seaweed on floating arrays below the ocean surface. Part of the seaweed grown is processed into saleable products to produce a return on investment for the floating arrays. <text:s/>the remainder is sunk into the deep ocean for long-term carbon storage. Demonstration of successful kelp sinking is important to the integrity of this removal solution.</text:p>
          </table:table-cell>
          <table:table-cell office:value-type="float" office:value="6000" calcext:value-type="float">
            <text:p>6000</text:p>
          </table:table-cell>
          <table:table-cell office:value-type="float" office:value="0" calcext:value-type="float">
            <text:p>0</text:p>
          </table:table-cell>
          <table:table-cell office:value-type="string" calcext:value-type="string">
            <text:p>Seller offers 6000 tCO₂ removal.</text:p>
          </table:table-cell>
          <table:table-cell office:value-type="string" calcext:value-type="string">
            <text:p>Project claims that each floating array (0.5-1 square km) produces 9000-12,000 tons of seaweed, and sinks up to 6000 tCO₂/year. The arrays float 25 m below the ocean surface, and a wave-powered pump brings nutrient rich water to the growing seaweed from deeper in the ocean. Assuming the proprietary array and pump technology work as claimed, the main barrier to validating this volume is the lack of species specificity or pilot project data.</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500" calcext:value-type="float">
            <text:p>500</text:p>
          </table:table-cell>
          <table:table-cell office:value-type="float" office:value="0" calcext:value-type="float">
            <text:p>0</text:p>
          </table:table-cell>
          <table:table-cell office:value-type="string" calcext:value-type="string">
            <text:p>Seller claims 500 year permanence.</text:p>
          </table:table-cell>
          <table:table-cell office:value-type="string" calcext:value-type="string">
            <text:p>Demonstration of successful sinking pending, and is central to permanence. Carbon dioxide removed to lower ocean depths can be stable for millennia, but may affect ocean acidity and be exposed to surface-atmosphere interactions. Unlike geologic storage this stock has an implied end date for effectiveness, albeit a potentially very distant one.</text:p>
          </table:table-cell>
          <table:table-cell office:value-type="float" office:value="2" calcext:value-type="float">
            <text:p>2</text:p>
          </table:table-cell>
          <table:table-cell/>
          <table:table-cell office:value-type="string" calcext:value-type="string">
            <text:p>The only reason to implement a project that sinks seaweed is to generate climate benefits.</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High-level descriptions of project and technology are available. Project specifics, technology publications or public data on demonstration projects would be needed for further analysis.</text:p>
          </table:table-cell>
          <table:table-cell office:value-type="float" office:value="2" calcext:value-type="float">
            <text:p>2</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50</text:p>
          </table:table-cell>
          <table:table-cell office:value-type="string" calcext:value-type="string">
            <text:p>The Nature Conservancy</text:p>
          </table:table-cell>
          <table:table-cell office:value-type="string" calcext:value-type="string">
            <text:p>Washington, USA</text:p>
          </table:table-cell>
          <table:table-cell office:value-type="string" calcext:value-type="string">
            <text:p>Tackling climate change and community resilience through the Washington Rainforest Renewal Project.</text:p>
          </table:table-cell>
          <table:table-cell office:value-type="string" calcext:value-type="string">
            <text:p>forests,ifm</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google.com/url?q=https://www.nature.org/en-us/about-us/where-we-work/united-states/washington/stories-in-washington/forest-restoration-conservation/&amp;sa=D&amp;source=editors&amp;ust=1613080546774000&amp;usg=AOvVaw3uqPU9uOk7Oq6bF8PwTHC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s from forest loss.</text:p>
          </table:table-cell>
          <table:table-cell/>
          <table:table-cell office:value-type="float" office:value="2100000" calcext:value-type="float">
            <text:p>2100000</text:p>
          </table:table-cell>
          <table:table-cell office:value-type="float" office:value="0" calcext:value-type="float">
            <text:p>0</text:p>
          </table:table-cell>
          <table:table-cell office:value-type="string" calcext:value-type="string">
            <text:p>Seller claims 2,100,000 tCO₂ removal from the restoration and altered management of coastal rainforest over a 22,855 acre project area, with 75,000 tCO₂ offered for FY2021. No information about a buffer pool is publicly available.</text:p>
          </table:table-cell>
          <table:table-cell office:value-type="string" calcext:value-type="string">
            <text:p>See Specificity comment. Seller claims to offer removal only. Since registries do not track removal and avoided emissions as separate types of carbon benefits, there is no way to validate that the removal slice of the project has not already been sold, or will not be sold again in the futur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 See Specificity comment.</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Seller claims 40 year permanence.</text:p>
          </table:table-cell>
          <table:table-cell/>
          <table:table-cell office:value-type="float" office:value="0" calcext:value-type="float">
            <text:p>0</text:p>
          </table:table-cell>
          <table:table-cell office:value-type="string" calcext:value-type="string">
            <text:p>No counterfactural specified. See Specificity Comment.</text:p>
          </table:table-cell>
          <table:table-cell office:value-type="string" calcext:value-type="string">
            <text:p>$20M from Bezos' Earth Fund for "the Emerald Edge" may include part of this project. A carbon removal purchase would generate offsets to the extent it allows purchase of additional land. It is hard to isolate carbon benefits from conservation donation, with a potential for double counting. Overall, there is not enough information to evaluate additionality.</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Project is formally listed on American Carbon Registry as ACR574. Although project provides an official ACR ID, project does not appear in the public registry.</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51</text:p>
          </table:table-cell>
          <table:table-cell office:value-type="string" calcext:value-type="string">
            <text:p>The Nature Conservancy</text:p>
          </table:table-cell>
          <table:table-cell office:value-type="string" calcext:value-type="string">
            <text:p>Louisiana, Mississippi, &amp; Arkansas, USA</text:p>
          </table:table-cell>
          <table:table-cell office:value-type="string" calcext:value-type="string">
            <text:p>Restoring America’s Amazon through the Lower Mississippi Grouped Afforestation Project.</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registry.verra.org/app/projectDetail/VCS/919</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torage in forests.</text:p>
          </table:table-cell>
          <table:table-cell office:value-type="string" calcext:value-type="string">
            <text:p>Project establishes bottomland hardwood forests on marginal agricultural lands.</text:p>
          </table:table-cell>
          <table:table-cell office:value-type="float" office:value="320000" calcext:value-type="float">
            <text:p>320000</text:p>
          </table:table-cell>
          <table:table-cell office:value-type="float" office:value="0" calcext:value-type="float">
            <text:p>0</text:p>
          </table:table-cell>
          <table:table-cell office:value-type="string" calcext:value-type="string">
            <text:p>Seller offers 320,000 tCO₂ removal from the expansion of a grouped project in the lower Mississippi valley. A 10% risk buffer will be maintained to mitigate against reversals.</text:p>
          </table:table-cell>
          <table:table-cell office:value-type="string" calcext:value-type="string">
            <text:p>Seller does not specify plans for expansion. Thus, volume offered cannot be verified. Grouped project methodology includes carbon removal attributed to soil.</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22" calcext:value-type="float">
            <text:p>22</text:p>
          </table:table-cell>
          <table:table-cell office:value-type="float" office:value="1" calcext:value-type="float">
            <text:p>1</text:p>
          </table:table-cell>
          <table:table-cell office:value-type="string" calcext:value-type="string">
            <text:p>Seller claims 100 year permanence.</text:p>
          </table:table-cell>
          <table:table-cell office:value-type="string" calcext:value-type="string">
            <text:p>Project's contractual lifetime appears to be 32 years (2011-2043), with 22 years remaining which we report as the permanence. Paticipants must simultaneously enroll in USDA or Conservation Reserve programs that have 10, 15, or 30 year conservation commitments.</text:p>
          </table:table-cell>
          <table:table-cell office:value-type="float" office:value="1" calcext:value-type="float">
            <text:p>1</text:p>
          </table:table-cell>
          <table:table-cell office:value-type="string" calcext:value-type="string">
            <text:p>Counterfactual specified is continuated land use as pasture or cropland.</text:p>
          </table:table-cell>
          <table:table-cell office:value-type="string" calcext:value-type="string">
            <text:p>Project seeks funding for expansion without specific expansion plans provided. In this way, buying this offer is akin to contributing to a fund used to run the TNC program rather than paying for a particular carbon removal action. Note that all landowners participating in this project also enroll and recieve funding from a USDA Farm Bill Wetland Reserve Easement or Conservation Reserve programs which come with 10, 15, or 30 year conservation commitments. Project proponent claims that landowners would not have enrolled in these conservation programs without recieving additional carbon finance. Additional public information is needed to validate this claim.</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Project is formally listed on Verra as VCS919. Reasonable project detail available for only 1 of 11 project instances.</text:p>
          </table:table-cell>
          <table:table-cell office:value-type="float" office:value="2" calcext:value-type="float">
            <text:p>2</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52</text:p>
          </table:table-cell>
          <table:table-cell office:value-type="string" calcext:value-type="string">
            <text:p>Natural Capital Partners Americas</text:p>
          </table:table-cell>
          <table:table-cell office:value-type="string" calcext:value-type="string">
            <text:p>Canada</text:p>
          </table:table-cell>
          <table:table-cell office:value-type="string" calcext:value-type="string">
            <text:p>Conservation-aimed forest management project at the Darkwoods.</text:p>
          </table:table-cell>
          <table:table-cell office:value-type="string" calcext:value-type="string">
            <text:p>forests,ifm</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registry.verra.org/app/projectDetail/VCS/607</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s from forest loss.</text:p>
          </table:table-cell>
          <table:table-cell/>
          <table:table-cell office:value-type="float" office:value="202646" calcext:value-type="float">
            <text:p>202646</text:p>
          </table:table-cell>
          <table:table-cell office:value-type="float" office:value="0" calcext:value-type="float">
            <text:p>0</text:p>
          </table:table-cell>
          <table:table-cell office:value-type="string" calcext:value-type="string">
            <text:p>Seller claims 202,646 tCO₂ removal over a 54,870 ha project area. The offered volume is just a portion of the total carbon benefits attributed to the project. Project contributes 10% of carbon benefits generated to a buffer pool to mitigate against reversals.</text:p>
          </table:table-cell>
          <table:table-cell office:value-type="string" calcext:value-type="string">
            <text:p>Seller claims to offer removal only. Since registries do not track removal and avoided emissions as separate types of carbon benefits, there is no way to validate that the removal slice of the project has not already been sold, or will not be sold again in the futur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 See Specificity comment.</text:p>
          </table:table-cell>
          <table:table-cell office:value-type="float" office:value="88" calcext:value-type="float">
            <text:p>88</text:p>
          </table:table-cell>
          <table:table-cell office:value-type="float" office:value="0" calcext:value-type="float">
            <text:p>0</text:p>
          </table:table-cell>
          <table:table-cell office:value-type="string" calcext:value-type="string">
            <text:p>Seller claims 88 year permanence.</text:p>
          </table:table-cell>
          <table:table-cell office:value-type="string" calcext:value-type="string">
            <text:p>Project appears to occur over 100 years (2008-2109), with 88 years remaining from date of review. Socioeconomic risks are significant on this time horizon due to the risk of default or bankruptcy.</text:p>
          </table:table-cell>
          <table:table-cell office:value-type="float" office:value="0" calcext:value-type="float">
            <text:p>0</text:p>
          </table:table-cell>
          <table:table-cell office:value-type="string" calcext:value-type="string">
            <text:p>Counterfactual is a 15 year depletion of mature timber stocks, followed by a 100 year uneven harvest schedule.</text:p>
          </table:table-cell>
          <table:table-cell office:value-type="string" calcext:value-type="string">
            <text:p>Project is credited against an aggressive industrial harvest regime (inital harvest at 300,000 m^3/year average). The previous owner of the property practiced sustainable harvesting (57,000 m^3/year average) without carbon financing. The property was sold for $125-million, of which $25-million was provided by the federal government's Natural Areas Conservation Program and $65-million from private donations. Nature Conservancy Canada raised the $35-million ballance. The historical management practices and the conservation promises made at purchase raise questions about the chosen baseline.</text:p>
          </table:table-cell>
          <table:table-cell office:value-type="string" calcext:value-type="string">
            <text:p>N/A</text:p>
          </table:table-cell>
          <table:table-cell table:number-columns-repeated="2"/>
          <table:table-cell office:value-type="float" office:value="2" calcext:value-type="float">
            <text:p>2</text:p>
          </table:table-cell>
          <table:table-cell/>
          <table:table-cell office:value-type="string" calcext:value-type="string">
            <text:p>Project is formally listed on Verra as VCS607. Significant project information available from multiple public sources.</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54</text:p>
          </table:table-cell>
          <table:table-cell office:value-type="string" calcext:value-type="string">
            <text:p>Natural Capital Partners Americas</text:p>
          </table:table-cell>
          <table:table-cell office:value-type="string" calcext:value-type="string">
            <text:p>Brazil</text:p>
          </table:table-cell>
          <table:table-cell office:value-type="string" calcext:value-type="string">
            <text:p>Reforestation in Brazil through the Atlantic Forest Project with Saving Nature.</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savingnature.com/atlantic-forest-of-brazil/</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equestration in forests.</text:p>
          </table:table-cell>
          <table:table-cell office:value-type="string" calcext:value-type="string">
            <text:p>Project establishes mixed native species forest on previously deforested land.</text:p>
          </table:table-cell>
          <table:table-cell office:value-type="float" office:value="100000" calcext:value-type="float">
            <text:p>100000</text:p>
          </table:table-cell>
          <table:table-cell office:value-type="float" office:value="1" calcext:value-type="float">
            <text:p>1</text:p>
          </table:table-cell>
          <table:table-cell office:value-type="string" calcext:value-type="string">
            <text:p>Seller offers 100,000 tCO₂ removal from a project that is projected to expand from 184 ha to 834 ha by 2027. The offered volume is just a portion of the total carbon benefits likely to be attributed to the project. A buffer pool will be maintained to mitigate against reversals following the VCS methodology.</text:p>
          </table:table-cell>
          <table:table-cell office:value-type="string" calcext:value-type="string">
            <text:p>Claimed removal rate is 16.5 tCO₂/ha/yr, with a final standing stock of 495 tCO₂/ha. Volume calculations are based upon locally developed carbon stock estimates, for which data and methodology are not available. Final standing stock estimate falls on the low end the range for restored Atlantic Forest of a similar age class in literature (490 - several thousand tCO₂/ha).</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37" calcext:value-type="float">
            <text:p>37</text:p>
          </table:table-cell>
          <table:table-cell office:value-type="float" office:value="0" calcext:value-type="float">
            <text:p>0</text:p>
          </table:table-cell>
          <table:table-cell office:value-type="string" calcext:value-type="string">
            <text:p>Seller claims 37 year permanence.</text:p>
          </table:table-cell>
          <table:table-cell office:value-type="string" calcext:value-type="string">
            <text:p>No information regarding the project's contractual commitments is available.</text:p>
          </table:table-cell>
          <table:table-cell office:value-type="float" office:value="1" calcext:value-type="float">
            <text:p>1</text:p>
          </table:table-cell>
          <table:table-cell office:value-type="string" calcext:value-type="string">
            <text:p>Counterfactual is continued forest degradation.</text:p>
          </table:table-cell>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Reasonably thorough description of program design.</text:p>
          </table:table-cell>
          <table:table-cell office:value-type="float" office:value="2" calcext:value-type="float">
            <text:p>2</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56</text:p>
          </table:table-cell>
          <table:table-cell office:value-type="string" calcext:value-type="string">
            <text:p>FONAFIFO</text:p>
          </table:table-cell>
          <table:table-cell office:value-type="string" calcext:value-type="string">
            <text:p>Costa Rica</text:p>
          </table:table-cell>
          <table:table-cell office:value-type="string" calcext:value-type="string">
            <text:p>Providing CDR from Costa Rica’s National REDD+ Program.</text:p>
          </table:table-cell>
          <table:table-cell office:value-type="string" calcext:value-type="string">
            <text:p>forests,redd+</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fonafifo.go.cr/en/conozcanos/proyectos-actuale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s by discouraging deforestation and degradation.</text:p>
          </table:table-cell>
          <table:table-cell office:value-type="string" calcext:value-type="string">
            <text:p>A suite of government-led incentives pay private landowners to reduce emissions from deforestation and forest degradation, and enhance forest carbon stocks.</text:p>
          </table:table-cell>
          <table:table-cell office:value-type="float" office:value="3519304" calcext:value-type="float">
            <text:p>3519304</text:p>
          </table:table-cell>
          <table:table-cell office:value-type="float" office:value="0" calcext:value-type="float">
            <text:p>0</text:p>
          </table:table-cell>
          <table:table-cell office:value-type="string" calcext:value-type="string">
            <text:p>Seller offers 3,519,304 tCO₂ removal attributed to Costa Rica's REDD+ activities in 2016 and 2017. The offered volume is just a portion of the total carbon benefits attributed to the project in these years. An 11% buffer pool is maintained to mitigate against reversals.</text:p>
          </table:table-cell>
          <table:table-cell office:value-type="string" calcext:value-type="string">
            <text:p>There is not enough information about the implementation of REDD+ activities to validate this volume. Seller claims to offer removal only. Since registries do not track removal and avoided emissions as separate types of carbon benefits, there is no way to validate that the removal slice of the project will not be sold again in the futur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15" calcext:value-type="float">
            <text:p>15</text:p>
          </table:table-cell>
          <table:table-cell office:value-type="float" office:value="1" calcext:value-type="float">
            <text:p>1</text:p>
          </table:table-cell>
          <table:table-cell office:value-type="string" calcext:value-type="string">
            <text:p>Seller claims 10,000 year permanence. We think this may be a typo.</text:p>
          </table:table-cell>
          <table:table-cell office:value-type="string" calcext:value-type="string">
            <text:p>Project activities as described pay landowners to protect forest, change forest management plans, pursue reforestation, assist natural regeneration, or transition to agroforestry. The minimum contract period for which landowners must maintain payed-for results is 15 years. We report this as the permanence.</text:p>
          </table:table-cell>
          <table:table-cell office:value-type="float" office:value="0" calcext:value-type="float">
            <text:p>0</text:p>
          </table:table-cell>
          <table:table-cell office:value-type="string" calcext:value-type="string">
            <text:p>No counterfactual is specified.</text:p>
          </table:table-cell>
          <table:table-cell office:value-type="string" calcext:value-type="string">
            <text:p>Costa Rica's National Decarbonisation Plan aims for carbon neutrality by 2050. Seller claims that the sale of REDD+ carbon benefits will help Costa Rica reach its carbon neutrality goal by funding the expansion of program activities. Seller also indicates the intention to sell carbon benefits generated by the expansion of program activities. As an investment in a specific quantity of carbon removal, there are concerns about double-counting, as Costa Rica may attempt to include the carbon benefits in its national carbon accounting in addition to selling them in the voluntary markets.</text:p>
          </table:table-cell>
          <table:table-cell office:value-type="float" office:value="15" calcext:value-type="float">
            <text:p>15</text:p>
          </table:table-cell>
          <table:table-cell table:number-columns-repeated="2"/>
          <table:table-cell office:value-type="float" office:value="1" calcext:value-type="float">
            <text:p>1</text:p>
          </table:table-cell>
          <table:table-cell/>
          <table:table-cell office:value-type="string" calcext:value-type="string">
            <text:p>Reasonably thorough description of program design. Details lacking regarding specific project implementation and methodology for estimating removal volume.</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57</text:p>
          </table:table-cell>
          <table:table-cell office:value-type="string" calcext:value-type="string">
            <text:p>Climate Trust Capital Fund</text:p>
          </table:table-cell>
          <table:table-cell office:value-type="string" calcext:value-type="string">
            <text:p>Connecticut, USA</text:p>
          </table:table-cell>
          <table:table-cell office:value-type="string" calcext:value-type="string">
            <text:p>Supporting sustainable forestry and an educational non-profit through the Great Mountain Forest IFM Project.</text:p>
          </table:table-cell>
          <table:table-cell office:value-type="string" calcext:value-type="string">
            <text:p>forests,ifm</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acr2.apx.com/mymodule/reg/prjView.asp?id1=37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s from forest loss.</text:p>
          </table:table-cell>
          <table:table-cell/>
          <table:table-cell office:value-type="float" office:value="10000" calcext:value-type="float">
            <text:p>10000</text:p>
          </table:table-cell>
          <table:table-cell office:value-type="float" office:value="0" calcext:value-type="float">
            <text:p>0</text:p>
          </table:table-cell>
          <table:table-cell office:value-type="string" calcext:value-type="string">
            <text:p>Project offers 10,000 tCO₂ removal over a 6084.17 acre project area. The offered volume is just a portion of the total carbon benefits attributed to the project. A 17.6% buffer is maintained to mitigate against reversals.</text:p>
          </table:table-cell>
          <table:table-cell office:value-type="string" calcext:value-type="string">
            <text:p>Seller claims to offer removal only. Since registries do not track removal and avoided emissions as separate types of carbon benefits, there is no way to validate that the removal slice of the project has not already been sold, or will not be sold again in the futur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 See Specificity comment.</text:p>
          </table:table-cell>
          <table:table-cell office:value-type="float" office:value="96" calcext:value-type="float">
            <text:p>96</text:p>
          </table:table-cell>
          <table:table-cell office:value-type="float" office:value="0" calcext:value-type="float">
            <text:p>0</text:p>
          </table:table-cell>
          <table:table-cell office:value-type="string" calcext:value-type="string">
            <text:p>Seller claims 100 year permanence.</text:p>
          </table:table-cell>
          <table:table-cell office:value-type="string" calcext:value-type="string">
            <text:p>Project lifetime appears to be 100 years (2017-2117), with 96 years remaining, which we report as the permanence. Socioeconomic risks are significant on this time horizon due to the risk of default or bankruptcy.</text:p>
          </table:table-cell>
          <table:table-cell office:value-type="float" office:value="0" calcext:value-type="float">
            <text:p>0</text:p>
          </table:table-cell>
          <table:table-cell office:value-type="string" calcext:value-type="string">
            <text:p>Counterfactual maximizes harvest, constrained by CT state law and the conservation easement applied to the project area.</text:p>
          </table:table-cell>
          <table:table-cell office:value-type="string" calcext:value-type="string">
            <text:p>Project area has been the home for long-term academic research activities, and is permanently protected under a conservation easement funded through the U.S. Forest Service Forest Legacy Program and held by the Connecticut Department of Environmental Protection. While baseline harvest technically falls within legal limits, the plausibility of a time-shifted clear cut is debateable given the current forest use.</text:p>
          </table:table-cell>
          <table:table-cell office:value-type="string" calcext:value-type="string">
            <text:p>N/A</text:p>
          </table:table-cell>
          <table:table-cell table:number-columns-repeated="2"/>
          <table:table-cell office:value-type="float" office:value="2" calcext:value-type="float">
            <text:p>2</text:p>
          </table:table-cell>
          <table:table-cell/>
          <table:table-cell office:value-type="string" calcext:value-type="string">
            <text:p>Project is formally listed on American Carbon Registry as ACR371 and CAFR5371. This is a compliance project. Thorough project details publicly available through the ACR registry.</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58</text:p>
          </table:table-cell>
          <table:table-cell office:value-type="string" calcext:value-type="string">
            <text:p>GreenTrees</text:p>
          </table:table-cell>
          <table:table-cell office:value-type="string" calcext:value-type="string">
            <text:p>Mississippi Alluvial Valley, USA</text:p>
          </table:table-cell>
          <table:table-cell office:value-type="string" calcext:value-type="string">
            <text:p>Restoring native forest ecosystems in the Mississippi Alluvial Valley through the GreenTrees ACRE program.</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green-trees.co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torage in forests.</text:p>
          </table:table-cell>
          <table:table-cell office:value-type="string" calcext:value-type="string">
            <text:p>Project establishes mixed cottonwood and native hardwood forests.</text:p>
          </table:table-cell>
          <table:table-cell office:value-type="float" office:value="500000" calcext:value-type="float">
            <text:p>500000</text:p>
          </table:table-cell>
          <table:table-cell office:value-type="float" office:value="0" calcext:value-type="float">
            <text:p>0</text:p>
          </table:table-cell>
          <table:table-cell office:value-type="string" calcext:value-type="string">
            <text:p>Seller offers 470,000 tCO₂ removal from a project area of unknown acreage. The offered volume is just a portion of the total carbon benefits attributed to the project. A 20.5% risk buffer is maintained to mitigate against reversals.</text:p>
          </table:table-cell>
          <table:table-cell office:value-type="string" calcext:value-type="string">
            <text:p>Project claims a removal rate of 12.4 tCO₂/ha/yr. This falls on the high end of the plausible range provided by USFS yield tables (6.6 - 13.5 tCO₂/ha/yr). The total area of this grouped project is not clearly reported, thus volume offered cannot be validated. Grouped project methodology includes carbon removal attributed to soil.</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 See Specificity comment.</text:p>
          </table:table-cell>
          <table:table-cell office:value-type="float" office:value="27" calcext:value-type="float">
            <text:p>27</text:p>
          </table:table-cell>
          <table:table-cell office:value-type="float" office:value="1" calcext:value-type="float">
            <text:p>1</text:p>
          </table:table-cell>
          <table:table-cell office:value-type="string" calcext:value-type="string">
            <text:p>Seller claims 40 year permanence.</text:p>
          </table:table-cell>
          <table:table-cell office:value-type="string" calcext:value-type="string">
            <text:p>Project lifetime appears to be 40 years (2008-2048), with 27 years remaining.</text:p>
          </table:table-cell>
          <table:table-cell office:value-type="float" office:value="0" calcext:value-type="float">
            <text:p>0</text:p>
          </table:table-cell>
          <table:table-cell office:value-type="string" calcext:value-type="string">
            <text:p>Counterfactual specified is continuation of agricultural activity.</text:p>
          </table:table-cell>
          <table:table-cell office:value-type="string" calcext:value-type="string">
            <text:p>A Bloomberg Green story raised credible concerns about non-additionality in the GreenTrees program, particularly enrolling and crediting landowners who have already reforested or committed to reforestation through participation in government-run conservation programs. See: https://www.bloomberg.com/news/features/2020-12-17/the-real-trees-delivering-fake-climate-progress-for-corporate-america</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Project is formally listed on American Carbon Registry as ACR114. Significant project information available for early instances of the program. Verified public information about the current state of the project–including the total area of land enrolled–is lacking.</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59</text:p>
          </table:table-cell>
          <table:table-cell office:value-type="string" calcext:value-type="string">
            <text:p>Climate Trust Capital Fund</text:p>
          </table:table-cell>
          <table:table-cell office:value-type="string" calcext:value-type="string">
            <text:p>Maine, USA</text:p>
          </table:table-cell>
          <table:table-cell office:value-type="string" calcext:value-type="string">
            <text:p>Blending carbon and timber revenues for diverse forest management goals in the Upper St. John Forest.</text:p>
          </table:table-cell>
          <table:table-cell office:value-type="string" calcext:value-type="string">
            <text:p>forests,ifm</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acr2.apx.com/mymodule/reg/prjView.asp?id1=427</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s from forest loss.</text:p>
          </table:table-cell>
          <table:table-cell/>
          <table:table-cell office:value-type="float" office:value="100000" calcext:value-type="float">
            <text:p>100000</text:p>
          </table:table-cell>
          <table:table-cell office:value-type="float" office:value="0" calcext:value-type="float">
            <text:p>0</text:p>
          </table:table-cell>
          <table:table-cell office:value-type="string" calcext:value-type="string">
            <text:p>Project offers 100,000 tCO₂ removal over a 113,808 acre project area. The offered volume is just a portion of the total carbon benefits attributed to the project. A 17.6% buffer is maintained to mitigate against reversals.</text:p>
          </table:table-cell>
          <table:table-cell office:value-type="string" calcext:value-type="string">
            <text:p>Seller claims to offer removal only. Since registries do not track removal and avoided emissions as separate types of carbon benefits, there is no way to validate that the removal slice of the project has not already been sold, or will not be sold again in the futur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 See Specificity comment.</text:p>
          </table:table-cell>
          <table:table-cell office:value-type="float" office:value="96" calcext:value-type="float">
            <text:p>96</text:p>
          </table:table-cell>
          <table:table-cell office:value-type="float" office:value="0" calcext:value-type="float">
            <text:p>0</text:p>
          </table:table-cell>
          <table:table-cell office:value-type="string" calcext:value-type="string">
            <text:p>Seller claims 100 year permanence.</text:p>
          </table:table-cell>
          <table:table-cell office:value-type="string" calcext:value-type="string">
            <text:p>Project lifetime appears to be 100 years (2017-2117), with 96 years remaining, which we report as the permanence. Socioeconomic risks are significant on this time horizon due to the risk of default or bankruptcy.</text:p>
          </table:table-cell>
          <table:table-cell office:value-type="float" office:value="0" calcext:value-type="float">
            <text:p>0</text:p>
          </table:table-cell>
          <table:table-cell office:value-type="string" calcext:value-type="string">
            <text:p>Counterfactual is management for the maximum legal timber harvest.</text:p>
          </table:table-cell>
          <table:table-cell office:value-type="string" calcext:value-type="string">
            <text:p>Project area has been owned by The Nature Conservancy and managed for conservation goals since 1998. Credited project activities began in 2017. Without clear vintaging, this raises the concern that offered climate benefits could have been generated up to 6 years ago.</text:p>
          </table:table-cell>
          <table:table-cell office:value-type="string" calcext:value-type="string">
            <text:p>N/A</text:p>
          </table:table-cell>
          <table:table-cell table:number-columns-repeated="2"/>
          <table:table-cell office:value-type="float" office:value="2" calcext:value-type="float">
            <text:p>2</text:p>
          </table:table-cell>
          <table:table-cell/>
          <table:table-cell office:value-type="string" calcext:value-type="string">
            <text:p>Project is formally listed on American Carbon Registry as ACR427. Significant project information available from multiple public sources.</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60</text:p>
          </table:table-cell>
          <table:table-cell office:value-type="string" calcext:value-type="string">
            <text:p>Natural Capital Partners Americas</text:p>
          </table:table-cell>
          <table:table-cell office:value-type="string" calcext:value-type="string">
            <text:p>Kenya</text:p>
          </table:table-cell>
          <table:table-cell office:value-type="string" calcext:value-type="string">
            <text:p>Reforestation project with small-holder farmers through the TIST Program in Kenya.</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tist.org/i2/kenya.php</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equestration in farmer-owned trees.</text:p>
          </table:table-cell>
          <table:table-cell office:value-type="string" calcext:value-type="string">
            <text:p>Project partners with small-holder farmers to plant trees on farmer-owned land.</text:p>
          </table:table-cell>
          <table:table-cell office:value-type="float" office:value="90000" calcext:value-type="float">
            <text:p>90000</text:p>
          </table:table-cell>
          <table:table-cell office:value-type="float" office:value="0" calcext:value-type="float">
            <text:p>0</text:p>
          </table:table-cell>
          <table:table-cell office:value-type="string" calcext:value-type="string">
            <text:p>Seller claims 90,000 tCO₂ from a 13,914 ha project area. This is a combined offering from seven projects under the TIST Kenya umbrella. The offered volume is just a portion of the total carbon benefits attributed to the project. A 10% buffer pool is maintained to mitigate against reversals.</text:p>
          </table:table-cell>
          <table:table-cell office:value-type="string" calcext:value-type="string">
            <text:p>This is a combined offer from seven distinct grouped projects in Kenya, all under the TIST umbrella. Seller does not attribute carbon benefits offered specific projects. Projects estimate net CO₂ removal based on four tree classes, and allow farmers to choose which species to plant on their land. The uncertainty inherent in the reporting structure of the grouped project makes it difficult to validate the offered volum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13" calcext:value-type="float">
            <text:p>13</text:p>
          </table:table-cell>
          <table:table-cell office:value-type="float" office:value="1" calcext:value-type="float">
            <text:p>1</text:p>
          </table:table-cell>
          <table:table-cell office:value-type="string" calcext:value-type="string">
            <text:p>Seller claims 45 year permanence.</text:p>
          </table:table-cell>
          <table:table-cell office:value-type="string" calcext:value-type="string">
            <text:p>All seven sub-project lifetimes appear to be 30 years (2004-2033), with 13 years remaining.</text:p>
          </table:table-cell>
          <table:table-cell office:value-type="float" office:value="0" calcext:value-type="float">
            <text:p>0</text:p>
          </table:table-cell>
          <table:table-cell/>
          <table:table-cell office:value-type="string" calcext:value-type="string">
            <text:p>70% of net carbon finance profits are directed to the farmers who own the trees, plausibly changing the incentive structure around their land use. Project activities started in 2003, but did not register to recieve carbon credits until 2013. Between 2003 and 2013, the TIST program recieved significant international funding. Without clear vintaging of the offer, this raises a concern about the additionality of historical carbon credits.</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Projects are formally listed on Verra as VCS594 / VCS595 / VCS596 / VCS597 / VCS737 / VCS899 / VCS996. Reasonable details provided on project design and early instances of this grouped project. Live updates from some projects available via crowdsourced database online.</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61</text:p>
          </table:table-cell>
          <table:table-cell office:value-type="string" calcext:value-type="string">
            <text:p>ClimateCare Oxford</text:p>
          </table:table-cell>
          <table:table-cell office:value-type="string" calcext:value-type="string">
            <text:p>Chile</text:p>
          </table:table-cell>
          <table:table-cell office:value-type="string" calcext:value-type="string">
            <text:p>Establishing plantations in Chile using Mikro-Tek's proprietary mycorrhizal innoculation technology.</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registry.verra.org/app/projectDetail/VCS/1055</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torage in timber plantations innoculated with mycorrhizal fungi.</text:p>
          </table:table-cell>
          <table:table-cell office:value-type="string" calcext:value-type="string">
            <text:p>Project establishes Pine and Eucalyptus plantations with claimed growth enhancement from mycorrhizal innoculation. Project completes two 20 year harvest rotations of Pine and four 10 year harvest cycles for Eucalyptus during project period.</text:p>
          </table:table-cell>
          <table:table-cell office:value-type="float" office:value="1200000" calcext:value-type="float">
            <text:p>1200000</text:p>
          </table:table-cell>
          <table:table-cell office:value-type="float" office:value="0" calcext:value-type="float">
            <text:p>0</text:p>
          </table:table-cell>
          <table:table-cell office:value-type="string" calcext:value-type="string">
            <text:p>Seller offers 1,200,000 tCO₂ removal from a ~6000 ha project area. A 10% buffer is maintained to mitigate against reversals.</text:p>
          </table:table-cell>
          <table:table-cell office:value-type="string" calcext:value-type="string">
            <text:p>Project claims removal rate of 23.9 tCO₂/ha/yr for Pinus radiata which is well above published ranges (15-21 tCO₂/ha/yr). Project claims 21.7 tCO₂/ha/yr removal for Eucalyptus globulus, which falls on the high end of published ranges (13-23 tCO₂/ha/yr). This pattern may be explained by the claimed growth enhancement as a result of mycorrhizal innoculation (41% and 47% respectively), but there is not sufficient public information to validate the efficacy of the innoculant. Project methodology includes carbon removal attributed to soil.</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 See Specificity comment.</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Seller claims 100 year permanence.</text:p>
          </table:table-cell>
          <table:table-cell office:value-type="string" calcext:value-type="string">
            <text:p>Socioeconomic risks are significant on this time horizon due to the risk of default or bankruptcy.</text:p>
          </table:table-cell>
          <table:table-cell office:value-type="float" office:value="0" calcext:value-type="float">
            <text:p>0</text:p>
          </table:table-cell>
          <table:table-cell/>
          <table:table-cell office:value-type="string" calcext:value-type="string">
            <text:p>Project is credited for activities starting in 2003. At least half of the claimed project area was planted by 2009, four years before registration as an offset project in 2013. All project instances up until at least 2009 recieved a significant government subsidy that covered 75-90% of the costs associated with establishing the project plantations. These government loans must be payed back at first harvest, ensuring the growth of established plantations. This raises questions about the additionality of further carbon finance.</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Project is formally listed on Verra as VCS1055. Reasonable project detail available. Third party verification of innoculant efficiacy lacking.</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62</text:p>
          </table:table-cell>
          <table:table-cell office:value-type="string" calcext:value-type="string">
            <text:p>GreenSand</text:p>
          </table:table-cell>
          <table:table-cell office:value-type="string" calcext:value-type="string">
            <text:p>Duisburg, Germany</text:p>
          </table:table-cell>
          <table:table-cell office:value-type="string" calcext:value-type="string">
            <text:p>CO₂ removal with olivine.</text:p>
          </table:table-cell>
          <table:table-cell office:value-type="string" calcext:value-type="string">
            <text:p>mineralization,olivine</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greensand.nl/</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leverages rainwater to weather ground olivine spread on land. Depending on sediment transfer, olivine weathering can result in alkalization of runoff and/or formation of carbonate precipitates, both of which remove carbon from the atmosphere.</text:p>
          </table:table-cell>
          <table:table-cell office:value-type="string" calcext:value-type="string">
            <text:p>Not known over relavant time scales whether final form of carbon is carbonate precipitates or dissolved bicarbonate.</text:p>
          </table:table-cell>
          <table:table-cell office:value-type="float" office:value="4000" calcext:value-type="float">
            <text:p>4000</text:p>
          </table:table-cell>
          <table:table-cell office:value-type="float" office:value="0" calcext:value-type="float">
            <text:p>0</text:p>
          </table:table-cell>
          <table:table-cell office:value-type="string" calcext:value-type="string">
            <text:p>Seller offers 4000 tCO₂ removal from a one-off purchase of finely ground olivine from a mining waste stream.</text:p>
          </table:table-cell>
          <table:table-cell office:value-type="string" calcext:value-type="string">
            <text:p>A specific deployment plan for this one-off purchase is not specified. Both application to soils and application along railroads are mentioned. Seller claims to sell only the first ten years of carbon benefits from this deployment (reflected in the offer volume), with a total estimated sequestration for this deployoment of 6428 tCO₂. Given plausible ranges of olivine sequestration, this could correspond to 6140 -10,540 t olivine deployed.</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Boundary conditions for a location-specific LCA is well-specified. Not enough information is available to estimate or calculate the negativity.</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Seller claims 10,000 year permanence.</text:p>
          </table:table-cell>
          <table:table-cell office:value-type="string" calcext:value-type="string">
            <text:p>Successful mineralization produces reliable, effectively permanent carbon storage.</text:p>
          </table:table-cell>
          <table:table-cell office:value-type="float" office:value="1" calcext:value-type="float">
            <text:p>1</text:p>
          </table:table-cell>
          <table:table-cell/>
          <table:table-cell office:value-type="string" calcext:value-type="string">
            <text:p>More information regarding the alternative uses of finely ground olivine powder would be useful to validate additionality.</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Basic technology is reasonably well-described in the published literature. Details regarding specific project, the rate of removal as a function of ground olivine size, and LCA estimates would be useful for further analysis.</text:p>
          </table:table-cell>
          <table:table-cell office:value-type="float" office:value="2" calcext:value-type="float">
            <text:p>2</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63</text:p>
          </table:table-cell>
          <table:table-cell office:value-type="string" calcext:value-type="string">
            <text:p>ACT Commodities</text:p>
          </table:table-cell>
          <table:table-cell office:value-type="string" calcext:value-type="string">
            <text:p>Kenya</text:p>
          </table:table-cell>
          <table:table-cell office:value-type="string" calcext:value-type="string">
            <text:p>Reforestation project with small-holder farmers through the TIST Program in Kenya.</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tist.org/i2/kenya.php</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equestration in farmer-owned trees.</text:p>
          </table:table-cell>
          <table:table-cell office:value-type="string" calcext:value-type="string">
            <text:p>Project partners with small-holder farmers to plant trees on farmer-owned land.</text:p>
          </table:table-cell>
          <table:table-cell office:value-type="float" office:value="200000" calcext:value-type="float">
            <text:p>200000</text:p>
          </table:table-cell>
          <table:table-cell office:value-type="float" office:value="0" calcext:value-type="float">
            <text:p>0</text:p>
          </table:table-cell>
          <table:table-cell office:value-type="string" calcext:value-type="string">
            <text:p>Seller claims 200,000 tCO₂ removal from a 5280 ha project area. This is a combined offering from two sub-projects in Kenya. The offered volume is just a portion of the total carbon benefits attributed to the project. A 10% buffer pool is maintained to mitigate against reversals.</text:p>
          </table:table-cell>
          <table:table-cell office:value-type="string" calcext:value-type="string">
            <text:p>This is a combined offer from two distinct grouped projects in Kenya, both under the TIST umbrella. Seller does not attribute carbon benefits offered to one project or the other. Projects estimate net CO₂ removal based on four tree classes, and allow farmers to choose which species to plant on their land. The uncertainty inherent in the reporting structure of the grouped project makes it difficult to validate the offered volum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13" calcext:value-type="float">
            <text:p>13</text:p>
          </table:table-cell>
          <table:table-cell office:value-type="float" office:value="1" calcext:value-type="float">
            <text:p>1</text:p>
          </table:table-cell>
          <table:table-cell office:value-type="string" calcext:value-type="string">
            <text:p>Seller claims a 100 year permanence.</text:p>
          </table:table-cell>
          <table:table-cell office:value-type="string" calcext:value-type="string">
            <text:p>Both sub-project lifetimes appears to be 30 years (2004-2033), with 13 years remaining, which we report as the permanence.</text:p>
          </table:table-cell>
          <table:table-cell office:value-type="float" office:value="0" calcext:value-type="float">
            <text:p>0</text:p>
          </table:table-cell>
          <table:table-cell/>
          <table:table-cell office:value-type="string" calcext:value-type="string">
            <text:p>70% of net carbon finance profits are directed to the farmers who own the trees, plausibly changing the incentive structure around their land use. Project activities started in 2003, but did not register to recieve carbon credits until 2013. Between 2003 and 2013, the TIST program recieved significant international funding. Without clear vintaging of the offer, this raises a concern about the additionality of historical carbon credits.</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Projects are formally listed on Verra as VCS 737 / VCS996. Reasonable details provided on project design and early instances of this grouped project. Live updates from some projects available via crowdsourced database online.</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64</text:p>
          </table:table-cell>
          <table:table-cell office:value-type="string" calcext:value-type="string">
            <text:p>Natural Capital Partners Americas</text:p>
          </table:table-cell>
          <table:table-cell office:value-type="string" calcext:value-type="string">
            <text:p>Uganda</text:p>
          </table:table-cell>
          <table:table-cell office:value-type="string" calcext:value-type="string">
            <text:p>Restoration of degraded areas in the Kibale National Park.</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facethefuture.com/projects/uganda-kibale-reforestati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torage in forests.</text:p>
          </table:table-cell>
          <table:table-cell office:value-type="string" calcext:value-type="string">
            <text:p>Project assists plants indigeneous tree species and assists natural regeneration in Kibale National Park.</text:p>
          </table:table-cell>
          <table:table-cell office:value-type="float" office:value="55000" calcext:value-type="float">
            <text:p>55000</text:p>
          </table:table-cell>
          <table:table-cell office:value-type="float" office:value="0" calcext:value-type="float">
            <text:p>0</text:p>
          </table:table-cell>
          <table:table-cell office:value-type="string" calcext:value-type="string">
            <text:p>Seller offers 55,000 tCO₂ removal in FY2021 from a 6212 ha project area. The offered volume is just a portion of the total carbon benefits attributed to the project. A 10% risk buffer is maintained to mitigate against reversals.</text:p>
          </table:table-cell>
          <table:table-cell office:value-type="string" calcext:value-type="string">
            <text:p>Project predicts a carbon removal rate of 12.38 tCO₂/ha/yr over the project lifetime from planting unspecified indigenous species.</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 See Specificity comment.</text:p>
          </table:table-cell>
          <table:table-cell office:value-type="float" office:value="48" calcext:value-type="float">
            <text:p>48</text:p>
          </table:table-cell>
          <table:table-cell office:value-type="float" office:value="0" calcext:value-type="float">
            <text:p>0</text:p>
          </table:table-cell>
          <table:table-cell office:value-type="string" calcext:value-type="string">
            <text:p>Seller claims 48 year permanence.</text:p>
          </table:table-cell>
          <table:table-cell office:value-type="string" calcext:value-type="string">
            <text:p>Project lifetime appears to be 60 years (2009-2069), with 48 years remaining. Socioeconomic risks are significant on this time horizon due to the risk of default or bankruptcy.</text:p>
          </table:table-cell>
          <table:table-cell office:value-type="float" office:value="0" calcext:value-type="float">
            <text:p>0</text:p>
          </table:table-cell>
          <table:table-cell office:value-type="string" calcext:value-type="string">
            <text:p>Counterfactual specified is continued encroachment on national park land for agricultural activities, unchecked fire on degraded land, and a partial regeneration of pioneer begetation.</text:p>
          </table:table-cell>
          <table:table-cell office:value-type="string" calcext:value-type="string">
            <text:p>Project activities started in 1994, a year after it the area was designated as a national park. The project is credited for activites from 2009 onwards. Forest planting was projected to be completed in 2016. This leads to the concern that offered carbon benefits could have been generated up to 12 years ago. More documentation would be needed to validate the claim that the project activities would not continue in the absence of carbon finance.</text:p>
          </table:table-cell>
          <table:table-cell office:value-type="string" calcext:value-type="string">
            <text:p>N/A</text:p>
          </table:table-cell>
          <table:table-cell table:number-columns-repeated="2"/>
          <table:table-cell office:value-type="float" office:value="2" calcext:value-type="float">
            <text:p>2</text:p>
          </table:table-cell>
          <table:table-cell/>
          <table:table-cell office:value-type="string" calcext:value-type="string">
            <text:p>Project is formally listed on Verra as VCS673. Significant project information available.</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65</text:p>
          </table:table-cell>
          <table:table-cell office:value-type="string" calcext:value-type="string">
            <text:p>ACT Commodities</text:p>
          </table:table-cell>
          <table:table-cell office:value-type="string" calcext:value-type="string">
            <text:p>Mexico</text:p>
          </table:table-cell>
          <table:table-cell office:value-type="string" calcext:value-type="string">
            <text:p>Establishing teak plantations through the Fresh Breeze Afforestation Project.</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registry.verra.org/app/projectDetail/VCS/114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the atmosphere for sequestration in plantations.</text:p>
          </table:table-cell>
          <table:table-cell office:value-type="string" calcext:value-type="string">
            <text:p>Project establishes teak plantations on previously barren lands and completes to 25-year harvest cycles within the project period.</text:p>
          </table:table-cell>
          <table:table-cell office:value-type="float" office:value="100000" calcext:value-type="float">
            <text:p>100000</text:p>
          </table:table-cell>
          <table:table-cell office:value-type="float" office:value="0" calcext:value-type="float">
            <text:p>0</text:p>
          </table:table-cell>
          <table:table-cell office:value-type="string" calcext:value-type="string">
            <text:p>Seller claims 100,000 tCO₂ removal over an unknown project area in in Mexico. The offered volume is just a portion of the total carbon benefits attributed to the project. An 20% risk buffer pool is set aside to mitigate against potential reversals.</text:p>
          </table:table-cell>
          <table:table-cell office:value-type="string" calcext:value-type="string">
            <text:p>This grouped project predicted rapid expansion from 2014-2020, however there is no documentation about its actual expansion pattern. Not knowing the project area in question, it is not possible to validate the claimed volume. Grouped project methodology includes carbon removal attributed to soil.</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42" calcext:value-type="float">
            <text:p>42</text:p>
          </table:table-cell>
          <table:table-cell office:value-type="float" office:value="0" calcext:value-type="float">
            <text:p>0</text:p>
          </table:table-cell>
          <table:table-cell office:value-type="string" calcext:value-type="string">
            <text:p>Seller claims 61 year permanence.</text:p>
          </table:table-cell>
          <table:table-cell office:value-type="string" calcext:value-type="string">
            <text:p>Project lifetime appears to be 54 years (2009-2062), with 42 years remaining, which we report as the permanence.</text:p>
          </table:table-cell>
          <table:table-cell office:value-type="float" office:value="0" calcext:value-type="float">
            <text:p>0</text:p>
          </table:table-cell>
          <table:table-cell office:value-type="string" calcext:value-type="string">
            <text:p>Counterfactual specified is continued land use for cattle grazing.</text:p>
          </table:table-cell>
          <table:table-cell office:value-type="string" calcext:value-type="string">
            <text:p>Proteak, the project proponent, is the largest forestry company in Mexico. Proteak was establishing analagous teak plantations to those included in this project for seven years leading up to 2009, the beginning of the Verra crediting period, and the project did not register with Verra until 2014. This suggests both that these teak plantations may not require carbon financing to be economically viable, and raises concerns that carbon benefits offered could have been generated up to 12 years ago.</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Project is formally listed on Verra as VCS1141. Reasonable project detail available for the pre-2014 project instances, but no documentation surrounding planned grouped project expansion.</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66</text:p>
          </table:table-cell>
          <table:table-cell office:value-type="string" calcext:value-type="string">
            <text:p>The Conservation Fund</text:p>
          </table:table-cell>
          <table:table-cell office:value-type="string" calcext:value-type="string">
            <text:p>Wisconsin &amp; New Hampshire, USA</text:p>
          </table:table-cell>
          <table:table-cell office:value-type="string" calcext:value-type="string">
            <text:p>Improving management of U.S. Working Forests.</text:p>
          </table:table-cell>
          <table:table-cell office:value-type="string" calcext:value-type="string">
            <text:p>forests,ifm</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s from forest loss.</text:p>
          </table:table-cell>
          <table:table-cell/>
          <table:table-cell office:value-type="float" office:value="33113" calcext:value-type="float">
            <text:p>33113</text:p>
          </table:table-cell>
          <table:table-cell office:value-type="float" office:value="0" calcext:value-type="float">
            <text:p>0</text:p>
          </table:table-cell>
          <table:table-cell office:value-type="string" calcext:value-type="string">
            <text:p>Seller offers 33,113 tCO₂ removal from a 22,800 acre project area. The offered volume is just a portion of the total carbon benefits attributed to the project.</text:p>
          </table:table-cell>
          <table:table-cell office:value-type="string" calcext:value-type="string">
            <text:p>There is not enough information to validate this volum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Seller claims 40 year permanence.</text:p>
          </table:table-cell>
          <table:table-cell office:value-type="string" calcext:value-type="string">
            <text:p>No information regarding the project's contractual commitments is available, though seller indicates that project land is put under conservation easement.</text:p>
          </table:table-cell>
          <table:table-cell office:value-type="float" office:value="0" calcext:value-type="float">
            <text:p>0</text:p>
          </table:table-cell>
          <table:table-cell/>
          <table:table-cell office:value-type="string" calcext:value-type="string">
            <text:p>There is not enough information on project specifics to evaluate additionality. Project takes place on government-owned forest preserve.</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Public documentation available only via the Microsoft 2021 Carbon Removal RFP. Key project details are not publicly available, including specific project areas and methodology for calculating carbon benefits.</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67</text:p>
          </table:table-cell>
          <table:table-cell office:value-type="string" calcext:value-type="string">
            <text:p>Hardwick Climate Business Limited</text:p>
          </table:table-cell>
          <table:table-cell office:value-type="string" calcext:value-type="string">
            <text:p>Uruguay</text:p>
          </table:table-cell>
          <table:table-cell office:value-type="string" calcext:value-type="string">
            <text:p>Establishing the Guanare forest plantations.</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registry.verra.org/app/projectDetail/VCS/959</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torage in forest plantations.</text:p>
          </table:table-cell>
          <table:table-cell office:value-type="string" calcext:value-type="string">
            <text:p>Project establishes eucalyptus plantations and harvest on a 22-year rotation.</text:p>
          </table:table-cell>
          <table:table-cell office:value-type="float" office:value="1000000" calcext:value-type="float">
            <text:p>1000000</text:p>
          </table:table-cell>
          <table:table-cell office:value-type="float" office:value="1" calcext:value-type="float">
            <text:p>1</text:p>
          </table:table-cell>
          <table:table-cell office:value-type="string" calcext:value-type="string">
            <text:p>Seller offers 1,000,000 tCO₂ removal from 20,877 ha project area. The offered volume is just a portion of the total carbon benefits attributed to the project. A 10% risk buffer is maintained to mitigate against reversals.</text:p>
          </table:table-cell>
          <table:table-cell office:value-type="string" calcext:value-type="string">
            <text:p>Project predicts a carbon removal rate of 23.4 tCO₂/ha/yr. This is on the high end of a plausible published ranges for Eucalyptus (13.4-23.65 tCO₂/ha/yr). Project methodology includes carbon removal attributed to soil.</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 See Specificity comment.</text:p>
          </table:table-cell>
          <table:table-cell office:value-type="float" office:value="45" calcext:value-type="float">
            <text:p>45</text:p>
          </table:table-cell>
          <table:table-cell office:value-type="float" office:value="0" calcext:value-type="float">
            <text:p>0</text:p>
          </table:table-cell>
          <table:table-cell office:value-type="string" calcext:value-type="string">
            <text:p>Seller claims 86 year permanence.</text:p>
          </table:table-cell>
          <table:table-cell office:value-type="string" calcext:value-type="string">
            <text:p>Project's lifetime appears to be 60 years (2006-2066), with 45 years remaining, which we report as the permanence. Socioeconomic risks are significant on this time horizon due to the risk of default or bankruptcy.</text:p>
          </table:table-cell>
          <table:table-cell office:value-type="float" office:value="0" calcext:value-type="float">
            <text:p>0</text:p>
          </table:table-cell>
          <table:table-cell office:value-type="string" calcext:value-type="string">
            <text:p>Counterfactual specified is continued cattle grazing.</text:p>
          </table:table-cell>
          <table:table-cell office:value-type="string" calcext:value-type="string">
            <text:p>Credited project activites began in 2006, and plantations were fully established by 2011, a year before registration as an offset project. This raises the concern that offered carbon benefits could have been generated up to 15 years ago.</text:p>
          </table:table-cell>
          <table:table-cell office:value-type="string" calcext:value-type="string">
            <text:p>N/A</text:p>
          </table:table-cell>
          <table:table-cell table:number-columns-repeated="2"/>
          <table:table-cell office:value-type="float" office:value="2" calcext:value-type="float">
            <text:p>2</text:p>
          </table:table-cell>
          <table:table-cell/>
          <table:table-cell office:value-type="string" calcext:value-type="string">
            <text:p>Project is formally listed on Verra as VCS959. Significant project information available.</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70</text:p>
          </table:table-cell>
          <table:table-cell office:value-type="string" calcext:value-type="string">
            <text:p>Hardwick Climate Business Limited</text:p>
          </table:table-cell>
          <table:table-cell office:value-type="string" calcext:value-type="string">
            <text:p>Uruguay</text:p>
          </table:table-cell>
          <table:table-cell office:value-type="string" calcext:value-type="string">
            <text:p>Establishing the Weryerhaeuser Uruguay forest plantations.</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registry.verra.org/app/projectDetail/VCS/96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torage in forest plantations.</text:p>
          </table:table-cell>
          <table:table-cell office:value-type="string" calcext:value-type="string">
            <text:p>Project establishes eucalyptus and pine plantations, with a 16 or 21-year harvest rotations, respectively.</text:p>
          </table:table-cell>
          <table:table-cell office:value-type="float" office:value="1000000" calcext:value-type="float">
            <text:p>1000000</text:p>
          </table:table-cell>
          <table:table-cell office:value-type="float" office:value="0" calcext:value-type="float">
            <text:p>0</text:p>
          </table:table-cell>
          <table:table-cell office:value-type="string" calcext:value-type="string">
            <text:p>Seller offers 1,000,000 tCO₂ removal from a 18,191 ha project area. The offered volume is just a portion of the total carbon benefits attributed to the project. A 10% risk buffer is maintained to mitigate against reversals.</text:p>
          </table:table-cell>
          <table:table-cell office:value-type="string" calcext:value-type="string">
            <text:p>Project predicts a carbon removal rate of 31.6 tCO₂/ha/yr. This is above plausible published ranges for Eucalyptus (13-24 tCO₂/ha/yr) or Pinus (15-21 tCO₂/ha/yr). Project methodology includes carbon removal attributed to soil.</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 See Specificity comment.</text:p>
          </table:table-cell>
          <table:table-cell office:value-type="float" office:value="85" calcext:value-type="float">
            <text:p>85</text:p>
          </table:table-cell>
          <table:table-cell office:value-type="float" office:value="0" calcext:value-type="float">
            <text:p>0</text:p>
          </table:table-cell>
          <table:table-cell office:value-type="string" calcext:value-type="string">
            <text:p>Seller claims 106 year permanence.</text:p>
          </table:table-cell>
          <table:table-cell office:value-type="string" calcext:value-type="string">
            <text:p>Project's lifetime appears to be 100 years (2006-2106), with 85 years remaining, which we report as the permanence. Socioeconomic risks are significant on this time horizon due to the risk of default or bankruptcy.</text:p>
          </table:table-cell>
          <table:table-cell office:value-type="float" office:value="0" calcext:value-type="float">
            <text:p>0</text:p>
          </table:table-cell>
          <table:table-cell office:value-type="string" calcext:value-type="string">
            <text:p>Counterfactual specified is continued cattle grazing.</text:p>
          </table:table-cell>
          <table:table-cell office:value-type="string" calcext:value-type="string">
            <text:p>Project plantations were fully planted by 2013. Without clear vintaging, this leads to the concern that offered carbon benefits could have been generated up to 8 years ago.</text:p>
          </table:table-cell>
          <table:table-cell office:value-type="string" calcext:value-type="string">
            <text:p>N/A</text:p>
          </table:table-cell>
          <table:table-cell table:number-columns-repeated="2"/>
          <table:table-cell office:value-type="float" office:value="2" calcext:value-type="float">
            <text:p>2</text:p>
          </table:table-cell>
          <table:table-cell/>
          <table:table-cell office:value-type="string" calcext:value-type="string">
            <text:p>Project is formally listed on Verra as VCS960. Significant project information available.</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71</text:p>
          </table:table-cell>
          <table:table-cell office:value-type="string" calcext:value-type="string">
            <text:p>Ocean-based Climate Solutions</text:p>
          </table:table-cell>
          <table:table-cell office:value-type="string" calcext:value-type="string">
            <text:p>Pacific Ocean (near Hawaii)</text:p>
          </table:table-cell>
          <table:table-cell office:value-type="string" calcext:value-type="string">
            <text:p>Wave-powered upwelling/downwelling for carbon​ sequestration.</text:p>
          </table:table-cell>
          <table:table-cell office:value-type="string" calcext:value-type="string">
            <text:p>ocean,phytoplankt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ocean-based.com</text:p>
          </table:table-cell>
          <table:table-cell table:number-columns-repeated="2" office:value-type="float" office:value="0" calcext:value-type="float">
            <text:p>0</text:p>
          </table:table-cell>
          <table:table-cell office:value-type="string" calcext:value-type="string">
            <text:p>Project removes carbon from atmosphere via sequestration in phytoplankton and transport of phytoplankton biomass to the deep ocean.</text:p>
          </table:table-cell>
          <table:table-cell office:value-type="string" calcext:value-type="string">
            <text:p>Novel early-stage technology with field-trial demonstrations in progress. Wave-powered pumps produce artificial upwelling, stimulating primary production on ocean surface, and downwelling. Dissolved carbon storage in deep oceans raises potential long-term carbon cycle and ocean acidification questions.</text:p>
          </table:table-cell>
          <table:table-cell office:value-type="float" office:value="6800" calcext:value-type="float">
            <text:p>6800</text:p>
          </table:table-cell>
          <table:table-cell office:value-type="float" office:value="0" calcext:value-type="float">
            <text:p>0</text:p>
          </table:table-cell>
          <table:table-cell office:value-type="string" calcext:value-type="string">
            <text:p>Seller offers 6800 tCO₂ removal from the deployment of 3 pumps.</text:p>
          </table:table-cell>
          <table:table-cell office:value-type="string" calcext:value-type="string">
            <text:p>Difficult to assess volume due to early stage of technology.</text:p>
          </table:table-cell>
          <table:table-cell office:value-type="float" office:value="0.931" calcext:value-type="float">
            <text:p>0.931</text:p>
          </table:table-cell>
          <table:table-cell office:value-type="float" office:value="0" calcext:value-type="float">
            <text:p>0</text:p>
          </table:table-cell>
          <table:table-cell office:value-type="string" calcext:value-type="string">
            <text:p>Reported ratio based on project materials, transportation, and business overhead, totaling 270 tCO₂ emissions for the deployment of a single pump. Seller claims 15 year active deployment period with 261.5 tCO₂ sequesteration per year for each pump, for a total 3922.5 tCO₂ sequestered over a pump's active lifetime.</text:p>
          </table:table-cell>
          <table:table-cell office:value-type="string" calcext:value-type="string">
            <text:p>Project emissions are specified in detail, but difficult to validate because technology is early-stage and experimental.</text:p>
          </table:table-cell>
          <table:table-cell office:value-type="float" office:value="500" calcext:value-type="float">
            <text:p>500</text:p>
          </table:table-cell>
          <table:table-cell office:value-type="float" office:value="0" calcext:value-type="float">
            <text:p>0</text:p>
          </table:table-cell>
          <table:table-cell office:value-type="string" calcext:value-type="string">
            <text:p>Seller claims 500 year permanence.</text:p>
          </table:table-cell>
          <table:table-cell office:value-type="string" calcext:value-type="string">
            <text:p>Carbon dioxide removed to lower ocean depths can be stable for millennia, but may affect ocean acidity and be exposed to surface-atmosphere interactions. Unlike geologic storage this stock has an implied end date for effectiveness, albeit a potentially very distant one.</text:p>
          </table:table-cell>
          <table:table-cell office:value-type="float" office:value="2" calcext:value-type="float">
            <text:p>2</text:p>
          </table:table-cell>
          <table:table-cell/>
          <table:table-cell office:value-type="string" calcext:value-type="string">
            <text:p>The only reason to implement artifical upwelling and downwelling is to generate climate benefits, and no such projects are operating today.</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Reasonably thorough description of technology with references. Specific publications or public data on demonstration projects not available.</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72</text:p>
          </table:table-cell>
          <table:table-cell office:value-type="string" calcext:value-type="string">
            <text:p>Investancia Paraguay S.A.</text:p>
          </table:table-cell>
          <table:table-cell office:value-type="string" calcext:value-type="string">
            <text:p>Paraguay</text:p>
          </table:table-cell>
          <table:table-cell office:value-type="string" calcext:value-type="string">
            <text:p>Chaco Pongamia reforestation project.</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investancia.co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torage in silvopasture systems.</text:p>
          </table:table-cell>
          <table:table-cell office:value-type="string" calcext:value-type="string">
            <text:p>Project plants Pongamia pinnata trees in cattle pastures. Trees are harvested to produce biofuel feedstock and cattle feed.</text:p>
          </table:table-cell>
          <table:table-cell office:value-type="float" office:value="447622" calcext:value-type="float">
            <text:p>447622</text:p>
          </table:table-cell>
          <table:table-cell office:value-type="float" office:value="0" calcext:value-type="float">
            <text:p>0</text:p>
          </table:table-cell>
          <table:table-cell office:value-type="string" calcext:value-type="string">
            <text:p>Seller offers 447,622 tCO₂ removal from an unspecified project area. The offered volume is just a portion of the total carbon benefits attributed to the project.</text:p>
          </table:table-cell>
          <table:table-cell office:value-type="string" calcext:value-type="string">
            <text:p>Claims to produce 1 million Pongamia trees annually, with plans to scale to 3-5 million in the future. There is not enough information about the planting, growth assumptions, or harvest patterns to validate this volum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 Pangam Pinnata trees are harvested to produce a crude oil feedstock for "renewable diesel fuel," and the leftovers from oil production are used as cattle feed. A lifecycle analysis, with clear harvest projections, would be critical for understanding the net carbon sequestration of this project.</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Seller claims 100 year permanence.</text:p>
          </table:table-cell>
          <table:table-cell office:value-type="string" calcext:value-type="string">
            <text:p>No information regarding the project's contractual commitments is available. Socioeconomic risks are significant on this time horizon due to the risk of default or bankruptcy.</text:p>
          </table:table-cell>
          <table:table-cell office:value-type="float" office:value="0" calcext:value-type="float">
            <text:p>0</text:p>
          </table:table-cell>
          <table:table-cell office:value-type="string" calcext:value-type="string">
            <text:p>Counterfactual is cattle grazing on pastures without trees.</text:p>
          </table:table-cell>
          <table:table-cell office:value-type="string" calcext:value-type="string">
            <text:p>There is not enough information to evaluate additionality.</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Key project details are not publicly available, including specific project areas and methodology for calculating carbon benefits.</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73</text:p>
          </table:table-cell>
          <table:table-cell office:value-type="string" calcext:value-type="string">
            <text:p>ACT Commodities</text:p>
          </table:table-cell>
          <table:table-cell office:value-type="string" calcext:value-type="string">
            <text:p>Nicaragua</text:p>
          </table:table-cell>
          <table:table-cell office:value-type="string" calcext:value-type="string">
            <text:p>Reforestation with native bamboo by Ecoplanet Bamboo Central America.</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registry.verra.org/app/projectDetail/VCS/1085</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equestration in bamboo.</text:p>
          </table:table-cell>
          <table:table-cell office:value-type="string" calcext:value-type="string">
            <text:p>Project establishes commercial bamboo plantations on degraded pature lands.</text:p>
          </table:table-cell>
          <table:table-cell office:value-type="float" office:value="105000" calcext:value-type="float">
            <text:p>105000</text:p>
          </table:table-cell>
          <table:table-cell office:value-type="float" office:value="0" calcext:value-type="float">
            <text:p>0</text:p>
          </table:table-cell>
          <table:table-cell office:value-type="string" calcext:value-type="string">
            <text:p>Seller claims 105,000 tCO₂ removal over a 2361 ha bamboo plantation area. The offered volume is just a portion of the total carbon benefits attributed to the project. A 10% buffer pool is set aside to mitigate against reversals.</text:p>
          </table:table-cell>
          <table:table-cell office:value-type="string" calcext:value-type="string">
            <text:p>Project predicts a carbon removal rate of 40.57 tCO₂/ha/yr. This is at the high end of published ranges for a variety of bamboo species (the majority falling between 16 and 44 tCO₂/ha/yr). Project methodology includes carbon removal attributed to soil.</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 See Specificity comment.</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Project claims 20 years permanence.</text:p>
          </table:table-cell>
          <table:table-cell office:value-type="string" calcext:value-type="string">
            <text:p>Project lifetime appears to be 20 years (2011-2031), with 10 years remaining, which we report as the permanence.</text:p>
          </table:table-cell>
          <table:table-cell office:value-type="float" office:value="1" calcext:value-type="float">
            <text:p>1</text:p>
          </table:table-cell>
          <table:table-cell office:value-type="string" calcext:value-type="string">
            <text:p>Counterfactual specified is continued low intensity cattle grazing or conversion to large scale oil palm plantations.</text:p>
          </table:table-cell>
          <table:table-cell/>
          <table:table-cell office:value-type="string" calcext:value-type="string">
            <text:p>N/A</text:p>
          </table:table-cell>
          <table:table-cell table:number-columns-repeated="2"/>
          <table:table-cell office:value-type="float" office:value="2" calcext:value-type="float">
            <text:p>2</text:p>
          </table:table-cell>
          <table:table-cell/>
          <table:table-cell office:value-type="string" calcext:value-type="string">
            <text:p>Project is formally listed on Verra as VCS1085. Significant project information available.</text:p>
          </table:table-cell>
          <table:table-cell office:value-type="float" office:value="2" calcext:value-type="float">
            <text:p>2</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74</text:p>
          </table:table-cell>
          <table:table-cell office:value-type="string" calcext:value-type="string">
            <text:p>Operation Wallacea</text:p>
          </table:table-cell>
          <table:table-cell office:value-type="string" calcext:value-type="string">
            <text:p>Indonesia</text:p>
          </table:table-cell>
          <table:table-cell office:value-type="string" calcext:value-type="string">
            <text:p>Restoring damaged forests and growing carbon credits.</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s from forest conversion.</text:p>
          </table:table-cell>
          <table:table-cell/>
          <table:table-cell office:value-type="float" office:value="200382" calcext:value-type="float">
            <text:p>200382</text:p>
          </table:table-cell>
          <table:table-cell office:value-type="float" office:value="0" calcext:value-type="float">
            <text:p>0</text:p>
          </table:table-cell>
          <table:table-cell office:value-type="string" calcext:value-type="string">
            <text:p>Seller offers 200,328 tCO₂ removal from an unspecified project area, with 3 tCO₂ removal offered for FY2021. A 20% buffer will be maintained to mitigate against reversals.</text:p>
          </table:table-cell>
          <table:table-cell office:value-type="string" calcext:value-type="string">
            <text:p>Project claims to take plots with inital standing stock of 50-100 tCO₂/ha to 150 tCO₂/ha over the 25 year project term. This appears to be done through payments to local communities to cease harvest for the first 15 years, allowing natural regeneration, and doing some active planting. Project implementation specifics are not clearly documented.</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 Pangam Pinnata trees are harvested to produce a crude oil feedstock for "renewable diesel fuel," and the leftovers from oil production are used as cattle feed. A lifecycle analysis, with clear harvest projections, would be critical for understanding the net carbon sequestration of this project.</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Project claims 100 year permanence.</text:p>
          </table:table-cell>
          <table:table-cell office:value-type="string" calcext:value-type="string">
            <text:p>No information regarding the project's contractual commitments is available. Socioeconomic risks are significant due to the risk of default or bankruptcy on this time horizon.</text:p>
          </table:table-cell>
          <table:table-cell office:value-type="float" office:value="0" calcext:value-type="float">
            <text:p>0</text:p>
          </table:table-cell>
          <table:table-cell/>
          <table:table-cell office:value-type="string" calcext:value-type="string">
            <text:p>There is not enough information to evaluate additionality.</text:p>
          </table:table-cell>
          <table:table-cell office:value-type="float" office:value="9.89" calcext:value-type="float">
            <text:p>9.89</text:p>
          </table:table-cell>
          <table:table-cell table:number-columns-repeated="2"/>
          <table:table-cell office:value-type="float" office:value="0" calcext:value-type="float">
            <text:p>0</text:p>
          </table:table-cell>
          <table:table-cell/>
          <table:table-cell office:value-type="string" calcext:value-type="string">
            <text:p>Very few project specifics are publicly available.</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75</text:p>
          </table:table-cell>
          <table:table-cell office:value-type="string" calcext:value-type="string">
            <text:p>Regen Network Development</text:p>
          </table:table-cell>
          <table:table-cell office:value-type="string" calcext:value-type="string">
            <text:p>Australia</text:p>
          </table:table-cell>
          <table:table-cell office:value-type="string" calcext:value-type="string">
            <text:p>Soil organic carbon sequestration at Wongella.</text:p>
          </table:table-cell>
          <table:table-cell office:value-type="string" calcext:value-type="string">
            <text:p>soil,grazing</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regen.network/registry/projects/wongella</text:p>
          </table:table-cell>
          <table:table-cell table:number-columns-repeated="2" office:value-type="float" office:value="0" calcext:value-type="float">
            <text:p>0</text:p>
          </table:table-cell>
          <table:table-cell office:value-type="string" calcext:value-type="string">
            <text:p>Removes carbon from atmosphere for sequestration in soil.</text:p>
          </table:table-cell>
          <table:table-cell office:value-type="string" calcext:value-type="string">
            <text:p>Project makes a general claim of increased soil carbon from changes to cattle grazing management. Validating project mechanisms would require specific project details.</text:p>
          </table:table-cell>
          <table:table-cell office:value-type="float" office:value="11250" calcext:value-type="float">
            <text:p>11250</text:p>
          </table:table-cell>
          <table:table-cell office:value-type="float" office:value="0" calcext:value-type="float">
            <text:p>0</text:p>
          </table:table-cell>
          <table:table-cell office:value-type="string" calcext:value-type="string">
            <text:p>Seller offers 11,250 tCO₂ removal from a 3,916 ha project area. The offered volume is just a portion of the total carbon benefits attributed to the project. A 25% buffer pool is maintained to mitigate against reversals.</text:p>
          </table:table-cell>
          <table:table-cell office:value-type="string" calcext:value-type="string">
            <text:p>Project documentation is not available. According to the method project claims to follow, SOC is quantified using 15cm soil samples at each of the sampling sites. SOC data is extrapolated across the project area using an unproven method that relies on SOC correlation to satellite imagery data. Because of the sensitivity of measured SOC to sampling depth and the unproven nature of the extrapolation methods, we cannot validate this volum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25" calcext:value-type="float">
            <text:p>25</text:p>
          </table:table-cell>
          <table:table-cell office:value-type="float" office:value="0" calcext:value-type="float">
            <text:p>0</text:p>
          </table:table-cell>
          <table:table-cell office:value-type="string" calcext:value-type="string">
            <text:p>Seller claims 25 year permanence.</text:p>
          </table:table-cell>
          <table:table-cell office:value-type="string" calcext:value-type="string">
            <text:p>Soil carbon storage can last for decades or more, but it can also be reversed by changes to land use or management practices. Project has the option to either contribute 5% of issued credits to a risk reveral pool, or enter into a 25 year covenent. Lacking project documentation, it is unclear what contractual obligations exist between Regen Network and the landowner.</text:p>
          </table:table-cell>
          <table:table-cell office:value-type="float" office:value="0" calcext:value-type="float">
            <text:p>0</text:p>
          </table:table-cell>
          <table:table-cell/>
          <table:table-cell office:value-type="string" calcext:value-type="string">
            <text:p>Seller indicates that project activities started in 2017. The carbon benefits offered are not clearly vintaged, leading to the concern the carbon benefits offered could have been generated up to 4 years ago. Landowner claims significant cattle carrying capacity co-benefits in addition to carbon benefits. Overall, there is not enough information to evaluate additionality.</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Few project specifics are available. 2 of 4 Regen Network proposals have full documentation, but this project has none.</text:p>
          </table:table-cell>
          <table:table-cell office:value-type="float" office:value="1" calcext:value-type="float">
            <text:p>1</text:p>
          </table:table-cell>
          <table:table-cell office:value-type="string" calcext:value-type="string">
            <text:p>[{'date': '03-17-2021', 'note': 'First release.'}, {'date': '03-18-2021', 'note': 'Fixed typo.'}]</text:p>
          </table:table-cell>
          <table:table-cell table:number-columns-repeated="982"/>
        </table:table-row>
        <table:table-row table:style-name="ro1">
          <table:table-cell office:value-type="string" calcext:value-type="string">
            <text:p>MSFT176</text:p>
          </table:table-cell>
          <table:table-cell office:value-type="string" calcext:value-type="string">
            <text:p>Regen Network Development</text:p>
          </table:table-cell>
          <table:table-cell office:value-type="string" calcext:value-type="string">
            <text:p>Australia</text:p>
          </table:table-cell>
          <table:table-cell office:value-type="string" calcext:value-type="string">
            <text:p>Soil organic carbon sequestration at Woodburn.</text:p>
          </table:table-cell>
          <table:table-cell office:value-type="string" calcext:value-type="string">
            <text:p>soil,grazing</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regen.network/registry/projects/woodburn</text:p>
          </table:table-cell>
          <table:table-cell table:number-columns-repeated="2" office:value-type="float" office:value="0" calcext:value-type="float">
            <text:p>0</text:p>
          </table:table-cell>
          <table:table-cell office:value-type="string" calcext:value-type="string">
            <text:p>Removes carbon from atmosphere for sequestration in soil.</text:p>
          </table:table-cell>
          <table:table-cell office:value-type="string" calcext:value-type="string">
            <text:p>Project makes a general claim of increased soil carbon from changes to cattle grazing management. Validating project mechanisms would require specific project details.</text:p>
          </table:table-cell>
          <table:table-cell office:value-type="float" office:value="22500" calcext:value-type="float">
            <text:p>22500</text:p>
          </table:table-cell>
          <table:table-cell office:value-type="float" office:value="0" calcext:value-type="float">
            <text:p>0</text:p>
          </table:table-cell>
          <table:table-cell office:value-type="string" calcext:value-type="string">
            <text:p>Seller offers 22,500 tCO₂ removal from a 2555 ha project area. The offered volume is just a portion of the total carbon benefits attributed to the project. A 25%buffer pool is maintained to mitigate against reversals.</text:p>
          </table:table-cell>
          <table:table-cell office:value-type="string" calcext:value-type="string">
            <text:p>The two well-documented Regen Network projects share a sampling regime and pool their soil data to calibrate quantification models. There are 6 sampling sites in Woodburn and 9 in Wilmot, for a total of 14 sampling sites over the combined 4409 ha project area. SOC is quantified using 15cm soil samples at each of the sampling sites. SOC data is extrapolated across the project area using an unproven method that relies on SOC correlation to satellite imagery data. Because of the sensitivity of measured SOC to sampling depth and the unproven nature of the extrapolation methods, we cannot validate this volume. In addition, there is inconsistency between the reporting of the two projects. Although they claim to pool sample data, there is no 2020 data reported for Wilmot, while Woodburn reports a major upswing in soil carbon stocks for 2020. If the reported data up until 2019 is considered, the net CO₂ stocks of the two projects together decreased by ~29,000 tCO₂e between 2017 and 2019.</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25" calcext:value-type="float">
            <text:p>25</text:p>
          </table:table-cell>
          <table:table-cell office:value-type="float" office:value="0" calcext:value-type="float">
            <text:p>0</text:p>
          </table:table-cell>
          <table:table-cell office:value-type="string" calcext:value-type="string">
            <text:p>Seller claims 25 year permanence.</text:p>
          </table:table-cell>
          <table:table-cell office:value-type="string" calcext:value-type="string">
            <text:p>Soil carbon storage can last for decades or more, but it can also be reversed by changes to land use or management practices. Project has the option to either contribute 5% of issued credits to a risk reveral pool, or enter into a 25 year covenent to ensure permanence. This project chose the former option.</text:p>
          </table:table-cell>
          <table:table-cell office:value-type="float" office:value="1" calcext:value-type="float">
            <text:p>1</text:p>
          </table:table-cell>
          <table:table-cell/>
          <table:table-cell office:value-type="string" calcext:value-type="string">
            <text:p>Project documentation indicates that project activity (high-density, time-controlled, rotational grazing) started in 2015. The project is credited for the changes in SOC compared to a baseline measurement from 2017.</text:p>
          </table:table-cell>
          <table:table-cell office:value-type="string" calcext:value-type="string">
            <text:p>N/A</text:p>
          </table:table-cell>
          <table:table-cell table:number-columns-repeated="2"/>
          <table:table-cell office:value-type="float" office:value="2" calcext:value-type="float">
            <text:p>2</text:p>
          </table:table-cell>
          <table:table-cell/>
          <table:table-cell office:value-type="string" calcext:value-type="string">
            <text:p>Detailed public documentation on project area and soil carbon quantification methods provided through the Regen Network.</text:p>
          </table:table-cell>
          <table:table-cell office:value-type="float" office:value="1" calcext:value-type="float">
            <text:p>1</text:p>
          </table:table-cell>
          <table:table-cell office:value-type="string" calcext:value-type="string">
            <text:p>[{'date': '03-17-2021', 'note': 'First release.'}, {'date': '03-17-2021', 'note': 'Correction to mechanism note and validation.'}]</text:p>
          </table:table-cell>
          <table:table-cell table:number-columns-repeated="982"/>
        </table:table-row>
        <table:table-row table:style-name="ro1">
          <table:table-cell office:value-type="string" calcext:value-type="string">
            <text:p>MSFT177</text:p>
          </table:table-cell>
          <table:table-cell office:value-type="string" calcext:value-type="string">
            <text:p>Regen Network Development</text:p>
          </table:table-cell>
          <table:table-cell office:value-type="string" calcext:value-type="string">
            <text:p>Australia</text:p>
          </table:table-cell>
          <table:table-cell office:value-type="string" calcext:value-type="string">
            <text:p>Soil organic carbon sequestration at Cavan Station.</text:p>
          </table:table-cell>
          <table:table-cell office:value-type="string" calcext:value-type="string">
            <text:p>soil,grazing</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regen.network/registry/projects/cavan-station</text:p>
          </table:table-cell>
          <table:table-cell table:number-columns-repeated="2" office:value-type="float" office:value="0" calcext:value-type="float">
            <text:p>0</text:p>
          </table:table-cell>
          <table:table-cell office:value-type="string" calcext:value-type="string">
            <text:p>Removes carbon from atmosphere for sequestration in soil.</text:p>
          </table:table-cell>
          <table:table-cell office:value-type="string" calcext:value-type="string">
            <text:p>Project makes a general claim of increased soil carbon from changes to cattle grazing management. Validating project mechanisms would require specific project details.</text:p>
          </table:table-cell>
          <table:table-cell office:value-type="float" office:value="70000" calcext:value-type="float">
            <text:p>70000</text:p>
          </table:table-cell>
          <table:table-cell office:value-type="float" office:value="0" calcext:value-type="float">
            <text:p>0</text:p>
          </table:table-cell>
          <table:table-cell office:value-type="string" calcext:value-type="string">
            <text:p>Seller offers 70,000 tCO₂ removal from a 9900 ha project area. The offered volume is just a portion of the total carbon benefits attributed to the project. A 25% buffer pool is maintained to mitigate against reversals.</text:p>
          </table:table-cell>
          <table:table-cell office:value-type="string" calcext:value-type="string">
            <text:p>Project documentation is not available. According to the method project claims to follow, SOC is quantified using 15cm soil samples at each of the sampling sites. SOC data is extrapolated across the project area using an unproven method that relies on SOC correlation to satellite imagery data. Because of the sensitivity of measured SOC to sampling depth and the unproven nature of the extrapolation methods, we cannot validate this volum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25" calcext:value-type="float">
            <text:p>25</text:p>
          </table:table-cell>
          <table:table-cell office:value-type="float" office:value="0" calcext:value-type="float">
            <text:p>0</text:p>
          </table:table-cell>
          <table:table-cell office:value-type="string" calcext:value-type="string">
            <text:p>Seller claims 25 year permanence.</text:p>
          </table:table-cell>
          <table:table-cell office:value-type="string" calcext:value-type="string">
            <text:p>Soil carbon storage can last for decades or more, but it can also be reversed by changes to land use or management practices. Project has the option to either contribute 5% of issued credits to a risk reveral pool, or enter into a 25 year covenent. Lacking project documentation, it is unclear what contractual obligations exist between Regen Network and the landowner.</text:p>
          </table:table-cell>
          <table:table-cell office:value-type="float" office:value="0" calcext:value-type="float">
            <text:p>0</text:p>
          </table:table-cell>
          <table:table-cell/>
          <table:table-cell office:value-type="string" calcext:value-type="string">
            <text:p>There is not enough information to evaluate additionality.</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Few project specifics are available. 2 of 4 Regen Network proposals have full documentation, but this project has none.</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78</text:p>
          </table:table-cell>
          <table:table-cell office:value-type="string" calcext:value-type="string">
            <text:p>Regen Network Development</text:p>
          </table:table-cell>
          <table:table-cell office:value-type="string" calcext:value-type="string">
            <text:p>Australia</text:p>
          </table:table-cell>
          <table:table-cell office:value-type="string" calcext:value-type="string">
            <text:p>Soil organic carbon sequestration with Wilmot Cattle Co.</text:p>
          </table:table-cell>
          <table:table-cell office:value-type="string" calcext:value-type="string">
            <text:p>soil,grazing</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regen.network/registry/projects/wilmot</text:p>
          </table:table-cell>
          <table:table-cell table:number-columns-repeated="2" office:value-type="float" office:value="0" calcext:value-type="float">
            <text:p>0</text:p>
          </table:table-cell>
          <table:table-cell office:value-type="string" calcext:value-type="string">
            <text:p>Removes carbon from atmosphere for sequestration in soil.</text:p>
          </table:table-cell>
          <table:table-cell office:value-type="string" calcext:value-type="string">
            <text:p>Project makes a general claim of increased soil carbon from changes to cattle grazing management. Validating project mechanisms would require specific project details.</text:p>
          </table:table-cell>
          <table:table-cell office:value-type="float" office:value="22500" calcext:value-type="float">
            <text:p>22500</text:p>
          </table:table-cell>
          <table:table-cell office:value-type="float" office:value="0" calcext:value-type="float">
            <text:p>0</text:p>
          </table:table-cell>
          <table:table-cell office:value-type="string" calcext:value-type="string">
            <text:p>Seller offers 22,500 tCO₂ removal from a 1854 ha project area. The offered volume is just a portion of the total carbon benefits attributed to the project. A 25% buffer pool is maintained to mitigate against reversals.</text:p>
          </table:table-cell>
          <table:table-cell office:value-type="string" calcext:value-type="string">
            <text:p>The two well-documented Regen Network projects share a sampling regime and pool their soil data to calibrate quantification models. There are 6 sampling sites in Woodburn and 9 in Wilmot, for a total of 14 sampling sites over the combined 4409 ha project area. SOC is quantified using 15cm soil samples at each of the sampling sites. SOC data is extrapolated across the project area using an unproven method that relies on SOC correlation to satellite imagery data. Because of the sensitivity of measured SOC to sampling depth and the unproven nature of the extrapolation methods, we cannot validate this volume. In addition, there is inconsistency between the reporting of the two projects. Although they claim to pool sample data, there is no 2020 data reported for Wilmot, while Woodburn reports a major upswing in soil carbon stocks for 2020. If the reported data up until 2019 is considered, the net CO₂ stocks of the two projects together decreased by ~29,000 tCO₂e between 2017 and 2019.</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text:p>
          </table:table-cell>
          <table:table-cell office:value-type="float" office:value="25" calcext:value-type="float">
            <text:p>25</text:p>
          </table:table-cell>
          <table:table-cell office:value-type="float" office:value="0" calcext:value-type="float">
            <text:p>0</text:p>
          </table:table-cell>
          <table:table-cell office:value-type="string" calcext:value-type="string">
            <text:p>Seller claims 25 year permanence.</text:p>
          </table:table-cell>
          <table:table-cell office:value-type="string" calcext:value-type="string">
            <text:p>Soil carbon storage can last for decades or more, but it can also be reversed by changes to land use or management practices. Project has the option to either contribute 5% of issued credits to a risk reveral pool, or enter into a 25 year covenent to ensure permanence. This project chose the former option.</text:p>
          </table:table-cell>
          <table:table-cell office:value-type="float" office:value="1" calcext:value-type="float">
            <text:p>1</text:p>
          </table:table-cell>
          <table:table-cell/>
          <table:table-cell office:value-type="string" calcext:value-type="string">
            <text:p>Project documentation indicates that project activity (high-density, time-controlled, rotational grazing) started in 2016. The project is credited for the changes in SOC compared to a baseline measurement from 2017.</text:p>
          </table:table-cell>
          <table:table-cell office:value-type="string" calcext:value-type="string">
            <text:p>N/A</text:p>
          </table:table-cell>
          <table:table-cell table:number-columns-repeated="2"/>
          <table:table-cell office:value-type="float" office:value="2" calcext:value-type="float">
            <text:p>2</text:p>
          </table:table-cell>
          <table:table-cell/>
          <table:table-cell office:value-type="string" calcext:value-type="string">
            <text:p>Detailed public documentation on project area and soil carbon quantification methods provided through the Regen Network.</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79</text:p>
          </table:table-cell>
          <table:table-cell office:value-type="string" calcext:value-type="string">
            <text:p>ACT Commodities</text:p>
          </table:table-cell>
          <table:table-cell office:value-type="string" calcext:value-type="string">
            <text:p>Indonesia</text:p>
          </table:table-cell>
          <table:table-cell office:value-type="string" calcext:value-type="string">
            <text:p>Restoration of the Sumatra Merang Peatland.</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registry.verra.org/app/projectDetail/VCS/1899</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peatland, and avoids emissions by reducing deforestation, fire risk, and peatland decomposition.</text:p>
          </table:table-cell>
          <table:table-cell office:value-type="string" calcext:value-type="string">
            <text:p>Project activities include rewetting drained peatland areas, conserving existing natural peat areas, implementing fire control measures, and allowing the natural regeneration of vegetation.</text:p>
          </table:table-cell>
          <table:table-cell office:value-type="float" office:value="500000" calcext:value-type="float">
            <text:p>500000</text:p>
          </table:table-cell>
          <table:table-cell office:value-type="float" office:value="0" calcext:value-type="float">
            <text:p>0</text:p>
          </table:table-cell>
          <table:table-cell office:value-type="string" calcext:value-type="string">
            <text:p>Seller claims 500,000 tCO₂ of removal from a 22,922 ha project area. The offered volume is just a portion of the total carbon benefits attributed to the project. A 14% buffer is maintained to mitigate against reversals.</text:p>
          </table:table-cell>
          <table:table-cell office:value-type="string" calcext:value-type="string">
            <text:p>Seller claims to offer removal only. Since registries do not track removal and avoided emissions as separate types of carbon benefits, there is no way to validate that the removal slice of the project has not already been sold, or will not be sold again in the future. Project methodology includes carbon removal attributed to soil.</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 See Specificity comment.</text:p>
          </table:table-cell>
          <table:table-cell office:value-type="float" office:value="18" calcext:value-type="float">
            <text:p>18</text:p>
          </table:table-cell>
          <table:table-cell office:value-type="float" office:value="1" calcext:value-type="float">
            <text:p>1</text:p>
          </table:table-cell>
          <table:table-cell office:value-type="string" calcext:value-type="string">
            <text:p>Project claims 47 year permanence.</text:p>
          </table:table-cell>
          <table:table-cell office:value-type="string" calcext:value-type="string">
            <text:p>Project lifetime appears to be 47 years (2016-2062), with 42 years remaining. The Carbon Storage and Sequestration license that gives the proponents tenure over the project area is a 25-year license, extendable up to 50 years. This license was granted in 2013, implying an 18 year horizon on the current license. We report the minimum of these two time periods.</text:p>
          </table:table-cell>
          <table:table-cell office:value-type="float" office:value="1" calcext:value-type="float">
            <text:p>1</text:p>
          </table:table-cell>
          <table:table-cell office:value-type="string" calcext:value-type="string">
            <text:p>Counterfactual specified as continued degradation of peatland and conversion of some of the project area into industrial acacia plantations.</text:p>
          </table:table-cell>
          <table:table-cell/>
          <table:table-cell office:value-type="string" calcext:value-type="string">
            <text:p>N/A</text:p>
          </table:table-cell>
          <table:table-cell table:number-columns-repeated="2"/>
          <table:table-cell office:value-type="float" office:value="2" calcext:value-type="float">
            <text:p>2</text:p>
          </table:table-cell>
          <table:table-cell/>
          <table:table-cell office:value-type="string" calcext:value-type="string">
            <text:p>Project is formally listed on Verra as VCS1899. Significant project information available from multiple public sources.</text:p>
          </table:table-cell>
          <table:table-cell office:value-type="float" office:value="2" calcext:value-type="float">
            <text:p>2</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80</text:p>
          </table:table-cell>
          <table:table-cell office:value-type="string" calcext:value-type="string">
            <text:p>PT Global Alam Lestari</text:p>
          </table:table-cell>
          <table:table-cell office:value-type="string" calcext:value-type="string">
            <text:p>Indonesia</text:p>
          </table:table-cell>
          <table:table-cell office:value-type="string" calcext:value-type="string">
            <text:p>Restoration of the Sumatra Merang Peatland.</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ecosphere.plus/sumatra-merang-peatland/</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peatland, and avoids emissions by reducing deforestation, fire risk, and peatland decomposition.</text:p>
          </table:table-cell>
          <table:table-cell office:value-type="string" calcext:value-type="string">
            <text:p>Project activities include rewetting drained peatland areas, conserving existing natural peat areas, implementing fire control measures, and natural regeneration of forest vegetation.</text:p>
          </table:table-cell>
          <table:table-cell office:value-type="float" office:value="5915842" calcext:value-type="float">
            <text:p>5915842</text:p>
          </table:table-cell>
          <table:table-cell office:value-type="float" office:value="0" calcext:value-type="float">
            <text:p>0</text:p>
          </table:table-cell>
          <table:table-cell office:value-type="string" calcext:value-type="string">
            <text:p>Seller claims 5,915,842 tCO₂ of removal from a 22,922 ha project area, with 360k offered for FY2021. The total offered volume is just a portion of the carbon benefits attributed to the project. A 14% buffer is maintained to mitigate against reversals.</text:p>
          </table:table-cell>
          <table:table-cell office:value-type="string" calcext:value-type="string">
            <text:p>Seller claims to offer removal only. Since registries do not track removal and avoided emissions as separate types of carbon benefits, there is no way to validate that the removal slice of the project has not already been sold, or will not be sold again in the future. Project methodology includes carbon removal attributed to soil.</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 See Specificity comment.</text:p>
          </table:table-cell>
          <table:table-cell office:value-type="float" office:value="18" calcext:value-type="float">
            <text:p>18</text:p>
          </table:table-cell>
          <table:table-cell office:value-type="float" office:value="1" calcext:value-type="float">
            <text:p>1</text:p>
          </table:table-cell>
          <table:table-cell office:value-type="string" calcext:value-type="string">
            <text:p>Project claims 47 year permanence.</text:p>
          </table:table-cell>
          <table:table-cell office:value-type="string" calcext:value-type="string">
            <text:p>Project lifetime appears to be 47 years (2016-2062), with 42 years remaining. The Carbon Storage and Sequestration license that gives the proponents tenure over the project area is a 25-year license, extendable up to 50 years. This license was granted in 2013, implying an 18 year horizon on the current license. We report the minimum of these two time periods.</text:p>
          </table:table-cell>
          <table:table-cell office:value-type="float" office:value="1" calcext:value-type="float">
            <text:p>1</text:p>
          </table:table-cell>
          <table:table-cell office:value-type="string" calcext:value-type="string">
            <text:p>Counterfactual specified as continued degradation of peatland and conversion of some of the project area into industrial acacia plantations.</text:p>
          </table:table-cell>
          <table:table-cell/>
          <table:table-cell office:value-type="string" calcext:value-type="string">
            <text:p>N/A</text:p>
          </table:table-cell>
          <table:table-cell table:number-columns-repeated="2"/>
          <table:table-cell office:value-type="float" office:value="2" calcext:value-type="float">
            <text:p>2</text:p>
          </table:table-cell>
          <table:table-cell/>
          <table:table-cell office:value-type="string" calcext:value-type="string">
            <text:p>Project is formally listed on Verra as VCS1899. Significant project information available from multiple public sources.</text:p>
          </table:table-cell>
          <table:table-cell office:value-type="float" office:value="2" calcext:value-type="float">
            <text:p>2</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81</text:p>
          </table:table-cell>
          <table:table-cell office:value-type="string" calcext:value-type="string">
            <text:p>Pan-African Environmental Conservation and Development Company</text:p>
          </table:table-cell>
          <table:table-cell office:value-type="string" calcext:value-type="string">
            <text:p>Democratic Republic of Congo</text:p>
          </table:table-cell>
          <table:table-cell office:value-type="string" calcext:value-type="string">
            <text:p>Bolomba &amp; Ingende REDD+ projects.</text:p>
          </table:table-cell>
          <table:table-cell office:value-type="string" calcext:value-type="string">
            <text:p>forests,redd+</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pecdcgroup.com/current-project</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s by discouraging deforestation and degradation.</text:p>
          </table:table-cell>
          <table:table-cell/>
          <table:table-cell office:value-type="float" office:value="28" calcext:value-type="float">
            <text:p>28</text:p>
          </table:table-cell>
          <table:table-cell office:value-type="float" office:value="0" calcext:value-type="float">
            <text:p>0</text:p>
          </table:table-cell>
          <table:table-cell office:value-type="string" calcext:value-type="string">
            <text:p>Seller offers 28 tCO₂ removal from an 493,569 project area. The offered volume is a small portion of the total carbon benefits that will be attributed to the project.</text:p>
          </table:table-cell>
          <table:table-cell office:value-type="string" calcext:value-type="string">
            <text:p>There is not enough information to validate this volume. See Specificity comment.</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 Pangam Pinnata trees are harvested to produce a crude oil feedstock for "renewable diesel fuel," and the leftovers from oil production are used as cattle feed. A lifecycle analysis, with clear harvest projections, would be critical for understanding the net carbon sequestration of this project.</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Seller claims 100 year permanence.</text:p>
          </table:table-cell>
          <table:table-cell office:value-type="string" calcext:value-type="string">
            <text:p>No information regarding the project's contractual commitments is available. Socioeconomic risks are significant on this time horizon due to the risk of default or bankruptcy.</text:p>
          </table:table-cell>
          <table:table-cell office:value-type="float" office:value="0" calcext:value-type="float">
            <text:p>0</text:p>
          </table:table-cell>
          <table:table-cell/>
          <table:table-cell office:value-type="string" calcext:value-type="string">
            <text:p>There is not enough information to evaluate additionality.</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Key project details are not publicly available, including specific project areas, specific project activities, and methodology for calculating carbon benefits.</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83</text:p>
          </table:table-cell>
          <table:table-cell office:value-type="string" calcext:value-type="string">
            <text:p>Running Tide</text:p>
          </table:table-cell>
          <table:table-cell office:value-type="string" calcext:value-type="string">
            <text:p>Atlantic Ocean</text:p>
          </table:table-cell>
          <table:table-cell office:value-type="string" calcext:value-type="string">
            <text:p>Open ocean kelp farming for carbon sequestration in oceanic sediments.</text:p>
          </table:table-cell>
          <table:table-cell office:value-type="string" calcext:value-type="string">
            <text:p>ocean,macroalgae</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runningtide.co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via sequestration in kelp and transport of kelp biomass to the deep ocean.</text:p>
          </table:table-cell>
          <table:table-cell office:value-type="string" calcext:value-type="string">
            <text:p>Project grows kelp on floating 'microfarm' line assemblies. After a period of drifting and growing, assembly loses buoyency and sinks kelp biomass into the deep ocean for long term sequestration. Demonstration of successful kelp sinking is important to the integrity of this removal solution.</text:p>
          </table:table-cell>
          <table:table-cell office:value-type="float" office:value="10000" calcext:value-type="float">
            <text:p>10000</text:p>
          </table:table-cell>
          <table:table-cell office:value-type="float" office:value="0" calcext:value-type="float">
            <text:p>0</text:p>
          </table:table-cell>
          <table:table-cell office:value-type="string" calcext:value-type="string">
            <text:p>Seller offers 10,000 tCO₂ removal from the deployment of offshore micro-farms.</text:p>
          </table:table-cell>
          <table:table-cell office:value-type="string" calcext:value-type="string">
            <text:p>Feasibility study for offshore microfarms currently underway. Data to be released before proposed December 2021 microfrarm deployment.</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Project emissions include embodied carbon of materials and assembly process, operation of kelp nursery, transporation, and ecological dynamics of kelp near the ocean surface. There is not enough information to calculate or validate negativity.</text:p>
          </table:table-cell>
          <table:table-cell office:value-type="float" office:value="1000" calcext:value-type="float">
            <text:p>1000</text:p>
          </table:table-cell>
          <table:table-cell office:value-type="float" office:value="0" calcext:value-type="float">
            <text:p>0</text:p>
          </table:table-cell>
          <table:table-cell office:value-type="string" calcext:value-type="string">
            <text:p>Seller claims 1000 year permanence.</text:p>
          </table:table-cell>
          <table:table-cell office:value-type="string" calcext:value-type="string">
            <text:p>Demonstration of successful kelp sinking is pending, and is critical to assess permanence. Carbon dioxide removed to lower ocean depths can be stable for millennia, but may affect ocean acidity and be exposed to surface-atmosphere interactions. Unlike geologic storage this stock has an implied end date for effectiveness, albeit a potentially very distant one.</text:p>
          </table:table-cell>
          <table:table-cell office:value-type="float" office:value="2" calcext:value-type="float">
            <text:p>2</text:p>
          </table:table-cell>
          <table:table-cell/>
          <table:table-cell office:value-type="string" calcext:value-type="string">
            <text:p>The only reason to implement a project that sinks kelp is to generate climate benefits, and no such projects are operating today.</text:p>
          </table:table-cell>
          <table:table-cell office:value-type="string" calcext:value-type="string">
            <text:p>N/A</text:p>
          </table:table-cell>
          <table:table-cell table:number-columns-repeated="2"/>
          <table:table-cell office:value-type="float" office:value="1" calcext:value-type="float">
            <text:p>1</text:p>
          </table:table-cell>
          <table:table-cell/>
          <table:table-cell office:value-type="string" calcext:value-type="string">
            <text:p>Reasonably thorough description of technology with references. Project specifics are well defined. Specific publications or public data from the feasibility study would be useful for further analysis.</text:p>
          </table:table-cell>
          <table:table-cell office:value-type="float" office:value="2" calcext:value-type="float">
            <text:p>2</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84</text:p>
          </table:table-cell>
          <table:table-cell office:value-type="string" calcext:value-type="string">
            <text:p>Soil Value Exchange</text:p>
          </table:table-cell>
          <table:table-cell office:value-type="string" calcext:value-type="string">
            <text:p>USA</text:p>
          </table:table-cell>
          <table:table-cell office:value-type="string" calcext:value-type="string">
            <text:p>Carbon storage in healthy grassland soil.</text:p>
          </table:table-cell>
          <table:table-cell office:value-type="string" calcext:value-type="string">
            <text:p>soil,grazing</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soil-value-exchange.com</text:p>
          </table:table-cell>
          <table:table-cell table:number-columns-repeated="2" office:value-type="float" office:value="0" calcext:value-type="float">
            <text:p>0</text:p>
          </table:table-cell>
          <table:table-cell office:value-type="string" calcext:value-type="string">
            <text:p>Project removes carbon from atmosphere for storage in soil.</text:p>
          </table:table-cell>
          <table:table-cell office:value-type="string" calcext:value-type="string">
            <text:p>Project sells CDR from a newly developed standard for soil carbon. Validating project mechanisms would require specific project details.</text:p>
          </table:table-cell>
          <table:table-cell office:value-type="float" office:value="50000" calcext:value-type="float">
            <text:p>50000</text:p>
          </table:table-cell>
          <table:table-cell office:value-type="float" office:value="0" calcext:value-type="float">
            <text:p>0</text:p>
          </table:table-cell>
          <table:table-cell office:value-type="string" calcext:value-type="string">
            <text:p>Seller offers 50,000 tCO₂ removal projects registered under a new standard.</text:p>
          </table:table-cell>
          <table:table-cell office:value-type="string" calcext:value-type="string">
            <text:p>There is not enough information to validate this volume. At minimum, project specifics or detailed accounting methodology would be needed for futher analysis.</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 See Specificity comment.</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Seller claims 10 year permanence.</text:p>
          </table:table-cell>
          <table:table-cell office:value-type="string" calcext:value-type="string">
            <text:p>No information regarding the landowners' contractual commitments is available. Soil carbon storage can last for decades or more, but it can also be reversed by changes to land use or management practices.</text:p>
          </table:table-cell>
          <table:table-cell office:value-type="float" office:value="0" calcext:value-type="float">
            <text:p>0</text:p>
          </table:table-cell>
          <table:table-cell/>
          <table:table-cell office:value-type="string" calcext:value-type="string">
            <text:p>There is not enough information to evaluate additionality.</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Offer is based on a new soil carbon storage standard, for which few public details are available. No details are available regarding participating projects.</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85</text:p>
          </table:table-cell>
          <table:table-cell office:value-type="string" calcext:value-type="string">
            <text:p>U.S. Endowment for Forestry and Communities</text:p>
          </table:table-cell>
          <table:table-cell office:value-type="string" calcext:value-type="string">
            <text:p>Oregon, USA</text:p>
          </table:table-cell>
          <table:table-cell office:value-type="string" calcext:value-type="string">
            <text:p>Using torrefied wood from forest restoration for BECCS.</text:p>
          </table:table-cell>
          <table:table-cell office:value-type="string" calcext:value-type="string">
            <text:p>biomass,injec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usendowment.org/what-we-do/wood-to-energy/oregon-torrefaction/</text:p>
          </table:table-cell>
          <table:table-cell table:number-columns-repeated="2" office:value-type="float" office:value="1" calcext:value-type="float">
            <text:p>1</text:p>
          </table:table-cell>
          <table:table-cell office:value-type="string" calcext:value-type="string">
            <text:p>Avoids emissions from biomass resources, transforming them into a fuel, capturing the CO₂ upon combustion for geologic storage.</text:p>
          </table:table-cell>
          <table:table-cell office:value-type="string" calcext:value-type="string">
            <text:p>Project uses torrefaction to turn waste wood into fuel suitable for a coal-fired power plant. Project seeks to add CCS to the power plant, and store the captured emissions in basalt formations. From a narrow lifecycle perspective, project only avoids biogenic CO₂ emissions. From a broad perspective, the same mechanism forms a carbon removal pathway when coupled to biomass production.</text:p>
          </table:table-cell>
          <table:table-cell office:value-type="float" office:value="600000" calcext:value-type="float">
            <text:p>600000</text:p>
          </table:table-cell>
          <table:table-cell office:value-type="float" office:value="0" calcext:value-type="float">
            <text:p>0</text:p>
          </table:table-cell>
          <table:table-cell office:value-type="string" calcext:value-type="string">
            <text:p>Seller offers 600,000 t CO₂ removal on an uspecified timeline.</text:p>
          </table:table-cell>
          <table:table-cell office:value-type="string" calcext:value-type="string">
            <text:p>The production of torrefied wood that would embody 600,000 tCO₂ is plausible, but permanent sequestration depends on the CCS portion of the proposal. The partnership between the torrefied wood producer and the power plant is not verifiable. Seller does not specify the carbon capture technology to be used, or a specific storage strategy.</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Negativity is a key parameter for evaluating BECCS projects. LCA details are available for the the production of torrefied wood, but not for the CCS portion of the project. There is not enough information to calculate negativity.</text:p>
          </table:table-cell>
          <table:table-cell office:value-type="float" office:value="1000" calcext:value-type="float">
            <text:p>1000</text:p>
          </table:table-cell>
          <table:table-cell office:value-type="float" office:value="0" calcext:value-type="float">
            <text:p>0</text:p>
          </table:table-cell>
          <table:table-cell office:value-type="string" calcext:value-type="string">
            <text:p>Seller claims 1000 year permanence.</text:p>
          </table:table-cell>
          <table:table-cell office:value-type="string" calcext:value-type="string">
            <text:p>Successful geologic sequestration produces reliable, effectively permanent carbon storage. However, project lacks details regarding the CCS portion of the project and therefore permanence cannot be validated.</text:p>
          </table:table-cell>
          <table:table-cell office:value-type="float" office:value="0" calcext:value-type="float">
            <text:p>0</text:p>
          </table:table-cell>
          <table:table-cell/>
          <table:table-cell office:value-type="string" calcext:value-type="string">
            <text:p>There is not enough information to evaluate additionality.</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Few project details are avialable. Critical elements, including key partnerships, details regarding the CCS strategy, and full project LCA remain undefined.</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86</text:p>
          </table:table-cell>
          <table:table-cell office:value-type="string" calcext:value-type="string">
            <text:p>EcoTree</text:p>
          </table:table-cell>
          <table:table-cell office:value-type="string" calcext:value-type="string">
            <text:p>France</text:p>
          </table:table-cell>
          <table:table-cell office:value-type="string" calcext:value-type="string">
            <text:p>Private forest raising project.</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ecotree.green/en/?_forceLocale=en</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roject removes carbon from atmosphere for storage in forests, and avoids emissions from forest conversion.</text:p>
          </table:table-cell>
          <table:table-cell office:value-type="string" calcext:value-type="string">
            <text:p>Project buys farmland, plants trees, sells ownership of individual trees and carbon assets to private parties, and performs selective harvest to return timber profit to tree owners.</text:p>
          </table:table-cell>
          <table:table-cell office:value-type="float" office:value="70" calcext:value-type="float">
            <text:p>70</text:p>
          </table:table-cell>
          <table:table-cell office:value-type="float" office:value="0" calcext:value-type="float">
            <text:p>0</text:p>
          </table:table-cell>
          <table:table-cell office:value-type="string" calcext:value-type="string">
            <text:p>Seller offers 70 tCO₂ from an unspecified project area.</text:p>
          </table:table-cell>
          <table:table-cell office:value-type="string" calcext:value-type="string">
            <text:p>There is not enough information to validate this volum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 Pangam Pinnata trees are harvested to produce a crude oil feedstock for "renewable diesel fuel," and the leftovers from oil production are used as cattle feed. A lifecycle analysis, with clear harvest projections, would be critical for understanding the net carbon sequestration of this project.</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Seller claims 10 year permanence.</text:p>
          </table:table-cell>
          <table:table-cell office:value-type="string" calcext:value-type="string">
            <text:p>No information regarding the projects' contractual commitments is available.</text:p>
          </table:table-cell>
          <table:table-cell office:value-type="float" office:value="0" calcext:value-type="float">
            <text:p>0</text:p>
          </table:table-cell>
          <table:table-cell/>
          <table:table-cell office:value-type="string" calcext:value-type="string">
            <text:p>There is not enough information to evaluate additionality.</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Key project details are not publicly available, including specific project areas, specific project activities, and methodology for calculating carbon benefits.</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87</text:p>
          </table:table-cell>
          <table:table-cell office:value-type="string" calcext:value-type="string">
            <text:p>Intuit Earth</text:p>
          </table:table-cell>
          <table:table-cell office:value-type="string" calcext:value-type="string">
            <text:p>Australia</text:p>
          </table:table-cell>
          <table:table-cell office:value-type="string" calcext:value-type="string">
            <text:p>Agro-ecology carbon farming with Carbon Sync.</text:p>
          </table:table-cell>
          <table:table-cell office:value-type="string" calcext:value-type="string">
            <text:p>soil,farming</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s://www.carbonsync.com.au</text:p>
          </table:table-cell>
          <table:table-cell table:number-columns-repeated="2" office:value-type="float" office:value="0" calcext:value-type="float">
            <text:p>0</text:p>
          </table:table-cell>
          <table:table-cell office:value-type="string" calcext:value-type="string">
            <text:p>Project removes carbon from atmosphere for storage in soil.</text:p>
          </table:table-cell>
          <table:table-cell office:value-type="string" calcext:value-type="string">
            <text:p>Project helps farmers adopt management practices to sequester carbon in the soil. Multiple established soil carbon removal pathways exist, but validating project mechanisms would require specific project details.</text:p>
          </table:table-cell>
          <table:table-cell office:value-type="float" office:value="10000" calcext:value-type="float">
            <text:p>10000</text:p>
          </table:table-cell>
          <table:table-cell office:value-type="float" office:value="0" calcext:value-type="float">
            <text:p>0</text:p>
          </table:table-cell>
          <table:table-cell office:value-type="string" calcext:value-type="string">
            <text:p>Seller offers 10,000 tCO₂ removal.</text:p>
          </table:table-cell>
          <table:table-cell office:value-type="string" calcext:value-type="string">
            <text:p>There is not enough information to validate this volum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 Pangam Pinnata trees are harvested to produce a crude oil feedstock for "renewable diesel fuel," and the leftovers from oil production are used as cattle feed. A lifecycle analysis, with clear harvest projections, would be critical for understanding the net carbon sequestration of this project.</text:p>
          </table:table-cell>
          <table:table-cell office:value-type="float" office:value="25" calcext:value-type="float">
            <text:p>25</text:p>
          </table:table-cell>
          <table:table-cell office:value-type="float" office:value="0" calcext:value-type="float">
            <text:p>0</text:p>
          </table:table-cell>
          <table:table-cell office:value-type="string" calcext:value-type="string">
            <text:p>Seller claims 25 year permanence.</text:p>
          </table:table-cell>
          <table:table-cell office:value-type="string" calcext:value-type="string">
            <text:p>No information regarding the projects' contractual commitments is available.</text:p>
          </table:table-cell>
          <table:table-cell office:value-type="float" office:value="0" calcext:value-type="float">
            <text:p>0</text:p>
          </table:table-cell>
          <table:table-cell/>
          <table:table-cell office:value-type="string" calcext:value-type="string">
            <text:p>There is not enough information to evaluate additionality.</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Key project details are not publicly available, including specific project areas, specific project activities, and methodology for quantifying carbon benefits.</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88</text:p>
          </table:table-cell>
          <table:table-cell office:value-type="string" calcext:value-type="string">
            <text:p>Biochar Now</text:p>
          </table:table-cell>
          <table:table-cell office:value-type="string" calcext:value-type="string">
            <text:p>Colorado, USA</text:p>
          </table:table-cell>
          <table:table-cell office:value-type="string" calcext:value-type="string">
            <text:p>Embedded biochar in daily products.</text:p>
          </table:table-cell>
          <table:table-cell office:value-type="string" calcext:value-type="string">
            <text:p>biomass,biochar</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http://biocharnow.com/</text:p>
          </table:table-cell>
          <table:table-cell table:number-columns-repeated="2" office:value-type="float" office:value="1" calcext:value-type="float">
            <text:p>1</text:p>
          </table:table-cell>
          <table:table-cell office:value-type="string" calcext:value-type="string">
            <text:p>Avoids emissions from decomposing biomass resources and transforms them into long-lived biochar materials.</text:p>
          </table:table-cell>
          <table:table-cell office:value-type="string" calcext:value-type="string">
            <text:p>Project produces biochar, and embeds it in secondary products (e.g. packaging, plastics, cement). The products are then sold with the embedded carbon benefit. From a narrow lifecycle perspective, the production of biochar only avoids biogenic CO₂ emissions. From a broad perspective, the same mechanism forms a carbon removal pathway when coupled to biomass production.</text:p>
          </table:table-cell>
          <table:table-cell office:value-type="float" office:value="100000" calcext:value-type="float">
            <text:p>100000</text:p>
          </table:table-cell>
          <table:table-cell office:value-type="float" office:value="0" calcext:value-type="float">
            <text:p>0</text:p>
          </table:table-cell>
          <table:table-cell office:value-type="string" calcext:value-type="string">
            <text:p>Seller offers 100,000 tCO₂ removal embedded (literally and figuratively) in secondary materials like cement and mycelium-based packaging.</text:p>
          </table:table-cell>
          <table:table-cell office:value-type="string" calcext:value-type="string">
            <text:p>Project specifics around biochar production would be needed to validate this volum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Life cycle analysis, including the emissions associated with embedding biochar in secondary products, is important for understanding the net carbon benefits of this offer. There is not enough information to calculate or validate negativity.</text:p>
          </table:table-cell>
          <table:table-cell office:value-type="float" office:value="568" calcext:value-type="float">
            <text:p>568</text:p>
          </table:table-cell>
          <table:table-cell office:value-type="float" office:value="1" calcext:value-type="float">
            <text:p>1</text:p>
          </table:table-cell>
          <table:table-cell office:value-type="string" calcext:value-type="string">
            <text:p>Seller claims 5000 year permanence.</text:p>
          </table:table-cell>
          <table:table-cell office:value-type="string" calcext:value-type="string">
            <text:p>For consistency in reporting biochar projects, we report permanence as the approximate duration over which 90% of biochar C remains. In this case, the O:C ratio is not available, so we conservatively assume a high ratio of 0.8. Using a simple published model, we estimate that 90% of the biochar C will remain in 568 years. This should be considered approximate, as permanence is only weakly correlated with composition, and likely depends on the storage environment and other factors.</text:p>
          </table:table-cell>
          <table:table-cell office:value-type="float" office:value="1" calcext:value-type="float">
            <text:p>1</text:p>
          </table:table-cell>
          <table:table-cell/>
          <table:table-cell office:value-type="string" calcext:value-type="string">
            <text:p>Feedstock for biochar is waste wood.</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Few details provided on project specifics. Public documentation on chemical composition of biochar and LCA of secondary producs are not available.</text:p>
          </table:table-cell>
          <table:table-cell office:value-type="float" office:value="2" calcext:value-type="float">
            <text:p>2</text:p>
          </table:table-cell>
          <table:table-cell office:value-type="string" calcext:value-type="string">
            <text:p>[{'date': '03-17-2021', 'note': 'First release.'}]</text:p>
          </table:table-cell>
          <table:table-cell table:number-columns-repeated="982"/>
        </table:table-row>
        <table:table-row table:style-name="ro1">
          <table:table-cell office:value-type="string" calcext:value-type="string">
            <text:p>MSFT189</text:p>
          </table:table-cell>
          <table:table-cell office:value-type="string" calcext:value-type="string">
            <text:p>Saving Nature</text:p>
          </table:table-cell>
          <table:table-cell office:value-type="string" calcext:value-type="string">
            <text:p>Brazil &amp; Colombia</text:p>
          </table:table-cell>
          <table:table-cell office:value-type="string" calcext:value-type="string">
            <text:p>Restoring tropical forests in biodiversity hotspots.</text:p>
          </table:table-cell>
          <table:table-cell office:value-type="string" calcext:value-type="string">
            <text:p>forests,reforestation</text:p>
          </table:table-cell>
          <table:table-cell office:value-type="string" calcext:value-type="string">
            <text:p>Microsoft 2021 CDR RFP</text:p>
          </table:table-cell>
          <table:table-cell office:value-type="string" calcext:value-type="string">
            <text:p>https://app.powerbi.com/view?r=eyJrIjoiOGM2MGFlNGYtMGNlNy00YzY5LWEyMTAtOTA0ODEyNzEzYTczIiwidCI6ImMxMzZlZWMwLWZlOTItNDVlMC1iZWFlLTQ2OTg0OTczZTIzMiIsImMiOjF9</text:p>
          </table:table-cell>
          <table:table-cell office:value-type="string" calcext:value-type="string">
            <text:p>N/A</text:p>
          </table:table-cell>
          <table:table-cell office:value-type="string" calcext:value-type="string">
            <text:p>www.savingnature.co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oject removes carbon from atmosphere for storage in forests.</text:p>
          </table:table-cell>
          <table:table-cell office:value-type="string" calcext:value-type="string">
            <text:p>Project plants native species to connected fragmented forests.</text:p>
          </table:table-cell>
          <table:table-cell office:value-type="float" office:value="208000" calcext:value-type="float">
            <text:p>208000</text:p>
          </table:table-cell>
          <table:table-cell office:value-type="float" office:value="0" calcext:value-type="float">
            <text:p>0</text:p>
          </table:table-cell>
          <table:table-cell office:value-type="string" calcext:value-type="string">
            <text:p>Seller offers 208,000 tCO₂ from two reforestation projects.</text:p>
          </table:table-cell>
          <table:table-cell office:value-type="string" calcext:value-type="string">
            <text:p>There is not enough information to validate this volume.</text:p>
          </table:table-cell>
          <table:table-cell office:value-type="string" calcext:value-type="string">
            <text:p>N/A</text:p>
          </table:table-cell>
          <table:table-cell office:value-type="float" office:value="0" calcext:value-type="float">
            <text:p>0</text:p>
          </table:table-cell>
          <table:table-cell/>
          <table:table-cell office:value-type="string" calcext:value-type="string">
            <text:p>There is not enough information to calculate or validate negativity. Pangam Pinnata trees are harvested to produce a crude oil feedstock for "renewable diesel fuel," and the leftovers from oil production are used as cattle feed. A lifecycle analysis, with clear harvest projections, would be critical for understanding the net carbon sequestration of this project.</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Seller claims 20 year permanence.</text:p>
          </table:table-cell>
          <table:table-cell office:value-type="string" calcext:value-type="string">
            <text:p>No information regarding the project's contractual commitments is available.</text:p>
          </table:table-cell>
          <table:table-cell office:value-type="float" office:value="0" calcext:value-type="float">
            <text:p>0</text:p>
          </table:table-cell>
          <table:table-cell/>
          <table:table-cell office:value-type="string" calcext:value-type="string">
            <text:p>There is not enough information to evaluate additionality.</text:p>
          </table:table-cell>
          <table:table-cell office:value-type="string" calcext:value-type="string">
            <text:p>N/A</text:p>
          </table:table-cell>
          <table:table-cell table:number-columns-repeated="2"/>
          <table:table-cell office:value-type="float" office:value="0" calcext:value-type="float">
            <text:p>0</text:p>
          </table:table-cell>
          <table:table-cell/>
          <table:table-cell office:value-type="string" calcext:value-type="string">
            <text:p>Offer is based on two distinct projects. Another offer in the Microsoft Carbon Removal RFP provides some details on the Brazil project. Specifics for the Columbia project are not available. Documentation of carbon sequestration quantification methodologies–or data on the extent and impact of the projects to date–would be useful for further analysis.</text:p>
          </table:table-cell>
          <table:table-cell office:value-type="float" office:value="1" calcext:value-type="float">
            <text:p>1</text:p>
          </table:table-cell>
          <table:table-cell office:value-type="string" calcext:value-type="string">
            <text:p>[{'date': '03-17-2021', 'note': 'First release.'}]</text:p>
          </table:table-cell>
          <table:table-cell table:number-columns-repeated="98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4-12T10:36:50.126491960</dc:date>
    <meta:editing-duration>PT7M23S</meta:editing-duration>
    <meta:editing-cycles>3</meta:editing-cycles>
    <meta:generator>LibreOffice/6.0.6.2$MacOSX_X86_64 LibreOffice_project/0c292870b25a325b5ed35f6b45599d2ea4458e77</meta:generator>
    <meta:document-statistic meta:table-count="1" meta:cell-count="5834" meta:object-count="0"/>
  </office:meta>
</office:document-meta>
</file>